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2.61mm"/>
    </style:style>
    <style:style style:name="co2" style:family="table-column">
      <style:table-column-properties fo:break-before="auto" style:column-width="213.32mm"/>
    </style:style>
    <style:style style:name="co3" style:family="table-column">
      <style:table-column-properties fo:break-before="auto" style:column-width="71.97mm"/>
    </style:style>
    <style:style style:name="co4" style:family="table-column">
      <style:table-column-properties fo:break-before="auto" style:column-width="15.59mm"/>
    </style:style>
    <style:style style:name="co5" style:family="table-column">
      <style:table-column-properties fo:break-before="auto" style:column-width="20.48mm"/>
    </style:style>
    <style:style style:name="co6" style:family="table-column">
      <style:table-column-properties fo:break-before="auto" style:column-width="43.73mm"/>
    </style:style>
    <style:style style:name="co7" style:family="table-column">
      <style:table-column-properties fo:break-before="auto" style:column-width="294.48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24.22mm" fo:break-before="auto" style:use-optimal-row-height="true"/>
    </style:style>
    <style:style style:name="ro4" style:family="table-row">
      <style:table-row-properties style:row-height="20.27mm" fo:break-before="auto" style:use-optimal-row-height="true"/>
    </style:style>
    <style:style style:name="ro5" style:family="table-row">
      <style:table-row-properties style:row-height="16.32mm" fo:break-before="auto" style:use-optimal-row-height="true"/>
    </style:style>
    <style:style style:name="ro6" style:family="table-row">
      <style:table-row-properties style:row-height="43.96mm" fo:break-before="auto" style:use-optimal-row-height="true"/>
    </style:style>
    <style:style style:name="ro7" style:family="table-row">
      <style:table-row-properties style:row-height="12.36mm" fo:break-before="auto" style:use-optimal-row-height="true"/>
    </style:style>
    <style:style style:name="ro8" style:family="table-row">
      <style:table-row-properties style:row-height="28.17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fil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float" office:value="90236" calcext:value-type="float">
            <text:p>90236</text:p>
          </table:table-cell>
          <table:table-cell office:value-type="string" calcext:value-type="string">
            <text:p>Hunter cветящийся шнурок на шею LED Yukon 20-70 см голубой</text:p>
          </table:table-cell>
          <table:table-cell office:value-type="string" calcext:value-type="string">
            <text:p>Собаки &gt; Ошейники</text:p>
          </table:table-cell>
          <table:table-cell office:value-type="string" calcext:value-type="string">
            <text:p>974.00</text:p>
          </table:table-cell>
          <table:table-cell office:value-type="string" calcext:value-type="string">
            <text:p>Hunter cветящийся шнурок на шею LED <text:s/>20-70 см диаметр 1 см голубой &lt;br&gt;&lt;br&gt; Практичный светодиодный силиконовый шнурок. Видимость до 500 метров. Аккумулятор заряжается через USB. Водостойкий. 2 режима свечения (мигание и постоянный режим). Для уменьшения размера, просто отрежьте кусочек шнура ножницами. Время непрерывной работы 2-3 часа. Время полной зарядки около 60 минут.</text:p>
          </table:table-cell>
          <table:table-cell office:value-type="string" calcext:value-type="string">
            <text:p>http://tin29.ru/wp-content/uploads/2018/hunter/0a694969-0b8a-11e5-80c7-00155d298300.jpg, http://tin29.ru/wp-content/uploads/2018/hunter/0a694969-0b8a-11e5-80c7-00155d298300_2.jpg, http://tin29.ru/wp-content/uploads/2018/hunter/0a694969-0b8a-11e5-80c7-00155d298300_3.jpg, http://tin29.ru/wp-content/uploads/2018/hunter/0a694969-0b8a-11e5-80c7-00155d298300_4.jpg, http://tin29.ru/wp-content/uploads/2018/hunter/0a694969-0b8a-11e5-80c7-00155d298300_5.jpg, http://tin29.ru/wp-content/uploads/2018/hunter/0a694969-0b8a-11e5-80c7-00155d298300_6.jpg, http://tin29.ru/wp-content/uploads/2018/hunter/0a694969-0b8a-11e5-80c7-00155d298300_7.jpg</text:p>
          </table:table-cell>
          <table:table-cell office:value-type="string" calcext:value-type="string">
            <text:p>http://valta.ru/catalog/osheinik/hunter_cvetyaschiisya_shnurok_na_sheyu_led__20_70_sm_goluboi/</text:p>
          </table:table-cell>
        </table:table-row>
        <table:table-row table:style-name="ro1">
          <table:table-cell office:value-type="float" office:value="92354" calcext:value-type="float">
            <text:p>92354</text:p>
          </table:table-cell>
          <table:table-cell office:value-type="string" calcext:value-type="string">
            <text:p>Hunter cветящийся шнурок на шею LED Yukon 20-70 см лайм</text:p>
          </table:table-cell>
          <table:table-cell office:value-type="string" calcext:value-type="string">
            <text:p>Собаки &gt; Ошейники</text:p>
          </table:table-cell>
          <table:table-cell office:value-type="string" calcext:value-type="string">
            <text:p>974.00</text:p>
          </table:table-cell>
          <table:table-cell office:value-type="string" calcext:value-type="string">
            <text:p>Hunter cветящийся шнурок на шею LED <text:s/>20-70 см диаметр 1 см лайм &lt;br&gt;&lt;br&gt; Практичный светодиодный силиконовый шнурок. Видимость до 500 метров. Аккумулятор заряжается через USB. Водостойкий. 2 режима свечения (мигание и постоянный режим). Для уменьшения размера, просто отрежьте кусочек шнура ножницами. Время непрерывной работы 2-3 часа. Время полной зарядки около 60 минут.</text:p>
          </table:table-cell>
          <table:table-cell office:value-type="string" calcext:value-type="string">
            <text:p>http://tin29.ru/wp-content/uploads/2018/hunter/5340b956-0b8a-11e5-80c7-00155d298300.jpg, http://tin29.ru/wp-content/uploads/2018/hunter/5340b956-0b8a-11e5-80c7-00155d298300_2.jpg, http://tin29.ru/wp-content/uploads/2018/hunter/5340b956-0b8a-11e5-80c7-00155d298300_3.jpg, http://tin29.ru/wp-content/uploads/2018/hunter/5340b956-0b8a-11e5-80c7-00155d298300_4.jpg, http://tin29.ru/wp-content/uploads/2018/hunter/5340b956-0b8a-11e5-80c7-00155d298300_5.jpg, http://tin29.ru/wp-content/uploads/2018/hunter/5340b956-0b8a-11e5-80c7-00155d298300_6.jpg, http://tin29.ru/wp-content/uploads/2018/hunter/5340b956-0b8a-11e5-80c7-00155d298300_7.jpg, http://tin29.ru/wp-content/uploads/2018/hunter/5340b956-0b8a-11e5-80c7-00155d298300_8.jpg</text:p>
          </table:table-cell>
          <table:table-cell office:value-type="string" calcext:value-type="string">
            <text:p>http://valta.ru/catalog/igrushka/hunter_cvetyaschiisya_shnurok_na_sheyu_led__20_70_sm_laim/</text:p>
          </table:table-cell>
        </table:table-row>
        <table:table-row table:style-name="ro1">
          <table:table-cell office:value-type="float" office:value="92353" calcext:value-type="float">
            <text:p>92353</text:p>
          </table:table-cell>
          <table:table-cell office:value-type="string" calcext:value-type="string">
            <text:p>Hunter cветящийся шнурок на шею LED Yukon 20-70 см оранжевый</text:p>
          </table:table-cell>
          <table:table-cell office:value-type="string" calcext:value-type="string">
            <text:p>Собаки &gt; Ошейники</text:p>
          </table:table-cell>
          <table:table-cell office:value-type="string" calcext:value-type="string">
            <text:p>974.00</text:p>
          </table:table-cell>
          <table:table-cell office:value-type="string" calcext:value-type="string">
            <text:p>Hunter cветящийся шнурок на шею LED <text:s/>20-70 см диаметр 1 см оранжевый &lt;br&gt;&lt;br&gt; Практичный светодиодный силиконовый шнурок. Видимость до 500 метров. Аккумулятор заряжается через USB. Водостойкий. 2 режима свечения (мигание и постоянный режим). Для уменьшения размера, просто отрежьте кусочек шнура ножницами. Время непрерывной работы 2-3 часа. Время полной зарядки около 60 минут.</text:p>
          </table:table-cell>
          <table:table-cell office:value-type="string" calcext:value-type="string">
            <text:p>http://tin29.ru/wp-content/uploads/2018/hunter/2e5c7acf-0b8a-11e5-80c7-00155d298300.jpg, http://tin29.ru/wp-content/uploads/2018/hunter/2e5c7acf-0b8a-11e5-80c7-00155d298300_2.jpg, http://tin29.ru/wp-content/uploads/2018/hunter/2e5c7acf-0b8a-11e5-80c7-00155d298300_3.jpg, http://tin29.ru/wp-content/uploads/2018/hunter/2e5c7acf-0b8a-11e5-80c7-00155d298300_4.jpg, http://tin29.ru/wp-content/uploads/2018/hunter/2e5c7acf-0b8a-11e5-80c7-00155d298300_5.jpg, http://tin29.ru/wp-content/uploads/2018/hunter/2e5c7acf-0b8a-11e5-80c7-00155d298300_6.jpg, http://tin29.ru/wp-content/uploads/2018/hunter/2e5c7acf-0b8a-11e5-80c7-00155d298300_7.jpg, http://tin29.ru/wp-content/uploads/2018/hunter/2e5c7acf-0b8a-11e5-80c7-00155d298300_8.jpg</text:p>
          </table:table-cell>
          <table:table-cell office:value-type="string" calcext:value-type="string">
            <text:p>http://valta.ru/catalog/osheinik/hunter_cvetyaschiisya_shnurok_na_sheyu_led__20_70_sm_oranzhevyi/</text:p>
          </table:table-cell>
        </table:table-row>
        <table:table-row table:style-name="ro2">
          <table:table-cell office:value-type="float" office:value="90235" calcext:value-type="float">
            <text:p>90235</text:p>
          </table:table-cell>
          <table:table-cell office:value-type="string" calcext:value-type="string">
            <text:p>Hunter cветящийся шнурок на шею LED Yukon 20-70 см розовый</text:p>
          </table:table-cell>
          <table:table-cell office:value-type="string" calcext:value-type="string">
            <text:p>Собаки &gt; Ошейники</text:p>
          </table:table-cell>
          <table:table-cell office:value-type="string" calcext:value-type="string">
            <text:p>974.00</text:p>
          </table:table-cell>
          <table:table-cell office:value-type="string" calcext:value-type="string">
            <text:p>Hunter cветящийся шнурок на шею LED  20-70 см диаметр 1 см розовый &lt;br&gt;&lt;br&gt;  </text:p>
            <text:p>Практичный светодиодный силиконовый шнурок. Видимость до 500 метров. Аккумулятор заряжается через USB. Водостойкий. 2 режима свечения (мигание и постоянный режим). Для уменьшения размера, просто отрежьте кусочек шнура ножницами. Время непрерывной работы 2-3 часа. Время полной зарядки около 60 минут.</text:p>
          </table:table-cell>
          <table:table-cell office:value-type="string" calcext:value-type="string">
            <text:p>http://tin29.ru/wp-content/uploads/2018/hunter/15621fb2-0b88-11e5-80c7-00155d298300.jpg, http://tin29.ru/wp-content/uploads/2018/hunter/15621fb2-0b88-11e5-80c7-00155d298300_2.jpg, http://tin29.ru/wp-content/uploads/2018/hunter/15621fb2-0b88-11e5-80c7-00155d298300_3.jpg, http://tin29.ru/wp-content/uploads/2018/hunter/15621fb2-0b88-11e5-80c7-00155d298300_4.jpg, http://tin29.ru/wp-content/uploads/2018/hunter/15621fb2-0b88-11e5-80c7-00155d298300_5.jpg, http://tin29.ru/wp-content/uploads/2018/hunter/15621fb2-0b88-11e5-80c7-00155d298300_6.jpg, http://tin29.ru/wp-content/uploads/2018/hunter/15621fb2-0b88-11e5-80c7-00155d298300_7.jpg</text:p>
          </table:table-cell>
          <table:table-cell office:value-type="string" calcext:value-type="string">
            <text:p>http://valta.ru/catalog/osheinik/hunter_cvetyaschiisya_shnurok_na_sheyu_led__20_70_sm_rozovyi/</text:p>
          </table:table-cell>
        </table:table-row>
        <table:table-row table:style-name="ro3">
          <table:table-cell office:value-type="float" office:value="93108" calcext:value-type="float">
            <text:p>93108</text:p>
          </table:table-cell>
          <table:table-cell office:value-type="string" calcext:value-type="string">
            <text:p>Hunter LED Ошейник Manoa Glow L (55-60)/2,5 желтый</text:p>
          </table:table-cell>
          <table:table-cell office:value-type="string" calcext:value-type="string">
            <text:p>Собаки &gt; Ошейники</text:p>
          </table:table-cell>
          <table:table-cell office:value-type="string" calcext:value-type="string">
            <text:p>1964.00</text:p>
          </table:table-cell>
          <table:table-cell office:value-type="string" calcext:value-type="string">
            <text:p>Ошейник LED светодиодный. &lt;br&gt;</text:p>
            <text:p>Зарядка через USB. &lt;br&gt;</text:p>
            <text:p>Дополнительные отражающие полосы улучшают видимость при выключении светодиодов. &lt;br&gt;</text:p>
            <text:p>3 режима работы: быстрое мигание, медленное мигание и постоянный свет. &lt;br&gt;</text:p>
            <text:p>Режимы переключаются нажатием кнопки. Заряжается ошейник в течении 30 минут - 1 часа. При зарядке горит красный индикатор. Зарядки хватает на 4 часа работы.&lt;br&gt;</text:p>
            <text:p>Обхват шеи 55-60 см.</text:p>
          </table:table-cell>
          <table:table-cell office:value-type="string" calcext:value-type="string">
            <text:p>http://tin29.ru/wp-content/uploads/2018/hunter/0a04b1d2-afe4-11e7-812a-005056bf23ce.jpg, http://tin29.ru/wp-content/uploads/2018/hunter/0a04b1d2-afe4-11e7-812a-005056bf23ce_2.jpg, http://tin29.ru/wp-content/uploads/2018/hunter/0a04b1d2-afe4-11e7-812a-005056bf23ce_3.jpg, http://tin29.ru/wp-content/uploads/2018/hunter/0a04b1d2-afe4-11e7-812a-005056bf23ce_4.jpg, http://tin29.ru/wp-content/uploads/2018/hunter/0a04b1d2-afe4-11e7-812a-005056bf23ce_5.jpg</text:p>
          </table:table-cell>
          <table:table-cell office:value-type="string" calcext:value-type="string">
            <text:p>http://valta.ru/catalog/osheinik/hunter_led_osheinik_manoa_glow_l_55_60_2_5_zheltyi/</text:p>
          </table:table-cell>
        </table:table-row>
        <table:table-row table:style-name="ro3">
          <table:table-cell office:value-type="float" office:value="93104" calcext:value-type="float">
            <text:p>93104</text:p>
          </table:table-cell>
          <table:table-cell office:value-type="string" calcext:value-type="string">
            <text:p>Hunter LED Ошейник Manoa Glow L (55-60)/2,5 оранжевый</text:p>
          </table:table-cell>
          <table:table-cell office:value-type="string" calcext:value-type="string">
            <text:p>Собаки &gt; Ошейники</text:p>
          </table:table-cell>
          <table:table-cell office:value-type="string" calcext:value-type="string">
            <text:p>1964.00</text:p>
          </table:table-cell>
          <table:table-cell office:value-type="string" calcext:value-type="string">
            <text:p>Ошейник LED светодиодный. &lt;br&gt;</text:p>
            <text:p>Зарядка через USB. &lt;br&gt;</text:p>
            <text:p>Дополнительные отражающие полосы улучшают видимость при выключении светодиодов. &lt;br&gt;</text:p>
            <text:p>3 режима работы: быстрое мигание, медленное мигание и постоянный свет. &lt;br&gt;</text:p>
            <text:p>Режимы переключаются нажатием кнопки. Заряжается ошейник в течении 30 минут - 1 часа. При зарядке горит красный индикатор. Зарядки хватает на 4 часа работы.</text:p>
            <text:p>Обхват шеи 55-60 см.</text:p>
          </table:table-cell>
          <table:table-cell office:value-type="string" calcext:value-type="string">
            <text:p>http://tin29.ru/wp-content/uploads/2018/hunter/ae2db1fb-afe4-11e7-812a-005056bf23ce.jpg, http://tin29.ru/wp-content/uploads/2018/hunter/ae2db1fb-afe4-11e7-812a-005056bf23ce_2.jpg, http://tin29.ru/wp-content/uploads/2018/hunter/ae2db1fb-afe4-11e7-812a-005056bf23ce_3.jpg, http://tin29.ru/wp-content/uploads/2018/hunter/ae2db1fb-afe4-11e7-812a-005056bf23ce_4.jpg, http://tin29.ru/wp-content/uploads/2018/hunter/ae2db1fb-afe4-11e7-812a-005056bf23ce_5.jpg</text:p>
          </table:table-cell>
          <table:table-cell office:value-type="string" calcext:value-type="string">
            <text:p>http://valta.ru/catalog/osheinik/hunter_led_osheinik_manoa_glow_l_55_60_2_5_oranzhevyi/</text:p>
          </table:table-cell>
        </table:table-row>
        <table:table-row table:style-name="ro4">
          <table:table-cell office:value-type="float" office:value="93107" calcext:value-type="float">
            <text:p>93107</text:p>
          </table:table-cell>
          <table:table-cell office:value-type="string" calcext:value-type="string">
            <text:p>Hunter LED Ошейник Manoa Glow M (50-55)/2,5 желтый</text:p>
          </table:table-cell>
          <table:table-cell office:value-type="string" calcext:value-type="string">
            <text:p>Собаки &gt; Ошейники</text:p>
          </table:table-cell>
          <table:table-cell office:value-type="string" calcext:value-type="string">
            <text:p>1891.00</text:p>
          </table:table-cell>
          <table:table-cell office:value-type="string" calcext:value-type="string">
            <text:p>Ошейник LED светодиодный. &lt;br&gt;</text:p>
            <text:p>Зарядка через USB. &lt;br&gt;</text:p>
            <text:p>Дополнительные отражающие полосы улучшают видимость при выключении светодиодов. &lt;br&gt;</text:p>
            <text:p>3 режима работы: быстрое мигание, медленное мигание и постоянный свет. &lt;br&gt;</text:p>
            <text:p>Режимы переключаются нажатием кнопки. Заряжается ошейник в течении 30 минут - 1 часа. При зарядке горит красный индикатор. Зарядки хватает на 4 часа работы.&lt;br&gt;Обхват шеи 50 - 55 см.</text:p>
          </table:table-cell>
          <table:table-cell office:value-type="string" calcext:value-type="string">
            <text:p>http://tin29.ru/wp-content/uploads/2018/hunter/d77ff634-afe3-11e7-812a-005056bf23ce.jpg, http://tin29.ru/wp-content/uploads/2018/hunter/d77ff634-afe3-11e7-812a-005056bf23ce_2.jpg, http://tin29.ru/wp-content/uploads/2018/hunter/d77ff634-afe3-11e7-812a-005056bf23ce_3.jpg, http://tin29.ru/wp-content/uploads/2018/hunter/d77ff634-afe3-11e7-812a-005056bf23ce_4.jpg, http://tin29.ru/wp-content/uploads/2018/hunter/d77ff634-afe3-11e7-812a-005056bf23ce_5.jpg</text:p>
          </table:table-cell>
          <table:table-cell office:value-type="string" calcext:value-type="string">
            <text:p>http://valta.ru/catalog/osheinik/hunter_led_osheinik_manoa_glow_m_50_55_2_5_zheltyi/</text:p>
          </table:table-cell>
        </table:table-row>
        <table:table-row table:style-name="ro3">
          <table:table-cell office:value-type="float" office:value="93103" calcext:value-type="float">
            <text:p>93103</text:p>
          </table:table-cell>
          <table:table-cell office:value-type="string" calcext:value-type="string">
            <text:p>Hunter LED Ошейник Manoa Glow M (50-55)/2,5 оранжевый</text:p>
          </table:table-cell>
          <table:table-cell office:value-type="string" calcext:value-type="string">
            <text:p>Собаки &gt; Ошейники</text:p>
          </table:table-cell>
          <table:table-cell office:value-type="string" calcext:value-type="string">
            <text:p>1891.00</text:p>
          </table:table-cell>
          <table:table-cell office:value-type="string" calcext:value-type="string">
            <text:p>Ошейник LED светодиодный. &lt;br&gt;</text:p>
            <text:p>Зарядка через USB. &lt;br&gt;</text:p>
            <text:p>Дополнительные отражающие полосы улучшают видимость при выключении светодиодов. &lt;br&gt;</text:p>
            <text:p>3 режима работы: быстрое мигание, медленное мигание и постоянный свет. &lt;br&gt;</text:p>
            <text:p>Режимы переключаются нажатием кнопки. Заряжается ошейник в течении 30 минут - 1 часа. При зарядке горит красный индикатор. Зарядки хватает на 4 часа работы.&lt;br&gt;</text:p>
            <text:p>Обхват шеи 50 - 55 см.</text:p>
          </table:table-cell>
          <table:table-cell office:value-type="string" calcext:value-type="string">
            <text:p>http://tin29.ru/wp-content/uploads/2018/hunter/7f67a10e-afe4-11e7-812a-005056bf23ce.jpg, http://tin29.ru/wp-content/uploads/2018/hunter/7f67a10e-afe4-11e7-812a-005056bf23ce_2.jpg, http://tin29.ru/wp-content/uploads/2018/hunter/7f67a10e-afe4-11e7-812a-005056bf23ce_3.jpg, http://tin29.ru/wp-content/uploads/2018/hunter/7f67a10e-afe4-11e7-812a-005056bf23ce_4.jpg</text:p>
          </table:table-cell>
          <table:table-cell office:value-type="string" calcext:value-type="string">
            <text:p>http://valta.ru/catalog/osheinik/hunter_led_osheinik_manoa_glow_m_50_55_2_5_oranzhevyi/</text:p>
          </table:table-cell>
        </table:table-row>
        <table:table-row table:style-name="ro4">
          <table:table-cell office:value-type="float" office:value="93106" calcext:value-type="float">
            <text:p>93106</text:p>
          </table:table-cell>
          <table:table-cell office:value-type="string" calcext:value-type="string">
            <text:p>Hunter LED Ошейник Manoa Glow S (45-50)/2,5 желтый</text:p>
          </table:table-cell>
          <table:table-cell office:value-type="string" calcext:value-type="string">
            <text:p>Собаки &gt; Ошейники</text:p>
          </table:table-cell>
          <table:table-cell office:value-type="string" calcext:value-type="string">
            <text:p>1818.00</text:p>
          </table:table-cell>
          <table:table-cell office:value-type="string" calcext:value-type="string">
            <text:p>Ошейник LED светодиодный. &lt;br&gt;</text:p>
            <text:p>Зарядка через USB. &lt;br&gt;</text:p>
            <text:p>Дополнительные отражающие полосы улучшают видимость при выключении светодиодов. &lt;br&gt;</text:p>
            <text:p>3 режима работы: быстрое мигание, медленное мигание и постоянный свет. &lt;br&gt;</text:p>
            <text:p>Режимы переключаются нажатием кнопки. Заряжается ошейник в течении 30 минут - 1 часа. При зарядке горит красный индикатор. Зарядки хватает на 4 часа работы.&lt;br&gt;Обхват шеи 45 - 50 см.</text:p>
          </table:table-cell>
          <table:table-cell office:value-type="string" calcext:value-type="string">
            <text:p>http://tin29.ru/wp-content/uploads/2018/hunter/9c26ff97-afe3-11e7-812a-005056bf23ce.jpg, http://tin29.ru/wp-content/uploads/2018/hunter/9c26ff97-afe3-11e7-812a-005056bf23ce_2.jpg, http://tin29.ru/wp-content/uploads/2018/hunter/9c26ff97-afe3-11e7-812a-005056bf23ce_3.jpg, http://tin29.ru/wp-content/uploads/2018/hunter/9c26ff97-afe3-11e7-812a-005056bf23ce_4.jpg, http://tin29.ru/wp-content/uploads/2018/hunter/9c26ff97-afe3-11e7-812a-005056bf23ce_5.jpg</text:p>
          </table:table-cell>
          <table:table-cell office:value-type="string" calcext:value-type="string">
            <text:p>http://valta.ru/catalog/osheinik/hunter_led_osheinik_manoa_glow_s_45_50_2_5_zheltyi/</text:p>
          </table:table-cell>
        </table:table-row>
        <table:table-row table:style-name="ro4">
          <table:table-cell office:value-type="float" office:value="93102" calcext:value-type="float">
            <text:p>93102</text:p>
          </table:table-cell>
          <table:table-cell office:value-type="string" calcext:value-type="string">
            <text:p>Hunter LED Ошейник Manoa Glow S (45-50)/2,5 оранжевый</text:p>
          </table:table-cell>
          <table:table-cell office:value-type="string" calcext:value-type="string">
            <text:p>Собаки &gt; Ошейники</text:p>
          </table:table-cell>
          <table:table-cell office:value-type="string" calcext:value-type="string">
            <text:p>1818.00</text:p>
          </table:table-cell>
          <table:table-cell office:value-type="string" calcext:value-type="string">
            <text:p>Ошейник LED светодиодный. &lt;br&gt;</text:p>
            <text:p>Зарядка через USB. &lt;br&gt;</text:p>
            <text:p>Дополнительные отражающие полосы улучшают видимость при выключении светодиодов. &lt;br&gt;</text:p>
            <text:p>3 режима работы: быстрое мигание, медленное мигание и постоянный свет. &lt;br&gt;</text:p>
            <text:p>Режимы переключаются нажатием кнопки. Заряжается ошейник в течении 30 минут - 1 часа. При зарядке горит красный индикатор. Зарядки хватает на 4 часа работы.&lt;br&gt;Обхват шеи 45 - 50 см.</text:p>
          </table:table-cell>
          <table:table-cell office:value-type="string" calcext:value-type="string">
            <text:p>http://tin29.ru/wp-content/uploads/2018/hunter/48d732c7-afe4-11e7-812a-005056bf23ce.jpg, http://tin29.ru/wp-content/uploads/2018/hunter/48d732c7-afe4-11e7-812a-005056bf23ce_2.jpg, http://tin29.ru/wp-content/uploads/2018/hunter/48d732c7-afe4-11e7-812a-005056bf23ce_3.jpg, http://tin29.ru/wp-content/uploads/2018/hunter/48d732c7-afe4-11e7-812a-005056bf23ce_4.jpg</text:p>
          </table:table-cell>
          <table:table-cell office:value-type="string" calcext:value-type="string">
            <text:p>http://valta.ru/catalog/osheinik/hunter_led_osheinik_manoa_glow_s_45_50_2_5_oranzhevyi/</text:p>
          </table:table-cell>
        </table:table-row>
        <table:table-row table:style-name="ro5">
          <table:table-cell office:value-type="float" office:value="91372" calcext:value-type="float">
            <text:p>91372</text:p>
          </table:table-cell>
          <table:table-cell office:value-type="string" calcext:value-type="string">
            <text:p>Hunter Smart адресник-капсула большой</text:p>
          </table:table-cell>
          <table:table-cell office:value-type="string" calcext:value-type="string">
            <text:p>Категория: Адресник</text:p>
          </table:table-cell>
          <table:table-cell office:value-type="string" calcext:value-type="string">
            <text:p>296.00</text:p>
          </table:table-cell>
          <table:table-cell office:value-type="string" calcext:value-type="string">
            <text:p>Hunter Smart адресник-капсула большой.  &lt;br&gt;&lt;br&gt;</text:p>
            <text:p>Адресник-капсула – полезная и необходимая каждому владельцу собаки вещь, особенно если питомец неожиданно потерялся…   &lt;br&gt;</text:p>
            <text:p>В капсулу кладется записка с координатами владельца – адресом, телефоном, электронной почтой. </text:p>
            <text:p>Пристегивается к ошейнику.</text:p>
          </table:table-cell>
          <table:table-cell office:value-type="string" calcext:value-type="string">
            <text:p>http://tin29.ru/wp-content/uploads/2018/hunter/9d222416-3594-11e0-4488-001517e97967.jpg</text:p>
          </table:table-cell>
          <table:table-cell office:value-type="string" calcext:value-type="string">
            <text:p>http://valta.ru/catalog/adresnik/hunter_smart_adresnik_kapsula_bolshoi/</text:p>
          </table:table-cell>
        </table:table-row>
        <table:table-row table:style-name="ro5">
          <table:table-cell office:value-type="float" office:value="91371" calcext:value-type="float">
            <text:p>91371</text:p>
          </table:table-cell>
          <table:table-cell office:value-type="string" calcext:value-type="string">
            <text:p>Hunter Smart адресник-капсула малый</text:p>
          </table:table-cell>
          <table:table-cell office:value-type="string" calcext:value-type="string">
            <text:p>Категория: Адресник</text:p>
          </table:table-cell>
          <table:table-cell office:value-type="string" calcext:value-type="string">
            <text:p>244.00</text:p>
          </table:table-cell>
          <table:table-cell office:value-type="string" calcext:value-type="string">
            <text:p>Hunter Smart адресник-капсула малый. &lt;br&gt;&lt;br&gt;</text:p>
            <text:p>Адресник-капсула – полезная и необходимая каждому владельцу собаки вещь, особенно если питомец неожиданно потерялся…   &lt;br&gt;</text:p>
            <text:p>В капсулу кладется записка с координатами владельца – адресом, телефоном, электронной почтой. </text:p>
            <text:p>Пристегивается к ошейнику.</text:p>
          </table:table-cell>
          <table:table-cell office:value-type="string" calcext:value-type="string">
            <text:p>http://tin29.ru/wp-content/uploads/2018/hunter/9d2223e5-3594-11e0-4488-001517e97967.jpg</text:p>
          </table:table-cell>
          <table:table-cell office:value-type="string" calcext:value-type="string">
            <text:p>http://valta.ru/catalog/adresnik/hunter_smart_adresnik_kapsula_malyi/</text:p>
          </table:table-cell>
        </table:table-row>
        <table:table-row table:style-name="ro1">
          <table:table-cell office:value-type="float" office:value="98619" calcext:value-type="float">
            <text:p>98619</text:p>
          </table:table-cell>
          <table:table-cell office:value-type="string" calcext:value-type="string">
            <text:p>Hunter Smart игрушка для собак Squeezy Dog 25 см латекс</text:p>
          </table:table-cell>
          <table:table-cell office:value-type="string" calcext:value-type="string">
            <text:p>Категория: Игрушка-животное</text:p>
          </table:table-cell>
          <table:table-cell office:value-type="string" calcext:value-type="string">
            <text:p>672.00</text:p>
          </table:table-cell>
          <table:table-cell office:value-type="string" calcext:value-type="string">
            <text:p>Игрушка для собак от Hunter Smart (Хантер Смарт) Squeezy Dog – отличная забава для Вашего питомца, особенно если он мелкой или средней породы. Она сделана из прочного и, что особенно важно, безопасного латекса, оснащена пищалкой. </text:p>
          </table:table-cell>
          <table:table-cell office:value-type="string" calcext:value-type="string">
            <text:p>http://tin29.ru/wp-content/uploads/2018/hunter/d1b44aa6-3594-11e0-4488-001517e97967.jpg</text:p>
          </table:table-cell>
          <table:table-cell office:value-type="string" calcext:value-type="string">
            <text:p>http://valta.ru/catalog/igrushka_zhivotnoe/hunter_smart_igrushka_dlya_sobak_squeezy_dog_25_sm_lateks/</text:p>
          </table:table-cell>
        </table:table-row>
        <table:table-row table:style-name="ro1">
          <table:table-cell office:value-type="float" office:value="91827" calcext:value-type="float">
            <text:p>91827</text:p>
          </table:table-cell>
          <table:table-cell office:value-type="string" calcext:value-type="string">
            <text:p>Hunter Smart игрушка для собак «Свинка Руди» 10 см латекс</text:p>
          </table:table-cell>
          <table:table-cell office:value-type="string" calcext:value-type="string">
            <text:p>Категория: Игрушка-животное</text:p>
          </table:table-cell>
          <table:table-cell office:value-type="string" calcext:value-type="string">
            <text:p>332.00</text:p>
          </table:table-cell>
          <table:table-cell office:value-type="string" calcext:value-type="string">
            <text:p>Ищете для своей собаки привлекательную, яркую игрушку? Тогда игрушка от Hunter Smart (Хантер Смарт) «Свинка Руди» – то, что Вам нужно! Она специально предназначена для собак мелких пород и послужит им отличной забавой на все времена! Оранжевая «Свинка Ру</text:p>
          </table:table-cell>
          <table:table-cell office:value-type="string" calcext:value-type="string">
            <text:p>http://tin29.ru/wp-content/uploads/2018/hunter/301e46ae-3cfd-11e0-1287-001517e97967.jpg</text:p>
          </table:table-cell>
          <table:table-cell office:value-type="string" calcext:value-type="string">
            <text:p>http://valta.ru/catalog/igrushka_zhivotnoe/hunter_smart_igrushka_dlya_sobak_svinka_rudi_10_sm_lateks/</text:p>
          </table:table-cell>
        </table:table-row>
        <table:table-row table:style-name="ro1">
          <table:table-cell office:value-type="float" office:value="91828" calcext:value-type="float">
            <text:p>91828</text:p>
          </table:table-cell>
          <table:table-cell office:value-type="string" calcext:value-type="string">
            <text:p>Hunter Smart игрушка для собак «Свинка Сэм» 10 см латекс</text:p>
          </table:table-cell>
          <table:table-cell office:value-type="string" calcext:value-type="string">
            <text:p>Категория: Игрушка-животное</text:p>
          </table:table-cell>
          <table:table-cell office:value-type="string" calcext:value-type="string">
            <text:p>316.00</text:p>
          </table:table-cell>
          <table:table-cell office:value-type="string" calcext:value-type="string">
            <text:p>Игрушка для собак «Свинка Сэм» от Hunter Smart (Хантер Смарт) – отличный подарок Вашему питомцу, если он одной из мелких пород. Забавная свинка (ее размер – 10 см) сделана из латекса – прочного и безопасного материала, который традиционно используется при</text:p>
          </table:table-cell>
          <table:table-cell office:value-type="string" calcext:value-type="string">
            <text:p>http://tin29.ru/wp-content/uploads/2018/hunter/aeceb833-3594-11e0-4488-001517e97967.jpg</text:p>
          </table:table-cell>
          <table:table-cell office:value-type="string" calcext:value-type="string">
            <text:p>http://valta.ru/catalog/igrushka_zhivotnoe/hunter_smart_igrushka_dlya_sobak_svinka_sem_10_sm_lateks/</text:p>
          </table:table-cell>
        </table:table-row>
        <table:table-row table:style-name="ro1">
          <table:table-cell office:value-type="float" office:value="91899" calcext:value-type="float">
            <text:p>91899</text:p>
          </table:table-cell>
          <table:table-cell office:value-type="string" calcext:value-type="string">
            <text:p>Hunter Smart игрушка для собак «Свинка Тиффи» 10 см латекс</text:p>
          </table:table-cell>
          <table:table-cell office:value-type="string" calcext:value-type="string">
            <text:p>Категория: Игрушка-животное</text:p>
          </table:table-cell>
          <table:table-cell office:value-type="string" calcext:value-type="string">
            <text:p>316.00</text:p>
          </table:table-cell>
          <table:table-cell office:value-type="string" calcext:value-type="string">
            <text:p>Яркая игрушка от Hunter Smart (Хантер Смарт) «Свинка Тиффи» будет прекрасным подарком Вашей собаке, особенно если она одной из мелких пород. «Свинка Тиффи» (ее размер 10 см) сделана из латекса – прочного и безопасного материала, часто использующегося в из</text:p>
          </table:table-cell>
          <table:table-cell office:value-type="string" calcext:value-type="string">
            <text:p>http://tin29.ru/wp-content/uploads/2018/hunter/b1269b2c-3594-11e0-4488-001517e97967.jpg</text:p>
          </table:table-cell>
          <table:table-cell office:value-type="string" calcext:value-type="string">
            <text:p>http://valta.ru/catalog/igrushka_zhivotnoe/hunter_smart_igrushka_dlya_sobak_svinka_tiffi_10_sm_lateks/</text:p>
          </table:table-cell>
        </table:table-row>
        <table:table-row table:style-name="ro1">
          <table:table-cell office:value-type="float" office:value="92020" calcext:value-type="float">
            <text:p>92020</text:p>
          </table:table-cell>
          <table:table-cell office:value-type="string" calcext:value-type="string">
            <text:p>Hunter Smart игрушка для собак «Свинка» маленькая 10 см латекс</text:p>
          </table:table-cell>
          <table:table-cell office:value-type="string" calcext:value-type="string">
            <text:p>Категория: Игрушка-животное</text:p>
          </table:table-cell>
          <table:table-cell office:value-type="string" calcext:value-type="string">
            <text:p>314.00</text:p>
          </table:table-cell>
          <table:table-cell office:value-type="string" calcext:value-type="string">
            <text:p>Отлично подойдет четвероногим мелких пород. Сделана она из латекса – прочного и безопасного материала, из которого традиционно изготавливают аксессуары для собак.</text:p>
          </table:table-cell>
          <table:table-cell office:value-type="string" calcext:value-type="string">
            <text:p>http://tin29.ru/wp-content/uploads/2018/hunter/4950f5ea-7173-11e0-d388-001517e97967.jpg</text:p>
          </table:table-cell>
          <table:table-cell office:value-type="string" calcext:value-type="string">
            <text:p>http://valta.ru/catalog/igrushka_zhivotnoe/hunter_smart_igrushka_dlya_sobak_svinka_malenkaya_10_sm_lateks/</text:p>
          </table:table-cell>
        </table:table-row>
        <table:table-row table:style-name="ro1">
          <table:table-cell office:value-type="float" office:value="92445" calcext:value-type="float">
            <text:p>92445</text:p>
          </table:table-cell>
          <table:table-cell office:value-type="string" calcext:value-type="string">
            <text:p>Hunter Smart когтерез маленький для кошек и собак мелких пород</text:p>
          </table:table-cell>
          <table:table-cell office:value-type="string" calcext:value-type="string">
            <text:p>Категория: Когтерезы</text:p>
          </table:table-cell>
          <table:table-cell office:value-type="string" calcext:value-type="string">
            <text:p>465.00</text:p>
          </table:table-cell>
          <table:table-cell office:value-type="string" calcext:value-type="string">
            <text:p>Когтерез для собак мелких пород и кошек фирмы Hunter Smart существенно облегчит жизнь владельцам, которым не придется специально посещать груминг-салон, чтобы подстричь своим подопечным когти.</text:p>
          </table:table-cell>
          <table:table-cell office:value-type="string" calcext:value-type="string">
            <text:p>http://tin29.ru/wp-content/uploads/2018/hunter/26e3c670-5077-11e4-87a4-001517e97967.jpg</text:p>
          </table:table-cell>
          <table:table-cell office:value-type="string" calcext:value-type="string">
            <text:p>http://valta.ru/catalog/kogterez/hunter_smart_kogterez_malenkii_dlya_koshek_i_sobak_melkih_porod/</text:p>
          </table:table-cell>
        </table:table-row>
        <table:table-row table:style-name="ro1">
          <table:table-cell office:value-type="float" office:value="92462" calcext:value-type="float">
            <text:p>92462</text:p>
          </table:table-cell>
          <table:table-cell office:value-type="string" calcext:value-type="string">
            <text:p>Hunter Smart когтерез-гильотина желтый/серый</text:p>
          </table:table-cell>
          <table:table-cell office:value-type="string" calcext:value-type="string">
            <text:p>Категория: Когтерезы</text:p>
          </table:table-cell>
          <table:table-cell office:value-type="string" calcext:value-type="string">
            <text:p>753.00</text:p>
          </table:table-cell>
          <table:table-cell office:value-type="string" calcext:value-type="string">
            <text:p>Когтерез для собак средних и крупных пород от фирмы Hunter Smart (Хантер Смарт) существенно облегчит жизнь владельцам, которым не придется специально посещать груминг-салон, чтобы подстричь своим подопечным когти.</text:p>
          </table:table-cell>
          <table:table-cell office:value-type="string" calcext:value-type="string">
            <text:p>http://tin29.ru/wp-content/uploads/2018/hunter/8472b329-507b-11e4-87a4-001517e97967.jpg</text:p>
          </table:table-cell>
          <table:table-cell office:value-type="string" calcext:value-type="string">
            <text:p>http://valta.ru/catalog/kogterez/hunter_smart_kogterez_gilotina_zheltyi_seryi/</text:p>
          </table:table-cell>
        </table:table-row>
        <table:table-row table:style-name="ro1">
          <table:table-cell office:value-type="float" office:value="92461" calcext:value-type="float">
            <text:p>92461</text:p>
          </table:table-cell>
          <table:table-cell office:value-type="string" calcext:value-type="string">
            <text:p>Hunter Smart когтерез-кусачки желтый/серый</text:p>
          </table:table-cell>
          <table:table-cell office:value-type="string" calcext:value-type="string">
            <text:p>Категория: Когтерезы</text:p>
          </table:table-cell>
          <table:table-cell office:value-type="string" calcext:value-type="string">
            <text:p>822.00</text:p>
          </table:table-cell>
          <table:table-cell office:value-type="string" calcext:value-type="string">
            <text:p>Когтерез для собак средних пород от фирмы Hunter Smart (Хантер Смарт) существенно облегчит жизнь владельцам, которым не придется специально посещать груминг-салон, чтобы подстричь своим подопечным когти.</text:p>
          </table:table-cell>
          <table:table-cell office:value-type="string" calcext:value-type="string">
            <text:p>http://tin29.ru/wp-content/uploads/2018/hunter/6c4cdd4c-507b-11e4-87a4-001517e97967.jpg</text:p>
          </table:table-cell>
          <table:table-cell office:value-type="string" calcext:value-type="string">
            <text:p>http://valta.ru/catalog/kogterez/hunter_smart_kogterez_kusachki_zheltyi_seryi/</text:p>
          </table:table-cell>
        </table:table-row>
        <table:table-row table:style-name="ro6">
          <table:table-cell office:value-type="float" office:value="91344" calcext:value-type="float">
            <text:p>91344</text:p>
          </table:table-cell>
          <table:table-cell office:value-type="string" calcext:value-type="string">
            <text:p>Hunter Smart миска из нержавеющей стали на штативе 2х1,8 л высота штатива 45 см</text:p>
          </table:table-cell>
          <table:table-cell office:value-type="string" calcext:value-type="string">
            <text:p>Категория: Миска</text:p>
          </table:table-cell>
          <table:table-cell office:value-type="string" calcext:value-type="string">
            <text:p>2891.00</text:p>
          </table:table-cell>
          <table:table-cell office:value-type="string" calcext:value-type="string">
            <text:p>Hunter миски из нержавеющей стали на штативе 2х1,8 л для собак. Высота штатива 45 см.&lt;br&gt;&lt;br&gt; </text:p>
            <text:p>Высота миски 7 см, диаметр - 21,5 см.</text:p>
            <text:p>Миски для собак на штативе – нужная вещь в доме едва ли не каждого владельца собаки крупной породы! Большинство ветеринаров рекомендуют использовать поднятые над полом кормушки. Почему? &lt;br&gt;</text:p>
            <text:p>- Подставки для еды, поднятые над полом, помогают содержать в чистоте место для кормления.&lt;br&gt;</text:p>
            <text:p>- Сухой и влажный корм для собак и кошек не разбрасывается по полу.&lt;br&gt;</text:p>
            <text:p>- Высокая подставка не дает слишком резвым щенкам играть с миской, наполненной водой.&lt;br&gt;</text:p>
            <text:p>- Для того, чтобы проглотить воду, собаке необходимо поднять голову. При этом вода, не попавшая внутрь, выливается из пасти. От этого пол в области кормления постоянно сырой, что приводит к порче покрытия. Если миска поднята, собакам уже нет необходимости так высоко поднимать голову, и то небольшое количество воды, выливающейся из пасти, попадает уже не на пол, а в миску. &lt;br&gt;</text:p>
            <text:p>- Остатки пищи и влага, которые собираются под миской, стоящей на полу, - прекрасная питательная среда для грибков и бактерий. &lt;br&gt;</text:p>
            <text:p>- Кормушки, поднятые над полом, способствуют уменьшению газообразования у собак. Так уж устроен пищеварительный тракт собаки, что вместе с пищей, которую собака ест с миски, расположенной на полу, внутрь попадает много воздуха. Что может привести к повышенному газообразованию, а в некоторых случаях и к острому расширению желудка, что может привести к гибели питомца в течении нескольких часов. Чем выше подставка (конечно, в разумных пределах) , тем меньше воздуха заглатывает собака.&lt;br&gt;</text:p>
            <text:p>- Некоторые животные после приема пищи срыгивают или у них бывает рвота. Причина - «ленивый» пищевод, который не в состоянии протолкнуть пищу в желудок. В результате, часть еды задерживается в пищеводе, что и приводит к неприятным последствиям. Поднятая над полом кормушка устраняет эту проблему.</text:p>
            <text:p>- Подставки для еды сильно облегчают жизнь пожилым и больным животным с проблемами суставов и позвоночника. &lt;br&gt;"</text:p>
          </table:table-cell>
          <table:table-cell office:value-type="string" calcext:value-type="string">
            <text:p>http://tin29.ru/wp-content/uploads/2018/hunter/9a850f7a-3594-11e0-4488-001517e97967.jpg</text:p>
          </table:table-cell>
          <table:table-cell office:value-type="string" calcext:value-type="string">
            <text:p>http://valta.ru/catalog/miska/hunter_smart_miska_iz_nerzhaveyuschei_stali_na_shtative_2h1_8_l_vysota_shtativa_45_sm/</text:p>
          </table:table-cell>
        </table:table-row>
        <table:table-row table:style-name="ro6">
          <table:table-cell office:value-type="float" office:value="91345" calcext:value-type="float">
            <text:p>91345</text:p>
          </table:table-cell>
          <table:table-cell office:value-type="string" calcext:value-type="string">
            <text:p>Hunter Smart миска из нержавеющей стали на штативе 2х2,7 л высота штатива 45 см</text:p>
          </table:table-cell>
          <table:table-cell office:value-type="string" calcext:value-type="string">
            <text:p>Категория: Миска</text:p>
          </table:table-cell>
          <table:table-cell office:value-type="string" calcext:value-type="string">
            <text:p>3075.00</text:p>
          </table:table-cell>
          <table:table-cell office:value-type="string" calcext:value-type="string">
            <text:p>Hunter миски из нержавеющей стали на штативе 2х2,7 л для собак. Высота штатива 45 см.&lt;br&gt;&lt;br&gt; </text:p>
            <text:p>Высота миски 8 см, диаметр - 24,5 см.&lt;br&gt;</text:p>
            <text:p>Миски для собак на штативе – нужная вещь в доме едва ли не каждого владельца собаки крупной породы! Большинство ветеринаров рекомендуют использовать поднятые над полом кормушки. Почему? &lt;br&gt;</text:p>
            <text:p>- Подставки для еды, поднятые над полом, помогают содержать в чистоте место для кормления.&lt;br&gt;</text:p>
            <text:p>- Сухой и влажный корм для собак и кошек не разбрасывается по полу.&lt;br&gt;</text:p>
            <text:p>- Высокая подставка не дает слишком резвым щенкам играть с миской, наполненной водой.&lt;br&gt;</text:p>
            <text:p>- Для того, чтобы проглотить воду, собаке необходимо поднять голову. При этом вода, не попавшая внутрь, выливается из пасти. От этого пол в области кормления постоянно сырой, что приводит к порче покрытия. Если миска поднята, собакам уже нет необходимости так высоко поднимать голову, и то небольшое количество воды, выливающейся из пасти, попадает уже не на пол, а в миску. &lt;br&gt;</text:p>
            <text:p>- Остатки пищи и влага, которые собираются под миской, стоящей на полу, - прекрасная питательная среда для грибков и бактерий. &lt;br&gt;</text:p>
            <text:p>- Кормушки, поднятые над полом, способствуют уменьшению газообразования у собак. Так уж устроен пищеварительный тракт собаки, что вместе с пищей, которую собака ест с миски, расположенной на полу, внутрь попадает много воздуха. Что может привести к повышенному газообразованию, а в некоторых случаях и к острому расширению желудка, что может привести к гибели питомца в течении нескольких часов. Чем выше подставка (конечно, в разумных пределах) , тем меньше воздуха заглатывает собака.&lt;br&gt;</text:p>
            <text:p>- Некоторые животные после приема пищи срыгивают или у них бывает рвота. Причина - «ленивый» пищевод, который не в состоянии протолкнуть пищу в желудок. В результате, часть еды задерживается в пищеводе, что и приводит к неприятным последствиям. Поднятая над полом кормушка устраняет эту проблему.</text:p>
            <text:p>- Подставки для еды сильно облегчают жизнь пожилым и больным животным с проблемами суставов и позвоночника. &lt;br&gt;"</text:p>
          </table:table-cell>
          <table:table-cell office:value-type="string" calcext:value-type="string">
            <text:p>http://tin29.ru/wp-content/uploads/2018/hunter/9a850fa2-3594-11e0-4488-001517e97967.jpg</text:p>
          </table:table-cell>
          <table:table-cell office:value-type="string" calcext:value-type="string">
            <text:p>http://valta.ru/catalog/miska/hunter_smart_miska_iz_nerzhaveyuschei_stali_na_shtative_2h2_7_l_vysota_shtativa_45_sm/</text:p>
          </table:table-cell>
        </table:table-row>
        <table:table-row table:style-name="ro1">
          <table:table-cell office:value-type="float" office:value="92216" calcext:value-type="float">
            <text:p>92216</text:p>
          </table:table-cell>
          <table:table-cell office:value-type="string" calcext:value-type="string">
            <text:p>Hunter Smart ошейник для кошек Cotton Stripes хлопок голубой</text:p>
          </table:table-cell>
          <table:table-cell office:value-type="string" calcext:value-type="string">
            <text:p>Собаки &gt; Ошейники</text:p>
          </table:table-cell>
          <table:table-cell office:value-type="string" calcext:value-type="string">
            <text:p>361.00</text:p>
          </table:table-cell>
          <table:table-cell office:value-type="string" calcext:value-type="string">
            <text:p>Ошейник для кошек снабжен специальной безопасной застежкой safety click. Ошейник расстегнется при натяжении более 5 кг. Это нужно для того, чтобы Ваш питомец не удушился, если зацепится ошейником на какое-либо препятствие. Ошейник снабжен адресником и колокольчиком.</text:p>
          </table:table-cell>
          <table:table-cell office:value-type="string" calcext:value-type="string">
            <text:p>http://tin29.ru/wp-content/uploads/2018/hunter/a9be362f-944a-11e6-810e-00155d290810.jpg</text:p>
          </table:table-cell>
          <table:table-cell office:value-type="string" calcext:value-type="string">
            <text:p>http://valta.ru/catalog/osheinik/hunter_smart_osheinik_dlya_koshek_cotton_stripes_hlopok_goluboi/</text:p>
          </table:table-cell>
        </table:table-row>
        <table:table-row table:style-name="ro5">
          <table:table-cell office:value-type="float" office:value="92213" calcext:value-type="float">
            <text:p>92213</text:p>
          </table:table-cell>
          <table:table-cell office:value-type="string" calcext:value-type="string">
            <text:p>Hunter Smart ошейник для кошек Glossy Dots красный в горошек</text:p>
          </table:table-cell>
          <table:table-cell office:value-type="string" calcext:value-type="string">
            <text:p>Собаки &gt; Ошейники</text:p>
          </table:table-cell>
          <table:table-cell office:value-type="string" calcext:value-type="string">
            <text:p>347.00</text:p>
          </table:table-cell>
          <table:table-cell office:value-type="string" calcext:value-type="string">
            <text:p>Hunter Smart ошейник для кошек Glossy Dots красный в горошек.</text:p>
            <text:p>&lt;br&gt;&lt;br&gt;</text:p>
            <text:p>Ошейник для кошек Glossy Dots   - оснащен маленьким колокольчиком, чтобы вы всегда знали, где находится ваш питомец.  Безопасная застежка (если на прогулке кошка зацепится за что-то, то ошейник расстегнется, что не приведет к удушению животного).  &lt;br&gt;</text:p>
            <text:p>Хромированная фурнитура является залогом долгого использования ошейника.</text:p>
          </table:table-cell>
          <table:table-cell office:value-type="string" calcext:value-type="string">
            <text:p>http://tin29.ru/wp-content/uploads/2018/hunter/42422073-e60f-11e1-98fe-001517e97967.jpg</text:p>
          </table:table-cell>
          <table:table-cell office:value-type="string" calcext:value-type="string">
            <text:p>http://valta.ru/catalog/osheinik/hunter_osheinik_dlya_koshek_glossy_dots_krasnyi/</text:p>
          </table:table-cell>
        </table:table-row>
        <table:table-row table:style-name="ro5">
          <table:table-cell office:value-type="float" office:value="92214" calcext:value-type="float">
            <text:p>92214</text:p>
          </table:table-cell>
          <table:table-cell office:value-type="string" calcext:value-type="string">
            <text:p>Hunter Smart ошейник для кошек Glossy Dots черный в горошек</text:p>
          </table:table-cell>
          <table:table-cell office:value-type="string" calcext:value-type="string">
            <text:p>Собаки &gt; Ошейники</text:p>
          </table:table-cell>
          <table:table-cell office:value-type="string" calcext:value-type="string">
            <text:p>347.00</text:p>
          </table:table-cell>
          <table:table-cell office:value-type="string" calcext:value-type="string">
            <text:p>Hunter Smart ошейник для кошек Glossy Dots черный  в горошек.</text:p>
            <text:p>&lt;br&gt;&lt;br&gt;</text:p>
            <text:p>Ошейник для кошек Glossy Dots   - оснащен маленьким колокольчиком, чтобы вы всегда знали, где находится ваш питомец.  Безопасная застежка (если на прогулке кошка зацепится за что-то, то ошейник расстегнется, что не приведет к удушению животного). &lt;br&gt;</text:p>
            <text:p>Хромированная фурнитура является залогом долгого использования ошейника.</text:p>
          </table:table-cell>
          <table:table-cell office:value-type="string" calcext:value-type="string">
            <text:p>http://tin29.ru/wp-content/uploads/2018/hunter/42422075-e60f-11e1-98fe-001517e97967.jpg</text:p>
          </table:table-cell>
          <table:table-cell office:value-type="string" calcext:value-type="string">
            <text:p>http://valta.ru/catalog/osheinik/hunter_osheinik_dlya_koshek_glossy_dots_chernyi/</text:p>
          </table:table-cell>
        </table:table-row>
        <table:table-row table:style-name="ro7">
          <table:table-cell office:value-type="float" office:value="31033" calcext:value-type="float">
            <text:p>31033</text:p>
          </table:table-cell>
          <table:table-cell office:value-type="string" calcext:value-type="string">
            <text:p>Hunter Smart ошейник для кошек Neon нейлон зеленый</text:p>
          </table:table-cell>
          <table:table-cell office:value-type="string" calcext:value-type="string">
            <text:p>Собаки &gt; Ошейники</text:p>
          </table:table-cell>
          <table:table-cell office:value-type="string" calcext:value-type="string">
            <text:p>388.00</text:p>
          </table:table-cell>
          <table:table-cell office:value-type="string" calcext:value-type="string">
            <text:p>Hunter Smart ошейник для кошек Neon нейлон зеленый.&lt;br&gt;&lt;br&gt;</text:p>
            <text:p>Ошейник для кошек Neon нейлон  - оснащен маленьким колокольчиком, чтобы вы всегда знали, где находится ваш питомец.  Безопасная застежка (если на прогулке кошка зацепится за что-то, то ошейник расстегнется, что не приведет к удушению животного). &lt;br&gt;</text:p>
            <text:p>Хромированная фурнитура является залогом долгого использования ошейника.</text:p>
          </table:table-cell>
          <table:table-cell office:value-type="string" calcext:value-type="string">
            <text:p>http://tin29.ru/wp-content/uploads/2018/hunter/3deaeca9-3594-11e0-4488-001517e97967.jpg</text:p>
          </table:table-cell>
          <table:table-cell office:value-type="string" calcext:value-type="string">
            <text:p>http://valta.ru/catalog/osheinik/hunter_smart_osheinik_dlya_koshek_neon_neilon_zelenyi/</text:p>
          </table:table-cell>
        </table:table-row>
        <table:table-row table:style-name="ro7">
          <table:table-cell office:value-type="float" office:value="31032" calcext:value-type="float">
            <text:p>31032</text:p>
          </table:table-cell>
          <table:table-cell office:value-type="string" calcext:value-type="string">
            <text:p>Hunter Smart ошейник для кошек Neon нейлон оранжевый</text:p>
          </table:table-cell>
          <table:table-cell office:value-type="string" calcext:value-type="string">
            <text:p>Собаки &gt; Ошейники</text:p>
          </table:table-cell>
          <table:table-cell office:value-type="string" calcext:value-type="string">
            <text:p>388.00</text:p>
          </table:table-cell>
          <table:table-cell office:value-type="string" calcext:value-type="string">
            <text:p>Hunter Smart ошейник для кошек Neon нейлон оранжевый.&lt;br&gt;&lt;br&gt;</text:p>
            <text:p>Ошейник для кошек Neon нейлон  - оснащен маленьким колокольчиком, чтобы вы всегда знали, где находится ваш питомец.  Безопасная застежка (если на прогулке кошка зацепится за что-то, то ошейник расстегнется, что не приведет к удушению животного). &lt;br&gt;</text:p>
            <text:p>Хромированная фурнитура является залогом долгого использования ошейника.</text:p>
          </table:table-cell>
          <table:table-cell office:value-type="string" calcext:value-type="string">
            <text:p>http://tin29.ru/wp-content/uploads/2018/hunter/3deaec8b-3594-11e0-4488-001517e97967.jpg</text:p>
          </table:table-cell>
          <table:table-cell office:value-type="string" calcext:value-type="string">
            <text:p>http://valta.ru/catalog/osheinik/hunter_smart_osheinik_dlya_koshek_neon_neilon_oranzhevyi/</text:p>
          </table:table-cell>
        </table:table-row>
        <table:table-row table:style-name="ro7">
          <table:table-cell office:value-type="float" office:value="31031" calcext:value-type="float">
            <text:p>31031</text:p>
          </table:table-cell>
          <table:table-cell office:value-type="string" calcext:value-type="string">
            <text:p>Hunter Smart ошейник для кошек Neon нейлон розовый</text:p>
          </table:table-cell>
          <table:table-cell office:value-type="string" calcext:value-type="string">
            <text:p>Собаки &gt; Ошейники</text:p>
          </table:table-cell>
          <table:table-cell office:value-type="string" calcext:value-type="string">
            <text:p>388.00</text:p>
          </table:table-cell>
          <table:table-cell office:value-type="string" calcext:value-type="string">
            <text:p>Hunter Smart ошейник для кошек Neon нейлон розовый.&lt;br&gt;&lt;br&gt;</text:p>
            <text:p>Ошейник для кошек Neon нейлон  - оснащен маленьким колокольчиком, чтобы вы всегда знали, где находится ваш питомец.  Безопасная застежка (если на прогулке кошка зацепится за что-то, то ошейник расстегнется, что не приведет к удушению животного).  &lt;br&gt;</text:p>
            <text:p>Хромированная фурнитура является залогом долгого использования ошейника.</text:p>
          </table:table-cell>
          <table:table-cell office:value-type="string" calcext:value-type="string">
            <text:p>http://tin29.ru/wp-content/uploads/2018/hunter/3deaec6c-3594-11e0-4488-001517e97967.jpg</text:p>
          </table:table-cell>
          <table:table-cell office:value-type="string" calcext:value-type="string">
            <text:p>http://valta.ru/catalog/osheinik/hunter_smart_osheinik_dlya_koshek_neon_neilon_rozovyi/</text:p>
          </table:table-cell>
        </table:table-row>
        <table:table-row table:style-name="ro3">
          <table:table-cell office:value-type="float" office:value="70233" calcext:value-type="float">
            <text:p>70233</text:p>
          </table:table-cell>
          <table:table-cell office:value-type="string" calcext:value-type="string">
            <text:p>Hunter Smart ошейник для кошек со стразами Modern Luxus кожзам бирюзовый</text:p>
          </table:table-cell>
          <table:table-cell office:value-type="string" calcext:value-type="string">
            <text:p>Собаки &gt; Ошейники</text:p>
          </table:table-cell>
          <table:table-cell office:value-type="string" calcext:value-type="string">
            <text:p>727.00</text:p>
          </table:table-cell>
          <table:table-cell office:value-type="string" calcext:value-type="string">
            <text:p>Hunter Smart ошейник для кошек со стразами Modern Luxus кожзам бирюзовый&lt;br&gt;&lt;br&gt;</text:p>
            <text:p>Ошейник из искусственной кожи, украшенный стразами.  &lt;br&gt;</text:p>
            <text:p> - Безопасная застежка (если на прогулке кошка зацепится за что-то, то ошейник расстегнется, что не приведет к удушению животного). &lt;br&gt;</text:p>
            <text:p> - Хромированная фурнитура является залогом долгого использования ошейника. &lt;br&gt;</text:p>
            <text:p> - Пластиковый бегунок поможет отрегулировать и зафиксировать ошейник по размеру. &lt;br&gt;</text:p>
            <text:p>- Адресная табличка и небольшой колокольчик, позвякивание которого обязательно оповестит владельца о местонахождении питомца.</text:p>
          </table:table-cell>
          <table:table-cell office:value-type="string" calcext:value-type="string">
            <text:p>http://tin29.ru/wp-content/uploads/2018/hunter/92fee0c8-3594-11e0-4488-001517e97967.jpg</text:p>
          </table:table-cell>
          <table:table-cell office:value-type="string" calcext:value-type="string">
            <text:p>http://valta.ru/catalog/osheinik/hunter_smart_osheinik_dlya_koshek_so_strazami_modern_luxus_kozhzam_biryuzovyi/</text:p>
          </table:table-cell>
        </table:table-row>
        <table:table-row table:style-name="ro8">
          <table:table-cell office:value-type="float" office:value="70263" calcext:value-type="float">
            <text:p>70263</text:p>
          </table:table-cell>
          <table:table-cell office:value-type="string" calcext:value-type="string">
            <text:p>Hunter Smart ошейник для кошек со стразами Modern Luxus кожзам золотистый</text:p>
          </table:table-cell>
          <table:table-cell office:value-type="string" calcext:value-type="string">
            <text:p>Собаки &gt; Ошейники</text:p>
          </table:table-cell>
          <table:table-cell office:value-type="string" calcext:value-type="string">
            <text:p>727.00</text:p>
          </table:table-cell>
          <table:table-cell office:value-type="string" calcext:value-type="string">
            <text:p>Hunter Smart ошейник для кошек со стразами Modern Luxus кожзам золотистый. &lt;br&gt;&lt;br&gt;</text:p>
            <text:p>Ошейник из искусственной кожи, украшенный стразами.  &lt;br&gt;</text:p>
            <text:p> - Безопасная застежка (если на прогулке кошка зацепится за что-то, то ошейник расстегнется, что не приведет к удушению животного). &lt;br&gt;</text:p>
            <text:p/>
            <text:p> - Хромированная фурнитура является залогом долгого использования ошейника. &lt;br&gt;</text:p>
            <text:p> - Пластиковый бегунок поможет отрегулировать и зафиксировать ошейник по размеру. &lt;br&gt;</text:p>
            <text:p>- Адресная табличка и небольшой колокольчик, позвякивание которого обязательно оповестит владельца о местонахождении питомца.</text:p>
          </table:table-cell>
          <table:table-cell office:value-type="string" calcext:value-type="string">
            <text:p>http://tin29.ru/wp-content/uploads/2018/hunter/95a27fa6-3594-11e0-4488-001517e97967.jpg</text:p>
          </table:table-cell>
          <table:table-cell office:value-type="string" calcext:value-type="string">
            <text:p>http://valta.ru/catalog/osheinik/hunter_smart_osheinik_dlya_koshek_so_strazami_modern_luxus_kozhzam_zolotistyi/</text:p>
          </table:table-cell>
        </table:table-row>
        <table:table-row table:style-name="ro8">
          <table:table-cell office:value-type="float" office:value="70241" calcext:value-type="float">
            <text:p>70241</text:p>
          </table:table-cell>
          <table:table-cell office:value-type="string" calcext:value-type="string">
            <text:p>Hunter Smart ошейник для кошек со стразами Modern Luxus кожзам красный</text:p>
          </table:table-cell>
          <table:table-cell office:value-type="string" calcext:value-type="string">
            <text:p>Собаки &gt; Ошейники</text:p>
          </table:table-cell>
          <table:table-cell office:value-type="string" calcext:value-type="string">
            <text:p>727.00</text:p>
          </table:table-cell>
          <table:table-cell office:value-type="string" calcext:value-type="string">
            <text:p>Hunter Smart ошейник для кошек со стразами Modern Luxus кожзам красный&lt;br&gt;&lt;br&gt;</text:p>
            <text:p>Ошейник из искусственной кожи, украшенный стразами.  &lt;br&gt;</text:p>
            <text:p> - Безопасная застежка (если на прогулке кошка зацепится за что-то, то ошейник расстегнется, что не приведет к удушению животного). &lt;br&gt;</text:p>
            <text:p> - Светоотражающий элемент поможет найти любимца даже в темноте. &lt;br&gt;</text:p>
            <text:p> - Хромированная фурнитура является залогом долгого использования ошейника. &lt;br&gt;</text:p>
            <text:p> - Пластиковый бегунок поможет отрегулировать и зафиксировать ошейник по размеру. &lt;br&gt;</text:p>
            <text:p>- Адресная табличка и небольшой колокольчик, позвякивание которого обязательно оповестит владельца о местонахождении питомца.</text:p>
          </table:table-cell>
          <table:table-cell office:value-type="string" calcext:value-type="string">
            <text:p>http://tin29.ru/wp-content/uploads/2018/hunter/95a27f88-3594-11e0-4488-001517e97967.jpg</text:p>
          </table:table-cell>
          <table:table-cell office:value-type="string" calcext:value-type="string">
            <text:p>http://valta.ru/catalog/osheinik/hunter_smart_osheinik_dlya_koshek_so_strazami_modern_luxus_kozhzam_krasnyi/</text:p>
          </table:table-cell>
        </table:table-row>
        <table:table-row table:style-name="ro8">
          <table:table-cell office:value-type="float" office:value="70232" calcext:value-type="float">
            <text:p>70232</text:p>
          </table:table-cell>
          <table:table-cell office:value-type="string" calcext:value-type="string">
            <text:p>Hunter Smart ошейник для кошек со стразами Modern Luxus кожзам розовый</text:p>
          </table:table-cell>
          <table:table-cell office:value-type="string" calcext:value-type="string">
            <text:p>Собаки &gt; Ошейники</text:p>
          </table:table-cell>
          <table:table-cell office:value-type="string" calcext:value-type="string">
            <text:p>727.00</text:p>
          </table:table-cell>
          <table:table-cell office:value-type="string" calcext:value-type="string">
            <text:p>Hunter Smart ошейник для кошек со стразами Modern Luxus кожзам розовый. &lt;br&gt;&lt;br&gt;</text:p>
            <text:p>Ошейник из искусственной кожи, украшенный стразами.  &lt;br&gt;</text:p>
            <text:p> - Безопасная застежка (если на прогулке кошка зацепится за что-то, то ошейник расстегнется, что не приведет к удушению животного). &lt;br&gt;</text:p>
            <text:p/>
            <text:p> - Хромированная фурнитура является залогом долгого использования ошейника. &lt;br&gt;</text:p>
            <text:p> - Пластиковый бегунок поможет отрегулировать и зафиксировать ошейник по размеру.  &lt;br&gt;</text:p>
            <text:p>- Адресная табличка и небольшой колокольчик, позвякивание которого обязательно оповестит владельца о местонахождении питомца.</text:p>
          </table:table-cell>
          <table:table-cell office:value-type="string" calcext:value-type="string">
            <text:p>http://tin29.ru/wp-content/uploads/2018/hunter/92fee0a0-3594-11e0-4488-001517e97967.jpg</text:p>
          </table:table-cell>
          <table:table-cell office:value-type="string" calcext:value-type="string">
            <text:p>http://valta.ru/catalog/osheinik/hunter_smart_osheinik_dlya_koshek_so_strazami_modern_luxus_kozhzam_rozovyi/</text:p>
          </table:table-cell>
        </table:table-row>
        <table:table-row table:style-name="ro8">
          <table:table-cell office:value-type="float" office:value="70236" calcext:value-type="float">
            <text:p>70236</text:p>
          </table:table-cell>
          <table:table-cell office:value-type="string" calcext:value-type="string">
            <text:p>Hunter Smart ошейник для кошек со стразами Modern Luxus кожзам светло-розовый</text:p>
          </table:table-cell>
          <table:table-cell office:value-type="string" calcext:value-type="string">
            <text:p>Собаки &gt; Ошейники</text:p>
          </table:table-cell>
          <table:table-cell office:value-type="string" calcext:value-type="string">
            <text:p>727.00</text:p>
          </table:table-cell>
          <table:table-cell office:value-type="string" calcext:value-type="string">
            <text:p>Hunter Smart ошейник для кошек со стразами Modern Luxus кожзам светло-розовый. &lt;br&gt;&lt;br&gt;</text:p>
            <text:p>Ошейник из искусственной кожи, украшенный стразами.  &lt;br&gt;</text:p>
            <text:p> - Безопасная застежка (если на прогулке кошка зацепится за что-то, то ошейник расстегнется, что не приведет к удушению животного). &lt;br&gt;</text:p>
            <text:p/>
            <text:p> - Хромированная фурнитура является залогом долгого использования ошейника. &lt;br&gt;</text:p>
            <text:p> - Пластиковый бегунок поможет отрегулировать и зафиксировать ошейник по размеру. &lt;br&gt;</text:p>
            <text:p>- Адресная табличка и небольшой колокольчик, позвякивание которого обязательно оповестит владельца о местонахождении питомца.</text:p>
          </table:table-cell>
          <table:table-cell office:value-type="string" calcext:value-type="string">
            <text:p>http://tin29.ru/wp-content/uploads/2018/hunter/92fee0e6-3594-11e0-4488-001517e97967.jpg</text:p>
          </table:table-cell>
          <table:table-cell office:value-type="string" calcext:value-type="string">
            <text:p>http://valta.ru/catalog/osheinik/hunter_smart_osheinik_dlya_koshek_so_strazami_modern_luxus_kozhzam_svetlo_rozovyi/</text:p>
          </table:table-cell>
        </table:table-row>
        <table:table-row table:style-name="ro8">
          <table:table-cell office:value-type="float" office:value="70264" calcext:value-type="float">
            <text:p>70264</text:p>
          </table:table-cell>
          <table:table-cell office:value-type="string" calcext:value-type="string">
            <text:p>Hunter Smart ошейник для кошек со стразами Modern Luxus кожзам серебристый</text:p>
          </table:table-cell>
          <table:table-cell office:value-type="string" calcext:value-type="string">
            <text:p>Собаки &gt; Ошейники</text:p>
          </table:table-cell>
          <table:table-cell office:value-type="string" calcext:value-type="string">
            <text:p>727.00</text:p>
          </table:table-cell>
          <table:table-cell office:value-type="string" calcext:value-type="string">
            <text:p>Hunter Smart ошейник для кошек со стразами Modern Luxus кожзам серебристый.&lt;br&gt;&lt;br&gt;</text:p>
            <text:p>Ошейник из искусственной кожи, украшенный стразами.  &lt;br&gt;</text:p>
            <text:p> - Безопасная застежка (если на прогулке кошка зацепится за что-то, то ошейник расстегнется, что не приведет к удушению животного). &lt;br&gt;</text:p>
            <text:p> - Светоотражающий элемент поможет найти любимца даже в темноте. &lt;br&gt;</text:p>
            <text:p> - Хромированная фурнитура является залогом долгого использования ошейника. &lt;br&gt;</text:p>
            <text:p> - Пластиковый бегунок поможет отрегулировать и зафиксировать ошейник по размеру. &lt;br&gt;</text:p>
            <text:p>- Адресная табличка и небольшой колокольчик, позвякивание которого обязательно оповестит владельца о местонахождении питомца.</text:p>
          </table:table-cell>
          <table:table-cell office:value-type="string" calcext:value-type="string">
            <text:p>http://tin29.ru/wp-content/uploads/2018/hunter/95a27fc5-3594-11e0-4488-001517e97967.jpg</text:p>
          </table:table-cell>
          <table:table-cell office:value-type="string" calcext:value-type="string">
            <text:p>http://valta.ru/catalog/osheinik/hunter_smart_osheinik_dlya_koshek_so_strazami_modern_luxus_kozhzam_serebristyi/</text:p>
          </table:table-cell>
        </table:table-row>
        <table:table-row table:style-name="ro2">
          <table:table-cell office:value-type="float" office:value="92162" calcext:value-type="float">
            <text:p>92162</text:p>
          </table:table-cell>
          <table:table-cell office:value-type="string" calcext:value-type="string">
            <text:p>Hunter Smart ошейник для собак Ecco L (41-63 см) нейлон бирюзовый</text:p>
          </table:table-cell>
          <table:table-cell office:value-type="string" calcext:value-type="string">
            <text:p>Собаки &gt; Ошейники</text:p>
          </table:table-cell>
          <table:table-cell office:value-type="string" calcext:value-type="string">
            <text:p>439.00</text:p>
          </table:table-cell>
          <table:table-cell office:value-type="string" calcext:value-type="string">
            <text:p>Hunter Smart ошейник для собак Ecco L (41-63 см) нейлон бирюзовый.&lt;br&gt;&lt;br&gt; </text:p>
            <text:p>Получайте удовольствие! Погрузитесь в мир цвета и дизайна!&lt;br&gt; Нейлоновый ошейник для собак средних и крупных пород  отличное приобретение для Вашего питомца! &lt;br&gt;&lt;br&gt; Ошейник подойдет для собак с обхватом шеи – 30-45 см, его ширина – 25 мм. Изделие очень стильное и по-настоящему притягивающее взгляд: ошейник сделан из качественного нейлона бирюзового цвета. &lt;br&gt; Оснащен хромированной фурнитурой. На ошейнике предусмотрена удобная пластиковая застежка и пластиковый бегунок, с помощью которого легко отрегулировать изделие по размеру и зафиксировать его на шее питомца.</text:p>
          </table:table-cell>
          <table:table-cell office:value-type="string" calcext:value-type="string">
            <text:p>http://tin29.ru/wp-content/uploads/2018/hunter/ae3abcfe-e608-11e1-98fe-001517e97967.jpg</text:p>
          </table:table-cell>
          <table:table-cell office:value-type="string" calcext:value-type="string">
            <text:p>http://valta.ru/catalog/osheinik/hunter_smart_osheinik_dlya_sobak_ecco_l_41_63_sm_neilon_biryuzovyi/</text:p>
          </table:table-cell>
        </table:table-row>
        <table:table-row table:style-name="ro2">
          <table:table-cell office:value-type="float" office:value="91636" calcext:value-type="float">
            <text:p>91636</text:p>
          </table:table-cell>
          <table:table-cell office:value-type="string" calcext:value-type="string">
            <text:p>Hunter Smart ошейник для собак Ecco L (41-65 см) нейлон красный</text:p>
          </table:table-cell>
          <table:table-cell office:value-type="string" calcext:value-type="string">
            <text:p>Собаки &gt; Ошейники</text:p>
          </table:table-cell>
          <table:table-cell office:value-type="string" calcext:value-type="string">
            <text:p>419.00</text:p>
          </table:table-cell>
          <table:table-cell office:value-type="string" calcext:value-type="string">
            <text:p>Hunter Smart ошейник для собак Ecco L (41-65 см) нейлон красный.&lt;br&gt;&lt;br&gt; </text:p>
            <text:p>Озадачены поиском ошейника для собаки? Тогда обратите внимание на модель Ecco Sport L для четвероногих средних и крупных пород (обхват шеи – 40-63 см, ширина – 25 мм). &lt;br&gt;Изделие смотрится очень стильно, так как ошейник сделан из качественного нейлона красного цвета с хромированной фурнитурой. У него имеется удобная пластиковая застежка, а также пластиковый бегунок, с помощью которого легко и просто отрегулировать ошейник до нужного размера и закрепить его на шее собаки.</text:p>
          </table:table-cell>
          <table:table-cell office:value-type="string" calcext:value-type="string">
            <text:p>http://tin29.ru/wp-content/uploads/2018/hunter/ecdfc7a6-3594-11e0-4488-001517e97967.jpg</text:p>
          </table:table-cell>
          <table:table-cell office:value-type="string" calcext:value-type="string">
            <text:p>http://valta.ru/catalog/osheinik/hunter_smart_osheinik_dlya_sobak_ecco_l_41_65_sm_neilon_krasnyi/</text:p>
          </table:table-cell>
        </table:table-row>
        <table:table-row table:style-name="ro2">
          <table:table-cell office:value-type="float" office:value="91639" calcext:value-type="float">
            <text:p>91639</text:p>
          </table:table-cell>
          <table:table-cell office:value-type="string" calcext:value-type="string">
            <text:p>Hunter Smart ошейник для собак Ecco L (41-65 см) нейлон черный</text:p>
          </table:table-cell>
          <table:table-cell office:value-type="string" calcext:value-type="string">
            <text:p>Собаки &gt; Ошейники</text:p>
          </table:table-cell>
          <table:table-cell office:value-type="string" calcext:value-type="string">
            <text:p>419.00</text:p>
          </table:table-cell>
          <table:table-cell office:value-type="string" calcext:value-type="string">
            <text:p>Hunter Smart ошейник для собак Ecco L (41-65 см) нейлон черный.&lt;br&gt;&lt;br&gt; </text:p>
            <text:p>Ошейник из нейлона Ecco L – отличное приобретение для Вашей собаки, особенно если она средней или крупной породы. &lt;br&gt; Ошейник сделан из стильного черного нейлона, который прослужит очень долго. Кроме того, в его оформлении задействована хромированная фурнитура. &lt;br&gt; Размеры изделия следующие: обхват шеи – 40-63 см, ширина – 25 мм.&lt;br&gt;  У ошейника имеется удобная пластиковая застежка и пластиковый бегунок, который поможет без труда отрегулировать изделие до нужного размера и так же просто зафиксировать его на шее собаки.</text:p>
          </table:table-cell>
          <table:table-cell office:value-type="string" calcext:value-type="string">
            <text:p>http://tin29.ru/wp-content/uploads/2018/hunter/a9a817b8-3594-11e0-4488-001517e97967.jpg</text:p>
          </table:table-cell>
          <table:table-cell office:value-type="string" calcext:value-type="string">
            <text:p>http://valta.ru/catalog/osheinik/hunter_smart_osheinik_dlya_sobak_ecco_l_41_65_sm_neilon_chernyi/</text:p>
          </table:table-cell>
        </table:table-row>
        <table:table-row table:style-name="ro1">
          <table:table-cell office:value-type="float" office:value="91630" calcext:value-type="float">
            <text:p>91630</text:p>
          </table:table-cell>
          <table:table-cell office:value-type="string" calcext:value-type="string">
            <text:p>Hunter Smart ошейник для собак Ecco M (35-53 см) нейлон красный</text:p>
          </table:table-cell>
          <table:table-cell office:value-type="string" calcext:value-type="string">
            <text:p>Собаки &gt; Ошейники</text:p>
          </table:table-cell>
          <table:table-cell office:value-type="string" calcext:value-type="string">
            <text:p>316.00</text:p>
          </table:table-cell>
          <table:table-cell office:value-type="string" calcext:value-type="string">
            <text:p>Решили приобрести новый ошейник для собаки? Тогда обратите внимание на модель ошейника Ecco Sport M (35-53 см) от Hunter Smart (Хантер Смарт)! Изделие рассчитано на собак средних пород и имеет следующие размерные характеристики: обхват шеи – 35-53 см, ширина – 20 мм. Ошейник сделан из качественного нейлона красного цвета, в его оформлении задействована хромированная фурнитура. У этой модели очень удобная пластиковая застежка, а также пластиковый бегунок, который помогает без труда отрегулировать ошейник до нужного размера и зафиксировать его на шее питомца.</text:p>
          </table:table-cell>
          <table:table-cell office:value-type="string" calcext:value-type="string">
            <text:p>http://tin29.ru/wp-content/uploads/2018/hunter/ecdfc760-3594-11e0-4488-001517e97967.jpg</text:p>
          </table:table-cell>
          <table:table-cell office:value-type="string" calcext:value-type="string">
            <text:p>http://valta.ru/catalog/osheinik/hunter_smart_osheinik_dlya_sobak_ecco_m_35_53_sm_neilon_krasnyi/</text:p>
          </table:table-cell>
        </table:table-row>
        <table:table-row table:style-name="ro1">
          <table:table-cell office:value-type="float" office:value="91633" calcext:value-type="float">
            <text:p>91633</text:p>
          </table:table-cell>
          <table:table-cell office:value-type="string" calcext:value-type="string">
            <text:p>Hunter Smart ошейник для собак Ecco M (35-53 см) нейлон черный</text:p>
          </table:table-cell>
          <table:table-cell office:value-type="string" calcext:value-type="string">
            <text:p>Собаки &gt; Ошейники</text:p>
          </table:table-cell>
          <table:table-cell office:value-type="string" calcext:value-type="string">
            <text:p>316.00</text:p>
          </table:table-cell>
          <table:table-cell office:value-type="string" calcext:value-type="string">
            <text:p>Модель ошейника Ecco M (35-53 см) от Hunter Smart (Хантер Смарт) – отличное приобретение для Вашей собаки! Он подойдет четвероногим средних пород (обхват шеи – 35-53 см, ширина – 20 мм). Изделие выполнено из стильного черного нейлона и украшено хромированной фурнитурой. У ошейника очень удобная пластиковая застежка. А кроме того – пластиковый бегунок, с помощью которого можно без труда подогнать изделие до нужного размера и зафиксировать на шее собаки.</text:p>
          </table:table-cell>
          <table:table-cell office:value-type="string" calcext:value-type="string">
            <text:p>http://tin29.ru/wp-content/uploads/2018/hunter/a9a81768-3594-11e0-4488-001517e97967.jpg</text:p>
          </table:table-cell>
          <table:table-cell office:value-type="string" calcext:value-type="string">
            <text:p>http://valta.ru/catalog/osheinik/hunter_smart_osheinik_dlya_sobak_ecco_m_35_53_sm_neilon_chernyi/</text:p>
          </table:table-cell>
        </table:table-row>
        <table:table-row table:style-name="ro1">
          <table:table-cell office:value-type="float" office:value="92152" calcext:value-type="float">
            <text:p>92152</text:p>
          </table:table-cell>
          <table:table-cell office:value-type="string" calcext:value-type="string">
            <text:p>Hunter Smart ошейник для собак Ecco S (30-45 см) нейлон бирюзовый</text:p>
          </table:table-cell>
          <table:table-cell office:value-type="string" calcext:value-type="string">
            <text:p>Собаки &gt; Ошейники</text:p>
          </table:table-cell>
          <table:table-cell office:value-type="string" calcext:value-type="string">
            <text:p>275.00</text:p>
          </table:table-cell>
          <table:table-cell office:value-type="string" calcext:value-type="string">
            <text:p>Получайте удовольствие! Погрузитесь в мир цвета и дизайна. Нейлоновый ошейник для собак мелких и средних пород Ecco S от Hunter (Хантер) – отличное приобретение для Вашего питомца! Он подойдет для собак с обхватом шеи – 30-45 см, его ширина – 15 мм. Изделие очень стильное и по-настоящему притягивающее взгляд: ошейник сделан из качественного нейлона бирюзового цвета. Оснащен хромированной фурнитурой. На ошейнике предусмотрена удобная пластиковая застежка и пластиковый бегунок, с помощью которого легко отрегулировать изделие по размеру и зафиксировать его на шее питомца.</text:p>
          </table:table-cell>
          <table:table-cell office:value-type="string" calcext:value-type="string">
            <text:p>http://tin29.ru/wp-content/uploads/2018/hunter/ae3abcf8-e608-11e1-98fe-001517e97967.jpg</text:p>
          </table:table-cell>
          <table:table-cell office:value-type="string" calcext:value-type="string">
            <text:p>http://valta.ru/catalog/osheinik/hunter_smart_osheinik_dlya_sobak_ecco_s_30_45_sm_neilon_biryuzovyi/</text:p>
          </table:table-cell>
        </table:table-row>
        <table:table-row table:style-name="ro1">
          <table:table-cell office:value-type="float" office:value="91624" calcext:value-type="float">
            <text:p>91624</text:p>
          </table:table-cell>
          <table:table-cell office:value-type="string" calcext:value-type="string">
            <text:p>Hunter Smart ошейник для собак Ecco S (30-45 см) нейлон красный</text:p>
          </table:table-cell>
          <table:table-cell office:value-type="string" calcext:value-type="string">
            <text:p>Собаки &gt; Ошейники</text:p>
          </table:table-cell>
          <table:table-cell office:value-type="string" calcext:value-type="string">
            <text:p>275.00</text:p>
          </table:table-cell>
          <table:table-cell office:value-type="string" calcext:value-type="string">
            <text:p>Подбираете ошейник для собаки? Тогда остановите свой выбор на симпатичной модели Ecco S (30-45 см) от Hunter Smart (Хантер Смарт)!» Этот ошейник подойдет собакам мелких и средних пород (обхват шеи – 30-45 см, ширина –15 мм) и наверняка покажется Вам довольно стильной вещицей. Ошейник сделан из красного нейлона, в его оформлении используется хромированная фурнитура. Кроме того, он имеет удобную пластиковую застежку и пластиковый бегунок, который позволяет очень легко регулировать изделие до нужного размера и так же просто фиксировать его на шее собаки.</text:p>
          </table:table-cell>
          <table:table-cell office:value-type="string" calcext:value-type="string">
            <text:p>http://tin29.ru/wp-content/uploads/2018/hunter/a9a81718-3594-11e0-4488-001517e97967.jpg</text:p>
          </table:table-cell>
          <table:table-cell office:value-type="string" calcext:value-type="string">
            <text:p>http://valta.ru/catalog/osheinik/hunter_smart_osheinik_dlya_sobak_ecco_s_30_45_sm_neilon_krasnyi/</text:p>
          </table:table-cell>
        </table:table-row>
        <table:table-row table:style-name="ro1">
          <table:table-cell office:value-type="float" office:value="91627" calcext:value-type="float">
            <text:p>91627</text:p>
          </table:table-cell>
          <table:table-cell office:value-type="string" calcext:value-type="string">
            <text:p>Hunter Smart ошейник для собак Ecco S (30-45 см) нейлон черный</text:p>
          </table:table-cell>
          <table:table-cell office:value-type="string" calcext:value-type="string">
            <text:p>Собаки &gt; Ошейники</text:p>
          </table:table-cell>
          <table:table-cell office:value-type="string" calcext:value-type="string">
            <text:p>275.00</text:p>
          </table:table-cell>
          <table:table-cell office:value-type="string" calcext:value-type="string">
            <text:p>Получайте удовольствие! Погрузитесь в мир цвета и дизайна. Нейлоновый ошейник для собак мелких и средних пород Ecco S от Hunter (Хантер) – отличное приобретение для Вашего питомца! Он подойдет для собак с обхватом шеи – 30-45 см, его ширина – 15 мм. Изделие очень стильное и по-настоящему притягивающее взгляд: ошейник сделан из качественного нейлона. Оснащен хромированной фурнитурой. На ошейнике предусмотрена удобная пластиковая застежка и пластиковый бегунок, с помощью которого легко отрегулировать изделие по размеру и зафиксировать его на шее питомца.</text:p>
          </table:table-cell>
          <table:table-cell office:value-type="string" calcext:value-type="string">
            <text:p>http://tin29.ru/wp-content/uploads/2018/hunter/e6af6d35-f6a0-11e7-812a-005056bf23ce.jpg</text:p>
          </table:table-cell>
          <table:table-cell office:value-type="string" calcext:value-type="string">
            <text:p>http://valta.ru/catalog/osheinik/hunter_smart_osheinik_dlya_sobak_ecco_s_30_45_sm_neilon_chernyi/</text:p>
          </table:table-cell>
        </table:table-row>
        <table:table-row table:style-name="ro1">
          <table:table-cell office:value-type="float" office:value="92151" calcext:value-type="float">
            <text:p>92151</text:p>
          </table:table-cell>
          <table:table-cell office:value-type="string" calcext:value-type="string">
            <text:p>Hunter Smart ошейник для собак Ecco XS (22-34 см) нейлон бирюзовый</text:p>
          </table:table-cell>
          <table:table-cell office:value-type="string" calcext:value-type="string">
            <text:p>Собаки &gt; Ошейники</text:p>
          </table:table-cell>
          <table:table-cell office:value-type="string" calcext:value-type="string">
            <text:p>211.00</text:p>
          </table:table-cell>
          <table:table-cell office:value-type="string" calcext:value-type="string">
            <text:p>Получайте удовольствие! Погрузитесь в мир цвета и дизайна. Нейлоновый ошейник для собак мелких и средних пород Ecco ХS от Hunter (Хантер) – отличное приобретение для Вашего питомца! Он подойдет для собак с обхватом шеи – 22-34 см, его ширина – 10 мм. Изделие очень стильное и по-настоящему притягивающее взгляд: ошейник сделан из качественного нейлона бирюзового цвета. Оснащен хромированной фурнитурой. На ошейнике предусмотрена удобная пластиковая застежка и пластиковый бегунок, с помощью которого легко отрегулировать изделие по размеру и зафиксировать его на шее питомца.</text:p>
          </table:table-cell>
          <table:table-cell office:value-type="string" calcext:value-type="string">
            <text:p>http://tin29.ru/wp-content/uploads/2018/hunter/ae3abcf6-e608-11e1-98fe-001517e97967.jpg</text:p>
          </table:table-cell>
          <table:table-cell office:value-type="string" calcext:value-type="string">
            <text:p>http://valta.ru/catalog/osheinik/hunter_smart_osheinik_dlya_sobak_ecco_xs_22_34_sm_neilon_biryuzovyi/</text:p>
          </table:table-cell>
        </table:table-row>
        <table:table-row table:style-name="ro1">
          <table:table-cell office:value-type="float" office:value="91618" calcext:value-type="float">
            <text:p>91618</text:p>
          </table:table-cell>
          <table:table-cell office:value-type="string" calcext:value-type="string">
            <text:p>Hunter Smart ошейник для собак Ecco XS (22-34 см) нейлон красный</text:p>
          </table:table-cell>
          <table:table-cell office:value-type="string" calcext:value-type="string">
            <text:p>Собаки &gt; Ошейники</text:p>
          </table:table-cell>
          <table:table-cell office:value-type="string" calcext:value-type="string">
            <text:p>211.00</text:p>
          </table:table-cell>
          <table:table-cell office:value-type="string" calcext:value-type="string">
            <text:p>Заняты поиском ошейника для собаки? Тогда обратите внимание на модель ошейника Ecco XS (22-34 см) от Hunter Smart (Хантер Смарт)! Этот ошейник предназначен для собак мелких и средних пород и имеет следующие размеры: обхват шеи – 22-35 см, ширина – 10 мм. Изделие смотрится очень стильно – ошейник сделан из нейлона красного цвета, прочного материала для каждодневного использования. В оформлении ошейника задействована хромированная фурнитура хорошего качества. Кроме того, у этой модели ошейника имеется удобная пластиковая застежка и пластиковый бегунок, который позволяет легко и быстро подогнать изделие по размеру и зафиксировать его на шее собаки.</text:p>
          </table:table-cell>
          <table:table-cell office:value-type="string" calcext:value-type="string">
            <text:p>http://tin29.ru/wp-content/uploads/2018/hunter/a74fdeec-3594-11e0-4488-001517e97967.jpg</text:p>
          </table:table-cell>
          <table:table-cell office:value-type="string" calcext:value-type="string">
            <text:p>http://valta.ru/catalog/osheinik/hunter_smart_osheinik_dlya_sobak_ecco_xs_22_34_sm_neilon_krasnyi/</text:p>
          </table:table-cell>
        </table:table-row>
        <table:table-row table:style-name="ro1">
          <table:table-cell office:value-type="float" office:value="91621" calcext:value-type="float">
            <text:p>91621</text:p>
          </table:table-cell>
          <table:table-cell office:value-type="string" calcext:value-type="string">
            <text:p>Hunter Smart ошейник для собак Ecco XS (22-34 см) нейлон черный</text:p>
          </table:table-cell>
          <table:table-cell office:value-type="string" calcext:value-type="string">
            <text:p>Собаки &gt; Ошейники</text:p>
          </table:table-cell>
          <table:table-cell office:value-type="string" calcext:value-type="string">
            <text:p>211.00</text:p>
          </table:table-cell>
          <table:table-cell office:value-type="string" calcext:value-type="string">
            <text:p>Подбираете ошейник для собаки? Тогда остановите свой выбор на симпатичной модели Ecco от Hunter Smart (Хантер Смарт)!» Этот ошейник подойдет собакам мелких <text:s/>пород. Ошейник сделан из высококачественного нейлона, в его оформлении используется хромированная фурнитура. Кроме того, он имеет удобную пластиковую застежку и пластиковый бегунок, который позволяет очень легко регулировать изделие до нужного размера и так же просто фиксировать его на шее собаки.</text:p>
          </table:table-cell>
          <table:table-cell office:value-type="string" calcext:value-type="string">
            <text:p>http://tin29.ru/wp-content/uploads/2018/hunter/9315cf31-f69f-11e7-812a-005056bf23ce.jpg</text:p>
          </table:table-cell>
          <table:table-cell office:value-type="string" calcext:value-type="string">
            <text:p>http://valta.ru/catalog/osheinik/hunter_smart_osheinik_dlya_sobak_ecco_xs_22_34_sm_neilon_chernyi/</text:p>
          </table:table-cell>
        </table:table-row>
        <table:table-row table:style-name="ro1">
          <table:table-cell office:value-type="float" office:value="92161" calcext:value-type="float">
            <text:p>92161</text:p>
          </table:table-cell>
          <table:table-cell office:value-type="string" calcext:value-type="string">
            <text:p>Hunter Smart ошейник для собак Ecco М (35-53 см) нейлон бирюзовый</text:p>
          </table:table-cell>
          <table:table-cell office:value-type="string" calcext:value-type="string">
            <text:p>Собаки &gt; Ошейники</text:p>
          </table:table-cell>
          <table:table-cell office:value-type="string" calcext:value-type="string">
            <text:p>321.00</text:p>
          </table:table-cell>
          <table:table-cell office:value-type="string" calcext:value-type="string">
            <text:p>Получайте удовольствие! Погрузитесь в мир цвета и дизайна. Нейлоновый ошейник для собак мелких и средних пород Ecco М от Hunter (Хантер) – отличное приобретение для Вашего питомца! Он подойдет для собак с обхватом шеи – 30-53 см, его ширина – 20 мм. Изделие очень стильное и по-настоящему притягивающее взгляд: ошейник сделан из качественного нейлона бирюзового цвета. Оснащен хромированной фурнитурой. На ошейнике предусмотрена удобная пластиковая застежка и пластиковый бегунок, с помощью которого легко отрегулировать изделие по размеру и зафиксировать его на шее питомца.</text:p>
          </table:table-cell>
          <table:table-cell office:value-type="string" calcext:value-type="string">
            <text:p>http://tin29.ru/wp-content/uploads/2018/hunter/ae3abcfc-e608-11e1-98fe-001517e97967.jpg</text:p>
          </table:table-cell>
          <table:table-cell office:value-type="string" calcext:value-type="string">
            <text:p>http://valta.ru/catalog/osheinik/hunter_smart_osheinik_dlya_sobak_ecco_m_35_53_sm_neilon_biryuzovyi/</text:p>
          </table:table-cell>
        </table:table-row>
        <table:table-row table:style-name="ro1">
          <table:table-cell office:value-type="float" office:value="92157" calcext:value-type="float">
            <text:p>92157</text:p>
          </table:table-cell>
          <table:table-cell office:value-type="string" calcext:value-type="string">
            <text:p>Hunter Smart ошейник для собак Ecco М (35-53 см) нейлон лиловый</text:p>
          </table:table-cell>
          <table:table-cell office:value-type="string" calcext:value-type="string">
            <text:p>Собаки &gt; Ошейники</text:p>
          </table:table-cell>
          <table:table-cell office:value-type="string" calcext:value-type="string">
            <text:p>321.00</text:p>
          </table:table-cell>
          <table:table-cell office:value-type="string" calcext:value-type="string">
            <text:p>Получайте удовольствие! Погрузитесь в мир цвета и дизайна. Нейлоновый ошейник для собак мелких и средних пород Ecco М от Hunter (Хантер) – отличное приобретение для Вашего питомца! Он подойдет для собак с обхватом шеи – 30-53 см, его ширина – 20 мм. Изделие очень стильное и по-настоящему притягивающее взгляд: ошейник сделан из качественного нейлона лилового цвета. Оснащен хромированной фурнитурой. На ошейнике предусмотрена удобная пластиковая застежка и пластиковый бегунок, с помощью которого легко отрегулировать изделие по размеру и зафиксировать его на шее питомца.</text:p>
          </table:table-cell>
          <table:table-cell office:value-type="string" calcext:value-type="string">
            <text:p>http://tin29.ru/wp-content/uploads/2018/hunter/ae3abcfa-e608-11e1-98fe-001517e97967.jpg</text:p>
          </table:table-cell>
          <table:table-cell office:value-type="string" calcext:value-type="string">
            <text:p>http://valta.ru/catalog/osheinik/hunter_smart_osheinik_dlya_sobak_ecco_m_35_53_sm_neilon_lilovyi/</text:p>
          </table:table-cell>
        </table:table-row>
        <table:table-row table:style-name="ro1">
          <table:table-cell office:value-type="float" office:value="98012" calcext:value-type="float">
            <text:p>98012</text:p>
          </table:table-cell>
          <table:table-cell office:value-type="string" calcext:value-type="string">
            <text:p>Hunter Smart ошейник для собак Modern Art 27 (20-23,5 см) кожзам ярко-розовый</text:p>
          </table:table-cell>
          <table:table-cell office:value-type="string" calcext:value-type="string">
            <text:p>Собаки &gt; Ошейники</text:p>
          </table:table-cell>
          <table:table-cell office:value-type="string" calcext:value-type="string">
            <text:p>465.00</text:p>
          </table:table-cell>
          <table:table-cell office:value-type="string" calcext:value-type="string">
            <text:p>Подбираете ошейник для собаки? Тогда обратите внимание на модель двойного подвернутого ошейника Modern Art 27 (20-23,5 см) от Hunter Smart (Хантер Смарт)! Он сделан из кожзама ярко-розового цвета, в оформлении имеет хромированную фурнитуру и рассчитан на собак мелких пород (размерные характеристики изделия такие: обхват шеи – 20-23,5 см, ширина – 1,4 см). Использование такого ошейника будет очень комфортным и не доставит никаких хлопот при носке. А благодаря стильному внешнему виду изделие очень гармонично будет смотреться на Вашей собаке.</text:p>
          </table:table-cell>
          <table:table-cell office:value-type="string" calcext:value-type="string">
            <text:p>http://tin29.ru/wp-content/uploads/2018/hunter/cbe8b314-3594-11e0-4488-001517e97967.jpg</text:p>
          </table:table-cell>
          <table:table-cell office:value-type="string" calcext:value-type="string">
            <text:p>http://valta.ru/catalog/osheinik/hunter_smart_osheinik_dlya_sobak_modern_art_27_20_23_5_sm_kozhzam_yarko_rozovyi/</text:p>
          </table:table-cell>
        </table:table-row>
        <table:table-row table:style-name="ro1">
          <table:table-cell office:value-type="float" office:value="98013" calcext:value-type="float">
            <text:p>98013</text:p>
          </table:table-cell>
          <table:table-cell office:value-type="string" calcext:value-type="string">
            <text:p>Hunter Smart ошейник для собак Modern Art 32 (24-28,5 см) ярко-розовый кожзам</text:p>
          </table:table-cell>
          <table:table-cell office:value-type="string" calcext:value-type="string">
            <text:p>Собаки &gt; Ошейники</text:p>
          </table:table-cell>
          <table:table-cell office:value-type="string" calcext:value-type="string">
            <text:p>482.00</text:p>
          </table:table-cell>
          <table:table-cell office:value-type="string" calcext:value-type="string">
            <text:p>Ошейник для собак Modern Art 32 (24-28,5 см) от Hunter Smart (Хантер Смарт) – отличное приобретение для Вашего питомца одной из мелких пород. В нем собака будет смотреться очень стильно, а главное, наверняка «оценит» преимущества комфортной носки, которой славятся ошейники этого производителя. Этот двойной подвернутый ошейник Modern Art рассчитан на собак мелких пород и имеет следующие размерные характеристики: обхват шеи – 24-29 см, ширина – 1,4 см. Он сделан из кожзама ярко-розового цвета, в оформлении присутствует хромированная фурнитура.</text:p>
          </table:table-cell>
          <table:table-cell office:value-type="string" calcext:value-type="string">
            <text:p>http://tin29.ru/wp-content/uploads/2018/hunter/cbe8b333-3594-11e0-4488-001517e97967.jpg</text:p>
          </table:table-cell>
          <table:table-cell office:value-type="string" calcext:value-type="string">
            <text:p>http://valta.ru/catalog/osheinik/hunter_smart_osheinik_dlya_sobak_modern_art_32_24_28_5_sm_yarko_rozovyi_kozhzam/</text:p>
          </table:table-cell>
        </table:table-row>
        <table:table-row table:style-name="ro1">
          <table:table-cell office:value-type="float" office:value="98024" calcext:value-type="float">
            <text:p>98024</text:p>
          </table:table-cell>
          <table:table-cell office:value-type="string" calcext:value-type="string">
            <text:p>Hunter Smart ошейник для собак Modern Art Luxus 27/11 (20-23,5 см) кожзам 1 ряд страз ярко-розовый</text:p>
          </table:table-cell>
          <table:table-cell office:value-type="string" calcext:value-type="string">
            <text:p>Собаки &gt; Ошейники</text:p>
          </table:table-cell>
          <table:table-cell office:value-type="string" calcext:value-type="string">
            <text:p>1175.00</text:p>
          </table:table-cell>
          <table:table-cell office:value-type="string" calcext:value-type="string">
            <text:p>Ошейник для собак Modern Art Luxus 27/11 (20-23,5 см) от Hunter Smart (Хантер Смарт) – прекрасный подарок для Вашей собаки, особенно если питомец одной из мелких пород. Размерные характеристики изделия следующие: обхват шеи – 20-23,5 см, ширина – 1,4 см. Этот ошейник двойной подвернутый, сделан из качественного кожзама ярко-розового цвета, который прослужит очень долго и не вызовет проблем при носке. В его оформлении используется хромированная фурнитура и – самое главное – стразы Swarovski, которые придают изделию очень стильный вид.</text:p>
          </table:table-cell>
          <table:table-cell office:value-type="string" calcext:value-type="string">
            <text:p>http://tin29.ru/wp-content/uploads/2018/hunter/cbe8b35a-3594-11e0-4488-001517e97967.jpg</text:p>
          </table:table-cell>
          <table:table-cell office:value-type="string" calcext:value-type="string">
            <text:p>http://valta.ru/catalog/osheinik/hunter_smart_osheinik_dlya_sobak_modern_art_luxus_27_11_20_23_5_sm_kozhzam_1_ryad_straz_yarko_rozovyi/</text:p>
          </table:table-cell>
        </table:table-row>
        <table:table-row table:style-name="ro1">
          <table:table-cell office:value-type="float" office:value="98025" calcext:value-type="float">
            <text:p>98025</text:p>
          </table:table-cell>
          <table:table-cell office:value-type="string" calcext:value-type="string">
            <text:p>Hunter Smart ошейник для собак Modern Art Luxus 32/11 (24-28,5 см) кожзам 1 ряд страз ярко-розовый</text:p>
          </table:table-cell>
          <table:table-cell office:value-type="string" calcext:value-type="string">
            <text:p>Собаки &gt; Ошейники</text:p>
          </table:table-cell>
          <table:table-cell office:value-type="string" calcext:value-type="string">
            <text:p>1306.00</text:p>
          </table:table-cell>
          <table:table-cell office:value-type="string" calcext:value-type="string">
            <text:p>Ошейник для собак мелких пород Hunter Smart (Хантер смарт) серии Modern Art Luxus (Модерн Арт Луксус) ярко-розового цвета с белой подложкой обязательно понравится вашей маленькой моднице или моднику. Он искусно выполнен из высококачественной лаковой Smart-кожи, имеет хромированную фурнитуру и украшен стразами Swarovski (Сваровски), что делает его прекрасным аксессуаром, в нем ваш любимец не останется незамеченным где бы вы не находились. Ошейник подходит для собачек с обхватом шеи 24- 29 см и имеет ширину 1,4 см.</text:p>
          </table:table-cell>
          <table:table-cell office:value-type="string" calcext:value-type="string">
            <text:p>http://tin29.ru/wp-content/uploads/2018/hunter/cbe8b378-3594-11e0-4488-001517e97967.jpg</text:p>
          </table:table-cell>
          <table:table-cell office:value-type="string" calcext:value-type="string">
            <text:p>http://valta.ru/catalog/osheinik/hunter_smart_osheinik_dlya_sobak_modern_art_luxus_32_11_24_28_5_sm_kozhzam_1_ryad_straz_yarko_rozovyi/</text:p>
          </table:table-cell>
        </table:table-row>
        <table:table-row table:style-name="ro7">
          <table:table-cell office:value-type="float" office:value="92316" calcext:value-type="float">
            <text:p>92316</text:p>
          </table:table-cell>
          <table:table-cell office:value-type="string" calcext:value-type="string">
            <text:p>Hunter Smart ошейник для собак Modern Art Neon 32 (24-28,5 см) заменитель кожи неоновый розовый/желтый</text:p>
          </table:table-cell>
          <table:table-cell office:value-type="string" calcext:value-type="string">
            <text:p>Собаки &gt; Ошейники</text:p>
          </table:table-cell>
          <table:table-cell office:value-type="string" calcext:value-type="string">
            <text:p>629.00</text:p>
          </table:table-cell>
          <table:table-cell office:value-type="string" calcext:value-type="string">
            <text:p>Ошейник для собак мелких пород. Двуслойный с подвернутыми краями. Выполнен из яркого лакового заменителя кожи. Ошейник не боится влаги и не трескается на морозе. А яркие неоновые цвета сделают Вашего питомца центром внимания. &lt;br&gt;</text:p>
            <text:p>Обхват шеи 24-28,5 см, ширина 11 мм.</text:p>
            <text:p/>
          </table:table-cell>
          <table:table-cell office:value-type="string" calcext:value-type="string">
            <text:p>http://tin29.ru/wp-content/uploads/2018/hunter/5630162c-71ae-11e5-80d6-00155d298300.jpg, http://tin29.ru/wp-content/uploads/2018/hunter/5630162c-71ae-11e5-80d6-00155d298300_2.jpg</text:p>
          </table:table-cell>
          <table:table-cell office:value-type="string" calcext:value-type="string">
            <text:p>http://valta.ru/catalog/osheinik/hunter_smart_osheinik_dlya_sobak_modern_art_neon_32_24_28_5_sm_zamenitel_kozhi_neonovyi_rozovyi_zheltyi/</text:p>
          </table:table-cell>
        </table:table-row>
        <table:table-row table:style-name="ro1">
          <table:table-cell office:value-type="float" office:value="91393" calcext:value-type="float">
            <text:p>91393</text:p>
          </table:table-cell>
          <table:table-cell office:value-type="string" calcext:value-type="string">
            <text:p>Hunter Smart ошейник для собак Modern Kroko Luxus 32/11 (24-28,5 см) кожзам лаковый 1 ряд страз черный</text:p>
          </table:table-cell>
          <table:table-cell office:value-type="string" calcext:value-type="string">
            <text:p>Собаки &gt; Ошейники</text:p>
          </table:table-cell>
          <table:table-cell office:value-type="string" calcext:value-type="string">
            <text:p>1426.00</text:p>
          </table:table-cell>
          <table:table-cell office:value-type="string" calcext:value-type="string">
            <text:p>Черный лаковый ошейник для собак мелких пород Hunter Smart (Хантер смарт) серии Modern Kroko Luxus 32/11 (Модерн Кроко Люксус 27/11) идеально подойдет для тех, кто ценит красоту и комфорт. Он выполнен из высококачественной лаковой Smart-кожи с имитацией кожи крокодила, имеет хромированную фурнитуру и украшен стразами Swarovski (Сваровски), которые внесут яркости в любой образ. Ошейник подходит для собачек с обхватом шеи 24 - 29 см и имеет ширину 1,4 см.</text:p>
          </table:table-cell>
          <table:table-cell office:value-type="string" calcext:value-type="string">
            <text:p>http://tin29.ru/wp-content/uploads/2018/hunter/9f82cb52-3594-11e0-4488-001517e97967.jpg</text:p>
          </table:table-cell>
          <table:table-cell office:value-type="string" calcext:value-type="string">
            <text:p>http://valta.ru/catalog/osheinik/hunter_smart_osheinik_dlya_sobak_modern_kroko_luxus_32_11_24_28_5_sm_kozhzam_lakovyi_1_ryad_straz_chernyi/</text:p>
          </table:table-cell>
        </table:table-row>
        <table:table-row table:style-name="ro1">
          <table:table-cell office:value-type="float" office:value="91399" calcext:value-type="float">
            <text:p>91399</text:p>
          </table:table-cell>
          <table:table-cell office:value-type="string" calcext:value-type="string">
            <text:p>Hunter Smart ошейник для собак Modern Kroko Luxus 37/13 (28- 33,5 см) кожзам лаковый 1 ряд страз красный</text:p>
          </table:table-cell>
          <table:table-cell office:value-type="string" calcext:value-type="string">
            <text:p>Собаки &gt; Ошейники</text:p>
          </table:table-cell>
          <table:table-cell office:value-type="string" calcext:value-type="string">
            <text:p>1635.00</text:p>
          </table:table-cell>
          <table:table-cell office:value-type="string" calcext:value-type="string">
            <text:p>Двойной подвернутый шейник для собак средних пород Hunter Smart (Хантер смарт) серии Modern Kroko Luxus 37/13 (Модерн Кроко Люксус 37/13) красного цвета с черной подложкой выполнен из высококачественной лаковой Smart-кожи с имитацией кожи крокодила, имеет хромированную фурнитуру и украшен стразами Swarovski (Сваровски), что делает его броским и изысканным аксессуаром. В нем ваш любимец не останется незамеченным где бы вы не находились. Ошейник подходит для собачек с обхватом шеи 28 - 34 см и имеет ширину 1,6 см.</text:p>
          </table:table-cell>
          <table:table-cell office:value-type="string" calcext:value-type="string">
            <text:p>http://tin29.ru/wp-content/uploads/2018/hunter/a1f74215-3594-11e0-4488-001517e97967.jpg</text:p>
          </table:table-cell>
          <table:table-cell office:value-type="string" calcext:value-type="string">
            <text:p>http://valta.ru/catalog/osheinik/hunter_smart_osheinik_dlya_sobak_modern_kroko_luxus_37_13_28__33_5_sm_kozhzam_lakovyi_1_ryad_straz_krasnyi/</text:p>
          </table:table-cell>
        </table:table-row>
        <table:table-row table:style-name="ro1">
          <table:table-cell office:value-type="float" office:value="97858" calcext:value-type="float">
            <text:p>97858</text:p>
          </table:table-cell>
          <table:table-cell office:value-type="string" calcext:value-type="string">
            <text:p>Hunter Smart ошейник для собак Modern Luxus 27/11 (20-23,5 см) кожзам 1 ряд страз розовый</text:p>
          </table:table-cell>
          <table:table-cell office:value-type="string" calcext:value-type="string">
            <text:p>Собаки &gt; Ошейники</text:p>
          </table:table-cell>
          <table:table-cell office:value-type="string" calcext:value-type="string">
            <text:p>1234.00</text:p>
          </table:table-cell>
          <table:table-cell office:value-type="string" calcext:value-type="string">
            <text:p>Хотите, чтобы ваш любимец выделялся из толпы? Подарите ему двуслойный ошейник для миниатюрных собак Hunter Smart (Хантер смарт) серии Modern Luxus 27/11 (Модерн Люксус 27/11) с подвернутыми краями, розового цвета с белой подложкой. Он выполнен из высококачественной лаковой Smart-кожи, оснащен хромированной фурнитурой и украшен стразами Swarovski (Сваровски), которые обязательно привлекут внимание к вашему любимцу. Ошейник подходит для собак с обхватом шеи 20 - 23,5 см и имеет ширину 1,4 см.</text:p>
          </table:table-cell>
          <table:table-cell office:value-type="string" calcext:value-type="string">
            <text:p>http://tin29.ru/wp-content/uploads/2018/hunter/c0934718-3594-11e0-4488-001517e97967.jpg</text:p>
          </table:table-cell>
          <table:table-cell office:value-type="string" calcext:value-type="string">
            <text:p>http://valta.ru/catalog/osheinik/hunter_smart_osheinik_dlya_sobak_modern_luxus_27_11_20_23_5_sm_kozhzam_1_ryad_straz_rozovyi/</text:p>
          </table:table-cell>
        </table:table-row>
        <table:table-row table:style-name="ro1">
          <table:table-cell office:value-type="float" office:value="97859" calcext:value-type="float">
            <text:p>97859</text:p>
          </table:table-cell>
          <table:table-cell office:value-type="string" calcext:value-type="string">
            <text:p>Hunter Smart ошейник для собак Modern Luxus 32/11 (24-28,5 см) кожзам 1 ряд страз розовый</text:p>
          </table:table-cell>
          <table:table-cell office:value-type="string" calcext:value-type="string">
            <text:p>Собаки &gt; Ошейники</text:p>
          </table:table-cell>
          <table:table-cell office:value-type="string" calcext:value-type="string">
            <text:p>1243.00</text:p>
          </table:table-cell>
          <table:table-cell office:value-type="string" calcext:value-type="string">
            <text:p>Удивительно красивый, прочный и надежный двуслойный ошейник для миниатюрных собак Hunter Smart (Хантер смарт) серии Modern Luxus 32/11 (Модерн Люксус 32/11). Подвернутые края, розовый цвет с белой подложкой выгодно подчеркнут красоту и стать вашего любимца. Он выполнен из высококачественной лаковой Smart-кожи, оснащен хромированной фурнитурой и украшен стразами Swarovski (Сваровски), что делает еще более его броским. В нем ваш любимец всегда будет привлекать к себе всеобщее внимание. Ошейник подходит для собак с обхватом шеи 24 - 29 см и имеет ширину 1,4 см.</text:p>
          </table:table-cell>
          <table:table-cell office:value-type="string" calcext:value-type="string">
            <text:p>http://tin29.ru/wp-content/uploads/2018/hunter/c0934740-3594-11e0-4488-001517e97967.jpg</text:p>
          </table:table-cell>
          <table:table-cell office:value-type="string" calcext:value-type="string">
            <text:p>http://valta.ru/catalog/osheinik/hunter_smart_osheinik_dlya_sobak_modern_luxus_32_11_24_28_5_sm_kozhzam_1_ryad_straz_rozovyi/</text:p>
          </table:table-cell>
        </table:table-row>
        <table:table-row table:style-name="ro1">
          <table:table-cell office:value-type="float" office:value="97698" calcext:value-type="float">
            <text:p>97698</text:p>
          </table:table-cell>
          <table:table-cell office:value-type="string" calcext:value-type="string">
            <text:p>Hunter Smart ошейник для собак Modern Аrt 27/11 (20-23,5 см) кожзам красный/черный</text:p>
          </table:table-cell>
          <table:table-cell office:value-type="string" calcext:value-type="string">
            <text:p>Собаки &gt; Ошейники</text:p>
          </table:table-cell>
          <table:table-cell office:value-type="string" calcext:value-type="string">
            <text:p>465.00</text:p>
          </table:table-cell>
          <table:table-cell office:value-type="string" calcext:value-type="string">
            <text:p>Удобный и симпатичный двуслойный ошейник для миниатюрных собак Hunter Smart (Хантер смарт) серии Modern Аrt 27/11 (Модерн Арт 27/11) с подвернутыми краями, красного цвета с черной подложкой из высококачественной лаковой Smart-кожи. Он оснащен прочной хромированной фурнитурой, которая прослужит вам очень долгочто делает его броским и изысканным аксессуаром. В нем ваш любимец не останется незамеченным где бы вы не находились. Ошейник подходит для собак с обхватом шеи 20 - 23,5 см и имеет ширину 1,4 см.</text:p>
          </table:table-cell>
          <table:table-cell office:value-type="string" calcext:value-type="string">
            <text:p>http://tin29.ru/wp-content/uploads/2018/hunter/b8816b5e-3594-11e0-4488-001517e97967.jpg</text:p>
          </table:table-cell>
          <table:table-cell office:value-type="string" calcext:value-type="string">
            <text:p>http://valta.ru/catalog/osheinik/hunter_smart_osheinik_dlya_sobak_modern_art_27_11_20_23_5_sm_kozhzam_krasnyi_chernyi/</text:p>
          </table:table-cell>
        </table:table-row>
        <table:table-row table:style-name="ro1">
          <table:table-cell office:value-type="float" office:value="97699" calcext:value-type="float">
            <text:p>97699</text:p>
          </table:table-cell>
          <table:table-cell office:value-type="string" calcext:value-type="string">
            <text:p>Hunter Smart ошейник для собак Modern Аrt 32/11 (24-28,5 см) кожзам красный/черный</text:p>
          </table:table-cell>
          <table:table-cell office:value-type="string" calcext:value-type="string">
            <text:p>Собаки &gt; Ошейники</text:p>
          </table:table-cell>
          <table:table-cell office:value-type="string" calcext:value-type="string">
            <text:p>506.00</text:p>
          </table:table-cell>
          <table:table-cell office:value-type="string" calcext:value-type="string">
            <text:p>Двуслойный ошейник для миниатюрных собак Hunter Smart (Хантер смарт) серии Modern Аrt 32/11 (Модерн Арт 32/11) с подвернутыми краями, красного цвета с черной подложкой, выполнен из высококачественной лаковой Smart-кожи, оснащен хромированной фурнитурой, что делает его броским и изысканным аксессуаром. В нем ваш любимец не останется незамеченным где бы вы не находились. Ошейник подходит для собак с обхватом шеи 24 - 29 см и имеет ширину 1,4 см.</text:p>
          </table:table-cell>
          <table:table-cell office:value-type="string" calcext:value-type="string">
            <text:p>http://tin29.ru/wp-content/uploads/2018/hunter/b8816b86-3594-11e0-4488-001517e97967.jpg</text:p>
          </table:table-cell>
          <table:table-cell office:value-type="string" calcext:value-type="string">
            <text:p>http://valta.ru/catalog/osheinik/hunter_smart_osheinik_dlya_sobak_modern_art_32_11_24_28_5_sm_kozhzam_krasnyi_chernyi/</text:p>
          </table:table-cell>
        </table:table-row>
        <table:table-row table:style-name="ro1">
          <table:table-cell office:value-type="float" office:value="91120" calcext:value-type="float">
            <text:p>91120</text:p>
          </table:table-cell>
          <table:table-cell office:value-type="string" calcext:value-type="string">
            <text:p>Hunter Smart ошейник для собак с банданой Ecco Sport Nicki 27 (19-24 см) красный</text:p>
          </table:table-cell>
          <table:table-cell office:value-type="string" calcext:value-type="string">
            <text:p>Собаки &gt; Ошейники</text:p>
          </table:table-cell>
          <table:table-cell office:value-type="string" calcext:value-type="string">
            <text:p>465.00</text:p>
          </table:table-cell>
          <table:table-cell office:value-type="string" calcext:value-type="string">
            <text:p>Ошейник из натуральной кожи с банданой из ткани в красную клетку для миниатюрных собак Hunter Smart (Хантер смарт) серии Ecco Sport Nicki 27 (Екко Спорт Никки 27), оснащен хромированной фурнитурой. В нем ваш любимец выделится из любой толпы и привлечет всеобщее внимание! Ошейник подходит для собак с обхватом шеи 19 - 24 см и имеет ширину 1 см.</text:p>
          </table:table-cell>
          <table:table-cell office:value-type="string" calcext:value-type="string">
            <text:p>http://tin29.ru/wp-content/uploads/2018/hunter/afff0d34-77c4-11e0-0f93-001517e97967.jpg</text:p>
          </table:table-cell>
          <table:table-cell office:value-type="string" calcext:value-type="string">
            <text:p>http://valta.ru/catalog/osheinik/hunter_smart_osheinik_dlya_sobak_s_bandanoi_ecco_sport_nicki_27_19_24_sm_krasnyi/</text:p>
          </table:table-cell>
        </table:table-row>
        <table:table-row table:style-name="ro1">
          <table:table-cell office:value-type="float" office:value="91122" calcext:value-type="float">
            <text:p>91122</text:p>
          </table:table-cell>
          <table:table-cell office:value-type="string" calcext:value-type="string">
            <text:p>Hunter Smart ошейник для собак с банданой Ecco Sport Nicki 37 (28-33 см) красный</text:p>
          </table:table-cell>
          <table:table-cell office:value-type="string" calcext:value-type="string">
            <text:p>Собаки &gt; Ошейники</text:p>
          </table:table-cell>
          <table:table-cell office:value-type="string" calcext:value-type="string">
            <text:p>568.00</text:p>
          </table:table-cell>
          <table:table-cell office:value-type="string" calcext:value-type="string">
            <text:p>Hunter Smart ошейник для собак с банданой Ecco Sport Nicki 37 (28-33 см) красный&lt;br&gt;&lt;br&gt; Ошейник оснащен хромированной фурнитурой, которая прослужит вам очень долго. С таким аксессуаром ваш любимец всегда будет выделяться из толпы!</text:p>
          </table:table-cell>
          <table:table-cell office:value-type="string" calcext:value-type="string">
            <text:p>http://tin29.ru/wp-content/uploads/2018/hunter/4eddbed9-5060-11e4-87a4-001517e97967.jpg</text:p>
          </table:table-cell>
          <table:table-cell office:value-type="string" calcext:value-type="string">
            <text:p>http://valta.ru/catalog/osheinik/hunter_smart_osheinik_dlya_sobak_s_bandanoi_ecco_sport_nicki_37_28_33_sm_krasnyi/</text:p>
          </table:table-cell>
        </table:table-row>
        <table:table-row table:style-name="ro1">
          <table:table-cell office:value-type="float" office:value="92187" calcext:value-type="float">
            <text:p>92187</text:p>
          </table:table-cell>
          <table:table-cell office:value-type="string" calcext:value-type="string">
            <text:p>Hunter Smart поводок для собак Ecco 10/110 нейлон бирюзовый</text:p>
          </table:table-cell>
          <table:table-cell office:value-type="string" calcext:value-type="string">
            <text:p>Категория: Поводки</text:p>
          </table:table-cell>
          <table:table-cell office:value-type="string" calcext:value-type="string">
            <text:p>216.00</text:p>
          </table:table-cell>
          <table:table-cell office:value-type="string" calcext:value-type="string">
            <text:p>Поводок для собак Hunter Ecco Sport 10/110 (Экко Спорт). Выполнен из нейлона, имеет удобную петлю для руки, а также надежный карабин для сцепления с ошейником. Он легко присоединяется и отсоединяется от ошейника. Длина 110 см, ширина 10 мм. Цвет: бирюза.</text:p>
          </table:table-cell>
          <table:table-cell office:value-type="string" calcext:value-type="string">
            <text:p>http://tin29.ru/wp-content/uploads/2018/hunter/4242206d-e60f-11e1-98fe-001517e97967.jpg</text:p>
          </table:table-cell>
          <table:table-cell office:value-type="string" calcext:value-type="string">
            <text:p>http://valta.ru/catalog/povodki/hunter_smart_povodok_dlya_sobak_ecco_sport_10_110_neilon_biryuzovyi/</text:p>
          </table:table-cell>
        </table:table-row>
        <table:table-row table:style-name="ro1">
          <table:table-cell office:value-type="float" office:value="91084" calcext:value-type="float">
            <text:p>91084</text:p>
          </table:table-cell>
          <table:table-cell office:value-type="string" calcext:value-type="string">
            <text:p>Hunter Smart поводок для собак Ecco 10/110 нейлон красный</text:p>
          </table:table-cell>
          <table:table-cell office:value-type="string" calcext:value-type="string">
            <text:p>Категория: Поводки</text:p>
          </table:table-cell>
          <table:table-cell office:value-type="string" calcext:value-type="string">
            <text:p>216.00</text:p>
          </table:table-cell>
          <table:table-cell office:value-type="string" calcext:value-type="string">
            <text:p>Нейлоновый красный поводок Hunter Smart (Хантер смарт) серии Eco 10/110 (Эко 10/110), предназначен для собак среднего размера. Его яркая расцветка будет радовать вас в любую погоду, а удобная застежка не доставит дискомфорта любимцу. Поводок имеет ширину 10 мм и длину 110 см.</text:p>
          </table:table-cell>
          <table:table-cell office:value-type="string" calcext:value-type="string">
            <text:p>http://tin29.ru/wp-content/uploads/2018/hunter/981afa25-3594-11e0-4488-001517e97967.jpg</text:p>
          </table:table-cell>
          <table:table-cell office:value-type="string" calcext:value-type="string">
            <text:p>http://valta.ru/catalog/povodki/hunter_smart_povodok_dlya_sobak_eko_10_110_neilon_krasnyi/</text:p>
          </table:table-cell>
        </table:table-row>
        <table:table-row table:style-name="ro1">
          <table:table-cell office:value-type="float" office:value="92188" calcext:value-type="float">
            <text:p>92188</text:p>
          </table:table-cell>
          <table:table-cell office:value-type="string" calcext:value-type="string">
            <text:p>Hunter Smart поводок для собак Ecco 15/110 нейлон бирюзовый</text:p>
          </table:table-cell>
          <table:table-cell office:value-type="string" calcext:value-type="string">
            <text:p>Категория: Поводки</text:p>
          </table:table-cell>
          <table:table-cell office:value-type="string" calcext:value-type="string">
            <text:p>278.00</text:p>
          </table:table-cell>
          <table:table-cell office:value-type="string" calcext:value-type="string">
            <text:p>Поводок для собак Hunter Ecco Sport 15/110 (Экко Спорт). Выполнен из нейлона, имеет удобную петлю для руки, а также надежный карабин для сцепления с ошейником. Он легко присоединяется и отсоединяется от ошейника. Длина 110 см, ширина 15 мм. Цвет: бирюза.</text:p>
          </table:table-cell>
          <table:table-cell office:value-type="string" calcext:value-type="string">
            <text:p>http://tin29.ru/wp-content/uploads/2018/hunter/4242206f-e60f-11e1-98fe-001517e97967.jpg</text:p>
          </table:table-cell>
          <table:table-cell office:value-type="string" calcext:value-type="string">
            <text:p>http://valta.ru/catalog/povodki/hunter_smart_povodok_dlya_sobak_ecco_sport_15_110_neilon_biryuzovyi/</text:p>
          </table:table-cell>
        </table:table-row>
        <table:table-row table:style-name="ro1">
          <table:table-cell office:value-type="float" office:value="91096" calcext:value-type="float">
            <text:p>91096</text:p>
          </table:table-cell>
          <table:table-cell office:value-type="string" calcext:value-type="string">
            <text:p>Hunter Smart поводок для собак Ecco 20/100 нейлон красный</text:p>
          </table:table-cell>
          <table:table-cell office:value-type="string" calcext:value-type="string">
            <text:p>Категория: Поводки</text:p>
          </table:table-cell>
          <table:table-cell office:value-type="string" calcext:value-type="string">
            <text:p>339.00</text:p>
          </table:table-cell>
          <table:table-cell office:value-type="string" calcext:value-type="string">
            <text:p>Яркий нейлоновый поводок Hunter Smart (Хантер смарт) серии Eco 20/100 (Эко 20/100), красного цвета, очень удобный и яркий, он будет радовать вас и вашего любимца долгое время. Ошейник имеет ширину 20 мм и длину 100 см.</text:p>
          </table:table-cell>
          <table:table-cell office:value-type="string" calcext:value-type="string">
            <text:p>http://tin29.ru/wp-content/uploads/2018/hunter/981afa93-3594-11e0-4488-001517e97967.jpg</text:p>
          </table:table-cell>
          <table:table-cell office:value-type="string" calcext:value-type="string">
            <text:p>http://valta.ru/catalog/povodki/hunter_smart_povodok_dlya_sobak_eko_20_100_nelon_krasnyi/</text:p>
          </table:table-cell>
        </table:table-row>
        <table:table-row table:style-name="ro1">
          <table:table-cell office:value-type="float" office:value="91099" calcext:value-type="float">
            <text:p>91099</text:p>
          </table:table-cell>
          <table:table-cell office:value-type="string" calcext:value-type="string">
            <text:p>Hunter Smart поводок для собак Ecco 20/100 нейлон черный</text:p>
          </table:table-cell>
          <table:table-cell office:value-type="string" calcext:value-type="string">
            <text:p>Категория: Поводки</text:p>
          </table:table-cell>
          <table:table-cell office:value-type="string" calcext:value-type="string">
            <text:p>339.00</text:p>
          </table:table-cell>
          <table:table-cell office:value-type="string" calcext:value-type="string">
            <text:p>Нейлоновый поводок Hunter Smart (Хантер смарт) серии Eco 20/100 (Эко 20/100), черного цвета удобен и практичен. Порадует как своего владельца, так и его хозяина. Поводок имеет ширину 20 мм и длину 110 см.</text:p>
          </table:table-cell>
          <table:table-cell office:value-type="string" calcext:value-type="string">
            <text:p>http://tin29.ru/wp-content/uploads/2018/hunter/981afad9-3594-11e0-4488-001517e97967.jpg</text:p>
          </table:table-cell>
          <table:table-cell office:value-type="string" calcext:value-type="string">
            <text:p>http://valta.ru/catalog/povodki/hunter_smart_povodok_dlya_sobak_eko_20_100_neilon_chernyi/</text:p>
          </table:table-cell>
        </table:table-row>
        <table:table-row table:style-name="ro1">
          <table:table-cell office:value-type="float" office:value="92189" calcext:value-type="float">
            <text:p>92189</text:p>
          </table:table-cell>
          <table:table-cell office:value-type="string" calcext:value-type="string">
            <text:p>Hunter Smart поводок для собак Ecco 20/110 нейлон бирюзовый</text:p>
          </table:table-cell>
          <table:table-cell office:value-type="string" calcext:value-type="string">
            <text:p>Категория: Поводки</text:p>
          </table:table-cell>
          <table:table-cell office:value-type="string" calcext:value-type="string">
            <text:p>339.00</text:p>
          </table:table-cell>
          <table:table-cell office:value-type="string" calcext:value-type="string">
            <text:p>Поводок для собак Hunter Ecco Sport 20/110 (Экко Спорт). Выполнен из нейлона, имеет удобную петлю для руки, а также надежный карабин для сцепления с ошейником. Он легко присоединяется и отсоединяется от ошейника. Длина 110 см, ширина 20 мм. Цвет: бирюза.</text:p>
          </table:table-cell>
          <table:table-cell office:value-type="string" calcext:value-type="string">
            <text:p>http://tin29.ru/wp-content/uploads/2018/hunter/42422071-e60f-11e1-98fe-001517e97967.jpg</text:p>
          </table:table-cell>
          <table:table-cell office:value-type="string" calcext:value-type="string">
            <text:p>http://valta.ru/catalog/povodki/hunter_smart_povodok_dlya_sobak_ecco_sport_20_110_neilon_biryuzovyi/</text:p>
          </table:table-cell>
        </table:table-row>
        <table:table-row table:style-name="ro1">
          <table:table-cell office:value-type="float" office:value="91114" calcext:value-type="float">
            <text:p>91114</text:p>
          </table:table-cell>
          <table:table-cell office:value-type="string" calcext:value-type="string">
            <text:p>Hunter Smart поводок-перестежка Ecco 20/200 нейлон красный</text:p>
          </table:table-cell>
          <table:table-cell office:value-type="string" calcext:value-type="string">
            <text:p>Категория: Перестежка</text:p>
          </table:table-cell>
          <table:table-cell office:value-type="string" calcext:value-type="string">
            <text:p>594.00</text:p>
          </table:table-cell>
          <table:table-cell office:value-type="string" calcext:value-type="string">
            <text:p>Нейлоновый поводок-перестежка Hunter Smart (Хантер смарт) серии Eco 20/200 (Эко 20/200), красного цвета - полезный и яркий аксессуар. Насыщенный цвет и удобная застежка порадуют вас и вашего любимца. Поводок имеет 2 карабина и 3 кольца, что позволяет варьировать его длину для вашего удобства. Ширина поводка 20 мм, максимальная длина 180 см.</text:p>
          </table:table-cell>
          <table:table-cell office:value-type="string" calcext:value-type="string">
            <text:p>http://tin29.ru/wp-content/uploads/2018/hunter/ea85e18e-3594-11e0-4488-001517e97967.jpg</text:p>
          </table:table-cell>
          <table:table-cell office:value-type="string" calcext:value-type="string">
            <text:p>http://valta.ru/catalog/perestezhka/hunter_smart_povodok_perestezhka_eko_20_200_neilon_krasnyi/</text:p>
          </table:table-cell>
        </table:table-row>
        <table:table-row table:style-name="ro1">
          <table:table-cell office:value-type="float" office:value="91117" calcext:value-type="float">
            <text:p>91117</text:p>
          </table:table-cell>
          <table:table-cell office:value-type="string" calcext:value-type="string">
            <text:p>Hunter Smart поводок-перестежка Ecco 20/200 нейлон черный</text:p>
          </table:table-cell>
          <table:table-cell office:value-type="string" calcext:value-type="string">
            <text:p>Категория: Перестежка</text:p>
          </table:table-cell>
          <table:table-cell office:value-type="string" calcext:value-type="string">
            <text:p>594.00</text:p>
          </table:table-cell>
          <table:table-cell office:value-type="string" calcext:value-type="string">
            <text:p>Нейлоновый поводок-перестежка Hunter Smart (Хантер смарт) серии Eco 20/200 (Эко 20/200), черного цвета удобен и практичен. Надежная застежка порадует вас и вашего любимца. Поводок имеет 2 карабина и 3 кольца, что позволяет изменять его длину для вашего удобства. Ширина поводка 20 мм, максимальная длина 180 см.</text:p>
          </table:table-cell>
          <table:table-cell office:value-type="string" calcext:value-type="string">
            <text:p>http://tin29.ru/wp-content/uploads/2018/hunter/ea85e1b6-3594-11e0-4488-001517e97967.jpg</text:p>
          </table:table-cell>
          <table:table-cell office:value-type="string" calcext:value-type="string">
            <text:p>http://valta.ru/catalog/perestezhka/hunter_smart_povodok_perestezhka_eko_20_200_neilon_chernyi/</text:p>
          </table:table-cell>
        </table:table-row>
        <table:table-row table:style-name="ro1">
          <table:table-cell office:value-type="float" office:value="91108" calcext:value-type="float">
            <text:p>91108</text:p>
          </table:table-cell>
          <table:table-cell office:value-type="string" calcext:value-type="string">
            <text:p>Hunter Smart поводок-перестежка Ecco15/200 нейлон красный</text:p>
          </table:table-cell>
          <table:table-cell office:value-type="string" calcext:value-type="string">
            <text:p>Категория: Перестежка</text:p>
          </table:table-cell>
          <table:table-cell office:value-type="string" calcext:value-type="string">
            <text:p>514.00</text:p>
          </table:table-cell>
          <table:table-cell office:value-type="string" calcext:value-type="string">
            <text:p>Нейлоновый поводок-перестежка Hunter Smart (Хантер смарт) серии Eco 15/200 (Эко 15/200), красного цвета - выбор практичных хозяев, которые любят своего питомца. Поводок имеет 2 карабина и 3 кольца, что позволяет менять его длину для вашего удобства. Ширина поводка 15 мм, максимальная длина 180 см.</text:p>
          </table:table-cell>
          <table:table-cell office:value-type="string" calcext:value-type="string">
            <text:p>http://tin29.ru/wp-content/uploads/2018/hunter/ea85e148-3594-11e0-4488-001517e97967.jpg</text:p>
          </table:table-cell>
          <table:table-cell office:value-type="string" calcext:value-type="string">
            <text:p>http://valta.ru/catalog/perestezhka/hunter_smart_povodok_perestezhka_eko_15_200_neilon_krasnyi/</text:p>
          </table:table-cell>
        </table:table-row>
        <table:table-row table:style-name="ro1">
          <table:table-cell office:value-type="float" office:value="92444" calcext:value-type="float">
            <text:p>92444</text:p>
          </table:table-cell>
          <table:table-cell office:value-type="string" calcext:value-type="string">
            <text:p>Hunter Smart расческа для собак с короткой шерстью, вращающиеся зубчики</text:p>
          </table:table-cell>
          <table:table-cell office:value-type="string" calcext:value-type="string">
            <text:p>Категория: Расческа</text:p>
          </table:table-cell>
          <table:table-cell office:value-type="string" calcext:value-type="string">
            <text:p>591.00</text:p>
          </table:table-cell>
          <table:table-cell office:value-type="string" calcext:value-type="string">
            <text:p>Расческа для собак и кошек с короткой шерстью. &lt;br&gt;Закругленные вращающиеся зубчики легко удалят отмершую шерсть и грязь и приведут в порядок вашего любимца. &lt;br&gt;Расческа выполнена из пластика и нержавеющей стали, что делает ее прочной и долговечной. Для собак и кошек с короткой шерстью.</text:p>
          </table:table-cell>
          <table:table-cell office:value-type="string" calcext:value-type="string">
            <text:p>http://tin29.ru/wp-content/uploads/2018/hunter/fe06ff14-43e7-11e4-87a4-001517e97967.jpg</text:p>
          </table:table-cell>
          <table:table-cell office:value-type="string" calcext:value-type="string">
            <text:p>http://valta.ru/catalog/rascheska/hunter_smart_rascheska_dlya_sobak_s_korotkoi_sherstyu__vraschayuschiesya_zubchiki/</text:p>
          </table:table-cell>
        </table:table-row>
        <table:table-row table:style-name="ro1">
          <table:table-cell office:value-type="float" office:value="92443" calcext:value-type="float">
            <text:p>92443</text:p>
          </table:table-cell>
          <table:table-cell office:value-type="string" calcext:value-type="string">
            <text:p>Hunter Smart расческа от блох</text:p>
          </table:table-cell>
          <table:table-cell office:value-type="string" calcext:value-type="string">
            <text:p>Категория: Расческа</text:p>
          </table:table-cell>
          <table:table-cell office:value-type="string" calcext:value-type="string">
            <text:p>624.00</text:p>
          </table:table-cell>
          <table:table-cell office:value-type="string" calcext:value-type="string">
            <text:p>Расческа для собак и кошек от компании Hunter <text:s/>(Хантер) выполнена из пластика и нержавеющей стали, что делает ее прочной и долговечной.</text:p>
          </table:table-cell>
          <table:table-cell office:value-type="string" calcext:value-type="string">
            <text:p>http://tin29.ru/wp-content/uploads/2018/hunter/042dd591-5077-11e4-87a4-001517e97967.jpg</text:p>
          </table:table-cell>
          <table:table-cell office:value-type="string" calcext:value-type="string">
            <text:p>http://valta.ru/catalog/rascheska/hunter_smart_rascheska_ot_bloh/</text:p>
          </table:table-cell>
        </table:table-row>
        <table:table-row table:style-name="ro1">
          <table:table-cell office:value-type="float" office:value="92451" calcext:value-type="float">
            <text:p>92451</text:p>
          </table:table-cell>
          <table:table-cell office:value-type="string" calcext:value-type="string">
            <text:p>Hunter Smart расческа очень частая</text:p>
          </table:table-cell>
          <table:table-cell office:value-type="string" calcext:value-type="string">
            <text:p>Категория: Расческа</text:p>
          </table:table-cell>
          <table:table-cell office:value-type="string" calcext:value-type="string">
            <text:p>416.00</text:p>
          </table:table-cell>
          <table:table-cell office:value-type="string" calcext:value-type="string">
            <text:p>Хотите, чтобы шерсть вашего питомца выглядела блестящей и здоровой? Обратите внимание на расческу для собак с густой шерстью от Hunter Smart (Хантер Смарт). &lt;br&gt;Вращающиеся зубчики легко удалят отмершую шерсть и грязь и приведут в порядок вашего любимца. Расческа выполнена из пластика и нержавеющей стали, что делает ее прочной и долговечной.</text:p>
          </table:table-cell>
          <table:table-cell office:value-type="string" calcext:value-type="string">
            <text:p>http://tin29.ru/wp-content/uploads/2018/hunter/c7c76895-5077-11e4-87a4-001517e97967.jpg</text:p>
          </table:table-cell>
          <table:table-cell office:value-type="string" calcext:value-type="string">
            <text:p>http://valta.ru/catalog/rascheska/hunter_smart_rascheska_ochen_chastaya/</text:p>
          </table:table-cell>
        </table:table-row>
        <table:table-row table:style-name="ro1">
          <table:table-cell office:value-type="float" office:value="92448" calcext:value-type="float">
            <text:p>92448</text:p>
          </table:table-cell>
          <table:table-cell office:value-type="string" calcext:value-type="string">
            <text:p>Hunter Smart расческа с вращающимися зубчиками большая</text:p>
          </table:table-cell>
          <table:table-cell office:value-type="string" calcext:value-type="string">
            <text:p>Категория: Расческа</text:p>
          </table:table-cell>
          <table:table-cell office:value-type="string" calcext:value-type="string">
            <text:p>763.00</text:p>
          </table:table-cell>
          <table:table-cell office:value-type="string" calcext:value-type="string">
            <text:p>Хотите, чтобы шерсть вашего питомца выглядела блестящей и здоровой? Обратите внимание на расческу для собак с густой шерстью от Hunter Smart (Хантер Смарт). &lt;br&gt;&lt;br&gt;Вращающиеся зубчики легко удалят отмершую шерсть и грязь и приведут в порядок вашего любимца. Расческа выполнена из пластика и нержавеющей стали, что делает ее прочной и долговечной.</text:p>
          </table:table-cell>
          <table:table-cell office:value-type="string" calcext:value-type="string">
            <text:p>http://tin29.ru/wp-content/uploads/2018/hunter/6406be1a-5077-11e4-87a4-001517e97967.jpg</text:p>
          </table:table-cell>
          <table:table-cell office:value-type="string" calcext:value-type="string">
            <text:p>http://valta.ru/catalog/rascheska/hunter_smart_rascheska_s_vraschayuschimisya_zubchikami_bolshaya/</text:p>
          </table:table-cell>
        </table:table-row>
        <table:table-row table:style-name="ro1">
          <table:table-cell office:value-type="float" office:value="92447" calcext:value-type="float">
            <text:p>92447</text:p>
          </table:table-cell>
          <table:table-cell office:value-type="string" calcext:value-type="string">
            <text:p>Hunter Smart расческа с вращающимися зубчиками средняя</text:p>
          </table:table-cell>
          <table:table-cell office:value-type="string" calcext:value-type="string">
            <text:p>Категория: Расческа</text:p>
          </table:table-cell>
          <table:table-cell office:value-type="string" calcext:value-type="string">
            <text:p>694.00</text:p>
          </table:table-cell>
          <table:table-cell office:value-type="string" calcext:value-type="string">
            <text:p>Хотите, чтобы шерсть вашего питомца выглядела блестящей и здоровой? Обратите внимание на расческу для собак с густой шерстью от Hunter Smart (Хантер Смарт). &lt;br&gt;Вращающиеся зубчики легко удалят отмершую шерсть и грязь и приведут в порядок вашего любимца.&lt;br&gt; Расческа выполнена из пластика и нержавеющей стали, что делает ее прочной и долговечной.</text:p>
          </table:table-cell>
          <table:table-cell office:value-type="string" calcext:value-type="string">
            <text:p>http://tin29.ru/wp-content/uploads/2018/hunter/4b489061-5077-11e4-87a4-001517e97967.jpg</text:p>
          </table:table-cell>
          <table:table-cell office:value-type="string" calcext:value-type="string">
            <text:p>http://valta.ru/catalog/rascheska/hunter_smart_rascheska_s_vraschayuschimisya_zubchikami_srednyaya/</text:p>
          </table:table-cell>
        </table:table-row>
        <table:table-row table:style-name="ro1">
          <table:table-cell office:value-type="float" office:value="92441" calcext:value-type="float">
            <text:p>92441</text:p>
          </table:table-cell>
          <table:table-cell office:value-type="string" calcext:value-type="string">
            <text:p>Hunter Smart расческа-грабли с вращающимися зубчиками</text:p>
          </table:table-cell>
          <table:table-cell office:value-type="string" calcext:value-type="string">
            <text:p>Категория: Расческа</text:p>
          </table:table-cell>
          <table:table-cell office:value-type="string" calcext:value-type="string">
            <text:p>609.00</text:p>
          </table:table-cell>
          <table:table-cell office:value-type="string" calcext:value-type="string">
            <text:p>Расческа-грабли с вращающимися зубчиками для собак. Идельно подходит для собак с густым подшерстком.</text:p>
          </table:table-cell>
          <table:table-cell office:value-type="string" calcext:value-type="string">
            <text:p>http://tin29.ru/wp-content/uploads/2018/hunter/c956d1cc-5076-11e4-87a4-001517e97967.jpg</text:p>
          </table:table-cell>
          <table:table-cell office:value-type="string" calcext:value-type="string">
            <text:p>http://valta.ru/catalog/rascheska/hunter_smart_rascheska_grabli_s_vraschayuschimisya_zubchikami/</text:p>
          </table:table-cell>
        </table:table-row>
        <table:table-row table:style-name="ro1">
          <table:table-cell office:value-type="float" office:value="97949" calcext:value-type="float">
            <text:p>97949</text:p>
          </table:table-cell>
          <table:table-cell office:value-type="string" calcext:value-type="string">
            <text:p>Hunter Smart резиновая грумерская щетка красная</text:p>
          </table:table-cell>
          <table:table-cell office:value-type="string" calcext:value-type="string">
            <text:p>Категория: Щетка</text:p>
          </table:table-cell>
          <table:table-cell office:value-type="string" calcext:value-type="string">
            <text:p>560.00</text:p>
          </table:table-cell>
          <table:table-cell office:value-type="string" calcext:value-type="string">
            <text:p>Hunter Smart резиновая грумерская щетка красная.&lt;br&gt;&lt;br&gt;Резиновая щетка для собак и кошек удаляет отмершую шерсть, мягко массажируя кожу вашего питомца, способствуя росту новой здоровой шерсти. &lt;br&gt;&lt;br&gt;Эргономическая форма и дизайн щетки порадуют самого требовательного владельца. &lt;br&gt;Щетка выполнена из резины и оснащена удобным ремешком, который будет надежно сидеть на руке.</text:p>
          </table:table-cell>
          <table:table-cell office:value-type="string" calcext:value-type="string">
            <text:p>http://tin29.ru/wp-content/uploads/2018/hunter/c5f91611-3594-11e0-4488-001517e97967.jpg</text:p>
          </table:table-cell>
          <table:table-cell office:value-type="string" calcext:value-type="string">
            <text:p>http://valta.ru/catalog/schetka/hunter_smart_rezinovaya_grumerskaya_schetka_krasnaya/</text:p>
          </table:table-cell>
        </table:table-row>
        <table:table-row table:style-name="ro1">
          <table:table-cell office:value-type="float" office:value="97983" calcext:value-type="float">
            <text:p>97983</text:p>
          </table:table-cell>
          <table:table-cell office:value-type="string" calcext:value-type="string">
            <text:p>Hunter Smart резиновая перчатка для вычесывания шерсти оранжевая</text:p>
          </table:table-cell>
          <table:table-cell office:value-type="string" calcext:value-type="string">
            <text:p>Категория: Щетка</text:p>
          </table:table-cell>
          <table:table-cell office:value-type="string" calcext:value-type="string">
            <text:p>712.00</text:p>
          </table:table-cell>
          <table:table-cell office:value-type="string" calcext:value-type="string">
            <text:p>Удаляет отмершую шерсть, мягко массируя кожу вашего питомца, способствует росту новой здоровой шерсти. Эргономическая форма и дизайн щетки порадуют самого требовательного хозяина. Щетка выполнена из резины и имеет двустороннюю поверхность, что позволяет работать в ней как правой, так и левой рукой.</text:p>
          </table:table-cell>
          <table:table-cell office:value-type="string" calcext:value-type="string">
            <text:p>http://tin29.ru/wp-content/uploads/2018/hunter/c8eb18be-3594-11e0-4488-001517e97967.jpg</text:p>
          </table:table-cell>
          <table:table-cell office:value-type="string" calcext:value-type="string">
            <text:p>http://valta.ru/catalog/schetka/hunter_smart_rezinovaya_perchatka_dlya_vychesyvaniya_shersti_oranzhevaya/</text:p>
          </table:table-cell>
        </table:table-row>
        <table:table-row table:style-name="ro1">
          <table:table-cell office:value-type="float" office:value="91081" calcext:value-type="float">
            <text:p>91081</text:p>
          </table:table-cell>
          <table:table-cell office:value-type="string" calcext:value-type="string">
            <text:p>Hunter Smart сворка Ecco M (40-65/2 см) нейлон черная</text:p>
          </table:table-cell>
          <table:table-cell office:value-type="string" calcext:value-type="string">
            <text:p>Категория: Сворка</text:p>
          </table:table-cell>
          <table:table-cell office:value-type="string" calcext:value-type="string">
            <text:p>660.00</text:p>
          </table:table-cell>
          <table:table-cell office:value-type="string" calcext:value-type="string">
            <text:p>Сворка (спарка) Huter Smart ECO М (Хантер Смарт Эко М) для собак средних и крупных пород черного цвета изготовлена из очень прочного нейлона, она имеет два надежных хромированных карабина и хромированное кольцо, цепляющееся к карабину повода или рулетки. Длина 40-63 см, регулируется благодаря пластиковому бегунку, ширина 2 см. Сворка необходима владельцам нескольких собак во время путешествий, выставок, а также для выгула собак в людных, оживленных местах.</text:p>
          </table:table-cell>
          <table:table-cell office:value-type="string" calcext:value-type="string">
            <text:p>http://tin29.ru/wp-content/uploads/2018/hunter/981af9fd-3594-11e0-4488-001517e97967.jpg</text:p>
          </table:table-cell>
          <table:table-cell office:value-type="string" calcext:value-type="string">
            <text:p>http://valta.ru/catalog/svorka/hunter_smart_svorka_eko_m_40_65_2_sm_neilon_chernaya/</text:p>
          </table:table-cell>
        </table:table-row>
        <table:table-row table:style-name="ro1">
          <table:table-cell office:value-type="float" office:value="91075" calcext:value-type="float">
            <text:p>91075</text:p>
          </table:table-cell>
          <table:table-cell office:value-type="string" calcext:value-type="string">
            <text:p>Hunter Smart сворка Ecco S (30-50/1 см) нейлон черная</text:p>
          </table:table-cell>
          <table:table-cell office:value-type="string" calcext:value-type="string">
            <text:p>Категория: Сворка</text:p>
          </table:table-cell>
          <table:table-cell office:value-type="string" calcext:value-type="string">
            <text:p>344.00</text:p>
          </table:table-cell>
          <table:table-cell office:value-type="string" calcext:value-type="string">
            <text:p>Сворка (спарка) Hunter Smart ECO S (Хантер Смарт Эко С) для собак мелких пород черного цвета изготовлена из очень прочного нейлона, она имеет два надежных хромированных карабина и хромированное кольцо, цепляющееся к карабину повода или рулетки. Длина 28 - 44 см, регулируется благодаря пластиковому бегунку, ширина 1 см. Сворка необходима владельцам нескольких собак во время путешествий, выставок, а также для выгула собак в людных, оживленных местах.</text:p>
          </table:table-cell>
          <table:table-cell office:value-type="string" calcext:value-type="string">
            <text:p>http://tin29.ru/wp-content/uploads/2018/hunter/981af9d5-3594-11e0-4488-001517e97967.jpg</text:p>
          </table:table-cell>
          <table:table-cell office:value-type="string" calcext:value-type="string">
            <text:p>http://valta.ru/catalog/svorka/hunter_smart_svorka_eko_s_30_50_1_sm_neilon_chernaya/</text:p>
          </table:table-cell>
        </table:table-row>
        <table:table-row table:style-name="ro1">
          <table:table-cell office:value-type="float" office:value="92454" calcext:value-type="float">
            <text:p>92454</text:p>
          </table:table-cell>
          <table:table-cell office:value-type="string" calcext:value-type="string">
            <text:p>Hunter Smart сликер большой желтый/серый</text:p>
          </table:table-cell>
          <table:table-cell office:value-type="string" calcext:value-type="string">
            <text:p>Категория: Сликеры</text:p>
          </table:table-cell>
          <table:table-cell office:value-type="string" calcext:value-type="string">
            <text:p>694.00</text:p>
          </table:table-cell>
          <table:table-cell office:value-type="string" calcext:value-type="string">
            <text:p>Сликер Hunter Smart <text:s/>- <text:s/>инструмент для ухода за шерстью кошек и собак мелких пород с мягкой или густой длинной шерстью. Упругие зубчики из нержавеющей стали мягко скользят, не травмируя кожу и не электризуя шерсть, удаляя отмерший подшерсток. Удобная пластиковая ручка не выскользнет из рук.</text:p>
          </table:table-cell>
          <table:table-cell office:value-type="string" calcext:value-type="string">
            <text:p>http://tin29.ru/wp-content/uploads/2018/hunter/50aa639e-507b-11e4-87a4-001517e97967.jpg</text:p>
          </table:table-cell>
          <table:table-cell office:value-type="string" calcext:value-type="string">
            <text:p>http://valta.ru/catalog/sliker/hunter_smart_sliker_bolshoi_zheltyi_seryi/</text:p>
          </table:table-cell>
        </table:table-row>
        <table:table-row table:style-name="ro1">
          <table:table-cell office:value-type="float" office:value="92452" calcext:value-type="float">
            <text:p>92452</text:p>
          </table:table-cell>
          <table:table-cell office:value-type="string" calcext:value-type="string">
            <text:p>Hunter Smart сликер маленький желтый/серый</text:p>
          </table:table-cell>
          <table:table-cell office:value-type="string" calcext:value-type="string">
            <text:p>Категория: Сликеры</text:p>
          </table:table-cell>
          <table:table-cell office:value-type="string" calcext:value-type="string">
            <text:p>555.00</text:p>
          </table:table-cell>
          <table:table-cell office:value-type="string" calcext:value-type="string">
            <text:p>Сликер Hunter Smart (Хантер Смарт) малый - инструмент для ухода за шерстью кошек и собак мелких пород с мягкой или густой длинной шерстью. &lt;br&gt;Упругие зубчики из нержавеющей стали мягко скользят, не травмируя кожу и не электризуя шерсть, удаляя отмерший подшерсток.&lt;br&gt; Удобная пластиковая ручка не выскользнет из рук.</text:p>
          </table:table-cell>
          <table:table-cell office:value-type="string" calcext:value-type="string">
            <text:p>http://tin29.ru/wp-content/uploads/2018/hunter/e7de1567-5077-11e4-87a4-001517e97967.jpg</text:p>
          </table:table-cell>
          <table:table-cell office:value-type="string" calcext:value-type="string">
            <text:p>http://valta.ru/catalog/sliker/hunter_smart_sliker_malenkii_zheltyi_seryi/</text:p>
          </table:table-cell>
        </table:table-row>
        <table:table-row table:style-name="ro1">
          <table:table-cell office:value-type="float" office:value="92453" calcext:value-type="float">
            <text:p>92453</text:p>
          </table:table-cell>
          <table:table-cell office:value-type="string" calcext:value-type="string">
            <text:p>Hunter Smart сликер средний желтый/серый</text:p>
          </table:table-cell>
          <table:table-cell office:value-type="string" calcext:value-type="string">
            <text:p>Категория: Сликеры</text:p>
          </table:table-cell>
          <table:table-cell office:value-type="string" calcext:value-type="string">
            <text:p>624.00</text:p>
          </table:table-cell>
          <table:table-cell office:value-type="string" calcext:value-type="string">
            <text:p>Сликер Hunter Smart <text:s/>- <text:s/>инструмент для ухода за шерстью кошек и собак мелких пород с мягкой или густой длинной шерстью. Упругие зубчики из нержавеющей стали мягко скользят, не травмируя кожу и не электризуя шерсть, удаляя отмерший подшерсток. Удобная пластиковая ручка не выскользнет из рук.</text:p>
          </table:table-cell>
          <table:table-cell office:value-type="string" calcext:value-type="string">
            <text:p>http://tin29.ru/wp-content/uploads/2018/hunter/3c03935e-507b-11e4-87a4-001517e97967.jpg</text:p>
          </table:table-cell>
          <table:table-cell office:value-type="string" calcext:value-type="string">
            <text:p>http://valta.ru/catalog/sliker/hunter_smart_sliker_srednii_zheltyi_seryi/</text:p>
          </table:table-cell>
        </table:table-row>
        <table:table-row table:style-name="ro4">
          <table:table-cell office:value-type="float" office:value="91387" calcext:value-type="float">
            <text:p>91387</text:p>
          </table:table-cell>
          <table:table-cell office:value-type="string" calcext:value-type="string">
            <text:p>Hunter Smart шлейка для кошек и собак Retro Flower нейлон розовая</text:p>
          </table:table-cell>
          <table:table-cell office:value-type="string" calcext:value-type="string">
            <text:p>Категория: Шлейки</text:p>
          </table:table-cell>
          <table:table-cell office:value-type="string" calcext:value-type="string">
            <text:p>818.00</text:p>
          </table:table-cell>
          <table:table-cell office:value-type="string" calcext:value-type="string">
            <text:p>Hunter Smart шлейка для кошек и собак Retro Flower нейлон розовая.  &lt;br&gt;&lt;br&gt;</text:p>
            <text:p>Нейлоновая шлейка для кошек и собак с поводком 1,2 метра.  &lt;br&gt;</text:p>
            <text:p>Шлейка снабжена хромированной фурнитурой, а также пластиковыми бегунками на шлицах, благодаря которым можно регулировать размер шлейки и фиксировать ее в удобном положении. &lt;br&gt;</text:p>
            <text:p>Шлейка подходит животным с обхватом шеи 22-33 см, обхватом груди 22-46 см.&lt;br&gt;</text:p>
            <text:p>Цвет - розовый с орнаментом.</text:p>
          </table:table-cell>
          <table:table-cell office:value-type="string" calcext:value-type="string">
            <text:p>http://tin29.ru/wp-content/uploads/2018/hunter/9f82cabd-3594-11e0-4488-001517e97967.jpg</text:p>
          </table:table-cell>
          <table:table-cell office:value-type="string" calcext:value-type="string">
            <text:p>http://valta.ru/catalog/shleiki/hunter_smart_shleika_dlya_koshek_i_sobak_retro_flower_neilon_rozovaya/</text:p>
          </table:table-cell>
        </table:table-row>
        <table:table-row table:style-name="ro4">
          <table:table-cell office:value-type="float" office:value="91379" calcext:value-type="float">
            <text:p>91379</text:p>
          </table:table-cell>
          <table:table-cell office:value-type="string" calcext:value-type="string">
            <text:p>Hunter Smart шлейка для кошек и собак Seventies нейлон оранжевая</text:p>
          </table:table-cell>
          <table:table-cell office:value-type="string" calcext:value-type="string">
            <text:p>Категория: Шлейки</text:p>
          </table:table-cell>
          <table:table-cell office:value-type="string" calcext:value-type="string">
            <text:p>671.00</text:p>
          </table:table-cell>
          <table:table-cell office:value-type="string" calcext:value-type="string">
            <text:p>Hunter Smart шлейка для кошек и собак Seventies нейлон оранжевая.  &lt;br&gt;&lt;br&gt;</text:p>
            <text:p>Нейлоновая шлейка для кошек и собак с поводком 1,2 метра.  &lt;br&gt;</text:p>
            <text:p>Шлейка снабжена хромированной фурнитурой, а также пластиковыми бегунками на шлицах, благодаря которым можно регулировать размер шлейки и фиксировать ее в удобном положении. &lt;br&gt;</text:p>
            <text:p>Шлейка подходит животным с обхватом шеи 22-33 см, обхватом груди 22-46 см.&lt;br&gt;</text:p>
            <text:p>Цвет - оранжевый с орнаментом.</text:p>
          </table:table-cell>
          <table:table-cell office:value-type="string" calcext:value-type="string">
            <text:p>http://tin29.ru/wp-content/uploads/2018/hunter/9d2224e8-3594-11e0-4488-001517e97967.jpg</text:p>
          </table:table-cell>
          <table:table-cell office:value-type="string" calcext:value-type="string">
            <text:p>http://valta.ru/catalog/shleiki/hunter_smart_shleika_dlya_koshek_i_sobak_seventies_neilon_oranzhevaya/</text:p>
          </table:table-cell>
        </table:table-row>
        <table:table-row table:style-name="ro4">
          <table:table-cell office:value-type="float" office:value="91380" calcext:value-type="float">
            <text:p>91380</text:p>
          </table:table-cell>
          <table:table-cell office:value-type="string" calcext:value-type="string">
            <text:p>Hunter Smart шлейка для кошек и собак Seventies нейлон розовый</text:p>
          </table:table-cell>
          <table:table-cell office:value-type="string" calcext:value-type="string">
            <text:p>Категория: Шлейки</text:p>
          </table:table-cell>
          <table:table-cell office:value-type="string" calcext:value-type="string">
            <text:p>671.00</text:p>
          </table:table-cell>
          <table:table-cell office:value-type="string" calcext:value-type="string">
            <text:p>Hunter Smart шлейка для кошек и собак Seventies нейлон розовый.  &lt;br&gt;&lt;br&gt;</text:p>
            <text:p>Нейлоновая шлейка для кошек и собак с поводком 1,2 метра.  &lt;br&gt;</text:p>
            <text:p>Шлейка снабжена хромированной фурнитурой, а также пластиковыми бегунками на шлицах, благодаря которым можно регулировать размер шлейки и фиксировать ее в удобном положении. &lt;br&gt;</text:p>
            <text:p>Шлейка подходит животным с обхватом шеи 22-33 см, обхватом груди 22-46 см.&lt;br&gt;</text:p>
            <text:p>Цвет - розовый с орнаментом.</text:p>
          </table:table-cell>
          <table:table-cell office:value-type="string" calcext:value-type="string">
            <text:p>http://tin29.ru/wp-content/uploads/2018/hunter/9f82c9e0-3594-11e0-4488-001517e97967.jpg</text:p>
          </table:table-cell>
          <table:table-cell office:value-type="string" calcext:value-type="string">
            <text:p>http://valta.ru/catalog/shleiki/hunter_smart_shleika_dlya_koshek_i_sobak_seventies_neilon_rozovyi/</text:p>
          </table:table-cell>
        </table:table-row>
        <table:table-row table:style-name="ro4">
          <table:table-cell office:value-type="float" office:value="91382" calcext:value-type="float">
            <text:p>91382</text:p>
          </table:table-cell>
          <table:table-cell office:value-type="string" calcext:value-type="string">
            <text:p>Hunter Smart шлейка для кошек и собак Stripes нейлон разноцветная</text:p>
          </table:table-cell>
          <table:table-cell office:value-type="string" calcext:value-type="string">
            <text:p>Категория: Шлейки</text:p>
          </table:table-cell>
          <table:table-cell office:value-type="string" calcext:value-type="string">
            <text:p>876.00</text:p>
          </table:table-cell>
          <table:table-cell office:value-type="string" calcext:value-type="string">
            <text:p>Hunter Smart шлейка для кошек и собак Stripes нейлон разноцветная.   &lt;br&gt;&lt;br&gt;</text:p>
            <text:p>Нейлоновая шлейка для кошек и собак с поводком 1,2 метра.  &lt;br&gt;</text:p>
            <text:p>Шлейка снабжена хромированной фурнитурой, а также пластиковыми бегунками на шлицах, благодаря которым можно регулировать размер шлейки и фиксировать ее в удобном положении. &lt;br&gt;</text:p>
            <text:p>Шлейка подходит животным с обхватом шеи 22-33 см, обхватом груди 22-46 см.&lt;br&gt;</text:p>
            <text:p>Цвет - разноцветная.</text:p>
          </table:table-cell>
          <table:table-cell office:value-type="string" calcext:value-type="string">
            <text:p>http://tin29.ru/wp-content/uploads/2018/hunter/9f82ca27-3594-11e0-4488-001517e97967.jpg</text:p>
          </table:table-cell>
          <table:table-cell office:value-type="string" calcext:value-type="string">
            <text:p>http://valta.ru/catalog/shleiki/hunter_smart_shleika_dlya_koshek_i_sobak_stripes_neilon_raznotsvetnaya/</text:p>
          </table:table-cell>
        </table:table-row>
        <table:table-row table:style-name="ro1">
          <table:table-cell office:value-type="float" office:value="91042" calcext:value-type="float">
            <text:p>91042</text:p>
          </table:table-cell>
          <table:table-cell office:value-type="string" calcext:value-type="string">
            <text:p>Hunter Smart шлейка для собак Ecco Sport L (54-87/59-100 см) нейлон красная</text:p>
          </table:table-cell>
          <table:table-cell office:value-type="string" calcext:value-type="string">
            <text:p>Категория: Шлейки</text:p>
          </table:table-cell>
          <table:table-cell office:value-type="string" calcext:value-type="string">
            <text:p>907.00</text:p>
          </table:table-cell>
          <table:table-cell office:value-type="string" calcext:value-type="string">
            <text:p>Hunter Smart шлейка для собак Ecco Sport L (54-87/59-100 см) нейлон красная Нейлоновая шлейка для собак мелких и средних пород Hunter Smart (Хантер Смарт) серии ECO L (Эко) красного цвета очень удобна так как регулируется в широких пределах. В шлейке ваш друг на прогулке будет чувствовать себя комфортно, так как ничего не будет мешать ему при движении. Шлейка снабжена хромированной фурнитурой а также пластиковыми застежками и бегунком, благодаря которым можно регулировать размер шлейки и фиксировать ее в удобном положении. Шлейка подходит животным с обхватом шеи 54-87 см, обхватом груди 59-100 см. Ширина шлиц - 2,5 см.</text:p>
          </table:table-cell>
          <table:table-cell office:value-type="string" calcext:value-type="string">
            <text:p>http://tin29.ru/wp-content/uploads/2018/hunter/a532e2a4-505f-11e4-87a4-001517e97967.jpg</text:p>
          </table:table-cell>
          <table:table-cell office:value-type="string" calcext:value-type="string">
            <text:p>http://valta.ru/catalog/shleiki/hunter_smart_shleika_dlya_sobak_ecco_sport_l_54_87_59_100_sm_neilon_krasnaya/</text:p>
          </table:table-cell>
        </table:table-row>
        <table:table-row table:style-name="ro1">
          <table:table-cell office:value-type="float" office:value="91045" calcext:value-type="float">
            <text:p>91045</text:p>
          </table:table-cell>
          <table:table-cell office:value-type="string" calcext:value-type="string">
            <text:p>Hunter Smart шлейка для собак Ecco Sport L (54-87/59-100 см) нейлон черная</text:p>
          </table:table-cell>
          <table:table-cell office:value-type="string" calcext:value-type="string">
            <text:p>Категория: Шлейки</text:p>
          </table:table-cell>
          <table:table-cell office:value-type="string" calcext:value-type="string">
            <text:p>907.00</text:p>
          </table:table-cell>
          <table:table-cell office:value-type="string" calcext:value-type="string">
            <text:p>Нейлоновая шлейка для собак мелких и средних пород Hunter Smart (Хантер Смарт) серии ECO L (Эко) черного цвета очень удобна при небольших размерах питомца. В шлейке ваш маленький друг на прогулке будет чувствовать себя комфортно, так как ничего не будет мешать ему при движении. Шлейка снабжена хромированной фурнитурой а также пластиковыми застежками и бегунком, благодаря которым можно регулировать размер шлейки и фиксировать ее в удобном положении. Шлейка подходит животным с обхватом шеи 54-87 см, обхватом груди 59-100 см. Ширина шлиц - 2,5 см.</text:p>
          </table:table-cell>
          <table:table-cell office:value-type="string" calcext:value-type="string">
            <text:p>http://tin29.ru/wp-content/uploads/2018/hunter/95a280d2-3594-11e0-4488-001517e97967.jpg</text:p>
          </table:table-cell>
          <table:table-cell office:value-type="string" calcext:value-type="string">
            <text:p>http://valta.ru/catalog/shleiki/hunter_smart_shleika_dlya_sobak_eko_l_54_87_59_100_sm_neilon_chernaya/</text:p>
          </table:table-cell>
        </table:table-row>
        <table:table-row table:style-name="ro1">
          <table:table-cell office:value-type="float" office:value="92168" calcext:value-type="float">
            <text:p>92168</text:p>
          </table:table-cell>
          <table:table-cell office:value-type="string" calcext:value-type="string">
            <text:p>Hunter Smart шлейка для собак Ecco Sport S (30-45/33-54 см) нейлон бирюзовый</text:p>
          </table:table-cell>
          <table:table-cell office:value-type="string" calcext:value-type="string">
            <text:p>Категория: Шлейки</text:p>
          </table:table-cell>
          <table:table-cell office:value-type="string" calcext:value-type="string">
            <text:p>447.00</text:p>
          </table:table-cell>
          <table:table-cell office:value-type="string" calcext:value-type="string">
            <text:p>Удобная и практичная шлейка для собак оснащена хромированной фурнитурой и прочными пластиковыми бегунками позволяющими регулировать размер шлейки в широком диапазоне. Обхват шеи 30-45 см, обхват груди 33-54 см. Высококачественный нейлон от hunter <text:s/>не покрывается зацепками в процессе носки, как это происходит с аналогами конкурентов.</text:p>
          </table:table-cell>
          <table:table-cell office:value-type="string" calcext:value-type="string">
            <text:p>http://tin29.ru/wp-content/uploads/2018/hunter/ae3abd02-e608-11e1-98fe-001517e97967.jpg</text:p>
          </table:table-cell>
          <table:table-cell office:value-type="string" calcext:value-type="string">
            <text:p>http://valta.ru/catalog/shleiki/hunter_smart_shleika_dlya_sobak_ecco_sport_s_30_45_33_54_sm_neilon_biryuzovyi/</text:p>
          </table:table-cell>
        </table:table-row>
        <table:table-row table:style-name="ro1">
          <table:table-cell office:value-type="float" office:value="91030" calcext:value-type="float">
            <text:p>91030</text:p>
          </table:table-cell>
          <table:table-cell office:value-type="string" calcext:value-type="string">
            <text:p>Hunter Smart шлейка для собак Ecco Sport S (30-45/33-54 см) нейлон красная</text:p>
          </table:table-cell>
          <table:table-cell office:value-type="string" calcext:value-type="string">
            <text:p>Категория: Шлейки</text:p>
          </table:table-cell>
          <table:table-cell office:value-type="string" calcext:value-type="string">
            <text:p>447.00</text:p>
          </table:table-cell>
          <table:table-cell office:value-type="string" calcext:value-type="string">
            <text:p>Нейлоновая шлейка для собак мелких и средних пород Hunter Smart (Хантер Смарт) серии ECO S (Эко) красного цвета очень удобна при небольших размерах питомца. В шлейке ваш маленький друг на прогулке будет чувствовать себя комфортно, так как ничего не будет мешать ему при движении. Шлейка снабжена хромированной фурнитурой а также пластиковыми застежками и бегунком, благодаря которым можно регулировать размер шлейки и фиксировать ее в удобном положении. Шлейка подходит животным с обхватом шеи 30-46 см, обхватом груди 38-52 см. Ширина шлиц - 1,0 см.</text:p>
          </table:table-cell>
          <table:table-cell office:value-type="string" calcext:value-type="string">
            <text:p>http://tin29.ru/wp-content/uploads/2018/hunter/95a28082-3594-11e0-4488-001517e97967.jpg</text:p>
          </table:table-cell>
          <table:table-cell office:value-type="string" calcext:value-type="string">
            <text:p>http://valta.ru/catalog/shleiki/hunter_smart_shleika_dlya_sobak_eko_s_30_45_33_54_sm_neilon_krasnaya/</text:p>
          </table:table-cell>
        </table:table-row>
        <table:table-row table:style-name="ro1">
          <table:table-cell office:value-type="float" office:value="91024" calcext:value-type="float">
            <text:p>91024</text:p>
          </table:table-cell>
          <table:table-cell office:value-type="string" calcext:value-type="string">
            <text:p>Hunter Smart шлейка для собак Ecco Sport XS (23-35/25-41 см) нейлон красная</text:p>
          </table:table-cell>
          <table:table-cell office:value-type="string" calcext:value-type="string">
            <text:p>Категория: Шлейки</text:p>
          </table:table-cell>
          <table:table-cell office:value-type="string" calcext:value-type="string">
            <text:p>316.00</text:p>
          </table:table-cell>
          <table:table-cell office:value-type="string" calcext:value-type="string">
            <text:p>Hunter Smart шлейка для собак Ecco Sport XS (23-35/25-41 см) нейлон красная&lt;br&gt;&lt;br&gt;Нейлоновая шлейка для собак мелких и средних пород Hunter Smart (Хантер Смарт) серии ECO ХS (Эко) красного цвета очень удобна при небольших размерах питомца. &lt;br&gt;В шлейке ваш маленький друг на прогулке будет чувствовать себя комфортно, так как ничего не будет мешать ему при движении. &lt;br&gt;Шлейка снабжена хромированной фурнитурой а также пластиковыми застежками и бегунком, благодаря которым можно регулировать размер шлейки и фиксировать ее в удобном положении. &lt;br&gt;Шлейка подходит животным с обхватом шеи 23-35 см, обхватом груди 25-41 см. Ширина шлиц - 1,0 см.</text:p>
          </table:table-cell>
          <table:table-cell office:value-type="string" calcext:value-type="string">
            <text:p>http://tin29.ru/wp-content/uploads/2018/hunter/73c00cb0-505f-11e4-87a4-001517e97967.jpg</text:p>
          </table:table-cell>
          <table:table-cell office:value-type="string" calcext:value-type="string">
            <text:p>http://valta.ru/catalog/shleiki/hunter_smart_shleika_dlya_sobak_ecco_sport_xs_23_35_25_41_sm_neilon_krasnaya/</text:p>
          </table:table-cell>
        </table:table-row>
        <table:table-row table:style-name="ro1">
          <table:table-cell office:value-type="float" office:value="92163" calcext:value-type="float">
            <text:p>92163</text:p>
          </table:table-cell>
          <table:table-cell office:value-type="string" calcext:value-type="string">
            <text:p>Hunter Smart шлейка для собак Ecco Sport XS (23-35/25-41 см) нейлон лиловый</text:p>
          </table:table-cell>
          <table:table-cell office:value-type="string" calcext:value-type="string">
            <text:p>Категория: Шлейки</text:p>
          </table:table-cell>
          <table:table-cell office:value-type="string" calcext:value-type="string">
            <text:p>316.00</text:p>
          </table:table-cell>
          <table:table-cell office:value-type="string" calcext:value-type="string">
            <text:p>Шлейка для собак Ecco Sport ХS (Экко Спорт). Оснащена хромированной фурнитурой и прочными пластиковыми застежками. Обхват шеи 23-35 см, обхват груди 25-41 см. Пластиковые бегунки на шлицах позволяют регулировать и фиксировать размер шлейки.</text:p>
          </table:table-cell>
          <table:table-cell office:value-type="string" calcext:value-type="string">
            <text:p>http://tin29.ru/wp-content/uploads/2018/hunter/ae3abd00-e608-11e1-98fe-001517e97967.jpg</text:p>
          </table:table-cell>
          <table:table-cell office:value-type="string" calcext:value-type="string">
            <text:p>http://valta.ru/catalog/shleiki/hunter_smart_shleika_dlya_sobak_ecco_sport_xs_23_35_25_41_sm_neilon_lilovyi/</text:p>
          </table:table-cell>
        </table:table-row>
        <table:table-row table:style-name="ro1">
          <table:table-cell office:value-type="float" office:value="91036" calcext:value-type="float">
            <text:p>91036</text:p>
          </table:table-cell>
          <table:table-cell office:value-type="string" calcext:value-type="string">
            <text:p>Hunter Smart шлейка для собак Ecco Sport М (42-65/45-76 см) нейлон красная</text:p>
          </table:table-cell>
          <table:table-cell office:value-type="string" calcext:value-type="string">
            <text:p>Категория: Шлейки</text:p>
          </table:table-cell>
          <table:table-cell office:value-type="string" calcext:value-type="string">
            <text:p>578.00</text:p>
          </table:table-cell>
          <table:table-cell office:value-type="string" calcext:value-type="string">
            <text:p>Hunter Smart шлейка для собак Ecco Sport М (42-65/45-76 см) нейлон красная Нейлоновая шлейка для собак средних и крупных пород Hunter Smart (Хантер Смарт) серии ECO М (Эко) красного цвета очень удобна так как регулируется в широких пределах. В шлейке ваш четвероногий друг на прогулке будет чувствовать себя комфортно, так как ничего не будет мешать ему при движении. Шлейка снабжена хромированной фурнитурой а также пластиковыми застежками и бегунком, благодаря которым можно регулировать размер шлейки и фиксировать ее в удобном положении. Шлейка подходит животным с обхватом шеи 42-65 см, обхватом груди 45-76 см. Ширина шлиц - 2,0 см.</text:p>
          </table:table-cell>
          <table:table-cell office:value-type="string" calcext:value-type="string">
            <text:p>http://tin29.ru/wp-content/uploads/2018/hunter/8c98698c-505f-11e4-87a4-001517e97967.jpg</text:p>
          </table:table-cell>
          <table:table-cell office:value-type="string" calcext:value-type="string">
            <text:p>http://valta.ru/catalog/shleiki/hunter_smart_shleika_dlya_sobak_ecco_sport_m_42_65_45_76_sm_neilon_krasnaya/</text:p>
          </table:table-cell>
        </table:table-row>
        <table:table-row table:style-name="ro1">
          <table:table-cell office:value-type="float" office:value="91066" calcext:value-type="float">
            <text:p>91066</text:p>
          </table:table-cell>
          <table:table-cell office:value-type="string" calcext:value-type="string">
            <text:p>Hunter Smart шлейка для собак Ecco Квик L (52-74/55-79 см) нейлон красная</text:p>
          </table:table-cell>
          <table:table-cell office:value-type="string" calcext:value-type="string">
            <text:p>Категория: Шлейки</text:p>
          </table:table-cell>
          <table:table-cell office:value-type="string" calcext:value-type="string">
            <text:p>1180.00</text:p>
          </table:table-cell>
          <table:table-cell office:value-type="string" calcext:value-type="string">
            <text:p>Hunter Smart шлейка для собак Ecco Квик L (52-74/55-79 см) нейлон красная Нейлоновая шлейка для собак крупных пород Hunter Smart (Хантер Смарт) серии ECO Quick М (Эко Квик) красного цвета. В шлейке ваш четвероногий друг на прогулке будет чувствовать себя комфортно, так как ничего не будет мешать ему при движении. Шлейка снабжена хромированной фурнитурой а также пластиковым бегунком, благодаря которому можно регулировать размер шлейки и фиксировать ее в удобном положении. Шлейка снабжена одной пластиковой застежкой, что позволит очень быстро одеть её на собаку. Шлейка подходит животным с обхватом шеи 52-74 см, обхватом груди 55-79 см. Ширина шлиц - 2,5 см.</text:p>
          </table:table-cell>
          <table:table-cell office:value-type="string" calcext:value-type="string">
            <text:p>http://tin29.ru/wp-content/uploads/2018/hunter/1a7cf061-5060-11e4-87a4-001517e97967.jpg</text:p>
          </table:table-cell>
          <table:table-cell office:value-type="string" calcext:value-type="string">
            <text:p>http://valta.ru/catalog/shleiki/hunter_smart_shleika_dlya_sobak_ecco_kvik_l_52_74_55_79_sm_neilon_krasnaya/</text:p>
          </table:table-cell>
        </table:table-row>
        <table:table-row table:style-name="ro2">
          <table:table-cell office:value-type="float" office:value="91069" calcext:value-type="float">
            <text:p>91069</text:p>
          </table:table-cell>
          <table:table-cell office:value-type="string" calcext:value-type="string">
            <text:p>Hunter Smart шлейка для собак Ecco Квик L (52-74/55-79 см) нейлон черная</text:p>
          </table:table-cell>
          <table:table-cell office:value-type="string" calcext:value-type="string">
            <text:p>Категория: Шлейки</text:p>
          </table:table-cell>
          <table:table-cell office:value-type="string" calcext:value-type="string">
            <text:p>1180.00</text:p>
          </table:table-cell>
          <table:table-cell office:value-type="string" calcext:value-type="string">
            <text:p>Hunter Smart шлейка для собак Ecco Квик L (52-74/55-79 см) нейлон черная&lt;br&gt;&lt;br&gt; </text:p>
            <text:p>В шлейке ваш четвероногий друг на прогулке будет чувствовать себя комфортно, так как ничего не будет мешать ему при движении. &lt;br&gt; Шлейка снабжена хромированной фурнитурой а также пластиковым бегунком, благодаря которому можно регулировать размер шлейки и фиксировать ее в удобном положении. &lt;br&gt; Шлейка снабжена одной пластиковой застежкой, что позволит очень быстро одеть её на собаку. &lt;br&gt; Подходит животным с обхватом шеи 52-74 см, обхватом груди 55-79 см. Ширина шлиц - 2,5 см.</text:p>
          </table:table-cell>
          <table:table-cell office:value-type="string" calcext:value-type="string">
            <text:p>http://tin29.ru/wp-content/uploads/2018/hunter/31427a60-5060-11e4-87a4-001517e97967.jpg</text:p>
          </table:table-cell>
          <table:table-cell office:value-type="string" calcext:value-type="string">
            <text:p>http://valta.ru/catalog/shleiki/hunter_smart_shleika_dlya_sobak_ecco_kvik_l_52_74_55_79_sm_neilon_chernaya/</text:p>
          </table:table-cell>
        </table:table-row>
        <table:table-row table:style-name="ro1">
          <table:table-cell office:value-type="float" office:value="91060" calcext:value-type="float">
            <text:p>91060</text:p>
          </table:table-cell>
          <table:table-cell office:value-type="string" calcext:value-type="string">
            <text:p>Hunter Smart шлейка для собак Ecco Квик M (46-65/48-70 см) нейлон красная</text:p>
          </table:table-cell>
          <table:table-cell office:value-type="string" calcext:value-type="string">
            <text:p>Категория: Шлейки</text:p>
          </table:table-cell>
          <table:table-cell office:value-type="string" calcext:value-type="string">
            <text:p>971.00</text:p>
          </table:table-cell>
          <table:table-cell office:value-type="string" calcext:value-type="string">
            <text:p>Hunter Smart шлейка для собак Ecco Квик M (46-65/48-70 см) нейлон красная&lt;br&gt;&lt;br&gt;Нейлоновая шлейка для собак средних и крупных пород Hunter Smart (Хантер Смарт) серии ECO Quick М (Эко Квик) красного цвета. &lt;br&gt;В шлейке ваш четвероногий друг на прогулке будет чувствовать себя комфортно, так как ничего не будет мешать ему при движении. &lt;br&gt;Шлейка снабжена хромированной фурнитурой а также пластиковым бегунком, благодаря которому можно регулировать размер шлейки и фиксировать ее в удобном положении.&lt;br&gt; Шлейка снабжена одной пластиковой застежкой, что позволит очень быстро одеть её на собаку. &lt;br&gt;Шлейка подходит животным с обхватом шеи 46-65 см, обхватом груди 48-70 см. Ширина шлиц - 2,0 см.</text:p>
          </table:table-cell>
          <table:table-cell office:value-type="string" calcext:value-type="string">
            <text:p>http://tin29.ru/wp-content/uploads/2018/hunter/fea3b70d-505f-11e4-87a4-001517e97967.jpg</text:p>
          </table:table-cell>
          <table:table-cell office:value-type="string" calcext:value-type="string">
            <text:p>http://valta.ru/catalog/shleiki/hunter_smart_shleika_dlya_sobak_ecco_kvik_m_46_65_48_70_sm_neilon_krasnaya/</text:p>
          </table:table-cell>
        </table:table-row>
        <table:table-row table:style-name="ro1">
          <table:table-cell office:value-type="float" office:value="91063" calcext:value-type="float">
            <text:p>91063</text:p>
          </table:table-cell>
          <table:table-cell office:value-type="string" calcext:value-type="string">
            <text:p>Hunter Smart шлейка для собак Ecco Квик M (46-65/48-70 см) нейлон черная</text:p>
          </table:table-cell>
          <table:table-cell office:value-type="string" calcext:value-type="string">
            <text:p>Категория: Шлейки</text:p>
          </table:table-cell>
          <table:table-cell office:value-type="string" calcext:value-type="string">
            <text:p>971.00</text:p>
          </table:table-cell>
          <table:table-cell office:value-type="string" calcext:value-type="string">
            <text:p>Нейлоновая шлейка для собак средних и крупных пород Hunter Smart (Хантер Смарт) серии ECO Quick М (Эко Квик) черного цвета. В шлейке ваш четвероногий друг на прогулке будет чувствовать себя комфортно, так как ничего не будет мешать ему при движении. Шлейка снабжена хромированной фурнитурой а также пластиковым бегунком, благодаря которому можно регулировать размер шлейки и фиксировать ее в удобном положении. Шлейка снабжена одной пластиковой застежкой, что позволит очень быстро одеть её на собаку. Шлейка подходит животным с обхватом шеи 42-46 см, обхватом груди 44-68 см. Ширина шлиц - 2,0 см.</text:p>
          </table:table-cell>
          <table:table-cell office:value-type="string" calcext:value-type="string">
            <text:p>http://tin29.ru/wp-content/uploads/2018/hunter/981af984-3594-11e0-4488-001517e97967.jpg</text:p>
          </table:table-cell>
          <table:table-cell office:value-type="string" calcext:value-type="string">
            <text:p>http://valta.ru/catalog/shleiki/hunter_smart_shleika_dlya_sobak_eko_kvik_m_46_65_48_70_sm_neilon_chernaya/</text:p>
          </table:table-cell>
        </table:table-row>
        <table:table-row table:style-name="ro1">
          <table:table-cell office:value-type="float" office:value="91054" calcext:value-type="float">
            <text:p>91054</text:p>
          </table:table-cell>
          <table:table-cell office:value-type="string" calcext:value-type="string">
            <text:p>Hunter Smart шлейка для собак Ecco Квик S (33-45/35-49 см) нейлон красная</text:p>
          </table:table-cell>
          <table:table-cell office:value-type="string" calcext:value-type="string">
            <text:p>Категория: Шлейки</text:p>
          </table:table-cell>
          <table:table-cell office:value-type="string" calcext:value-type="string">
            <text:p>799.00</text:p>
          </table:table-cell>
          <table:table-cell office:value-type="string" calcext:value-type="string">
            <text:p>Hunter Smart шлейка для собак Ecco Квик S (33-45/35-49 см) нейлон красная&lt;br&gt;&lt;br&gt; Шлейка для собак оснащена хромированной фурнитурой и прочными пластиковыми застежками.&lt;br&gt;&lt;br&gt; <text:s/>Обхват шеи 33-45 см, обхват груди 35-49 см. &lt;br&gt; Пластиковые бегунки на шлицах позволяют регулировать и фиксировать размер шлейки.</text:p>
          </table:table-cell>
          <table:table-cell office:value-type="string" calcext:value-type="string">
            <text:p>http://tin29.ru/wp-content/uploads/2018/hunter/dea7395e-505f-11e4-87a4-001517e97967.jpg</text:p>
          </table:table-cell>
          <table:table-cell office:value-type="string" calcext:value-type="string">
            <text:p>http://valta.ru/catalog/shleiki/hunter_smart_shleika_dlya_sobak_ecco_kvik_s_33_45_35_49_sm_neilon_krasnaya/</text:p>
          </table:table-cell>
        </table:table-row>
        <table:table-row table:style-name="ro1">
          <table:table-cell office:value-type="float" office:value="92172" calcext:value-type="float">
            <text:p>92172</text:p>
          </table:table-cell>
          <table:table-cell office:value-type="string" calcext:value-type="string">
            <text:p>Hunter Smart шлейка для собак Ecco Квик S (33-45/35-49 см) нейлон лиловый</text:p>
          </table:table-cell>
          <table:table-cell office:value-type="string" calcext:value-type="string">
            <text:p>Категория: Шлейки</text:p>
          </table:table-cell>
          <table:table-cell office:value-type="string" calcext:value-type="string">
            <text:p>799.00</text:p>
          </table:table-cell>
          <table:table-cell office:value-type="string" calcext:value-type="string">
            <text:p>Hunter Smart шлейка для собак Ecco Квик S (33-45/35-49 см) нейлон красная&lt;br&gt;&lt;br&gt; Шлейка для собак оснащена хромированной фурнитурой и прочными пластиковыми застежками.&lt;br&gt;&lt;br&gt; <text:s/>Обхват шеи 33-45 см, обхват груди 35-49 см. &lt;br&gt; Пластиковые бегунки на шлицах позволяют регулировать и фиксировать размер шлейки.</text:p>
          </table:table-cell>
          <table:table-cell office:value-type="string" calcext:value-type="string">
            <text:p>http://tin29.ru/wp-content/uploads/2018/hunter/ae3abd04-e608-11e1-98fe-001517e97967.jpg</text:p>
          </table:table-cell>
          <table:table-cell office:value-type="string" calcext:value-type="string">
            <text:p>http://valta.ru/catalog/shleiki/hunter_smart_shleika_dlya_sobak_ecco_kvik_s_33_45_35_49_sm_neilon_lilovyi/</text:p>
          </table:table-cell>
        </table:table-row>
        <table:table-row table:style-name="ro1">
          <table:table-cell office:value-type="float" office:value="91057" calcext:value-type="float">
            <text:p>91057</text:p>
          </table:table-cell>
          <table:table-cell office:value-type="string" calcext:value-type="string">
            <text:p>Hunter Smart шлейка для собак Ecco Квик S (33-45/35-49 см) нейлон черная</text:p>
          </table:table-cell>
          <table:table-cell office:value-type="string" calcext:value-type="string">
            <text:p>Категория: Шлейки</text:p>
          </table:table-cell>
          <table:table-cell office:value-type="string" calcext:value-type="string">
            <text:p>799.00</text:p>
          </table:table-cell>
          <table:table-cell office:value-type="string" calcext:value-type="string">
            <text:p>Hunter Smart шлейка для собак Ecco Квик S (33-45/35-49 см) нейлон красная <text:s/>Шлейка для собак оснащена хромированной фурнитурой и прочными пластиковыми застежками. <text:s text:c="2"/>Обхват шеи 33-45 см, обхват груди 35-49 см. <text:s/>Пластиковые бегунки на шлицах позволяют регулировать и фиксировать размер шлейки.</text:p>
          </table:table-cell>
          <table:table-cell office:value-type="string" calcext:value-type="string">
            <text:p>http://tin29.ru/wp-content/uploads/2018/hunter/6f44e9da-afe3-11e7-812a-005056bf23ce.jpg</text:p>
          </table:table-cell>
          <table:table-cell office:value-type="string" calcext:value-type="string">
            <text:p>http://valta.ru/catalog/shleiki/hunter_smart_shleika_dlya_sobak_ecco_kvik_s_33_45_35_49_sm_neilon_chernaya/</text:p>
          </table:table-cell>
        </table:table-row>
        <table:table-row table:style-name="ro1">
          <table:table-cell office:value-type="float" office:value="91048" calcext:value-type="float">
            <text:p>91048</text:p>
          </table:table-cell>
          <table:table-cell office:value-type="string" calcext:value-type="string">
            <text:p>Hunter Smart шлейка для собак Ecco Квик XS (26-35/26-35 см) нейлон красная</text:p>
          </table:table-cell>
          <table:table-cell office:value-type="string" calcext:value-type="string">
            <text:p>Категория: Шлейки</text:p>
          </table:table-cell>
          <table:table-cell office:value-type="string" calcext:value-type="string">
            <text:p>591.00</text:p>
          </table:table-cell>
          <table:table-cell office:value-type="string" calcext:value-type="string">
            <text:p>Нейлоновая шлейка для собак мелких пород Hunter Smart (Хантер Смарт) серии ECO Quick ХS (Эко Квик) красного цвета. В шлейке ваш четвероногий друг на прогулке будет чувствовать себя комфортно, так как ничего не будет мешать ему при движении. Шлейка снабжена хромированной фурнитурой а также пластиковым бегунком, благодаря которому можно регулировать размер шлейки и фиксировать ее в удобном положении. Шлейка снабжена одной пластиковой застежкой, что позволит очень быстро одеть её на собаку. Шлейка подходит животным с обхватом шеи 16-26 см, обхватом груди 17-28 см. Ширина шлиц - 1,0 см.</text:p>
          </table:table-cell>
          <table:table-cell office:value-type="string" calcext:value-type="string">
            <text:p>http://tin29.ru/wp-content/uploads/2018/hunter/95a280fa-3594-11e0-4488-001517e97967.jpg</text:p>
          </table:table-cell>
          <table:table-cell office:value-type="string" calcext:value-type="string">
            <text:p>http://valta.ru/catalog/shleiki/hunter_smart_shleika_dlya_sobak_eko_kvik_xs_26_35_26_35_sm_neilon_krasnaya/</text:p>
          </table:table-cell>
        </table:table-row>
        <table:table-row table:style-name="ro1">
          <table:table-cell office:value-type="float" office:value="92175" calcext:value-type="float">
            <text:p>92175</text:p>
          </table:table-cell>
          <table:table-cell office:value-type="string" calcext:value-type="string">
            <text:p>Hunter Smart шлейка для собак Ecco Квик ХS (26-35/26-35 см) нейлон бирюзовый</text:p>
          </table:table-cell>
          <table:table-cell office:value-type="string" calcext:value-type="string">
            <text:p>Категория: Шлейки</text:p>
          </table:table-cell>
          <table:table-cell office:value-type="string" calcext:value-type="string">
            <text:p>591.00</text:p>
          </table:table-cell>
          <table:table-cell office:value-type="string" calcext:value-type="string">
            <text:p>Шлейка для кошек и собак Ecco Quick ХS (Экко Квик), с поводком 1,2 м. Оснащена хромированной фурнитурой и прочными пластиковыми застежками. Обхват шеи 22-33 см, обхват груди 22-46 см. Коричневая с орнаментом. Пластиковые бегунки на шлицах позволяют регулировать и фиксировать размер шлейки.</text:p>
          </table:table-cell>
          <table:table-cell office:value-type="string" calcext:value-type="string">
            <text:p>http://tin29.ru/wp-content/uploads/2018/hunter/ae3abd06-e608-11e1-98fe-001517e97967.jpg</text:p>
          </table:table-cell>
          <table:table-cell office:value-type="string" calcext:value-type="string">
            <text:p>http://valta.ru/catalog/shleiki/hunter_smart_shleika_dlya_sobak_ecco_kvik_hs_26_35_26_35_sm_neilon_biryuzovyi/</text:p>
          </table:table-cell>
        </table:table-row>
        <table:table-row table:style-name="ro1">
          <table:table-cell office:value-type="float" office:value="92171" calcext:value-type="float">
            <text:p>92171</text:p>
          </table:table-cell>
          <table:table-cell office:value-type="string" calcext:value-type="string">
            <text:p>Hunter Smart шлейка для собак Ecco Квик ХS (26-35/26-35 см) нейлон лиловая</text:p>
          </table:table-cell>
          <table:table-cell office:value-type="string" calcext:value-type="string">
            <text:p>Категория: Шлейки</text:p>
          </table:table-cell>
          <table:table-cell office:value-type="string" calcext:value-type="string">
            <text:p>591.00</text:p>
          </table:table-cell>
          <table:table-cell office:value-type="string" calcext:value-type="string">
            <text:p>Hunter Smart шлейка для собак Ecco Квик ХS (26-35/26-35 см) нейлон лиловая&lt;br&gt;&lt;br&gt;Нейлоновая шлейка для собак мелких пород Hunter Smart (Хантер Смарт) серии ECO Quick ХS (Эко Квик) лилового цвета. В шлейке ваш четвероногий друг на прогулке будет чувствовать себя комфортно, так как ничего не будет мешать ему при движении. &lt;br&gt;Шлейка снабжена хромированной фурнитурой а также пластиковым бегунком, благодаря которому можно регулировать размер шлейки и фиксировать ее в удобном положении.&lt;br&gt; Шлейка снабжена одной пластиковой застежкой, что позволит очень быстро одеть её на собаку. &lt;br&gt;Шлейка подходит животным с обхватом шеи 16-26 см, обхватом груди 17-28 см. Ширина шлиц - 1,0 см.</text:p>
          </table:table-cell>
          <table:table-cell office:value-type="string" calcext:value-type="string">
            <text:p>http://tin29.ru/wp-content/uploads/2018/hunter/eeeafe15-5060-11e4-87a4-001517e97967.jpg</text:p>
          </table:table-cell>
          <table:table-cell office:value-type="string" calcext:value-type="string">
            <text:p>http://valta.ru/catalog/shleiki/hunter_smart_shleika_dlya_sobak_ecco_kvik_hs_26_35_26_35_sm_neilon_lilovaya/</text:p>
          </table:table-cell>
        </table:table-row>
        <table:table-row table:style-name="ro1">
          <table:table-cell office:value-type="float" office:value="91049" calcext:value-type="float">
            <text:p>91049</text:p>
          </table:table-cell>
          <table:table-cell office:value-type="string" calcext:value-type="string">
            <text:p>Hunter Smart шлейка для собак Ecco Квик ХS (26-35/26-35 см) нейлон синяя</text:p>
          </table:table-cell>
          <table:table-cell office:value-type="string" calcext:value-type="string">
            <text:p>Категория: Шлейки</text:p>
          </table:table-cell>
          <table:table-cell office:value-type="string" calcext:value-type="string">
            <text:p>591.00</text:p>
          </table:table-cell>
          <table:table-cell office:value-type="string" calcext:value-type="string">
            <text:p>Нейлоновая шлейка для собак мелких пород Hunter Smart (Хантер Смарт) серии ECO Quick ХS (Эко Квик) синего цвета. В шлейке ваш четвероногий друг на прогулке будет чувствовать себя комфортно, так как ничего не будет мешать ему при движении. Шлейка снабжена хромированной фурнитурой а также пластиковым бегунком, благодаря которому можно регулировать размер шлейки и фиксировать ее в удобном положении. Шлейка снабжена одной пластиковой застежкой, что позволит очень быстро одеть её на собаку. Шлейка подходит животным с обхватом шеи 26-35 см, обхватом груди 26-35 см. Ширина шлиц - 1,0 см.</text:p>
          </table:table-cell>
          <table:table-cell office:value-type="string" calcext:value-type="string">
            <text:p>http://tin29.ru/wp-content/uploads/2018/hunter/c39f7922-505f-11e4-87a4-001517e97967.jpg</text:p>
          </table:table-cell>
          <table:table-cell office:value-type="string" calcext:value-type="string">
            <text:p>http://valta.ru/catalog/shleiki/hunter_smart_shleika_dlya_sobak_ecco_kvik_hs_26_35_26_35_sm_neilon_sinyaya/</text:p>
          </table:table-cell>
        </table:table-row>
        <table:table-row table:style-name="ro1">
          <table:table-cell office:value-type="float" office:value="99635" calcext:value-type="float">
            <text:p>99635</text:p>
          </table:table-cell>
          <table:table-cell office:value-type="string" calcext:value-type="string">
            <text:p>Hunter Smart шлейка для собак Modern Art R&amp;S Luxus 35/11 (25/27-33 см) кожзам розовый</text:p>
          </table:table-cell>
          <table:table-cell office:value-type="string" calcext:value-type="string">
            <text:p>Категория: Шлейки</text:p>
          </table:table-cell>
          <table:table-cell office:value-type="string" calcext:value-type="string">
            <text:p>1274.00</text:p>
          </table:table-cell>
          <table:table-cell office:value-type="string" calcext:value-type="string">
            <text:p>Шлейка для миниатюрных собачек Hunter Smart (Хантер смарт) серии Modern Аrt R&amp;amp;S Luxus 35/11 (Модерн Арт Люксус 35/11) ярко-розового цвета, выполнена из высококачественной лаковой Smart-кожи, оснащена хромированной фурнитурой и украшена стразами Swarovski, что делает её броским и изысканным аксессуаром. В ней ваш любимец будет звездой любого общества и не останется незамеченным. Шлейка подходит для собак с обхватом шеи 25 см, груди 27 - 33 см.</text:p>
          </table:table-cell>
          <table:table-cell office:value-type="string" calcext:value-type="string">
            <text:p>http://tin29.ru/wp-content/uploads/2018/hunter/e05dd7e8-3594-11e0-4488-001517e97967.jpg</text:p>
          </table:table-cell>
          <table:table-cell office:value-type="string" calcext:value-type="string">
            <text:p>http://valta.ru/catalog/shleiki/hunter_smart_shleika_dlya_sobak_modern_art_rs_luxus_35_11_25_27_33_sm_kozhzam_rozovyi/</text:p>
          </table:table-cell>
        </table:table-row>
        <table:table-row table:style-name="ro1">
          <table:table-cell office:value-type="float" office:value="99637" calcext:value-type="float">
            <text:p>99637</text:p>
          </table:table-cell>
          <table:table-cell office:value-type="string" calcext:value-type="string">
            <text:p>Hunter Smart шлейка для собак Modern Art R&amp;S Luxus 45/11 (30/37-43 см) кожзам розовый</text:p>
          </table:table-cell>
          <table:table-cell office:value-type="string" calcext:value-type="string">
            <text:p>Категория: Шлейки</text:p>
          </table:table-cell>
          <table:table-cell office:value-type="string" calcext:value-type="string">
            <text:p>1686.00</text:p>
          </table:table-cell>
          <table:table-cell office:value-type="string" calcext:value-type="string">
            <text:p>Шлейка для миниатюрных собачек Hunter Smart (Хантер смарт) серии Modern Аrt R&amp;amp;S Luxus 45/11 (Модерн Арт Люксус 45/11) ярко-розового цвета, выполнена из высококачественной лаковой Smart-кожи, оснащена хромированной фурнитурой и украшена стразами Swarovski, что делает её броским и изысканным аксессуаром. В ней ваш любимец будет звездой любого общества и не останется незамеченным. Шлейка подходит для собак с обхватом шеи 30 см, груди 37-43 см.</text:p>
          </table:table-cell>
          <table:table-cell office:value-type="string" calcext:value-type="string">
            <text:p>http://tin29.ru/wp-content/uploads/2018/hunter/e05dd811-3594-11e0-4488-001517e97967.jpg</text:p>
          </table:table-cell>
          <table:table-cell office:value-type="string" calcext:value-type="string">
            <text:p>http://valta.ru/catalog/shleiki/hunter_smart_shleika_dlya_sobak_modern_art_rs_luxus_45_11_30_37_43_sm_kozhzam_rozovyi/</text:p>
          </table:table-cell>
        </table:table-row>
        <table:table-row table:style-name="ro7">
          <table:table-cell office:value-type="float" office:value="92424" calcext:value-type="float">
            <text:p>92424</text:p>
          </table:table-cell>
          <table:table-cell office:value-type="string" calcext:value-type="string">
            <text:p>Hunter гамак в авто для собак универсальный эконом 140х145 см</text:p>
          </table:table-cell>
          <table:table-cell office:value-type="string" calcext:value-type="string">
            <text:p>Категория: Подстилка в машину</text:p>
          </table:table-cell>
          <table:table-cell office:value-type="string" calcext:value-type="string">
            <text:p>1951.00</text:p>
          </table:table-cell>
          <table:table-cell office:value-type="string" calcext:value-type="string">
            <text:p>Гамак для перевозки собаки в автомобиле практичная вещь, которая позволит сохранить салон вашей машины в чистоте и защитит обивку и пластик от повреждений когтями.&lt;br&gt;&lt;br&gt;Гамак с застежкой молнией (для крепления шлейки питомца в ремню безопасности).&lt;br&gt;</text:p>
            <text:p>Размер 140 х 145 см.&lt;br&gt;</text:p>
            <text:p>100% полиэстер</text:p>
          </table:table-cell>
          <table:table-cell office:value-type="string" calcext:value-type="string">
            <text:p>http://tin29.ru/wp-content/uploads/2018/hunter/cefb89b3-fb7a-11e3-8d48-001517e97967.jpg, http://tin29.ru/wp-content/uploads/2018/hunter/cefb89b3-fb7a-11e3-8d48-001517e97967_2.jpg, http://tin29.ru/wp-content/uploads/2018/hunter/cefb89b3-fb7a-11e3-8d48-001517e97967_3.jpg</text:p>
          </table:table-cell>
          <table:table-cell office:value-type="string" calcext:value-type="string">
            <text:p>http://valta.ru/catalog/podstilka_v_mashinu/hunter_gamak_v_avto_dlya_sobak_universalnyi_ekonom/</text:p>
          </table:table-cell>
        </table:table-row>
        <table:table-row table:style-name="ro1">
          <table:table-cell office:value-type="float" office:value="92329" calcext:value-type="float">
            <text:p>92329</text:p>
          </table:table-cell>
          <table:table-cell office:value-type="string" calcext:value-type="string">
            <text:p>Hunter кликер новый с браслетом на руку</text:p>
          </table:table-cell>
          <table:table-cell office:value-type="string" calcext:value-type="string">
            <text:p>Категория: Аппортировка</text:p>
          </table:table-cell>
          <table:table-cell office:value-type="string" calcext:value-type="string">
            <text:p>321.00</text:p>
          </table:table-cell>
          <table:table-cell office:value-type="string" calcext:value-type="string">
            <text:p>Кликер для дрессировки собак от Нunter при нажатии кнопки издает щелкающий звук. Кликер используется для привлечения внимания питомца при дрессировке или на прогулке, а так же может быть использован во время проведения показа животного на ринге. Кликер -это компактный брелок с кнопкой, издающей щелчки. Щелчок для собаки означает, что она верно выполнила команду и заменяет такие слова, как "хорошо", "умница", "молодец" и т.п. Использование кликера - это простой и быстрый способ показать собаке свое одобрение, поскольку для собаки более естественно реагировать на звуки, чем на слова.</text:p>
          </table:table-cell>
          <table:table-cell office:value-type="string" calcext:value-type="string">
            <text:p>http://tin29.ru/wp-content/uploads/2018/hunter/938c2ddb-fb7a-11e3-8d48-001517e97967.jpg</text:p>
          </table:table-cell>
          <table:table-cell office:value-type="string" calcext:value-type="string">
            <text:p>http://valta.ru/catalog/apportirovka/hunter_kliker_novyi_s_brasletom_na_ruku/</text:p>
          </table:table-cell>
        </table:table-row>
        <table:table-row table:style-name="ro2">
          <table:table-cell office:value-type="float" office:value="61410" calcext:value-type="float">
            <text:p>61410</text:p>
          </table:table-cell>
          <table:table-cell office:value-type="string" calcext:value-type="string">
            <text:p>Hunter коврик под миски силиконовый 48х30 см прозрачный</text:p>
          </table:table-cell>
          <table:table-cell office:value-type="string" calcext:value-type="string">
            <text:p>Категория: коврик под миску</text:p>
          </table:table-cell>
          <table:table-cell office:value-type="string" calcext:value-type="string">
            <text:p>1035.00</text:p>
          </table:table-cell>
          <table:table-cell office:value-type="string" calcext:value-type="string">
            <text:p>Силиконовый коврик с принтом Hunter.&lt;br&gt;</text:p>
            <text:p>Высокий бортик предотвращает проливание воды и разбрасывание корма.</text:p>
          </table:table-cell>
          <table:table-cell office:value-type="string" calcext:value-type="string">
            <text:p>http://tin29.ru/wp-content/uploads/2018/hunter/144d2b03-1f75-11e7-8116-00155d290810.jpg</text:p>
          </table:table-cell>
          <table:table-cell office:value-type="string" calcext:value-type="string">
            <text:p>http://valta.ru/catalog/kovrik_pod_misku/hunter_kovrik_pod_miski_48_h_30_sm_prozrachnyi/</text:p>
          </table:table-cell>
        </table:table-row>
        <table:table-row table:style-name="ro2">
          <table:table-cell office:value-type="float" office:value="64474" calcext:value-type="float">
            <text:p>64474</text:p>
          </table:table-cell>
          <table:table-cell office:value-type="string" calcext:value-type="string">
            <text:p>Hunter коврик под миски силиконовый Binz 48х30 см синий</text:p>
          </table:table-cell>
          <table:table-cell office:value-type="string" calcext:value-type="string">
            <text:p>Категория: коврик под миску</text:p>
          </table:table-cell>
          <table:table-cell office:value-type="string" calcext:value-type="string">
            <text:p>1457.00</text:p>
          </table:table-cell>
          <table:table-cell office:value-type="string" calcext:value-type="string">
            <text:p>Силиконовый коврик с принтом Hunter.&lt;br&gt;</text:p>
            <text:p>Высокий бортик предотвращает проливание воды и разбрасывание корма.</text:p>
          </table:table-cell>
          <table:table-cell office:value-type="string" calcext:value-type="string">
            <text:p>http://tin29.ru/wp-content/uploads/2018/hunter/aeaec070-1f5b-11e7-8116-00155d290810.jpg, http://tin29.ru/wp-content/uploads/2018/hunter/aeaec070-1f5b-11e7-8116-00155d290810_2.jpg, http://tin29.ru/wp-content/uploads/2018/hunter/aeaec070-1f5b-11e7-8116-00155d290810_3.jpg</text:p>
          </table:table-cell>
          <table:table-cell office:value-type="string" calcext:value-type="string">
            <text:p>http://valta.ru/catalog/kovrik_pod_misku/hunter_kovrik_pod_miski_silikonovyi_binz_48_h_30_sm_sinii/</text:p>
          </table:table-cell>
        </table:table-row>
        <table:table-row table:style-name="ro5">
          <table:table-cell office:value-type="float" office:value="63033" calcext:value-type="float">
            <text:p>63033</text:p>
          </table:table-cell>
          <table:table-cell office:value-type="string" calcext:value-type="string">
            <text:p>Hunter коврик под миски силиконовый Ricarda M. 48x30 см черный</text:p>
          </table:table-cell>
          <table:table-cell office:value-type="string" calcext:value-type="string">
            <text:p>Категория: коврик под миску</text:p>
          </table:table-cell>
          <table:table-cell office:value-type="string" calcext:value-type="string">
            <text:p>1630.00</text:p>
          </table:table-cell>
          <table:table-cell office:value-type="string" calcext:value-type="string">
            <text:p>Стильная коллекция аксессуаров для собак и кошек от известного дизайнера Рикарда Мануэла Хофманн включает в себя: удобные спальные места, миски и коврики под миски. &lt;br&gt; </text:p>
            <text:p>Элегантность благородного черного и золота, высокое качество материалов.&lt;br&gt; </text:p>
            <text:p/>
            <text:p>Силиконовый коврик под миски с высоким бортиком, который предотвращает проливание воды и разбрасывание корма.</text:p>
          </table:table-cell>
          <table:table-cell office:value-type="string" calcext:value-type="string">
            <text:p>http://tin29.ru/wp-content/uploads/2018/hunter/083d2f24-1700-11e8-812a-005056bf23ce.jpg, http://tin29.ru/wp-content/uploads/2018/hunter/083d2f24-1700-11e8-812a-005056bf23ce_2.jpg</text:p>
          </table:table-cell>
          <table:table-cell office:value-type="string" calcext:value-type="string">
            <text:p>http://valta.ru/catalog/kovrik_pod_misku/hunter_kovrik_silikonovyi_ricarda_m_48x30_cm/</text:p>
          </table:table-cell>
        </table:table-row>
        <table:table-row table:style-name="ro7">
          <table:table-cell office:value-type="float" office:value="65589" calcext:value-type="float">
            <text:p>65589</text:p>
          </table:table-cell>
          <table:table-cell office:value-type="string" calcext:value-type="string">
            <text:p>Hunter когтерез-кусачки большой</text:p>
          </table:table-cell>
          <table:table-cell office:value-type="string" calcext:value-type="string">
            <text:p>Категория: когтерез</text:p>
          </table:table-cell>
          <table:table-cell office:value-type="string" calcext:value-type="string">
            <text:p>1042.00</text:p>
          </table:table-cell>
          <table:table-cell office:value-type="string" calcext:value-type="string">
            <text:p>Когтерез-кусачки предназначен для крепких и твердых когтей и обеспечивает более ровный срез, чем когтерез-ножницы. </text:p>
            <text:p>Имеет короткие лезвия, хотя бы одно из которых искривлено.</text:p>
            <text:p>Подносится снизу или сбоку перпендикулярно когтю, устанавливается строго по линии среза, после чего ручки когтереза резко сжимаются.</text:p>
          </table:table-cell>
          <table:table-cell office:value-type="string" calcext:value-type="string">
            <text:p>http://tin29.ru/wp-content/uploads/2018/hunter/no_photo_big.png</text:p>
          </table:table-cell>
          <table:table-cell office:value-type="string" calcext:value-type="string">
            <text:p>http://valta.ru/catalog/kogterez/hunter_kogterez_kusachki_bolshoi/</text:p>
          </table:table-cell>
        </table:table-row>
        <table:table-row table:style-name="ro2">
          <table:table-cell office:value-type="float" office:value="65585" calcext:value-type="float">
            <text:p>65585</text:p>
          </table:table-cell>
          <table:table-cell office:value-type="string" calcext:value-type="string">
            <text:p>Hunter когтерез-ножницы большой</text:p>
          </table:table-cell>
          <table:table-cell office:value-type="string" calcext:value-type="string">
            <text:p>Категория: когтерез</text:p>
          </table:table-cell>
          <table:table-cell office:value-type="string" calcext:value-type="string">
            <text:p>967.00</text:p>
          </table:table-cell>
          <table:table-cell office:value-type="string" calcext:value-type="string">
            <text:p>Когтерез–ножницы – самый щадящий вид когтереза. Как правило, имеет два искривленных лезвия, которые аккуратно срезают лишнее. Не подходит для крупных животных с твердыми когтями.</text:p>
            <text:p>Подносится снизу или сбоку перпендикулярно когтю, устанавливается строго по линии среза, после чего ручки когтереза резко сжимаются.</text:p>
          </table:table-cell>
          <table:table-cell office:value-type="string" calcext:value-type="string">
            <text:p>http://tin29.ru/wp-content/uploads/2018/hunter/94eaba60-6344-11e8-812f-005056bf23ce.jpg</text:p>
          </table:table-cell>
          <table:table-cell office:value-type="string" calcext:value-type="string">
            <text:p>http://valta.ru/catalog/kogterez/hunter_kogterez_nozhnitsy_bolshoi/</text:p>
          </table:table-cell>
        </table:table-row>
        <table:table-row table:style-name="ro2">
          <table:table-cell office:value-type="float" office:value="65586" calcext:value-type="float">
            <text:p>65586</text:p>
          </table:table-cell>
          <table:table-cell office:value-type="string" calcext:value-type="string">
            <text:p>Hunter когтерез-ножницы для мелких животных</text:p>
          </table:table-cell>
          <table:table-cell office:value-type="string" calcext:value-type="string">
            <text:p>Категория: когтерез</text:p>
          </table:table-cell>
          <table:table-cell office:value-type="string" calcext:value-type="string">
            <text:p>819.00</text:p>
          </table:table-cell>
          <table:table-cell office:value-type="string" calcext:value-type="string">
            <text:p>Когтерез–ножницы – самый щадящий вид когтереза. Как правило, имеет два искривленных лезвия, которые аккуратно срезают лишнее. Не подходит для крупных животных с твердыми когтями.</text:p>
            <text:p>Подносится снизу или сбоку перпендикулярно когтю, устанавливается строго по линии среза, после чего ручки когтереза резко сжимаются.</text:p>
          </table:table-cell>
          <table:table-cell office:value-type="string" calcext:value-type="string">
            <text:p>http://tin29.ru/wp-content/uploads/2018/hunter/9e5fb2a0-6344-11e8-812f-005056bf23ce.jpg</text:p>
          </table:table-cell>
          <table:table-cell office:value-type="string" calcext:value-type="string">
            <text:p>http://valta.ru/catalog/kogterez/hunter_kogterez_nozhnitsy_dlya_melkih_zhivotnyh/</text:p>
          </table:table-cell>
        </table:table-row>
        <table:table-row table:style-name="ro2">
          <table:table-cell office:value-type="float" office:value="65588" calcext:value-type="float">
            <text:p>65588</text:p>
          </table:table-cell>
          <table:table-cell office:value-type="string" calcext:value-type="string">
            <text:p>Hunter когтерез-ножницы средний</text:p>
          </table:table-cell>
          <table:table-cell office:value-type="string" calcext:value-type="string">
            <text:p>Категория: когтерез</text:p>
          </table:table-cell>
          <table:table-cell office:value-type="string" calcext:value-type="string">
            <text:p>967.00</text:p>
          </table:table-cell>
          <table:table-cell office:value-type="string" calcext:value-type="string">
            <text:p>Когтерез–ножницы – самый щадящий вид когтереза. Как правило, имеет два искривленных лезвия, которые аккуратно срезают лишнее. Не подходит для крупных животных с твердыми когтями.</text:p>
            <text:p>Подносится снизу или сбоку перпендикулярно когтю, устанавливается строго по линии среза, после чего ручки когтереза резко сжимаются.</text:p>
          </table:table-cell>
          <table:table-cell office:value-type="string" calcext:value-type="string">
            <text:p>http://tin29.ru/wp-content/uploads/2018/hunter/ab4cf3fd-6344-11e8-812f-005056bf23ce.jpg</text:p>
          </table:table-cell>
          <table:table-cell office:value-type="string" calcext:value-type="string">
            <text:p>http://valta.ru/catalog/kogterez/hunter_kogterez_nozhnitsy_srednii/</text:p>
          </table:table-cell>
        </table:table-row>
        <table:table-row table:style-name="ro3">
          <table:table-cell office:value-type="float" office:value="64518" calcext:value-type="float">
            <text:p>64518</text:p>
          </table:table-cell>
          <table:table-cell office:value-type="string" calcext:value-type="string">
            <text:p>Hunter лежанка для собак Binz M 120х80 см</text:p>
          </table:table-cell>
          <table:table-cell office:value-type="string" calcext:value-type="string">
            <text:p>Категория: Лежанки с бортом</text:p>
          </table:table-cell>
          <table:table-cell office:value-type="string" calcext:value-type="string">
            <text:p>3531.00</text:p>
          </table:table-cell>
          <table:table-cell office:value-type="string" calcext:value-type="string">
            <text:p>C финишными покрытиями SILVERPLUS® и BIONIC FINISH® C6 HUNTER устанавливает самые высокие стандарты в секторе функциональных аксессуаров для собак. Высокие технологии успешно применяются именно там, где свежесть и гигиена играют особенно важную роль. SILVERPLUS® предотвращает размножение бактерий, создающих неприятный запах, поэтому для обеспечения эффективной защиты от бактерий достаточно температуры стирки 30-40 ° C. Вода, маслянистые жидкости и грязь просто стекают благодаря отделке BIONIC FINISH® C6, что значительно облегчает уход за изделиями.&lt;br&gt;</text:p>
            <text:p>- машинная стирка при 30 ° C&lt;br&gt;</text:p>
            <text:p>- антибактериальное покрытие SILVERPLUS® и BIONIC FINISH® C6&lt;br&gt;</text:p>
            <text:p>- хлопок &lt;br&gt; </text:p>
            <text:p>- наполнитель: полиэстер. &lt;br&gt;</text:p>
            <text:p/>
          </table:table-cell>
          <table:table-cell office:value-type="string" calcext:value-type="string">
            <text:p>http://tin29.ru/wp-content/uploads/2018/hunter/662436b0-1f5c-11e7-8116-00155d290810.jpg, http://tin29.ru/wp-content/uploads/2018/hunter/662436b0-1f5c-11e7-8116-00155d290810_2.jpg</text:p>
          </table:table-cell>
          <table:table-cell office:value-type="string" calcext:value-type="string">
            <text:p>http://valta.ru/catalog/lezhanka/hunter_lezhanka_dlya_sobak_binz_m_120_h_80_sm/</text:p>
          </table:table-cell>
        </table:table-row>
        <table:table-row table:style-name="ro7">
          <table:table-cell office:value-type="float" office:value="64471" calcext:value-type="float">
            <text:p>64471</text:p>
          </table:table-cell>
          <table:table-cell office:value-type="string" calcext:value-type="string">
            <text:p>Hunter миска для собак меламиновая Binz 160 мл</text:p>
          </table:table-cell>
          <table:table-cell office:value-type="string" calcext:value-type="string">
            <text:p>Категория: Миска</text:p>
          </table:table-cell>
          <table:table-cell office:value-type="string" calcext:value-type="string">
            <text:p>1004.00</text:p>
          </table:table-cell>
          <table:table-cell office:value-type="string" calcext:value-type="string">
            <text:p>Hunter миска для собак меламиновая Binz 160 мл.&lt;br&gt;&lt;br&gt;</text:p>
            <text:p>Миска состоит из меламинового корпуса и съемной миски из нержавеющей стали. Встроенное в дно корпуса резиновое кольцо способствует высокой устойчивости миски.&lt;br&gt;</text:p>
            <text:p>Благодаря меламину, миска устойчива к царапинам, ударам, она долговечна и не реагирует на перепады температур , ее можно мыть в посудомоечных машинах. Ее похожая на фарфор поверхность делает миску особенно гигиеничной и доставит истинное наслаждение вашему питомцу во время приема пищи.</text:p>
          </table:table-cell>
          <table:table-cell office:value-type="string" calcext:value-type="string">
            <text:p>http://tin29.ru/wp-content/uploads/2018/hunter/6e0be833-1f5b-11e7-8116-00155d290810.jpg, http://tin29.ru/wp-content/uploads/2018/hunter/6e0be833-1f5b-11e7-8116-00155d290810_2.jpg, http://tin29.ru/wp-content/uploads/2018/hunter/6e0be833-1f5b-11e7-8116-00155d290810_3.jpg, http://tin29.ru/wp-content/uploads/2018/hunter/6e0be833-1f5b-11e7-8116-00155d290810_4.jpg</text:p>
          </table:table-cell>
          <table:table-cell office:value-type="string" calcext:value-type="string">
            <text:p>http://valta.ru/catalog/miski/hunter_miska_dlya_sobak_melaminovaya_binz_160_ml/</text:p>
          </table:table-cell>
        </table:table-row>
        <table:table-row table:style-name="ro7">
          <table:table-cell office:value-type="float" office:value="64472" calcext:value-type="float">
            <text:p>64472</text:p>
          </table:table-cell>
          <table:table-cell office:value-type="string" calcext:value-type="string">
            <text:p>Hunter миска для собак меламиновая Binz 350 мл</text:p>
          </table:table-cell>
          <table:table-cell office:value-type="string" calcext:value-type="string">
            <text:p>Категория: Миска</text:p>
          </table:table-cell>
          <table:table-cell office:value-type="string" calcext:value-type="string">
            <text:p>1327.00</text:p>
          </table:table-cell>
          <table:table-cell office:value-type="string" calcext:value-type="string">
            <text:p>Hunter миска для собак меламиновая Binz 350 мл.&lt;br&gt;&lt;br&gt;</text:p>
            <text:p>Миска состоит из меламинового корпуса и съемной миски из нержавеющей стали. Встроенное в дно корпуса резиновое кольцо способствует высокой устойчивости миски.&lt;br&gt;</text:p>
            <text:p>Благодаря меламину, миска устойчива к царапинам, ударам, она долговечна и не реагирует на перепады температур , ее можно мыть в посудомоечных машинах. Ее похожая на фарфор поверхность делает миску особенно гигиеничной и доставит истинное наслаждение вашему питомцу во время приема пищи.</text:p>
          </table:table-cell>
          <table:table-cell office:value-type="string" calcext:value-type="string">
            <text:p>http://tin29.ru/wp-content/uploads/2018/hunter/23d71f1a-1701-11e8-812a-005056bf23ce.jpg, http://tin29.ru/wp-content/uploads/2018/hunter/23d71f1a-1701-11e8-812a-005056bf23ce_2.jpg</text:p>
          </table:table-cell>
          <table:table-cell office:value-type="string" calcext:value-type="string">
            <text:p>http://valta.ru/catalog/miska/hunter_miska_melaminovaya_binz_350_ml/</text:p>
          </table:table-cell>
        </table:table-row>
        <table:table-row table:style-name="ro7">
          <table:table-cell office:value-type="float" office:value="64473" calcext:value-type="float">
            <text:p>64473</text:p>
          </table:table-cell>
          <table:table-cell office:value-type="string" calcext:value-type="string">
            <text:p>Hunter миска для собак меламиновая Binz 700 мл</text:p>
          </table:table-cell>
          <table:table-cell office:value-type="string" calcext:value-type="string">
            <text:p>Категория: Миска</text:p>
          </table:table-cell>
          <table:table-cell office:value-type="string" calcext:value-type="string">
            <text:p>1573.00</text:p>
          </table:table-cell>
          <table:table-cell office:value-type="string" calcext:value-type="string">
            <text:p>Hunter миска для собак меламиновая Binz 700 мл.&lt;br&gt;&lt;br&gt;</text:p>
            <text:p>Миска состоит из меламинового корпуса и съемной миски из нержавеющей стали. Встроенное в дно корпуса резиновое кольцо способствует высокой устойчивости миски.&lt;br&gt;</text:p>
            <text:p>Благодаря меламину, миска устойчива к царапинам, ударам, она долговечна и не реагирует на перепады температур , ее можно мыть в посудомоечных машинах. Ее похожая на фарфор поверхность делает миску особенно гигиеничной и доставит истинное наслаждение вашему питомцу во время приема пищи.</text:p>
          </table:table-cell>
          <table:table-cell office:value-type="string" calcext:value-type="string">
            <text:p>http://tin29.ru/wp-content/uploads/2018/hunter/80c8bedc-1701-11e8-812a-005056bf23ce.jpg, http://tin29.ru/wp-content/uploads/2018/hunter/80c8bedc-1701-11e8-812a-005056bf23ce_2.jpg</text:p>
          </table:table-cell>
          <table:table-cell office:value-type="string" calcext:value-type="string">
            <text:p>http://valta.ru/catalog/miska/hunter_miska_melaminovaya_binz_700_ml/</text:p>
          </table:table-cell>
        </table:table-row>
        <table:table-row table:style-name="ro7">
          <table:table-cell office:value-type="float" office:value="65140" calcext:value-type="float">
            <text:p>65140</text:p>
          </table:table-cell>
          <table:table-cell office:value-type="string" calcext:value-type="string">
            <text:p>Hunter миска для собак меламиновая Mogami 160 мл</text:p>
          </table:table-cell>
          <table:table-cell office:value-type="string" calcext:value-type="string">
            <text:p>Категория: Миска</text:p>
          </table:table-cell>
          <table:table-cell office:value-type="string" calcext:value-type="string">
            <text:p>1051.00</text:p>
          </table:table-cell>
          <table:table-cell office:value-type="string" calcext:value-type="string">
            <text:p>Hunter миска для собак меламиновая Mogami 160 мл.&lt;br&gt;&lt;br&gt;</text:p>
            <text:p>Миска состоит из меламинового корпуса и съемной миски из нержавеющей стали. Встроенное в дно корпуса резиновое кольцо способствует высокой устойчивости миски.&lt;br&gt;</text:p>
            <text:p>Благодаря меламину, миска устойчива к царапинам, ударам, она долговечна и не реагирует на перепады температур , ее можно мыть в посудомоечных машинах. Ее похожая на фарфор поверхность делает миску особенно гигиеничной и доставит истинное наслаждение вашему питомцу во время приема пищи.</text:p>
          </table:table-cell>
          <table:table-cell office:value-type="string" calcext:value-type="string">
            <text:p>http://tin29.ru/wp-content/uploads/2018/hunter/8b8a9727-1702-11e8-812a-005056bf23ce.jpg, http://tin29.ru/wp-content/uploads/2018/hunter/8b8a9727-1702-11e8-812a-005056bf23ce_2.jpg</text:p>
          </table:table-cell>
          <table:table-cell office:value-type="string" calcext:value-type="string">
            <text:p>http://valta.ru/catalog/miska/hunter_miska_melaminovaya_mogami_160_ml/</text:p>
          </table:table-cell>
        </table:table-row>
        <table:table-row table:style-name="ro7">
          <table:table-cell office:value-type="float" office:value="65141" calcext:value-type="float">
            <text:p>65141</text:p>
          </table:table-cell>
          <table:table-cell office:value-type="string" calcext:value-type="string">
            <text:p>Hunter миска для собак меламиновая Mogami 350 мл</text:p>
          </table:table-cell>
          <table:table-cell office:value-type="string" calcext:value-type="string">
            <text:p>Категория: Миска</text:p>
          </table:table-cell>
          <table:table-cell office:value-type="string" calcext:value-type="string">
            <text:p>1327.00</text:p>
          </table:table-cell>
          <table:table-cell office:value-type="string" calcext:value-type="string">
            <text:p>Hunter миска для собак меламиновая Mogami 350 мл.&lt;br&gt;&lt;br&gt;</text:p>
            <text:p>Миска состоит из меламинового корпуса и съемной миски из нержавеющей стали. Встроенное в дно корпуса резиновое кольцо способствует высокой устойчивости миски.&lt;br&gt;</text:p>
            <text:p>Благодаря меламину, миска устойчива к царапинам, ударам, она долговечна и не реагирует на перепады температур , ее можно мыть в посудомоечных машинах. Ее похожая на фарфор поверхность делает миску особенно гигиеничной и доставит истинное наслаждение вашему питомцу во время приема пищи.</text:p>
          </table:table-cell>
          <table:table-cell office:value-type="string" calcext:value-type="string">
            <text:p>http://tin29.ru/wp-content/uploads/2018/hunter/7b97bea0-1704-11e8-812a-005056bf23ce.jpg, http://tin29.ru/wp-content/uploads/2018/hunter/7b97bea0-1704-11e8-812a-005056bf23ce_2.jpg</text:p>
          </table:table-cell>
          <table:table-cell office:value-type="string" calcext:value-type="string">
            <text:p>http://valta.ru/catalog/miska/hunter_miska_melaminovaya_mogami_350_ml/</text:p>
          </table:table-cell>
        </table:table-row>
        <table:table-row table:style-name="ro7">
          <table:table-cell office:value-type="float" office:value="64648" calcext:value-type="float">
            <text:p>64648</text:p>
          </table:table-cell>
          <table:table-cell office:value-type="string" calcext:value-type="string">
            <text:p>Hunter миска для собак меламиновая Niblum 160 мл</text:p>
          </table:table-cell>
          <table:table-cell office:value-type="string" calcext:value-type="string">
            <text:p>Категория: Миска</text:p>
          </table:table-cell>
          <table:table-cell office:value-type="string" calcext:value-type="string">
            <text:p>1051.00</text:p>
          </table:table-cell>
          <table:table-cell office:value-type="string" calcext:value-type="string">
            <text:p>Hunter миска для собак меламиновая Niblum 160 мл.&lt;br&gt;&lt;br&gt;</text:p>
            <text:p>Миска состоит из меламинового корпуса и съемной миски из нержавеющей стали. Встроенное в дно корпуса резиновое кольцо способствует высокой устойчивости миски.&lt;br&gt;</text:p>
            <text:p>Благодаря меламину, миска устойчива к царапинам, ударам, она долговечна и не реагирует на перепады температур , ее можно мыть в посудомоечных машинах. Ее похожая на фарфор поверхность делает миску особенно гигиеничной и доставит истинное наслаждение вашему питомцу во время приема пищи.</text:p>
          </table:table-cell>
          <table:table-cell office:value-type="string" calcext:value-type="string">
            <text:p>http://tin29.ru/wp-content/uploads/2018/hunter/bf0207cf-1701-11e8-812a-005056bf23ce.jpg</text:p>
          </table:table-cell>
          <table:table-cell office:value-type="string" calcext:value-type="string">
            <text:p>http://valta.ru/catalog/miska/hunter_miska_melaminovaya_niblum_160_ml/</text:p>
          </table:table-cell>
        </table:table-row>
        <table:table-row table:style-name="ro7">
          <table:table-cell office:value-type="float" office:value="64649" calcext:value-type="float">
            <text:p>64649</text:p>
          </table:table-cell>
          <table:table-cell office:value-type="string" calcext:value-type="string">
            <text:p>Hunter миска для собак меламиновая Niblum 350 мл</text:p>
          </table:table-cell>
          <table:table-cell office:value-type="string" calcext:value-type="string">
            <text:p>Категория: Миска</text:p>
          </table:table-cell>
          <table:table-cell office:value-type="string" calcext:value-type="string">
            <text:p>1327.00</text:p>
          </table:table-cell>
          <table:table-cell office:value-type="string" calcext:value-type="string">
            <text:p>Hunter миска для собак меламиновая Niblum 350 мл.&lt;br&gt;&lt;br&gt;</text:p>
            <text:p>Миска состоит из меламинового корпуса и съемной миски из нержавеющей стали. Встроенное в дно корпуса резиновое кольцо способствует высокой устойчивости миски.&lt;br&gt;</text:p>
            <text:p>Благодаря меламину, миска устойчива к царапинам, ударам, она долговечна и не реагирует на перепады температур , ее можно мыть в посудомоечных машинах. Ее похожая на фарфор поверхность делает миску особенно гигиеничной и доставит истинное наслаждение вашему питомцу во время приема пищи.</text:p>
          </table:table-cell>
          <table:table-cell office:value-type="string" calcext:value-type="string">
            <text:p>http://tin29.ru/wp-content/uploads/2018/hunter/2672f138-1702-11e8-812a-005056bf23ce.jpg</text:p>
          </table:table-cell>
          <table:table-cell office:value-type="string" calcext:value-type="string">
            <text:p>http://valta.ru/catalog/miska/hunter_miska_melaminovaya_niblum_350_ml/</text:p>
          </table:table-cell>
        </table:table-row>
        <table:table-row table:style-name="ro7">
          <table:table-cell office:value-type="float" office:value="63034" calcext:value-type="float">
            <text:p>63034</text:p>
          </table:table-cell>
          <table:table-cell office:value-type="string" calcext:value-type="string">
            <text:p>Hunter миска для собак меламиновая Ricarda M. 160 мл</text:p>
          </table:table-cell>
          <table:table-cell office:value-type="string" calcext:value-type="string">
            <text:p>Категория: Миска</text:p>
          </table:table-cell>
          <table:table-cell office:value-type="string" calcext:value-type="string">
            <text:p>1262.00</text:p>
          </table:table-cell>
          <table:table-cell office:value-type="string" calcext:value-type="string">
            <text:p>Hunter миска для собак меламиновая Ricarda M. 160 мл.&lt;br&gt;&lt;br&gt;</text:p>
            <text:p>Миска состоит из меламинового корпуса и съемной миски из нержавеющей стали. Встроенное в дно корпуса резиновое кольцо способствует высокой устойчивости миски.&lt;br&gt;</text:p>
            <text:p>Благодаря меламину, миска устойчива к царапинам, ударам, она долговечна и не реагирует на перепады температур , ее можно мыть в посудомоечных машинах. Ее похожая на фарфор поверхность делает миску особенно гигиеничной и доставит истинное наслаждение вашему питомцу во время приема пищи.</text:p>
          </table:table-cell>
          <table:table-cell office:value-type="string" calcext:value-type="string">
            <text:p>http://tin29.ru/wp-content/uploads/2018/hunter/4f44b217-1700-11e8-812a-005056bf23ce.jpg, http://tin29.ru/wp-content/uploads/2018/hunter/4f44b217-1700-11e8-812a-005056bf23ce_2.jpg</text:p>
          </table:table-cell>
          <table:table-cell office:value-type="string" calcext:value-type="string">
            <text:p>http://valta.ru/catalog/miska/hunter_miska_melaminovaya_ricarda_m_160_ml/</text:p>
          </table:table-cell>
        </table:table-row>
        <table:table-row table:style-name="ro7">
          <table:table-cell office:value-type="float" office:value="63035" calcext:value-type="float">
            <text:p>63035</text:p>
          </table:table-cell>
          <table:table-cell office:value-type="string" calcext:value-type="string">
            <text:p>Hunter миска для собак меламиновая Ricarda M. 350 мл</text:p>
          </table:table-cell>
          <table:table-cell office:value-type="string" calcext:value-type="string">
            <text:p>Категория: Миска</text:p>
          </table:table-cell>
          <table:table-cell office:value-type="string" calcext:value-type="string">
            <text:p>1570.00</text:p>
          </table:table-cell>
          <table:table-cell office:value-type="string" calcext:value-type="string">
            <text:p>Hunter миска для собак меламиновая Ricarda M. 350 мл.&lt;br&gt;&lt;br&gt;</text:p>
            <text:p>Миска состоит из меламинового корпуса и съемной миски из нержавеющей стали. Встроенное в дно корпуса резиновое кольцо способствует высокой устойчивости миски.&lt;br&gt;</text:p>
            <text:p>Благодаря меламину, миска устойчива к царапинам, ударам, она долговечна и не реагирует на перепады температур , ее можно мыть в посудомоечных машинах. Ее похожая на фарфор поверхность делает миску особенно гигиеничной и доставит истинное наслаждение вашему питомцу во время приема пищи.</text:p>
          </table:table-cell>
          <table:table-cell office:value-type="string" calcext:value-type="string">
            <text:p>http://tin29.ru/wp-content/uploads/2018/hunter/926f99dd-1700-11e8-812a-005056bf23ce.jpg, http://tin29.ru/wp-content/uploads/2018/hunter/926f99dd-1700-11e8-812a-005056bf23ce_2.jpg</text:p>
          </table:table-cell>
          <table:table-cell office:value-type="string" calcext:value-type="string">
            <text:p>http://valta.ru/catalog/miska/hunter_miska_melaminovaya_ricarda_m_350_ml/</text:p>
          </table:table-cell>
        </table:table-row>
        <table:table-row table:style-name="ro5">
          <table:table-cell office:value-type="float" office:value="41711" calcext:value-type="float">
            <text:p>41711</text:p>
          </table:table-cell>
          <table:table-cell office:value-type="string" calcext:value-type="string">
            <text:p>Hunter миска из нержавеющей стали 0,35 л диаметр 11 см</text:p>
          </table:table-cell>
          <table:table-cell office:value-type="string" calcext:value-type="string">
            <text:p>Категория: Миска</text:p>
          </table:table-cell>
          <table:table-cell office:value-type="string" calcext:value-type="string">
            <text:p>455.00</text:p>
          </table:table-cell>
          <table:table-cell office:value-type="string" calcext:value-type="string">
            <text:p>Миски Hunter для воды или корма из нержавеющей стали имеют ряд преимуществ по сравнению с мисками конкурентов.</text:p>
            <text:p>Во-первых, миски имеют толстое тяжелое дно, которое способствует устойчивости миски.</text:p>
            <text:p>Во-вторых, на дне миски имеется прорезиненное кольцо, препятствующее скольжению миски по полу. </text:p>
            <text:p>В-третьих, миска выполнена из нержавеющей стали и поэтому прослужит вам и вашему любимцу долгие годы.</text:p>
          </table:table-cell>
          <table:table-cell office:value-type="string" calcext:value-type="string">
            <text:p>http://tin29.ru/wp-content/uploads/2018/hunter/4ee59c7e-3594-11e0-4488-001517e97967.jpg</text:p>
          </table:table-cell>
          <table:table-cell office:value-type="string" calcext:value-type="string">
            <text:p>http://valta.ru/catalog/miska/hunter_miska_iz_nerzhaveyuschei_stali_0_35_l_diametr_11_sm/</text:p>
          </table:table-cell>
        </table:table-row>
        <table:table-row table:style-name="ro1">
          <table:table-cell office:value-type="float" office:value="41712" calcext:value-type="float">
            <text:p>41712</text:p>
          </table:table-cell>
          <table:table-cell office:value-type="string" calcext:value-type="string">
            <text:p>Hunter миска из нержавеющей стали 0,55 л диаметр 13 см</text:p>
          </table:table-cell>
          <table:table-cell office:value-type="string" calcext:value-type="string">
            <text:p>Категория: Миска</text:p>
          </table:table-cell>
          <table:table-cell office:value-type="string" calcext:value-type="string">
            <text:p>527.00</text:p>
          </table:table-cell>
          <table:table-cell office:value-type="string" calcext:value-type="string">
            <text:p>Hunter миска из нержавеющей стали 0,35 л диаметр 11 см</text:p>
          </table:table-cell>
          <table:table-cell office:value-type="string" calcext:value-type="string">
            <text:p>http://tin29.ru/wp-content/uploads/2018/hunter/4ee59ca6-3594-11e0-4488-001517e97967.jpg</text:p>
          </table:table-cell>
          <table:table-cell office:value-type="string" calcext:value-type="string">
            <text:p>http://valta.ru/catalog/miska/hunter_miska_iz_nerzhaveyuschei_stali_0_55_l_diametr_13_sm/</text:p>
          </table:table-cell>
        </table:table-row>
        <table:table-row table:style-name="ro1">
          <table:table-cell office:value-type="float" office:value="41713" calcext:value-type="float">
            <text:p>41713</text:p>
          </table:table-cell>
          <table:table-cell office:value-type="string" calcext:value-type="string">
            <text:p>Hunter миска из нержавеющей стали 1,1 л диаметр 17 см</text:p>
          </table:table-cell>
          <table:table-cell office:value-type="string" calcext:value-type="string">
            <text:p>Категория: Миска</text:p>
          </table:table-cell>
          <table:table-cell office:value-type="string" calcext:value-type="string">
            <text:p>735.00</text:p>
          </table:table-cell>
          <table:table-cell office:value-type="string" calcext:value-type="string">
            <text:p>Миска для воды или корма из нержавеющей стали объемом 1100 мл диаметром 17 см от Нunter. Дно миски выполнено из прочного тяжелого полимера, устойчивого к царапинам, снабжено прорезиненным кольцом, которое препятствует скольжению и способствует устойчивости миски. Эта миска прослужит вам и вашему любимцу долгие годы.</text:p>
          </table:table-cell>
          <table:table-cell office:value-type="string" calcext:value-type="string">
            <text:p>http://tin29.ru/wp-content/uploads/2018/hunter/5143d79d-3594-11e0-4488-001517e97967.jpg</text:p>
          </table:table-cell>
          <table:table-cell office:value-type="string" calcext:value-type="string">
            <text:p>http://valta.ru/catalog/miska/hunter_miska_iz_nerzhaveyuschei_stali_1_1_l_diametr_17_sm/</text:p>
          </table:table-cell>
        </table:table-row>
        <table:table-row table:style-name="ro1">
          <table:table-cell office:value-type="float" office:value="41714" calcext:value-type="float">
            <text:p>41714</text:p>
          </table:table-cell>
          <table:table-cell office:value-type="string" calcext:value-type="string">
            <text:p>Hunter миска из нержавеющей стали 1,9 л диаметр 20 см</text:p>
          </table:table-cell>
          <table:table-cell office:value-type="string" calcext:value-type="string">
            <text:p>Категория: Миска</text:p>
          </table:table-cell>
          <table:table-cell office:value-type="string" calcext:value-type="string">
            <text:p>948.00</text:p>
          </table:table-cell>
          <table:table-cell office:value-type="string" calcext:value-type="string">
            <text:p>Миска для воды или корма из нержавеющей стали объемом 1900 мл диаметром 20 см от Нunter. Дно миски выполнено из прочного тяжелого полимера, устойчивого к царапинам, снабжено прорезиненным кольцом, которое препятствует скольжению и способствует устойчивости миски. Эта миска прослужит вам и вашему любимцу долгие годы.</text:p>
          </table:table-cell>
          <table:table-cell office:value-type="string" calcext:value-type="string">
            <text:p>http://tin29.ru/wp-content/uploads/2018/hunter/5143d7c5-3594-11e0-4488-001517e97967.jpg</text:p>
          </table:table-cell>
          <table:table-cell office:value-type="string" calcext:value-type="string">
            <text:p>http://valta.ru/catalog/miska/hunter_miska_iz_nerzhaveyuschei_stali_1_9_l_diametr_20_sm/</text:p>
          </table:table-cell>
        </table:table-row>
        <table:table-row table:style-name="ro1">
          <table:table-cell office:value-type="float" office:value="46589" calcext:value-type="float">
            <text:p>46589</text:p>
          </table:table-cell>
          <table:table-cell office:value-type="string" calcext:value-type="string">
            <text:p>Hunter миска из нержавеющей стали 190 мл диаметр 11 см</text:p>
          </table:table-cell>
          <table:table-cell office:value-type="string" calcext:value-type="string">
            <text:p>Категория: Миска</text:p>
          </table:table-cell>
          <table:table-cell office:value-type="string" calcext:value-type="string">
            <text:p>383.00</text:p>
          </table:table-cell>
          <table:table-cell office:value-type="string" calcext:value-type="string">
            <text:p>Миска для воды или корма из нержавеющей стали объемом 190 мл диаметром 11 см от Нunter. Дно миски снабжено прорезиненным кольцом, которое препятствует скольжению и способствует устойчивости миски. Эта миска прослужит вам долгие годы и доставит еще большую радость от любимых блюд вашему питомцу.</text:p>
          </table:table-cell>
          <table:table-cell office:value-type="string" calcext:value-type="string">
            <text:p>http://tin29.ru/wp-content/uploads/2018/hunter/88f8ea6a-3594-11e0-4488-001517e97967.jpg</text:p>
          </table:table-cell>
          <table:table-cell office:value-type="string" calcext:value-type="string">
            <text:p>http://valta.ru/catalog/miska/hunter_miska_iz_nerzhaveyuschei_stali_190_ml_diametr_11_sm/</text:p>
          </table:table-cell>
        </table:table-row>
        <table:table-row table:style-name="ro1">
          <table:table-cell office:value-type="float" office:value="41715" calcext:value-type="float">
            <text:p>41715</text:p>
          </table:table-cell>
          <table:table-cell office:value-type="string" calcext:value-type="string">
            <text:p>Hunter миска из нержавеющей стали 2,7 л диаметр 24 см</text:p>
          </table:table-cell>
          <table:table-cell office:value-type="string" calcext:value-type="string">
            <text:p>Категория: Миска</text:p>
          </table:table-cell>
          <table:table-cell office:value-type="string" calcext:value-type="string">
            <text:p>1159.00</text:p>
          </table:table-cell>
          <table:table-cell office:value-type="string" calcext:value-type="string">
            <text:p>Миска для воды или корма из нержавеющей стали объемом 2700 мл диаметром 24 см от Нunter. Дно миски выполнено из прочного тяжелого полимера, устойчивого к царапинам, снабжено прорезиненным кольцом, которое препятствует скольжению и способствует устойчивости миски. Эта миска прослужит вам и вашему любимцу долгие годы.</text:p>
          </table:table-cell>
          <table:table-cell office:value-type="string" calcext:value-type="string">
            <text:p>http://tin29.ru/wp-content/uploads/2018/hunter/5143d7ed-3594-11e0-4488-001517e97967.jpg</text:p>
          </table:table-cell>
          <table:table-cell office:value-type="string" calcext:value-type="string">
            <text:p>http://valta.ru/catalog/miska/hunter_miska_iz_nerzhaveyuschei_stali_2_7_l_diametr_24_sm/</text:p>
          </table:table-cell>
        </table:table-row>
        <table:table-row table:style-name="ro2">
          <table:table-cell office:value-type="float" office:value="92493" calcext:value-type="float">
            <text:p>92493</text:p>
          </table:table-cell>
          <table:table-cell office:value-type="string" calcext:value-type="string">
            <text:p>Hunter намордник для собак пластиковый размер 1 (4,5-6,5 см)/20 см, макс. 42 см, такса, цвергшнауцер</text:p>
          </table:table-cell>
          <table:table-cell office:value-type="string" calcext:value-type="string">
            <text:p>Категория: Намордник</text:p>
          </table:table-cell>
          <table:table-cell office:value-type="string" calcext:value-type="string">
            <text:p>629.00</text:p>
          </table:table-cell>
          <table:table-cell office:value-type="string" calcext:value-type="string">
            <text:p>Намордник пластиковый для собак. Легкий, стильный и надежный намордник Hunter из прочного и легкого пластика.  Намордник подойдет как для ежедневных выгулов, так и для занятий с собакой по различным дрессировочным курсам. Благодаря своей форме позволяет собаке, лаять, принимать корм. Не трескается, не лопается на морозе. Сделано в Италии.</text:p>
            <text:p>Длина морды 4,5-6,5 см.</text:p>
          </table:table-cell>
          <table:table-cell office:value-type="string" calcext:value-type="string">
            <text:p>http://tin29.ru/wp-content/uploads/2018/hunter/53f537a9-529e-11e4-87a4-001517e97967.jpg</text:p>
          </table:table-cell>
          <table:table-cell office:value-type="string" calcext:value-type="string">
            <text:p>http://valta.ru/catalog/namordnik/hunter_namordnik_dlya_sobak_plastikovyi_razmer_1_4_5_6_5_sm_20_sm__maks_42_sm__taksa__tsvergshnautser/</text:p>
          </table:table-cell>
        </table:table-row>
        <table:table-row table:style-name="ro7">
          <table:table-cell office:value-type="float" office:value="92494" calcext:value-type="float">
            <text:p>92494</text:p>
          </table:table-cell>
          <table:table-cell office:value-type="string" calcext:value-type="string">
            <text:p>Hunter намордник для собак пластиковый размер 2 (5-6 см)/22 см, макс. 45 см, кокер спаниель</text:p>
          </table:table-cell>
          <table:table-cell office:value-type="string" calcext:value-type="string">
            <text:p>Категория: Намордник</text:p>
          </table:table-cell>
          <table:table-cell office:value-type="string" calcext:value-type="string">
            <text:p>696.00</text:p>
          </table:table-cell>
          <table:table-cell office:value-type="string" calcext:value-type="string">
            <text:p>Намордник пластиковый для собак. &lt;br&gt;Легкий, стильный и надежный намордник Hunter из прочного и легкого пластика.  &lt;br&gt;Намордник подойдет как для ежедневных выгулов, так и для занятий с собакой по различным дрессировочным курсам. Благодаря своей форме позволяет собаке, лаять, принимать корм. Не трескается, не лопается на морозе. Сделано в Италии.&lt;br&gt;</text:p>
            <text:p>Длина морды 5-6 см.&lt;br&gt;</text:p>
            <text:p>Окружность головы 22 см</text:p>
          </table:table-cell>
          <table:table-cell office:value-type="string" calcext:value-type="string">
            <text:p>http://tin29.ru/wp-content/uploads/2018/hunter/d7be46b5-529e-11e4-87a4-001517e97967.jpg</text:p>
          </table:table-cell>
          <table:table-cell office:value-type="string" calcext:value-type="string">
            <text:p>http://valta.ru/catalog/namordnik/hunter_namordnik_dlya_sobak_plastikovyi_razmer_2_5_6_sm_22_sm__maks_45_sm__koker_spaniel/</text:p>
          </table:table-cell>
        </table:table-row>
        <table:table-row table:style-name="ro5">
          <table:table-cell office:value-type="float" office:value="92495" calcext:value-type="float">
            <text:p>92495</text:p>
          </table:table-cell>
          <table:table-cell office:value-type="string" calcext:value-type="string">
            <text:p>Hunter намордник для собак пластиковый размер 3 (5-7 см)/24 см, макс. 47 см, колли</text:p>
          </table:table-cell>
          <table:table-cell office:value-type="string" calcext:value-type="string">
            <text:p>Категория: Намордник</text:p>
          </table:table-cell>
          <table:table-cell office:value-type="string" calcext:value-type="string">
            <text:p>768.00</text:p>
          </table:table-cell>
          <table:table-cell office:value-type="string" calcext:value-type="string">
            <text:p>Намордник пластиковый для собак. Легкий, стильный и надежный намордник Hunter из прочного и легкого пластика.  Намордник подойдет как для ежедневных выгулов, так и для занятий с собакой по различным дрессировочным курсам. Благодаря своей форме позволяет собаке, лаять, принимать корм. Не трескается, не лопается на морозе.&lt;br&gt;</text:p>
            <text:p>Сделано в Италии.&lt;br&gt;</text:p>
            <text:p>Длина морды 5-7 см.&lt;br&gt;</text:p>
            <text:p>Окружность головы 24 см</text:p>
          </table:table-cell>
          <table:table-cell office:value-type="string" calcext:value-type="string">
            <text:p>http://tin29.ru/wp-content/uploads/2018/hunter/f3573ae5-529e-11e4-87a4-001517e97967.jpg</text:p>
          </table:table-cell>
          <table:table-cell office:value-type="string" calcext:value-type="string">
            <text:p>http://valta.ru/catalog/namordnik/hunter_namordnik_dlya_sobak_plastikovyi_razmer_3_5_7_sm_24_sm__maks_47_sm__kolli/</text:p>
          </table:table-cell>
        </table:table-row>
        <table:table-row table:style-name="ro5">
          <table:table-cell office:value-type="float" office:value="92496" calcext:value-type="float">
            <text:p>92496</text:p>
          </table:table-cell>
          <table:table-cell office:value-type="string" calcext:value-type="string">
            <text:p>Hunter намордник для собак пластиковый размер 4 (5-7 см)/26 см, макс. 50 см, далматин, хаски</text:p>
          </table:table-cell>
          <table:table-cell office:value-type="string" calcext:value-type="string">
            <text:p>Категория: Намордник</text:p>
          </table:table-cell>
          <table:table-cell office:value-type="string" calcext:value-type="string">
            <text:p>843.00</text:p>
          </table:table-cell>
          <table:table-cell office:value-type="string" calcext:value-type="string">
            <text:p>Намордник пластиковый для собак. Легкий, стильный и надежный намордник Hunter из прочного и легкого пластика.  Намордник подойдет как для ежедневных выгулов, так и для занятий с собакой по различным дрессировочным курсам. Благодаря своей форме позволяет собаке, лаять, принимать корм. Не трескается, не лопается на морозе. &lt;br&gt;</text:p>
            <text:p>Сделано в Италии.&lt;br&gt;</text:p>
            <text:p>Длина морды 5-7 см.&lt;br&gt;</text:p>
            <text:p>Окружность головы 26 см</text:p>
          </table:table-cell>
          <table:table-cell office:value-type="string" calcext:value-type="string">
            <text:p>http://tin29.ru/wp-content/uploads/2018/hunter/120b3aab-529f-11e4-87a4-001517e97967.jpg</text:p>
          </table:table-cell>
          <table:table-cell office:value-type="string" calcext:value-type="string">
            <text:p>http://valta.ru/catalog/namordnik/hunter_namordnik_dlya_sobak_plastikovyi_razmer_4_5_7_sm_26_sm__maks_50_sm__dalmatin__haski/</text:p>
          </table:table-cell>
        </table:table-row>
        <table:table-row table:style-name="ro5">
          <table:table-cell office:value-type="float" office:value="92497" calcext:value-type="float">
            <text:p>92497</text:p>
          </table:table-cell>
          <table:table-cell office:value-type="string" calcext:value-type="string">
            <text:p>Hunter намордник для собак пластиковый размер 5 (6-8 см)/30 см, макс. 55 см, голден ретривер</text:p>
          </table:table-cell>
          <table:table-cell office:value-type="string" calcext:value-type="string">
            <text:p>Категория: Намордник</text:p>
          </table:table-cell>
          <table:table-cell office:value-type="string" calcext:value-type="string">
            <text:p>917.00</text:p>
          </table:table-cell>
          <table:table-cell office:value-type="string" calcext:value-type="string">
            <text:p>Намордник пластиковый для собак. &lt;br&gt;Легкий, стильный и надежный намордник Hunter из прочного и легкого пластика.  Намордник подойдет как для ежедневных выгулов, так и для занятий с собакой по различным дрессировочным курсам. &lt;br&gt;Благодаря своей форме позволяет собаке, лаять, принимать корм. Не трескается, не лопается на морозе. &lt;br&gt;</text:p>
            <text:p>Сделано в Италии.&lt;br&gt;</text:p>
            <text:p>Длина морды 6 -8 см.&lt;br&gt;</text:p>
            <text:p>Окружность головы 30 см</text:p>
          </table:table-cell>
          <table:table-cell office:value-type="string" calcext:value-type="string">
            <text:p>http://tin29.ru/wp-content/uploads/2018/hunter/29e9a70b-529f-11e4-87a4-001517e97967.jpg</text:p>
          </table:table-cell>
          <table:table-cell office:value-type="string" calcext:value-type="string">
            <text:p>http://valta.ru/catalog/namordnik/hunter_namordnik_dlya_sobak_plastikovyi_razmer_5_6_8_sm_30_sm__maks_55_sm__golden_retriver/</text:p>
          </table:table-cell>
        </table:table-row>
        <table:table-row table:style-name="ro5">
          <table:table-cell office:value-type="float" office:value="92498" calcext:value-type="float">
            <text:p>92498</text:p>
          </table:table-cell>
          <table:table-cell office:value-type="string" calcext:value-type="string">
            <text:p>Hunter намордник для собак пластиковый размер 6 (6,5-10 см)/31 см, макс. 60 см, лабрадор</text:p>
          </table:table-cell>
          <table:table-cell office:value-type="string" calcext:value-type="string">
            <text:p>Категория: Намордник</text:p>
          </table:table-cell>
          <table:table-cell office:value-type="string" calcext:value-type="string">
            <text:p>989.00</text:p>
          </table:table-cell>
          <table:table-cell office:value-type="string" calcext:value-type="string">
            <text:p>Намордник пластиковый для собак. &lt;br&gt;Легкий, стильный и надежный намордник Hunter из прочного и легкого пластика.  &lt;br&gt;Намордник подойдет как для ежедневных выгулов, так и для занятий с собакой по различным дрессировочным курсам.&lt;br&gt;Благодаря своей форме позволяет собаке, лаять, принимать корм. &lt;br&gt;Не трескается, не лопается на морозе.&lt;br&gt;&lt;br&gt;</text:p>
            <text:p>Сделано в Италии.&lt;br&gt;</text:p>
            <text:p>Длина морды 6,5 - 10 см.&lt;br&gt;</text:p>
            <text:p>Окружность головы 31 см</text:p>
          </table:table-cell>
          <table:table-cell office:value-type="string" calcext:value-type="string">
            <text:p>http://tin29.ru/wp-content/uploads/2018/hunter/494b6b47-529f-11e4-87a4-001517e97967.jpg</text:p>
          </table:table-cell>
          <table:table-cell office:value-type="string" calcext:value-type="string">
            <text:p>http://valta.ru/catalog/namordnik/hunter_namordnik_dlya_sobak_plastikovyi_razmer_6_6_5_10_sm_31_sm__maks_60_sm__labrador/</text:p>
          </table:table-cell>
        </table:table-row>
        <table:table-row table:style-name="ro5">
          <table:table-cell office:value-type="float" office:value="92499" calcext:value-type="float">
            <text:p>92499</text:p>
          </table:table-cell>
          <table:table-cell office:value-type="string" calcext:value-type="string">
            <text:p>Hunter намордник для собак пластиковый размер 7 (7-10 см)/32 см, макс. 65 см, американский стаффордширский терьер</text:p>
          </table:table-cell>
          <table:table-cell office:value-type="string" calcext:value-type="string">
            <text:p>Категория: Намордник</text:p>
          </table:table-cell>
          <table:table-cell office:value-type="string" calcext:value-type="string">
            <text:p>1100.00</text:p>
          </table:table-cell>
          <table:table-cell office:value-type="string" calcext:value-type="string">
            <text:p>Намордник пластиковый для собак. &lt;br&gt;Легкий, стильный и надежный намордник Hunter из прочного и легкого пластика.  Намордник подойдет как для ежедневных выгулов, так и для занятий с собакой по различным дрессировочным курсам. Благодаря своей форме позволяет собаке, лаять, принимать корм. Не трескается, не лопается на морозе. &lt;br&gt;&lt;br&gt;</text:p>
            <text:p>Сделано в Италии.&lt;br&gt;</text:p>
            <text:p>Длина морды 7 -10 см.&lt;br&gt;</text:p>
            <text:p>Окружность головы 32 см</text:p>
          </table:table-cell>
          <table:table-cell office:value-type="string" calcext:value-type="string">
            <text:p>http://tin29.ru/wp-content/uploads/2018/hunter/603e2f6b-529f-11e4-87a4-001517e97967.jpg</text:p>
          </table:table-cell>
          <table:table-cell office:value-type="string" calcext:value-type="string">
            <text:p>http://valta.ru/catalog/namordnik/hunter_namordnik_dlya_sobak_plastikovyi_razmer_7_7_10_sm_32_sm__maks_65_sm__amerikanskii_staffordshirskii_terer/</text:p>
          </table:table-cell>
        </table:table-row>
        <table:table-row table:style-name="ro5">
          <table:table-cell office:value-type="float" office:value="92500" calcext:value-type="float">
            <text:p>92500</text:p>
          </table:table-cell>
          <table:table-cell office:value-type="string" calcext:value-type="string">
            <text:p>Hunter намордник для собак пластиковый размер 8 (8-11 см)/35 см, макс. 70 см, немецкая овчарка</text:p>
          </table:table-cell>
          <table:table-cell office:value-type="string" calcext:value-type="string">
            <text:p>Категория: Намордник</text:p>
          </table:table-cell>
          <table:table-cell office:value-type="string" calcext:value-type="string">
            <text:p>1174.00</text:p>
          </table:table-cell>
          <table:table-cell office:value-type="string" calcext:value-type="string">
            <text:p>Намордник пластиковый для собак. &lt;br&gt;&lt;br&gt;Легкий, стильный и надежный намордник Hunter из прочного и легкого пластика.  Намордник подойдет как для ежедневных выгулов, так и для занятий с собакой по различным дрессировочным курсам. &lt;br&gt;Благодаря своей форме позволяет собаке, лаять, принимать корм.&lt;br&gt; Не трескается, не лопается на морозе. &lt;br&gt;&lt;br&gt;</text:p>
            <text:p>Сделано в Италии.&lt;br&gt;</text:p>
            <text:p>Длина морды 8 - 11 см.&lt;br&gt;</text:p>
            <text:p>Окружность головы 35 см</text:p>
          </table:table-cell>
          <table:table-cell office:value-type="string" calcext:value-type="string">
            <text:p>http://tin29.ru/wp-content/uploads/2018/hunter/782fa6cd-529f-11e4-87a4-001517e97967.jpg</text:p>
          </table:table-cell>
          <table:table-cell office:value-type="string" calcext:value-type="string">
            <text:p>http://valta.ru/catalog/namordnik/hunter_namordnik_dlya_sobak_plastikovyi_razmer_8_8_11_sm_35_sm__maks_70_sm__nemetskaya_ovcharka/</text:p>
          </table:table-cell>
        </table:table-row>
        <table:table-row table:style-name="ro5">
          <table:table-cell office:value-type="float" office:value="92501" calcext:value-type="float">
            <text:p>92501</text:p>
          </table:table-cell>
          <table:table-cell office:value-type="string" calcext:value-type="string">
            <text:p>Hunter намордник для собак пластиковый размер 9 (8-12 см)/38 см, макс. 75 см, ротвейлер</text:p>
          </table:table-cell>
          <table:table-cell office:value-type="string" calcext:value-type="string">
            <text:p>Категория: Намордник</text:p>
          </table:table-cell>
          <table:table-cell office:value-type="string" calcext:value-type="string">
            <text:p>1246.00</text:p>
          </table:table-cell>
          <table:table-cell office:value-type="string" calcext:value-type="string">
            <text:p>Намордник пластиковый для собак.&lt;br&gt;&lt;br&gt; Легкий, стильный и надежный намордник Hunter из прочного и легкого пластика.  Намордник подойдет как для ежедневных выгулов, так и для занятий с собакой по различным дрессировочным курсам. &lt;br&gt;Благодаря своей форме позволяет собаке, лаять, принимать корм. &lt;br&gt;Не трескается, не лопается на морозе. &lt;br&gt;</text:p>
            <text:p>Сделано в Италии.&lt;br&gt;</text:p>
            <text:p>Длина морды 8 - 12 см.&lt;br&gt;</text:p>
            <text:p>Окружность головы 38 см</text:p>
          </table:table-cell>
          <table:table-cell office:value-type="string" calcext:value-type="string">
            <text:p>http://tin29.ru/wp-content/uploads/2018/hunter/903b4d51-529f-11e4-87a4-001517e97967.jpg</text:p>
          </table:table-cell>
          <table:table-cell office:value-type="string" calcext:value-type="string">
            <text:p>http://valta.ru/catalog/namordnik/hunter_namordnik_dlya_sobak_plastikovyi_razmer_9_8_12_sm_38_sm__maks_75_sm__rotveiler/</text:p>
          </table:table-cell>
        </table:table-row>
        <table:table-row table:style-name="ro4">
          <table:table-cell office:value-type="float" office:value="62127" calcext:value-type="float">
            <text:p>62127</text:p>
          </table:table-cell>
          <table:table-cell office:value-type="string" calcext:value-type="string">
            <text:p>Hunter одеяло для щенков Madison, обезьянка 100x65 см флис коричневый</text:p>
          </table:table-cell>
          <table:table-cell office:value-type="string" calcext:value-type="string">
            <text:p>Собаки &gt; Ошейники</text:p>
          </table:table-cell>
          <table:table-cell office:value-type="string" calcext:value-type="string">
            <text:p>2226.00</text:p>
          </table:table-cell>
          <table:table-cell office:value-type="string" calcext:value-type="string">
            <text:p>Стильное и невероятно мягкое одеяло для собак и кошек. Выполнено из флиса с ворсом. Складывается в забавную обезьянку. Хороший подарок на новый год, ведь предстоящий 2016 год по восточному календарю - год Обезьяны. &lt;br&gt;</text:p>
            <text:p>Размер: 100 x 65 см&lt;br&gt;</text:p>
            <text:p>Машинная стирка при 30 С </text:p>
            <text:p/>
            <text:p/>
          </table:table-cell>
          <table:table-cell office:value-type="string" calcext:value-type="string">
            <text:p>http://tin29.ru/wp-content/uploads/2018/hunter/3e17fc00-71ac-11e5-80d6-00155d298300.jpg, http://tin29.ru/wp-content/uploads/2018/hunter/3e17fc00-71ac-11e5-80d6-00155d298300_2.jpg</text:p>
          </table:table-cell>
          <table:table-cell office:value-type="string" calcext:value-type="string">
            <text:p>http://valta.ru/catalog/osheinik/hunter_odeyalo_dlya_schenkov_madison__obezyanka_100_x_65_sm_flis_korichnevyi/</text:p>
          </table:table-cell>
        </table:table-row>
        <table:table-row table:style-name="ro1">
          <table:table-cell office:value-type="float" office:value="47628" calcext:value-type="float">
            <text:p>47628</text:p>
          </table:table-cell>
          <table:table-cell office:value-type="string" calcext:value-type="string">
            <text:p>Hunter ошейник для собак ALU-Strong Baroque L (45-65 см) нейлон с металлической застежкой синий с рисунком</text:p>
          </table:table-cell>
          <table:table-cell office:value-type="string" calcext:value-type="string">
            <text:p>Собаки &gt; Ошейники</text:p>
          </table:table-cell>
          <table:table-cell office:value-type="string" calcext:value-type="string">
            <text:p>1236.00</text:p>
          </table:table-cell>
          <table:table-cell office:value-type="string" calcext:value-type="string">
            <text:p>Прочный нейлоновый ошейник Hunter (Хантер) Baroque ALU-Strong L (АЛУ Стронг) от Hunter для собак крупных пород синего цвета с рисунком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Ошейник оформлен в стиле барокко. Украшен брелочком в форме черырехлистного клевера на удачу. Надпись на немецком "TREUR FREUND" обозначает Настоящий друг! Ошейник подходит для собак с обхватом шеи 45-65 см, ширина ошейника - 25 мм.</text:p>
          </table:table-cell>
          <table:table-cell office:value-type="string" calcext:value-type="string">
            <text:p>http://tin29.ru/wp-content/uploads/2018/hunter/fe63af6c-b815-11e0-bed0-003048cfeba6.jpg</text:p>
          </table:table-cell>
          <table:table-cell office:value-type="string" calcext:value-type="string">
            <text:p>http://valta.ru/catalog/osheinik/hunter_osheinik_dlya_sobak_alu_strong_baroque_l_45_65_sm_neilon_s_metallicheskoi_zastezhkoi_sinii_s_risunkom/</text:p>
          </table:table-cell>
        </table:table-row>
        <table:table-row table:style-name="ro1">
          <table:table-cell office:value-type="float" office:value="47627" calcext:value-type="float">
            <text:p>47627</text:p>
          </table:table-cell>
          <table:table-cell office:value-type="string" calcext:value-type="string">
            <text:p>Hunter ошейник для собак ALU-Strong Baroque M (40-55 см) нейлон с металлической застежкой синий с рисунком</text:p>
          </table:table-cell>
          <table:table-cell office:value-type="string" calcext:value-type="string">
            <text:p>Собаки &gt; Ошейники</text:p>
          </table:table-cell>
          <table:table-cell office:value-type="string" calcext:value-type="string">
            <text:p>1092.00</text:p>
          </table:table-cell>
          <table:table-cell office:value-type="string" calcext:value-type="string">
            <text:p>Прочный нейлоновый ошейник Hunter (Хантер)Baroque ALU-Strong М (АЛУ Стронг) от Hunter для собак крупных пород синего цвета с рисунком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Ошейник оформлен в стиле барокко. Украшен брелочком в форме черырехлистного клевера на удачу. Надпись на немецком "TREUR FREUND" обозначает Настоящий друг! Ошейник подходит для собак с обхватом шеи 40-55 см, ширина ошейника - 20 мм.</text:p>
          </table:table-cell>
          <table:table-cell office:value-type="string" calcext:value-type="string">
            <text:p>http://tin29.ru/wp-content/uploads/2018/hunter/fe63af6f-b815-11e0-bed0-003048cfeba6.jpg, http://tin29.ru/wp-content/uploads/2018/hunter/fe63af6f-b815-11e0-bed0-003048cfeba6_2.jpg</text:p>
          </table:table-cell>
          <table:table-cell office:value-type="string" calcext:value-type="string">
            <text:p>http://valta.ru/catalog/osheinik/hunter_osheinik_dlya_sobak_alu_strong_baroque_m_40_55_sm_neilon_s_metallicheskoi_zastezhkoi_sinii_s_risunkom/</text:p>
          </table:table-cell>
        </table:table-row>
        <table:table-row table:style-name="ro1">
          <table:table-cell office:value-type="float" office:value="47626" calcext:value-type="float">
            <text:p>47626</text:p>
          </table:table-cell>
          <table:table-cell office:value-type="string" calcext:value-type="string">
            <text:p>Hunter ошейник для собак ALU-Strong Baroque S (30-45 см) нейлон с металлической застежкой синий с рисунком</text:p>
          </table:table-cell>
          <table:table-cell office:value-type="string" calcext:value-type="string">
            <text:p>Собаки &gt; Ошейники</text:p>
          </table:table-cell>
          <table:table-cell office:value-type="string" calcext:value-type="string">
            <text:p>1021.00</text:p>
          </table:table-cell>
          <table:table-cell office:value-type="string" calcext:value-type="string">
            <text:p>Прочный нейлоновый ошейник Hunter (Хантер) Baroque ALU-Strong S (АЛУ Стронг) от Hunter для собак крупных пород синего цвета с рисунком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Ошейник оформлен в стиле барокко. Украшен брелочком в форме черырехлистного клевера на удачу. Надпись на немецком "TREUR FREUND" обозначает Настоящий друг! Ошейник подходит для собак с обхватом шеи 30-45 см, ширина ошейника - 15 мм.</text:p>
          </table:table-cell>
          <table:table-cell office:value-type="string" calcext:value-type="string">
            <text:p>http://tin29.ru/wp-content/uploads/2018/hunter/fe63af72-b815-11e0-bed0-003048cfeba6.jpg</text:p>
          </table:table-cell>
          <table:table-cell office:value-type="string" calcext:value-type="string">
            <text:p>http://valta.ru/catalog/osheinik/hunter_osheinik_dlya_sobak_alu_strong_baroque_s_30_45_sm_neilon_s_metallicheskoi_zastezhkoi_sinii_s_risunkom/</text:p>
          </table:table-cell>
        </table:table-row>
        <table:table-row table:style-name="ro1">
          <table:table-cell office:value-type="float" office:value="47879" calcext:value-type="float">
            <text:p>47879</text:p>
          </table:table-cell>
          <table:table-cell office:value-type="string" calcext:value-type="string">
            <text:p>Hunter ошейник для собак ALU-Strong L (45-65 см) нейлон с металлической застежкой бирюзовый</text:p>
          </table:table-cell>
          <table:table-cell office:value-type="string" calcext:value-type="string">
            <text:p>Собаки &gt; Ошейники</text:p>
          </table:table-cell>
          <table:table-cell office:value-type="string" calcext:value-type="string">
            <text:p>1167.00</text:p>
          </table:table-cell>
          <table:table-cell office:value-type="string" calcext:value-type="string">
            <text:p>Прочный нейлоновый ошейник Hunter (Хантер) ALU-Strong L (АЛУ Стронг) для собак крупных пород насыщенного бирюзового цвета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45-65 см, ширина ошейника - 25 мм.</text:p>
          </table:table-cell>
          <table:table-cell office:value-type="string" calcext:value-type="string">
            <text:p>http://tin29.ru/wp-content/uploads/2018/hunter/51f4179f-26f7-11e1-818c-003048cfeba7.jpg</text:p>
          </table:table-cell>
          <table:table-cell office:value-type="string" calcext:value-type="string">
            <text:p>http://valta.ru/catalog/osheinik/hunter_osheinik_dlya_sobak_alu_strong_l_45_65_sm_neilon_s_metallicheskoi_zastezhkoi_biryuzovyi/</text:p>
          </table:table-cell>
        </table:table-row>
        <table:table-row table:style-name="ro1">
          <table:table-cell office:value-type="float" office:value="43953" calcext:value-type="float">
            <text:p>43953</text:p>
          </table:table-cell>
          <table:table-cell office:value-type="string" calcext:value-type="string">
            <text:p>Hunter ошейник для собак ALU-Strong L (45-65 см) нейлон с металлической застежкой бордо</text:p>
          </table:table-cell>
          <table:table-cell office:value-type="string" calcext:value-type="string">
            <text:p>Собаки &gt; Ошейники</text:p>
          </table:table-cell>
          <table:table-cell office:value-type="string" calcext:value-type="string">
            <text:p>1167.00</text:p>
          </table:table-cell>
          <table:table-cell office:value-type="string" calcext:value-type="string">
            <text:p>Прочный нейлоновый ошейник Hunter (Хантер) ALU-Strong L (АЛУ Стронг) для собак крупных пород цвета бордо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text:s/>Ошейник подходит для собак с обхватом шеи 45-65 см, ширина ошейника - 25 мм.</text:p>
          </table:table-cell>
          <table:table-cell office:value-type="string" calcext:value-type="string">
            <text:p>http://tin29.ru/wp-content/uploads/2018/hunter/712e1090-3594-11e0-4488-001517e97967.jpg</text:p>
          </table:table-cell>
          <table:table-cell office:value-type="string" calcext:value-type="string">
            <text:p>http://valta.ru/catalog/osheinik/hunter_osheinik_dlya_sobak_alu_strong_l_45_65_sm_neilon_s_metallicheskoi_zastezhkoi_bordo/</text:p>
          </table:table-cell>
        </table:table-row>
        <table:table-row table:style-name="ro1">
          <table:table-cell office:value-type="float" office:value="43516" calcext:value-type="float">
            <text:p>43516</text:p>
          </table:table-cell>
          <table:table-cell office:value-type="string" calcext:value-type="string">
            <text:p>Hunter ошейник для собак ALU-Strong L (45-65 см) нейлон с металлической застежкой красный</text:p>
          </table:table-cell>
          <table:table-cell office:value-type="string" calcext:value-type="string">
            <text:p>Собаки &gt; Ошейники</text:p>
          </table:table-cell>
          <table:table-cell office:value-type="string" calcext:value-type="string">
            <text:p>1167.00</text:p>
          </table:table-cell>
          <table:table-cell office:value-type="string" calcext:value-type="string">
            <text:p>Прочный нейлоновый ошейник для собак крупных пород красного цвета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45-65 см, ширина ошейника - 25 мм.</text:p>
          </table:table-cell>
          <table:table-cell office:value-type="string" calcext:value-type="string">
            <text:p>http://tin29.ru/wp-content/uploads/2018/hunter/672fa429-3594-11e0-4488-001517e97967.jpg</text:p>
          </table:table-cell>
          <table:table-cell office:value-type="string" calcext:value-type="string">
            <text:p>http://valta.ru/catalog/osheinik/hunter_osheinik_dlya_sobak_alu_strong_l_45_65_sm_neilon_s_metallicheskoi_zastezhkoi_krasnyi/</text:p>
          </table:table-cell>
        </table:table-row>
        <table:table-row table:style-name="ro1">
          <table:table-cell office:value-type="float" office:value="43968" calcext:value-type="float">
            <text:p>43968</text:p>
          </table:table-cell>
          <table:table-cell office:value-type="string" calcext:value-type="string">
            <text:p>Hunter ошейник для собак ALU-Strong L (45-65 см) нейлон с металлической застежкой оранжевый</text:p>
          </table:table-cell>
          <table:table-cell office:value-type="string" calcext:value-type="string">
            <text:p>Собаки &gt; Ошейники</text:p>
          </table:table-cell>
          <table:table-cell office:value-type="string" calcext:value-type="string">
            <text:p>1167.00</text:p>
          </table:table-cell>
          <table:table-cell office:value-type="string" calcext:value-type="string">
            <text:p>Прочный нейлоновый ошейник Hunter (Хантер) ALU-Strong L (АЛУ Стронг) для собак крупных пород оранжево цвета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text:s/>Ошейник подходит для собак с обхватом шеи 45-65 см, ширина ошейника - 25 мм.</text:p>
          </table:table-cell>
          <table:table-cell office:value-type="string" calcext:value-type="string">
            <text:p>http://tin29.ru/wp-content/uploads/2018/hunter/712e11e4-3594-11e0-4488-001517e97967.jpg</text:p>
          </table:table-cell>
          <table:table-cell office:value-type="string" calcext:value-type="string">
            <text:p>http://valta.ru/catalog/osheinik/hunter_osheinik_dlya_sobak_alu_strong_l_45_65_sm_neilon_s_metallicheskoi_zastezhkoi_oranzhevyi/</text:p>
          </table:table-cell>
        </table:table-row>
        <table:table-row table:style-name="ro1">
          <table:table-cell office:value-type="float" office:value="43959" calcext:value-type="float">
            <text:p>43959</text:p>
          </table:table-cell>
          <table:table-cell office:value-type="string" calcext:value-type="string">
            <text:p>Hunter ошейник для собак ALU-Strong L (45-65 см) нейлон с металлической застежкой темно-синий</text:p>
          </table:table-cell>
          <table:table-cell office:value-type="string" calcext:value-type="string">
            <text:p>Собаки &gt; Ошейники</text:p>
          </table:table-cell>
          <table:table-cell office:value-type="string" calcext:value-type="string">
            <text:p>1167.00</text:p>
          </table:table-cell>
          <table:table-cell office:value-type="string" calcext:value-type="string">
            <text:p>Прочный нейлоновый ошейник Hunter (Хантер) ALU-Strong L (АЛУ Стронг) для собак крупных пород темно-синего цвета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text:s/>Ошейник подходит для собак с обхватом шеи 45-65 см, ширина ошейника - 25 мм.</text:p>
          </table:table-cell>
          <table:table-cell office:value-type="string" calcext:value-type="string">
            <text:p>http://tin29.ru/wp-content/uploads/2018/hunter/712e113b-3594-11e0-4488-001517e97967.jpg</text:p>
          </table:table-cell>
          <table:table-cell office:value-type="string" calcext:value-type="string">
            <text:p>http://valta.ru/catalog/osheinik/hunter_osheinik_dlya_sobak_alu_strong_l_45_65_sm_neilon_s_metallicheskoi_zastezhkoi_temno_sinii/</text:p>
          </table:table-cell>
        </table:table-row>
        <table:table-row table:style-name="ro1">
          <table:table-cell office:value-type="float" office:value="43510" calcext:value-type="float">
            <text:p>43510</text:p>
          </table:table-cell>
          <table:table-cell office:value-type="string" calcext:value-type="string">
            <text:p>Hunter ошейник для собак ALU-Strong L (45-65 см) нейлон с металлической застежкой черный</text:p>
          </table:table-cell>
          <table:table-cell office:value-type="string" calcext:value-type="string">
            <text:p>Собаки &gt; Ошейники</text:p>
          </table:table-cell>
          <table:table-cell office:value-type="string" calcext:value-type="string">
            <text:p>1167.00</text:p>
          </table:table-cell>
          <table:table-cell office:value-type="string" calcext:value-type="string">
            <text:p>Прочный нейлоновый ошейник Hunter (Хантер)ALU-Strong L (АЛУ Стронг) для собак крупных пород черного цвета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text:s/>Ошейник подходит для собак с обхватом шеи 45-65 см, ширина ошейника - 25 мм.</text:p>
          </table:table-cell>
          <table:table-cell office:value-type="string" calcext:value-type="string">
            <text:p>http://tin29.ru/wp-content/uploads/2018/hunter/64b5346a-3594-11e0-4488-001517e97967.jpg</text:p>
          </table:table-cell>
          <table:table-cell office:value-type="string" calcext:value-type="string">
            <text:p>http://valta.ru/catalog/osheinik/hunter_osheinik_dlya_sobak_alu_strong_l_45_65_sm_neilon_s_metallicheskoi_zastezhkoi_chernyi/</text:p>
          </table:table-cell>
        </table:table-row>
        <table:table-row table:style-name="ro1">
          <table:table-cell office:value-type="float" office:value="47878" calcext:value-type="float">
            <text:p>47878</text:p>
          </table:table-cell>
          <table:table-cell office:value-type="string" calcext:value-type="string">
            <text:p>Hunter ошейник для собак ALU-Strong M (40-55 см) нейлон с металлической застежкой бирюзовый</text:p>
          </table:table-cell>
          <table:table-cell office:value-type="string" calcext:value-type="string">
            <text:p>Собаки &gt; Ошейники</text:p>
          </table:table-cell>
          <table:table-cell office:value-type="string" calcext:value-type="string">
            <text:p>1020.00</text:p>
          </table:table-cell>
          <table:table-cell office:value-type="string" calcext:value-type="string">
            <text:p>Прочный нейлоновый ошейник Hunter (Хантер) ALU-Strong М (АЛУ Стронг) для собак средних пород бирюзового цвета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40-55 см, ширина ошейника - 20 мм.</text:p>
          </table:table-cell>
          <table:table-cell office:value-type="string" calcext:value-type="string">
            <text:p>http://tin29.ru/wp-content/uploads/2018/hunter/51f4179d-26f7-11e1-818c-003048cfeba7.jpg</text:p>
          </table:table-cell>
          <table:table-cell office:value-type="string" calcext:value-type="string">
            <text:p>http://valta.ru/catalog/osheinik/hunter_osheinik_dlya_sobak_alu_strong_m_40_55_sm_neilon_s_metallicheskoi_zastezhkoi_biryuzovyi/</text:p>
          </table:table-cell>
        </table:table-row>
        <table:table-row table:style-name="ro1">
          <table:table-cell office:value-type="float" office:value="43952" calcext:value-type="float">
            <text:p>43952</text:p>
          </table:table-cell>
          <table:table-cell office:value-type="string" calcext:value-type="string">
            <text:p>Hunter ошейник для собак ALU-Strong M (40-55 см) нейлон с металлической застежкой бордовый</text:p>
          </table:table-cell>
          <table:table-cell office:value-type="string" calcext:value-type="string">
            <text:p>Собаки &gt; Ошейники</text:p>
          </table:table-cell>
          <table:table-cell office:value-type="string" calcext:value-type="string">
            <text:p>1020.00</text:p>
          </table:table-cell>
          <table:table-cell office:value-type="string" calcext:value-type="string">
            <text:p>Прочный нейлоновый ошейник Hunter (Хантер) ALU-Strong М (АЛУ Стронг) для собак крупных пород цвета бордо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40-55 см, ширина ошейника - 20 мм.</text:p>
          </table:table-cell>
          <table:table-cell office:value-type="string" calcext:value-type="string">
            <text:p>http://tin29.ru/wp-content/uploads/2018/hunter/6ebe8934-3594-11e0-4488-001517e97967.jpg</text:p>
          </table:table-cell>
          <table:table-cell office:value-type="string" calcext:value-type="string">
            <text:p>http://valta.ru/catalog/osheinik/hunter_osheinik_dlya_sobak_alu_strong_m_40_55_sm_neilon_s_metallicheskoi_zastezhkoi_bordovyi/</text:p>
          </table:table-cell>
        </table:table-row>
        <table:table-row table:style-name="ro1">
          <table:table-cell office:value-type="float" office:value="43515" calcext:value-type="float">
            <text:p>43515</text:p>
          </table:table-cell>
          <table:table-cell office:value-type="string" calcext:value-type="string">
            <text:p>Hunter ошейник для собак ALU-Strong M (40-55 см) нейлон с металлической застежкой красный</text:p>
          </table:table-cell>
          <table:table-cell office:value-type="string" calcext:value-type="string">
            <text:p>Собаки &gt; Ошейники</text:p>
          </table:table-cell>
          <table:table-cell office:value-type="string" calcext:value-type="string">
            <text:p>1020.00</text:p>
          </table:table-cell>
          <table:table-cell office:value-type="string" calcext:value-type="string">
            <text:p>Прочный нейлоновый ошейник Hunter (Хантер) ALU-Strong М (АЛУ Стронг) для собак крупных пород цвета бордо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40-55 см, ширина ошейника - 20 мм.</text:p>
          </table:table-cell>
          <table:table-cell office:value-type="string" calcext:value-type="string">
            <text:p>http://tin29.ru/wp-content/uploads/2018/hunter/672fa40a-3594-11e0-4488-001517e97967.jpg</text:p>
          </table:table-cell>
          <table:table-cell office:value-type="string" calcext:value-type="string">
            <text:p>http://valta.ru/catalog/osheinik/hunter_osheinik_dlya_sobak_alu_strong_m_40_55_sm_neilon_s_metallicheskoi_zastezhkoi_krasnyi/</text:p>
          </table:table-cell>
        </table:table-row>
        <table:table-row table:style-name="ro1">
          <table:table-cell office:value-type="float" office:value="43967" calcext:value-type="float">
            <text:p>43967</text:p>
          </table:table-cell>
          <table:table-cell office:value-type="string" calcext:value-type="string">
            <text:p>Hunter ошейник для собак ALU-Strong M (40-55 см) нейлон с металлической застежкой оранжевый</text:p>
          </table:table-cell>
          <table:table-cell office:value-type="string" calcext:value-type="string">
            <text:p>Собаки &gt; Ошейники</text:p>
          </table:table-cell>
          <table:table-cell office:value-type="string" calcext:value-type="string">
            <text:p>1020.00</text:p>
          </table:table-cell>
          <table:table-cell office:value-type="string" calcext:value-type="string">
            <text:p>Прочный нейлоновый ошейник Hunter (Хантер) ALU-Strong М (АЛУ Стронг) для собак крупных пород цвета бордо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40-55 см, ширина ошейника - 20 мм.</text:p>
          </table:table-cell>
          <table:table-cell office:value-type="string" calcext:value-type="string">
            <text:p>http://tin29.ru/wp-content/uploads/2018/hunter/712e11c6-3594-11e0-4488-001517e97967.jpg</text:p>
          </table:table-cell>
          <table:table-cell office:value-type="string" calcext:value-type="string">
            <text:p>http://valta.ru/catalog/osheinik/hunter_osheinik_dlya_sobak_alu_strong_m_40_55_sm_neilon_s_metallicheskoi_zastezhkoi_oranzhevyi/</text:p>
          </table:table-cell>
        </table:table-row>
        <table:table-row table:style-name="ro1">
          <table:table-cell office:value-type="float" office:value="43958" calcext:value-type="float">
            <text:p>43958</text:p>
          </table:table-cell>
          <table:table-cell office:value-type="string" calcext:value-type="string">
            <text:p>Hunter ошейник для собак ALU-Strong M (40-55 см) нейлон с металлической застежкой темно-синий</text:p>
          </table:table-cell>
          <table:table-cell office:value-type="string" calcext:value-type="string">
            <text:p>Собаки &gt; Ошейники</text:p>
          </table:table-cell>
          <table:table-cell office:value-type="string" calcext:value-type="string">
            <text:p>1020.00</text:p>
          </table:table-cell>
          <table:table-cell office:value-type="string" calcext:value-type="string">
            <text:p>Прочный нейлоновый ошейник Hunter (Хантер) ALU-Strong М (АЛУ Стронг) для собак крупных пород цвета бордо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40-55 см, ширина ошейника - 20 мм.</text:p>
          </table:table-cell>
          <table:table-cell office:value-type="string" calcext:value-type="string">
            <text:p>http://tin29.ru/wp-content/uploads/2018/hunter/712e111d-3594-11e0-4488-001517e97967.jpg</text:p>
          </table:table-cell>
          <table:table-cell office:value-type="string" calcext:value-type="string">
            <text:p>http://valta.ru/catalog/osheinik/hunter_osheinik_dlya_sobak_alu_strong_m_40_55_sm_neilon_s_metallicheskoi_zastezhkoi_temno_sinii/</text:p>
          </table:table-cell>
        </table:table-row>
        <table:table-row table:style-name="ro1">
          <table:table-cell office:value-type="float" office:value="43509" calcext:value-type="float">
            <text:p>43509</text:p>
          </table:table-cell>
          <table:table-cell office:value-type="string" calcext:value-type="string">
            <text:p>Hunter ошейник для собак ALU-Strong M (40-55 см) нейлон с металлической застежкой черный</text:p>
          </table:table-cell>
          <table:table-cell office:value-type="string" calcext:value-type="string">
            <text:p>Собаки &gt; Ошейники</text:p>
          </table:table-cell>
          <table:table-cell office:value-type="string" calcext:value-type="string">
            <text:p>1020.00</text:p>
          </table:table-cell>
          <table:table-cell office:value-type="string" calcext:value-type="string">
            <text:p>Прочный нейлоновый ошейник Hunter (Хантер) ALU-Strong М (АЛУ Стронг) для собак крупных пород цвета бордо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40-55 см, ширина ошейника - 20 мм.</text:p>
          </table:table-cell>
          <table:table-cell office:value-type="string" calcext:value-type="string">
            <text:p>http://tin29.ru/wp-content/uploads/2018/hunter/64b53443-3594-11e0-4488-001517e97967.jpg</text:p>
          </table:table-cell>
          <table:table-cell office:value-type="string" calcext:value-type="string">
            <text:p>http://valta.ru/catalog/osheinik/hunter_osheinik_dlya_sobak_alu_strong_m_40_55_sm_neilon_s_metallicheskoi_zastezhkoi_chernyi/</text:p>
          </table:table-cell>
        </table:table-row>
        <table:table-row table:style-name="ro1">
          <table:table-cell office:value-type="float" office:value="47645" calcext:value-type="float">
            <text:p>47645</text:p>
          </table:table-cell>
          <table:table-cell office:value-type="string" calcext:value-type="string">
            <text:p>Hunter ошейник для собак ALU-Strong Paisley M (40-55 см) нейлон с металлической застежкой мотив «индийские огурцы»</text:p>
          </table:table-cell>
          <table:table-cell office:value-type="string" calcext:value-type="string">
            <text:p>Собаки &gt; Ошейники</text:p>
          </table:table-cell>
          <table:table-cell office:value-type="string" calcext:value-type="string">
            <text:p>1146.00</text:p>
          </table:table-cell>
          <table:table-cell office:value-type="string" calcext:value-type="string">
            <text:p>Ошейник нейлоновый для собак средних и крупных пород Paisley ALU-Strong M (Пэйслей Алу Стронг) оснащен надежной металлической застежкой и хромированной фурнитурой. Модный рисунок "пейсли" или "индийские огурцы" на тесьме, пристроченной к нейлону, придает ошейнику оригинальный вид. Пластиковый бегунок, благодаря которому размер ошейника регулируется и фиксируется особенно пригодится для щенков, обхват шеи которых сильно увеличивается в процессе роста, т.к. размер ошейника можно изменять в широких пределах. Обхват шеи 40 - 55 см, ширина - 2,0 см. </text:p>
          </table:table-cell>
          <table:table-cell office:value-type="string" calcext:value-type="string">
            <text:p>http://tin29.ru/wp-content/uploads/2018/hunter/1bd5b7a5-b818-11e0-bed0-003048cfeba6.jpg</text:p>
          </table:table-cell>
          <table:table-cell office:value-type="string" calcext:value-type="string">
            <text:p>http://valta.ru/catalog/osheinik/hunter_osheinik_dlya_sobak_alu_strong_paisley_m_40_55_sm_neilon_s_metallicheskoi_zastezhkoi_motiv_indiiskie_ogurtsy/</text:p>
          </table:table-cell>
        </table:table-row>
        <table:table-row table:style-name="ro1">
          <table:table-cell office:value-type="float" office:value="47644" calcext:value-type="float">
            <text:p>47644</text:p>
          </table:table-cell>
          <table:table-cell office:value-type="string" calcext:value-type="string">
            <text:p>Hunter ошейник для собак ALU-Strong Paisley S (30-45 см) нейлон с металлической застежкой мотив «индийские огурцы»</text:p>
          </table:table-cell>
          <table:table-cell office:value-type="string" calcext:value-type="string">
            <text:p>Собаки &gt; Ошейники</text:p>
          </table:table-cell>
          <table:table-cell office:value-type="string" calcext:value-type="string">
            <text:p>1072.00</text:p>
          </table:table-cell>
          <table:table-cell office:value-type="string" calcext:value-type="string">
            <text:p>Ошейник нейлоновый для собак средних и крупных пород Paisley ALU-Strong S (Пэйслей Алу Стронг) оснащен надежной металлической застежкой и хромированной фурнитурой. Модный рисунок "пейсли" или "индийские огурцы" на тесьме, пристроченной к нейлону, придает ошейнику оригинальный вид. Пластиковый бегунок, благодаря которому размер ошейника регулируется и фиксируется особенно пригодится для щенков, обхват шеи которых сильно увеличивается в процессе роста, т.к. размер ошейника можно изменять в широких пределах. Обхват шеи 30 - 45 см, ширина - 1,5 см. </text:p>
          </table:table-cell>
          <table:table-cell office:value-type="string" calcext:value-type="string">
            <text:p>http://tin29.ru/wp-content/uploads/2018/hunter/1bd5b7a8-b818-11e0-bed0-003048cfeba6.jpg</text:p>
          </table:table-cell>
          <table:table-cell office:value-type="string" calcext:value-type="string">
            <text:p>http://valta.ru/catalog/osheinik/hunter_osheinik_dlya_sobak_alu_strong_paisley_s_30_45_sm_neilon_s_metallicheskoi_zastezhkoi_motiv_indiiskie_ogurtsy/</text:p>
          </table:table-cell>
        </table:table-row>
        <table:table-row table:style-name="ro1">
          <table:table-cell office:value-type="float" office:value="47877" calcext:value-type="float">
            <text:p>47877</text:p>
          </table:table-cell>
          <table:table-cell office:value-type="string" calcext:value-type="string">
            <text:p>Hunter ошейник для собак ALU-Strong S (30-45 см) нейлон с металлической застежкой бирюзовый</text:p>
          </table:table-cell>
          <table:table-cell office:value-type="string" calcext:value-type="string">
            <text:p>Собаки &gt; Ошейники</text:p>
          </table:table-cell>
          <table:table-cell office:value-type="string" calcext:value-type="string">
            <text:p>946.00</text:p>
          </table:table-cell>
          <table:table-cell office:value-type="string" calcext:value-type="string">
            <text:p>Прочный нейлоновый ошейник Hunter (Хантер) ALU-Strong S (АЛУ Стронг) для собак средних пород <text:s/>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30-45 см, ширина ошейника - 15 мм.</text:p>
          </table:table-cell>
          <table:table-cell office:value-type="string" calcext:value-type="string">
            <text:p>http://tin29.ru/wp-content/uploads/2018/hunter/51f417a1-26f7-11e1-818c-003048cfeba7.jpg</text:p>
          </table:table-cell>
          <table:table-cell office:value-type="string" calcext:value-type="string">
            <text:p>http://valta.ru/catalog/osheinik/hunter_osheinik_dlya_sobak_alu_strong_s_30_45_sm_neilon_s_metallicheskoi_zastezhkoi_biryuzovyi/</text:p>
          </table:table-cell>
        </table:table-row>
        <table:table-row table:style-name="ro1">
          <table:table-cell office:value-type="float" office:value="43966" calcext:value-type="float">
            <text:p>43966</text:p>
          </table:table-cell>
          <table:table-cell office:value-type="string" calcext:value-type="string">
            <text:p>Hunter ошейник для собак ALU-Strong S (30-45 см) нейлон с металлической застежкой оранжевый</text:p>
          </table:table-cell>
          <table:table-cell office:value-type="string" calcext:value-type="string">
            <text:p>Собаки &gt; Ошейники</text:p>
          </table:table-cell>
          <table:table-cell office:value-type="string" calcext:value-type="string">
            <text:p>946.00</text:p>
          </table:table-cell>
          <table:table-cell office:value-type="string" calcext:value-type="string">
            <text:p>Прочный нейлоновый ошейник Hunter (Хантер) ALU-Strong S (АЛУ Стронг) для собак средних пород <text:s/>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30-45 см, ширина ошейника - 15 мм.</text:p>
          </table:table-cell>
          <table:table-cell office:value-type="string" calcext:value-type="string">
            <text:p>http://tin29.ru/wp-content/uploads/2018/hunter/712e119f-3594-11e0-4488-001517e97967.jpg</text:p>
          </table:table-cell>
          <table:table-cell office:value-type="string" calcext:value-type="string">
            <text:p>http://valta.ru/catalog/osheinik/hunter_osheinik_dlya_sobak_alu_strong_s_30_45_sm_neilon_s_metallicheskoi_zastezhkoi_oranzhevyi/</text:p>
          </table:table-cell>
        </table:table-row>
        <table:table-row table:style-name="ro1">
          <table:table-cell office:value-type="float" office:value="46679" calcext:value-type="float">
            <text:p>46679</text:p>
          </table:table-cell>
          <table:table-cell office:value-type="string" calcext:value-type="string">
            <text:p>Hunter ошейник для собак ALU-Strong S (30-45 см) нейлон с металлической застежкой фиолетовый</text:p>
          </table:table-cell>
          <table:table-cell office:value-type="string" calcext:value-type="string">
            <text:p>Собаки &gt; Ошейники</text:p>
          </table:table-cell>
          <table:table-cell office:value-type="string" calcext:value-type="string">
            <text:p>946.00</text:p>
          </table:table-cell>
          <table:table-cell office:value-type="string" calcext:value-type="string">
            <text:p>Прочный нейлоновый ошейник Hunter (Хантер) ALU-Strong S (АЛУ Стронг) для собак средних пород фиолетового цвета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30-45 см, ширина ошейника - 15 мм.</text:p>
          </table:table-cell>
          <table:table-cell office:value-type="string" calcext:value-type="string">
            <text:p>http://tin29.ru/wp-content/uploads/2018/hunter/8bcc6e10-3594-11e0-4488-001517e97967.jpg</text:p>
          </table:table-cell>
          <table:table-cell office:value-type="string" calcext:value-type="string">
            <text:p>http://valta.ru/catalog/osheinik/hunter_osheinik_dlya_sobak_alu_strong_s_15_30_45_sm_neilon_s_metallicheskoi_zastezhkoi_fioletovyi/</text:p>
          </table:table-cell>
        </table:table-row>
        <table:table-row table:style-name="ro1">
          <table:table-cell office:value-type="float" office:value="43508" calcext:value-type="float">
            <text:p>43508</text:p>
          </table:table-cell>
          <table:table-cell office:value-type="string" calcext:value-type="string">
            <text:p>Hunter ошейник для собак ALU-Strong S (30-45 см) нейлон с металлической застежкой черный</text:p>
          </table:table-cell>
          <table:table-cell office:value-type="string" calcext:value-type="string">
            <text:p>Собаки &gt; Ошейники</text:p>
          </table:table-cell>
          <table:table-cell office:value-type="string" calcext:value-type="string">
            <text:p>946.00</text:p>
          </table:table-cell>
          <table:table-cell office:value-type="string" calcext:value-type="string">
            <text:p>Прочный нейлоновый ошейник Hunter (Хантер) ALU-Strong S (АЛУ Стронг) для собак средних пород черного цвета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30-45 см, ширина ошейника - 15 мм.</text:p>
          </table:table-cell>
          <table:table-cell office:value-type="string" calcext:value-type="string">
            <text:p>http://tin29.ru/wp-content/uploads/2018/hunter/64b5341b-3594-11e0-4488-001517e97967.jpg</text:p>
          </table:table-cell>
          <table:table-cell office:value-type="string" calcext:value-type="string">
            <text:p>http://valta.ru/catalog/osheinik/hunter_osheinik_dlya_sobak_alu_strong_s_30_45_sm_neilon_s_metallicheskoi_zastezhkoi_chernyi/</text:p>
          </table:table-cell>
        </table:table-row>
        <table:table-row table:style-name="ro1">
          <table:table-cell office:value-type="float" office:value="43514" calcext:value-type="float">
            <text:p>43514</text:p>
          </table:table-cell>
          <table:table-cell office:value-type="string" calcext:value-type="string">
            <text:p>Hunter ошейник для собак ALU-Strong S (30-45 см) нейлонс металлической застежкой красный</text:p>
          </table:table-cell>
          <table:table-cell office:value-type="string" calcext:value-type="string">
            <text:p>Собаки &gt; Ошейники</text:p>
          </table:table-cell>
          <table:table-cell office:value-type="string" calcext:value-type="string">
            <text:p>946.00</text:p>
          </table:table-cell>
          <table:table-cell office:value-type="string" calcext:value-type="string">
            <text:p>Прочный нейлоновый ошейник Hunter (Хантер) ALU-Strong S (АЛУ Стронг) для собак средних пород красного цвета оснащен надежной металлической застежкой и хромированной фурнитурой, что делает его носким и стойким к внешним воздействиям. С помощью бегунка можно регулировать и фиксировать размер ошейника, что особенно удобно для щенков, обхват шеи которых сильно увеличивается в процессе роста. Ошейник подходит для собак с обхватом шеи 30-45 см, ширина ошейника - 15 мм.</text:p>
          </table:table-cell>
          <table:table-cell office:value-type="string" calcext:value-type="string">
            <text:p>http://tin29.ru/wp-content/uploads/2018/hunter/672fa3ec-3594-11e0-4488-001517e97967.jpg</text:p>
          </table:table-cell>
          <table:table-cell office:value-type="string" calcext:value-type="string">
            <text:p>http://valta.ru/catalog/osheinik/hunter_osheinik_dlya_sobak_alu_strong_s_30_45_sm_neilons_metallicheskoi_zastezhkoi_krasnyi/</text:p>
          </table:table-cell>
        </table:table-row>
        <table:table-row table:style-name="ro1">
          <table:table-cell office:value-type="float" office:value="47637" calcext:value-type="float">
            <text:p>47637</text:p>
          </table:table-cell>
          <table:table-cell office:value-type="string" calcext:value-type="string">
            <text:p>Hunter ошейник для собак ALU-Strong Zigzag L (45-65 cм) нейлон с металлической застежкой мотив «зигзаг»</text:p>
          </table:table-cell>
          <table:table-cell office:value-type="string" calcext:value-type="string">
            <text:p>Собаки &gt; Ошейники</text:p>
          </table:table-cell>
          <table:table-cell office:value-type="string" calcext:value-type="string">
            <text:p>1298.00</text:p>
          </table:table-cell>
          <table:table-cell office:value-type="string" calcext:value-type="string">
            <text:p>Нейлоновый ошейник для собак крупных пород Zigzag ALU-Strong L (Зигзаг Алу Стронг) оснащен надежной металлической застежкой и хромированной фурнитурой. Модный рисунок "Зигзаг" на тесьме, пристроченной к нейлону, придает ошейнику оригинальный вид. Пластиковый бегунок, благодаря которому размер ошейника регулируется и фиксируется, особенно пригодится для щенков, обхват шеи которых сильно увеличивается в процессе роста, т.к. размер ошейника можно изменять в широких пределах. Обхват шеи 45 - 65 см, ширина - 2,5 см.</text:p>
          </table:table-cell>
          <table:table-cell office:value-type="string" calcext:value-type="string">
            <text:p>http://tin29.ru/wp-content/uploads/2018/hunter/ea7b740b-b819-11e0-bed0-003048cfeba6.jpg</text:p>
          </table:table-cell>
          <table:table-cell office:value-type="string" calcext:value-type="string">
            <text:p>http://valta.ru/catalog/osheinik/hunter_osheinik_dlya_sobak_alu_strong_zigzag_l_45_65_cm_neilon_s_metallicheskoi_zastezhkoi_motiv_zigzag/</text:p>
          </table:table-cell>
        </table:table-row>
        <table:table-row table:style-name="ro1">
          <table:table-cell office:value-type="float" office:value="47636" calcext:value-type="float">
            <text:p>47636</text:p>
          </table:table-cell>
          <table:table-cell office:value-type="string" calcext:value-type="string">
            <text:p>Hunter ошейник для собак ALU-Strong Zigzag M (40-55 cм) нейлон с металлической застежкой мотив «зигзаг»</text:p>
          </table:table-cell>
          <table:table-cell office:value-type="string" calcext:value-type="string">
            <text:p>Собаки &gt; Ошейники</text:p>
          </table:table-cell>
          <table:table-cell office:value-type="string" calcext:value-type="string">
            <text:p>1146.00</text:p>
          </table:table-cell>
          <table:table-cell office:value-type="string" calcext:value-type="string">
            <text:p>Нейлоновый ошейник для собак крупных пород Zigzag ALU-Strong M (Зигзаг Алу Стронг) оснащен надежной металлической застежкой и хромированной фурнитурой. Модный рисунок "Зигзаг" на тесьме, пристроченной к нейлону, придает ошейнику оригинальный вид. Пластиковый бегунок, благодаря которому размер ошейника регулируется и фиксируется, особенно пригодится для щенков, обхват шеи которых сильно увеличивается в процессе роста, т.к. размер ошейника можно изменять в широких пределах. Обхват шеи 40-55 см, ширина - 2,0 см.</text:p>
          </table:table-cell>
          <table:table-cell office:value-type="string" calcext:value-type="string">
            <text:p>http://tin29.ru/wp-content/uploads/2018/hunter/ea7b740e-b819-11e0-bed0-003048cfeba6.jpg</text:p>
          </table:table-cell>
          <table:table-cell office:value-type="string" calcext:value-type="string">
            <text:p>http://valta.ru/catalog/osheinik/hunter_osheinik_dlya_sobak_alu_strong_zigzag_m_40_55_cm_neilon_s_metallicheskoi_zastezhkoi_motiv_zigzag/</text:p>
          </table:table-cell>
        </table:table-row>
        <table:table-row table:style-name="ro1">
          <table:table-cell office:value-type="float" office:value="47635" calcext:value-type="float">
            <text:p>47635</text:p>
          </table:table-cell>
          <table:table-cell office:value-type="string" calcext:value-type="string">
            <text:p>Hunter ошейник для собак ALU-Strong Zigzag S (30-45 cм) нейлон с металлической застежкой мотив «зигзаг»</text:p>
          </table:table-cell>
          <table:table-cell office:value-type="string" calcext:value-type="string">
            <text:p>Собаки &gt; Ошейники</text:p>
          </table:table-cell>
          <table:table-cell office:value-type="string" calcext:value-type="string">
            <text:p>1072.00</text:p>
          </table:table-cell>
          <table:table-cell office:value-type="string" calcext:value-type="string">
            <text:p>Нейлоновый ошейник для собак крупных пород Zigzag ALU-Strong S (Зигзаг Алу Стронг) оснащен надежной металлической застежкой и хромированной фурнитурой. Модный рисунок "Зигзаг" на тесьме, пристроченной к нейлону, придает ошейнику оригинальный вид. Пластиковый бегунок, благодаря которому размер ошейника регулируется и фиксируется, особенно пригодится для щенков, обхват шеи которых сильно увеличивается в процессе роста, т.к. размер ошейника можно изменять в широких пределах. Обхват шеи 30-45 см, ширина - 15 мм.</text:p>
          </table:table-cell>
          <table:table-cell office:value-type="string" calcext:value-type="string">
            <text:p>http://tin29.ru/wp-content/uploads/2018/hunter/ea7b7411-b819-11e0-bed0-003048cfeba6.jpg</text:p>
          </table:table-cell>
          <table:table-cell office:value-type="string" calcext:value-type="string">
            <text:p>http://valta.ru/catalog/osheinik/hunter_osheinik_dlya_sobak_alu_strong_zigzag_s_30_45_cm_neilon_s_metallicheskoi_zastezhkoi_motiv_zigzag/</text:p>
          </table:table-cell>
        </table:table-row>
        <table:table-row table:style-name="ro1">
          <table:table-cell office:value-type="float" office:value="46948" calcext:value-type="float">
            <text:p>46948</text:p>
          </table:table-cell>
          <table:table-cell office:value-type="string" calcext:value-type="string">
            <text:p>Hunter ошейник для собак Basic 55 (41-49 см) /3,9 кожа красный/черный</text:p>
          </table:table-cell>
          <table:table-cell office:value-type="string" calcext:value-type="string">
            <text:p>Собаки &gt; Ошейники</text:p>
          </table:table-cell>
          <table:table-cell office:value-type="string" calcext:value-type="string">
            <text:p>2089.00</text:p>
          </table:table-cell>
          <table:table-cell office:value-type="string" calcext:value-type="string">
            <text:p>Прочный и стильный ошейник для собак крупных пород Basic 55 (Басик) от Hunter (Хантер). Изготовлен из двух слоев телячьей кожи, что делает его по-настоящему долговечным и красивым аксессуаром для вашего питомца. Подвернутые края делают его еще более практичным, а яркий красный цвет и черная подкладка - стильной вещью, которая подарит много приятных моментов вам и вашему любимцу. Обхват шеи 41-49 см, ширина - 3,9 см.</text:p>
          </table:table-cell>
          <table:table-cell office:value-type="string" calcext:value-type="string">
            <text:p>http://tin29.ru/wp-content/uploads/2018/hunter/8e462f33-3594-11e0-4488-001517e97967.jpg</text:p>
          </table:table-cell>
          <table:table-cell office:value-type="string" calcext:value-type="string">
            <text:p>http://valta.ru/catalog/osheinik/hunter_osheinik_dlya_sobak_basic_55_41_49_sm_kozha_krasnyi/</text:p>
          </table:table-cell>
        </table:table-row>
        <table:table-row table:style-name="ro1">
          <table:table-cell office:value-type="float" office:value="46949" calcext:value-type="float">
            <text:p>46949</text:p>
          </table:table-cell>
          <table:table-cell office:value-type="string" calcext:value-type="string">
            <text:p>Hunter ошейник для собак Basic 60 (47-54 см)/3,9 <text:s/>кожа красный/черный</text:p>
          </table:table-cell>
          <table:table-cell office:value-type="string" calcext:value-type="string">
            <text:p>Собаки &gt; Ошейники</text:p>
          </table:table-cell>
          <table:table-cell office:value-type="string" calcext:value-type="string">
            <text:p>2274.00</text:p>
          </table:table-cell>
          <table:table-cell office:value-type="string" calcext:value-type="string">
            <text:p>Подарите своему питомцу по-настоящему долговечную и красивую вещь. Ошейник для собак крупных пород Basic 60 (Басик) от Hunter (Хантер). Он искусно выделан из двух слоев телячьей кожи, имеет подвернутые края, которые делают его еще более практичным. Яркий красный цвет и черная подкладка - привлекут внимание к вашему любимцу и никого не оставят равнодушным. Обхват шеи 47-54 см, ширина - 3,9 см.</text:p>
          </table:table-cell>
          <table:table-cell office:value-type="string" calcext:value-type="string">
            <text:p>http://tin29.ru/wp-content/uploads/2018/hunter/afff0c58-77c4-11e0-0f93-001517e97967.jpg, http://tin29.ru/wp-content/uploads/2018/hunter/afff0c58-77c4-11e0-0f93-001517e97967_2.jpg</text:p>
          </table:table-cell>
          <table:table-cell office:value-type="string" calcext:value-type="string">
            <text:p>http://valta.ru/catalog/osheinik/hunter_osheinik_dlya_sobak_basic_60_47_54_sm_kozha_krasnyi/</text:p>
          </table:table-cell>
        </table:table-row>
        <table:table-row table:style-name="ro1">
          <table:table-cell office:value-type="float" office:value="46950" calcext:value-type="float">
            <text:p>46950</text:p>
          </table:table-cell>
          <table:table-cell office:value-type="string" calcext:value-type="string">
            <text:p>Hunter ошейник для собак Basic 65 (51-58,5 см)/3,9 см кожа красный/черный</text:p>
          </table:table-cell>
          <table:table-cell office:value-type="string" calcext:value-type="string">
            <text:p>Собаки &gt; Ошейники</text:p>
          </table:table-cell>
          <table:table-cell office:value-type="string" calcext:value-type="string">
            <text:p>2513.00</text:p>
          </table:table-cell>
          <table:table-cell office:value-type="string" calcext:value-type="string">
            <text:p>Ошейник для собак крупных пород Basic 65 (Басик) от Hunter (Хантер) - идеальное решение для владельцев, любящих качественные и красивые вещи. Он искусно выделан из двух слоев телячьей кожи. Яркий красный цвет, подвернутые края и черная подкладка - такой комплект обеспечит комфорт и яркость образа вашему любимцу. Обхват шеи 51-58,5 см, ширина - 3,9 см.</text:p>
          </table:table-cell>
          <table:table-cell office:value-type="string" calcext:value-type="string">
            <text:p>http://tin29.ru/wp-content/uploads/2018/hunter/90984e64-3594-11e0-4488-001517e97967.jpg, http://tin29.ru/wp-content/uploads/2018/hunter/90984e64-3594-11e0-4488-001517e97967_2.jpg</text:p>
          </table:table-cell>
          <table:table-cell office:value-type="string" calcext:value-type="string">
            <text:p>http://valta.ru/catalog/osheinik/hunter_osheinik_dlya_sobak_basic_65_51_58_5_sm_kozha_krasnyi/</text:p>
          </table:table-cell>
        </table:table-row>
        <table:table-row table:style-name="ro1">
          <table:table-cell office:value-type="float" office:value="61780" calcext:value-type="float">
            <text:p>61780</text:p>
          </table:table-cell>
          <table:table-cell office:value-type="string" calcext:value-type="string">
            <text:p>Hunter ошейник для собак Basic Rom 55 (41-49 см)/3,9 натуральная кожа коричневый/черный</text:p>
          </table:table-cell>
          <table:table-cell office:value-type="string" calcext:value-type="string">
            <text:p>Собаки &gt; Ошейники</text:p>
          </table:table-cell>
          <table:table-cell office:value-type="string" calcext:value-type="string">
            <text:p>3115.00</text:p>
          </table:table-cell>
          <table:table-cell office:value-type="string" calcext:value-type="string">
            <text:p>Ошейник для собак крупных пород. Двуслойный с подвернутым краем для предотвращения вытирания шерсти в процессе использования. Ошейник украшен стильной хромированной фурнитурой. &lt;br&gt;Натуральная кожа &lt;br&gt;Обхват шеи 41-49 см &lt;br&gt;Ширина 3,9 см</text:p>
          </table:table-cell>
          <table:table-cell office:value-type="string" calcext:value-type="string">
            <text:p>http://tin29.ru/wp-content/uploads/2018/hunter/d29585dc-718a-11e5-80d6-00155d298300.jpg, http://tin29.ru/wp-content/uploads/2018/hunter/d29585dc-718a-11e5-80d6-00155d298300_2.jpg, http://tin29.ru/wp-content/uploads/2018/hunter/d29585dc-718a-11e5-80d6-00155d298300_3.jpg</text:p>
          </table:table-cell>
          <table:table-cell office:value-type="string" calcext:value-type="string">
            <text:p>http://valta.ru/catalog/osheinik/hunter_osheinik_dlya_sobak_basic_rom_55_41_49_sm_3_9_kozha_korichnevyi_chernyi/</text:p>
          </table:table-cell>
        </table:table-row>
        <table:table-row table:style-name="ro1">
          <table:table-cell office:value-type="float" office:value="61774" calcext:value-type="float">
            <text:p>61774</text:p>
          </table:table-cell>
          <table:table-cell office:value-type="string" calcext:value-type="string">
            <text:p>Hunter ошейник для собак Basic Rom 55 (41-49 см)/3,9 натуральная кожа черный</text:p>
          </table:table-cell>
          <table:table-cell office:value-type="string" calcext:value-type="string">
            <text:p>Собаки &gt; Ошейники</text:p>
          </table:table-cell>
          <table:table-cell office:value-type="string" calcext:value-type="string">
            <text:p>3115.00</text:p>
          </table:table-cell>
          <table:table-cell office:value-type="string" calcext:value-type="string">
            <text:p>Ошейник для собак крупных пород. Двуслойный с подвернутым краем для предотвращения вытирания шерсти в процессе использования. Ошейник украшен стильной хромированной фурнитурой. &lt;br&gt;Натуральная кожа &lt;br&gt;Обхват шеи 41-49 см &lt;br&gt;Ширина 3,9 см</text:p>
          </table:table-cell>
          <table:table-cell office:value-type="string" calcext:value-type="string">
            <text:p>http://tin29.ru/wp-content/uploads/2018/hunter/0a980b22-c90b-11e6-8113-00155d290810.jpg, http://tin29.ru/wp-content/uploads/2018/hunter/0a980b22-c90b-11e6-8113-00155d290810_2.jpg, http://tin29.ru/wp-content/uploads/2018/hunter/0a980b22-c90b-11e6-8113-00155d290810_3.jpg</text:p>
          </table:table-cell>
          <table:table-cell office:value-type="string" calcext:value-type="string">
            <text:p>http://valta.ru/catalog/osheinik/hunter_osheinik_dlya_sobak_basic_rom_55_41_49_sm_3_9_kozha_chernyi/</text:p>
          </table:table-cell>
        </table:table-row>
        <table:table-row table:style-name="ro1">
          <table:table-cell office:value-type="float" office:value="61776" calcext:value-type="float">
            <text:p>61776</text:p>
          </table:table-cell>
          <table:table-cell office:value-type="string" calcext:value-type="string">
            <text:p>Hunter ошейник для собак Basic Rom 65 (51-58,5 см)/3,9 натуральная кожа черный</text:p>
          </table:table-cell>
          <table:table-cell office:value-type="string" calcext:value-type="string">
            <text:p>Собаки &gt; Ошейники</text:p>
          </table:table-cell>
          <table:table-cell office:value-type="string" calcext:value-type="string">
            <text:p>4204.00</text:p>
          </table:table-cell>
          <table:table-cell office:value-type="string" calcext:value-type="string">
            <text:p>Ошейник для собак крупных пород. Двуслойный с подвернутым краем для предотвращения вытирания шерсти в процессе использования. Ошейник украшен стильной хромированной фурнитурой. &lt;br&gt;Натуральная кожа&lt;br&gt; Обхват шеи 51-58,5 см &lt;br&gt;Ширина 3,9 см</text:p>
          </table:table-cell>
          <table:table-cell office:value-type="string" calcext:value-type="string">
            <text:p>http://tin29.ru/wp-content/uploads/2018/hunter/4efec38c-7c53-11e4-b16a-001517e97967.jpg, http://tin29.ru/wp-content/uploads/2018/hunter/4efec38c-7c53-11e4-b16a-001517e97967_2.jpg, http://tin29.ru/wp-content/uploads/2018/hunter/4efec38c-7c53-11e4-b16a-001517e97967_3.jpg</text:p>
          </table:table-cell>
          <table:table-cell office:value-type="string" calcext:value-type="string">
            <text:p>http://valta.ru/catalog/osheinik/hunter_osheinik_dlya_sobak_basic_rom_65_51_58_5_sm_3_9_kozha_chernyi/</text:p>
          </table:table-cell>
        </table:table-row>
        <table:table-row table:style-name="ro7">
          <table:table-cell office:value-type="float" office:value="42786" calcext:value-type="float">
            <text:p>42786</text:p>
          </table:table-cell>
          <table:table-cell office:value-type="string" calcext:value-type="string">
            <text:p>Hunter ошейник для собак Canadian 50 (37-43 см) кожа лося коньячно-черный</text:p>
          </table:table-cell>
          <table:table-cell office:value-type="string" calcext:value-type="string">
            <text:p>Собаки &gt; Ошейники</text:p>
          </table:table-cell>
          <table:table-cell office:value-type="string" calcext:value-type="string">
            <text:p>4333.00</text:p>
          </table:table-cell>
          <table:table-cell office:value-type="string" calcext:value-type="string">
            <text:p>Ошейник для собак крупных пород Hunter Conadian 50 (Конадиан). Двуслойный ошейник с подвернутым краем. Выполнен из натуральной, очень мягкой кожи лося. Обхват шеи 37-43 см, ширина - 39 мм. Цвет коньячно-черный. Имеет хромированную фурнитуру.</text:p>
            <text:p>&lt;br&gt;</text:p>
            <text:p>Наличие товара на складе уточняйте у вашего менеджера отдела продаж.</text:p>
          </table:table-cell>
          <table:table-cell office:value-type="string" calcext:value-type="string">
            <text:p>http://tin29.ru/wp-content/uploads/2018/hunter/5c9138a7-3594-11e0-4488-001517e97967.jpg, http://tin29.ru/wp-content/uploads/2018/hunter/5c9138a7-3594-11e0-4488-001517e97967_2.jpg</text:p>
          </table:table-cell>
          <table:table-cell office:value-type="string" calcext:value-type="string">
            <text:p>http://valta.ru/catalog/osheinik/hunter_osheinik_dlya_sobak_canadian_50_37_43_sm_kozha_losya_konyachno_chernyi/</text:p>
          </table:table-cell>
        </table:table-row>
        <table:table-row table:style-name="ro2">
          <table:table-cell office:value-type="float" office:value="42784" calcext:value-type="float">
            <text:p>42784</text:p>
          </table:table-cell>
          <table:table-cell office:value-type="string" calcext:value-type="string">
            <text:p>Hunter ошейник для собак Canadian 65 (50-56 см) кожа лося черный/коньячный</text:p>
          </table:table-cell>
          <table:table-cell office:value-type="string" calcext:value-type="string">
            <text:p>Собаки &gt; Ошейники</text:p>
          </table:table-cell>
          <table:table-cell office:value-type="string" calcext:value-type="string">
            <text:p>4988.00</text:p>
          </table:table-cell>
          <table:table-cell office:value-type="string" calcext:value-type="string">
            <text:p>Ошейник для собак крупных пород Hunter Conadian 65 (Конадиан) - Самый популярный ошейник фирмы Hunter для собак крупных пород. Двуслойный ошейник с подвернутым краем. Выполнен из натуральной, очень мягкой кожи лося. Обхват шеи 50-56 см, ширина - 36 мм. Цвет коньячно-черный. Имеет хромированную фурнитуру.&lt;br&gt;</text:p>
            <text:p>Наличие товара на складе уточняйте у вашего менеджера отдела продаж.</text:p>
          </table:table-cell>
          <table:table-cell office:value-type="string" calcext:value-type="string">
            <text:p>http://tin29.ru/wp-content/uploads/2018/hunter/5c91387e-3594-11e0-4488-001517e97967.jpg, http://tin29.ru/wp-content/uploads/2018/hunter/5c91387e-3594-11e0-4488-001517e97967_2.jpg</text:p>
          </table:table-cell>
          <table:table-cell office:value-type="string" calcext:value-type="string">
            <text:p>http://valta.ru/catalog/osheinik/hunter_osheinik_dlya_sobak_canadian_65_50_56_sm_kozha_losya_chernyi_konyachnyi/</text:p>
          </table:table-cell>
        </table:table-row>
        <table:table-row table:style-name="ro1">
          <table:table-cell office:value-type="float" office:value="63802" calcext:value-type="float">
            <text:p>63802</text:p>
          </table:table-cell>
          <table:table-cell office:value-type="string" calcext:value-type="string">
            <text:p>Hunter ошейник для собак Cannes 45 (29-37 см)/2,8 см натуральная кожа черный</text:p>
          </table:table-cell>
          <table:table-cell office:value-type="string" calcext:value-type="string">
            <text:p>Собаки &gt; Ошейники</text:p>
          </table:table-cell>
          <table:table-cell office:value-type="string" calcext:value-type="string">
            <text:p>3711.00</text:p>
          </table:table-cell>
          <table:table-cell office:value-type="string" calcext:value-type="string">
            <text:p>Ошейник для собак средних пород. Очень мягкая кожа эксклюзивной выделки. Ошейник двуслойный с подвернутыми краями для предотвращения вытирания шерсти в процессе использования. <text:s/>&lt;br&gt;Натуральная телячья кожа. &lt;br&gt;Обхват шеи 29-37 см &lt;br&gt;Ширина 2,8 см</text:p>
          </table:table-cell>
          <table:table-cell office:value-type="string" calcext:value-type="string">
            <text:p>http://tin29.ru/wp-content/uploads/2018/hunter/414d1e5d-c90c-11e6-8113-00155d290810.jpg, http://tin29.ru/wp-content/uploads/2018/hunter/414d1e5d-c90c-11e6-8113-00155d290810_2.jpg</text:p>
          </table:table-cell>
          <table:table-cell office:value-type="string" calcext:value-type="string">
            <text:p>http://valta.ru/catalog/osheinik/hunter_osheinik_dlya_sobak_cannes_45_29_37_sm_2_8_sm_naturalnaya_kozha_chernyi/</text:p>
          </table:table-cell>
        </table:table-row>
        <table:table-row table:style-name="ro1">
          <table:table-cell office:value-type="float" office:value="63307" calcext:value-type="float">
            <text:p>63307</text:p>
          </table:table-cell>
          <table:table-cell office:value-type="string" calcext:value-type="string">
            <text:p>Hunter ошейник для собак Cannes 50 (34-42 см)/2,8 см натуральная кожа синий</text:p>
          </table:table-cell>
          <table:table-cell office:value-type="string" calcext:value-type="string">
            <text:p>Собаки &gt; Ошейники</text:p>
          </table:table-cell>
          <table:table-cell office:value-type="string" calcext:value-type="string">
            <text:p>3886.00</text:p>
          </table:table-cell>
          <table:table-cell office:value-type="string" calcext:value-type="string">
            <text:p>Ошейник для собак средних пород. Очень мягкая кожа эксклюзивной выделки. Яркий и насыщенный синий цвет. Ошейник двуслойный с подвернутыми краями для предотвращения вытирания шерсти в процессе использования. <text:s/>&lt;br&gt;Натуральная телячья кожа. &lt;br&gt;Обхват шеи 34-42 см &lt;br&gt;Ширина 2,8 см</text:p>
          </table:table-cell>
          <table:table-cell office:value-type="string" calcext:value-type="string">
            <text:p>http://tin29.ru/wp-content/uploads/2018/hunter/d6d6b232-c90c-11e6-8113-00155d290810.jpg, http://tin29.ru/wp-content/uploads/2018/hunter/d6d6b232-c90c-11e6-8113-00155d290810_2.jpg, http://tin29.ru/wp-content/uploads/2018/hunter/d6d6b232-c90c-11e6-8113-00155d290810_3.jpg</text:p>
          </table:table-cell>
          <table:table-cell office:value-type="string" calcext:value-type="string">
            <text:p>http://valta.ru/catalog/osheinik/hunter_osheinik_dlya_sobak_cannes_50_34_42_sm_2_8_sm_naturalnaya_kozha_sinii/</text:p>
          </table:table-cell>
        </table:table-row>
        <table:table-row table:style-name="ro1">
          <table:table-cell office:value-type="float" office:value="63803" calcext:value-type="float">
            <text:p>63803</text:p>
          </table:table-cell>
          <table:table-cell office:value-type="string" calcext:value-type="string">
            <text:p>Hunter ошейник для собак Cannes 50 (34-42 см)/2,8 см натуральная кожа черный</text:p>
          </table:table-cell>
          <table:table-cell office:value-type="string" calcext:value-type="string">
            <text:p>Собаки &gt; Ошейники</text:p>
          </table:table-cell>
          <table:table-cell office:value-type="string" calcext:value-type="string">
            <text:p>3886.00</text:p>
          </table:table-cell>
          <table:table-cell office:value-type="string" calcext:value-type="string">
            <text:p>Ошейник для собак средних пород. Очень мягкая кожа эксклюзивной выделки. Ошейник двуслойный с подвернутыми краями для предотвращения вытирания шерсти в процессе использования. <text:s/>&lt;br&gt;Натуральная телячья кожа. &lt;br&gt;Обхват шеи 34-42 см &lt;br&gt;Ширина 2,8 см</text:p>
          </table:table-cell>
          <table:table-cell office:value-type="string" calcext:value-type="string">
            <text:p>http://tin29.ru/wp-content/uploads/2018/hunter/685f1014-c90c-11e6-8113-00155d290810.jpg, http://tin29.ru/wp-content/uploads/2018/hunter/685f1014-c90c-11e6-8113-00155d290810_2.jpg</text:p>
          </table:table-cell>
          <table:table-cell office:value-type="string" calcext:value-type="string">
            <text:p>http://valta.ru/catalog/osheinik/hunter_osheinik_dlya_sobak_cannes_50_34_42_sm_2_8_sm_naturalnaya_kozha_chernyi/</text:p>
          </table:table-cell>
        </table:table-row>
        <table:table-row table:style-name="ro7">
          <table:table-cell office:value-type="float" office:value="64700" calcext:value-type="float">
            <text:p>64700</text:p>
          </table:table-cell>
          <table:table-cell office:value-type="string" calcext:value-type="string">
            <text:p>Hunter ошейник для собак Cannes Mini 32 (23-27,5)/2,5 см натуральная кожа синий</text:p>
          </table:table-cell>
          <table:table-cell office:value-type="string" calcext:value-type="string">
            <text:p>Собаки &gt; Ошейники</text:p>
          </table:table-cell>
          <table:table-cell office:value-type="string" calcext:value-type="string">
            <text:p>2883.00</text:p>
          </table:table-cell>
          <table:table-cell office:value-type="string" calcext:value-type="string">
            <text:p>Ошейник для собак мелких пород. Очень мягкая кожа эксклюзивной выделки. Яркий и насыщенный синий цвет. Ошейник двуслойный с подвернутыми краями для предотвращения вытирания шерсти в процессе использования. &lt;br&gt;</text:p>
            <text:p>Обхват шеи 23-27,5 см, ширина - 2,5 см. &lt;br&gt;</text:p>
            <text:p/>
          </table:table-cell>
          <table:table-cell office:value-type="string" calcext:value-type="string">
            <text:p>http://tin29.ru/wp-content/uploads/2018/hunter/cc58a945-9438-11e6-810e-00155d290810.jpg, http://tin29.ru/wp-content/uploads/2018/hunter/cc58a945-9438-11e6-810e-00155d290810_2.jpg</text:p>
          </table:table-cell>
          <table:table-cell office:value-type="string" calcext:value-type="string">
            <text:p>http://valta.ru/catalog/osheinik/hunter_osheinik_dlya_sobak_cannes_mini_32_23_27_5_2_5_sm_naturalnaya_kozha_sinii/</text:p>
          </table:table-cell>
        </table:table-row>
        <table:table-row table:style-name="ro2">
          <table:table-cell office:value-type="float" office:value="64701" calcext:value-type="float">
            <text:p>64701</text:p>
          </table:table-cell>
          <table:table-cell office:value-type="string" calcext:value-type="string">
            <text:p>Hunter ошейник для собак Cannes Mini 32 (23-28)/2,5 см натуральная кожа бордовый</text:p>
          </table:table-cell>
          <table:table-cell office:value-type="string" calcext:value-type="string">
            <text:p>Собаки &gt; Ошейники</text:p>
          </table:table-cell>
          <table:table-cell office:value-type="string" calcext:value-type="string">
            <text:p>2883.00</text:p>
          </table:table-cell>
          <table:table-cell office:value-type="string" calcext:value-type="string">
            <text:p>Ошейник для собак мелких пород. &lt;br&gt;Очень мягкая кожа эксклюзивной выделки. Яркий и насыщенный бордовый цвет. Ошейник двуслойный с подвернутыми краями для предотвращения вытирания шерсти в процессе использования. Между слоями находится специальная прочная сетка, которая делает ошейник еще более крепким и препятствует вытягиванию ошейника при использовании.  &lt;br&gt;Обхват шеи 23-28 см&lt;br&gt;</text:p>
            <text:p>Ширина 2,5 см</text:p>
          </table:table-cell>
          <table:table-cell office:value-type="string" calcext:value-type="string">
            <text:p>http://tin29.ru/wp-content/uploads/2018/hunter/7442a0a9-2bc5-11e6-80ec-00155d2e8300.jpg, http://tin29.ru/wp-content/uploads/2018/hunter/7442a0a9-2bc5-11e6-80ec-00155d2e8300_4.jpg, http://tin29.ru/wp-content/uploads/2018/hunter/7442a0a9-2bc5-11e6-80ec-00155d2e8300_2.jpg</text:p>
          </table:table-cell>
          <table:table-cell office:value-type="string" calcext:value-type="string">
            <text:p>http://valta.ru/catalog/osheinik/hunter_osheinik_dlya_sobak_cannes_mini_32_23_28_2_5_sm_naturalnaya_kozha_bordovyi/</text:p>
          </table:table-cell>
        </table:table-row>
        <table:table-row table:style-name="ro2">
          <table:table-cell office:value-type="float" office:value="64697" calcext:value-type="float">
            <text:p>64697</text:p>
          </table:table-cell>
          <table:table-cell office:value-type="string" calcext:value-type="string">
            <text:p>Hunter ошейник для собак Cannes Mini 37 (29-34)/2,5 см натуральная кожа красный</text:p>
          </table:table-cell>
          <table:table-cell office:value-type="string" calcext:value-type="string">
            <text:p>Собаки &gt; Ошейники</text:p>
          </table:table-cell>
          <table:table-cell office:value-type="string" calcext:value-type="string">
            <text:p>3120.00</text:p>
          </table:table-cell>
          <table:table-cell office:value-type="string" calcext:value-type="string">
            <text:p>Ошейник для собак мелких и средних пород. &lt;br&gt;Очень мягкая и слегка бархатистая натуральная кожа. Ошейник двуслойный с подвернутыми краями, которые вытиранию шерсти во время использования. Между слоями находится специальная прочная сетка, которая делает ошейник еще более крепким и препятствует вытягиванию ошейника при использовании.  &lt;br&gt;Обхват шеи 29-34 см&lt;br&gt;</text:p>
            <text:p>Ширина 2,5 см</text:p>
          </table:table-cell>
          <table:table-cell office:value-type="string" calcext:value-type="string">
            <text:p>http://tin29.ru/wp-content/uploads/2018/hunter/88200288-2bc5-11e6-80ec-00155d2e8300.jpg, http://tin29.ru/wp-content/uploads/2018/hunter/88200288-2bc5-11e6-80ec-00155d2e8300_3.jpg, http://tin29.ru/wp-content/uploads/2018/hunter/88200288-2bc5-11e6-80ec-00155d2e8300_2.jpg</text:p>
          </table:table-cell>
          <table:table-cell office:value-type="string" calcext:value-type="string">
            <text:p>http://valta.ru/catalog/osheinik/hunter_osheinik_dlya_sobak_cannes_mini_37_29_34_2_5_sm_naturalnaya_kozha_krasnyi/</text:p>
          </table:table-cell>
        </table:table-row>
        <table:table-row table:style-name="ro2">
          <table:table-cell office:value-type="float" office:value="64693" calcext:value-type="float">
            <text:p>64693</text:p>
          </table:table-cell>
          <table:table-cell office:value-type="string" calcext:value-type="string">
            <text:p>Hunter ошейник для собак Cannes Mini 37 (29-34)/2,5 см натуральная кожа синий</text:p>
          </table:table-cell>
          <table:table-cell office:value-type="string" calcext:value-type="string">
            <text:p>Собаки &gt; Ошейники</text:p>
          </table:table-cell>
          <table:table-cell office:value-type="string" calcext:value-type="string">
            <text:p>3120.00</text:p>
          </table:table-cell>
          <table:table-cell office:value-type="string" calcext:value-type="string">
            <text:p>Ошейник для собак мелких пород. &lt;br&gt;Очень мягкая и слегка бархатистая натуральная кожа. Ошейник двуслойный с подвернутыми краями, которые вытиранию шерсти во время использования. Между слоями находится специальная прочная сетка, которая делает ошейник еще более крепким и препятствует вытягиванию ошейника при использовании.  &lt;br&gt;Обхват шеи 29-34 см&lt;br&gt;</text:p>
            <text:p>Ширина 2,5 см</text:p>
          </table:table-cell>
          <table:table-cell office:value-type="string" calcext:value-type="string">
            <text:p>http://tin29.ru/wp-content/uploads/2018/hunter/50e7b978-2bc5-11e6-80ec-00155d2e8300.jpg, http://tin29.ru/wp-content/uploads/2018/hunter/50e7b978-2bc5-11e6-80ec-00155d2e8300_3.jpg, http://tin29.ru/wp-content/uploads/2018/hunter/50e7b978-2bc5-11e6-80ec-00155d2e8300_2.jpg</text:p>
          </table:table-cell>
          <table:table-cell office:value-type="string" calcext:value-type="string">
            <text:p>http://valta.ru/catalog/osheinik/hunter_osheinik_dlya_sobak_cannes_mini_37_29_34_2_5_sm_naturalnaya_kozha_sinii/</text:p>
          </table:table-cell>
        </table:table-row>
        <table:table-row table:style-name="ro2">
          <table:table-cell office:value-type="float" office:value="62451" calcext:value-type="float">
            <text:p>62451</text:p>
          </table:table-cell>
          <table:table-cell office:value-type="string" calcext:value-type="string">
            <text:p>Hunter ошейник для собак Capri 35 (24-30 см)/1,8 <text:s/>натуральная кожа малиновый/черный</text:p>
          </table:table-cell>
          <table:table-cell office:value-type="string" calcext:value-type="string">
            <text:p>Собаки &gt; Ошейники</text:p>
          </table:table-cell>
          <table:table-cell office:value-type="string" calcext:value-type="string">
            <text:p>1827.00</text:p>
          </table:table-cell>
          <table:table-cell office:value-type="string" calcext:value-type="string">
            <text:p>Ошейник для собак мелких пород. Двуслойный с подвернутыми краями, что препятствует вытиранию шерсти в процессе использования. Натуральная кожа. Обхват шеи 24-30 см, ширина 1,8 см.</text:p>
            <text:p/>
          </table:table-cell>
          <table:table-cell office:value-type="string" calcext:value-type="string">
            <text:p>http://tin29.ru/wp-content/uploads/2018/hunter/2edf6cca-0b8c-11e5-80c7-00155d298300.jpg, http://tin29.ru/wp-content/uploads/2018/hunter/2edf6cca-0b8c-11e5-80c7-00155d298300_2.jpg</text:p>
          </table:table-cell>
          <table:table-cell office:value-type="string" calcext:value-type="string">
            <text:p>http://valta.ru/catalog/osheinik/hunter_osheinik_dlya_sobak_capri_35_24_30_sm_1_8_sm_naturalnaya_kozha_malinovyi_chernyi/</text:p>
          </table:table-cell>
        </table:table-row>
        <table:table-row table:style-name="ro7">
          <table:table-cell office:value-type="float" office:value="63403" calcext:value-type="float">
            <text:p>63403</text:p>
          </table:table-cell>
          <table:table-cell office:value-type="string" calcext:value-type="string">
            <text:p>Hunter ошейник для собак Capri 40 (29-35 см)/1,8 натуральная кожа желтый перламутр/черный</text:p>
          </table:table-cell>
          <table:table-cell office:value-type="string" calcext:value-type="string">
            <text:p>Собаки &gt; Ошейники</text:p>
          </table:table-cell>
          <table:table-cell office:value-type="string" calcext:value-type="string">
            <text:p>1868.00</text:p>
          </table:table-cell>
          <table:table-cell office:value-type="string" calcext:value-type="string">
            <text:p>Ошейник для собак средних пород. &lt;br&gt;Натуральная телячья кожа. Ошейник двуслойный с подвернутыми краями, которые вытиранию шерсти во время использования. Между слоями находится специальная прочная сетка, которая делает ошейник еще более крепким и препятствует вытягиванию ошейника при использовании.  &lt;br&gt;Обхват шеи 29-35 см&lt;br&gt;</text:p>
            <text:p>Ширина 1,8 см</text:p>
            <text:p/>
          </table:table-cell>
          <table:table-cell office:value-type="string" calcext:value-type="string">
            <text:p>http://tin29.ru/wp-content/uploads/2018/hunter/f0fe7761-2bbb-11e6-80ec-00155d2e8300.jpg</text:p>
          </table:table-cell>
          <table:table-cell office:value-type="string" calcext:value-type="string">
            <text:p>http://valta.ru/catalog/osheinik/hunter_osheinik_dlya_sobak_capri_40_29_35_sm_1_8_naturalnaya_kozha_zheltyi_perlamutr_chernyi/</text:p>
          </table:table-cell>
        </table:table-row>
        <table:table-row table:style-name="ro5">
          <table:table-cell office:value-type="float" office:value="61834" calcext:value-type="float">
            <text:p>61834</text:p>
          </table:table-cell>
          <table:table-cell office:value-type="string" calcext:value-type="string">
            <text:p>Hunter ошейник для собак Capri 40 (29-35 см)/1,8 натуральная кожа лайм/черный</text:p>
          </table:table-cell>
          <table:table-cell office:value-type="string" calcext:value-type="string">
            <text:p>Собаки &gt; Ошейники</text:p>
          </table:table-cell>
          <table:table-cell office:value-type="string" calcext:value-type="string">
            <text:p>1868.00</text:p>
          </table:table-cell>
          <table:table-cell office:value-type="string" calcext:value-type="string">
            <text:p>Ошейник для собак средних пород. Натуральная кожа. Двуслойный. Подвернутые края кожи препятствует вытиранию шерсти. &lt;br&gt;</text:p>
            <text:p>Обхват шеи 29-35 см &lt;br&gt;</text:p>
            <text:p>Ширина 1,8 см &lt;br&gt;</text:p>
            <text:p>Лайм/черный.</text:p>
          </table:table-cell>
          <table:table-cell office:value-type="string" calcext:value-type="string">
            <text:p>http://tin29.ru/wp-content/uploads/2018/hunter/42a4cbb1-505e-11e4-87a4-001517e97967.jpg</text:p>
          </table:table-cell>
          <table:table-cell office:value-type="string" calcext:value-type="string">
            <text:p>http://valta.ru/catalog/osheinik/hunter_osheinik_dlya_sobak_capri_40_29_35_sm_kozha_laim_chernyi/</text:p>
          </table:table-cell>
        </table:table-row>
        <table:table-row table:style-name="ro5">
          <table:table-cell office:value-type="float" office:value="61839" calcext:value-type="float">
            <text:p>61839</text:p>
          </table:table-cell>
          <table:table-cell office:value-type="string" calcext:value-type="string">
            <text:p>Hunter ошейник для собак Capri 45 (33-39 см)/2,8 натуральная кожа красный/черный</text:p>
          </table:table-cell>
          <table:table-cell office:value-type="string" calcext:value-type="string">
            <text:p>Собаки &gt; Ошейники</text:p>
          </table:table-cell>
          <table:table-cell office:value-type="string" calcext:value-type="string">
            <text:p>2495.00</text:p>
          </table:table-cell>
          <table:table-cell office:value-type="string" calcext:value-type="string">
            <text:p>Ошейник для собак средних пород. Выполнен из 2 слоев натуральной кожи с подвернутыми краями, что препятствует вытиранию шерсти в процессе использования. &lt;br&gt;</text:p>
            <text:p>Обхват шеи 33-39 см &lt;br&gt;</text:p>
            <text:p>Ширина 28 мм. &lt;br&gt;</text:p>
            <text:p>Цвет: красный/черный</text:p>
          </table:table-cell>
          <table:table-cell office:value-type="string" calcext:value-type="string">
            <text:p>http://tin29.ru/wp-content/uploads/2018/hunter/f1ba0423-fb78-11e3-8d48-001517e97967.jpg</text:p>
          </table:table-cell>
          <table:table-cell office:value-type="string" calcext:value-type="string">
            <text:p>http://valta.ru/catalog/osheinik/hunter_osheinik_dlya_sobak_capri_45_33_39_sm_kozha_krasnyi_chernyi/</text:p>
          </table:table-cell>
        </table:table-row>
        <table:table-row table:style-name="ro7">
          <table:table-cell office:value-type="float" office:value="63404" calcext:value-type="float">
            <text:p>63404</text:p>
          </table:table-cell>
          <table:table-cell office:value-type="string" calcext:value-type="string">
            <text:p>Hunter ошейник для собак Capri 45 (33-39 см)/2,8 см натуральная кожа желтый перламутр/черный</text:p>
          </table:table-cell>
          <table:table-cell office:value-type="string" calcext:value-type="string">
            <text:p>Собаки &gt; Ошейники</text:p>
          </table:table-cell>
          <table:table-cell office:value-type="string" calcext:value-type="string">
            <text:p>2495.00</text:p>
          </table:table-cell>
          <table:table-cell office:value-type="string" calcext:value-type="string">
            <text:p>Ошейник для собак средних пород. &lt;br&gt;Натуральная телячья кожа. Ошейник двуслойный с подвернутыми краями, которые вытиранию шерсти во время использования. Между слоями находится специальная прочная сетка, которая делает ошейник еще более крепким и препятствует вытягиванию ошейника при использовании.  &lt;br&gt;Обхват шеи 33-39 см&lt;br&gt;</text:p>
            <text:p>Ширина 2,8 см</text:p>
            <text:p/>
          </table:table-cell>
          <table:table-cell office:value-type="string" calcext:value-type="string">
            <text:p>http://tin29.ru/wp-content/uploads/2018/hunter/1cde026c-2bbc-11e6-80ec-00155d2e8300.jpg</text:p>
          </table:table-cell>
          <table:table-cell office:value-type="string" calcext:value-type="string">
            <text:p>http://valta.ru/catalog/osheinik/hunter_osheinik_dlya_sobak_capri_45_33_39_sm_2_8_sm_naturalnaya_kozha_zheltyi_perlamutr_chernyi/</text:p>
          </table:table-cell>
        </table:table-row>
        <table:table-row table:style-name="ro1">
          <table:table-cell office:value-type="float" office:value="61733" calcext:value-type="float">
            <text:p>61733</text:p>
          </table:table-cell>
          <table:table-cell office:value-type="string" calcext:value-type="string">
            <text:p>Hunter ошейник для собак Capri 45 (33-39 см)/2,8 см натуральная кожа лайм/черный</text:p>
          </table:table-cell>
          <table:table-cell office:value-type="string" calcext:value-type="string">
            <text:p>Собаки &gt; Ошейники</text:p>
          </table:table-cell>
          <table:table-cell office:value-type="string" calcext:value-type="string">
            <text:p>2495.00</text:p>
          </table:table-cell>
          <table:table-cell office:value-type="string" calcext:value-type="string">
            <text:p>Hunter ошейник для собак Capri 45 (33-39 см) кожа лайм/черный Ошейник для собак. Натуральная кожа. Двуслойный. Подвернутые края кожи препятствует вытиранию шерсти. Лайм/черный.</text:p>
          </table:table-cell>
          <table:table-cell office:value-type="string" calcext:value-type="string">
            <text:p>http://tin29.ru/wp-content/uploads/2018/hunter/fd33a93b-505c-11e4-87a4-001517e97967.jpg</text:p>
          </table:table-cell>
          <table:table-cell office:value-type="string" calcext:value-type="string">
            <text:p>http://valta.ru/catalog/osheinik/hunter_osheinik_dlya_sobak_capri_45_33_39_sm_kozha_laim_chernyi/</text:p>
          </table:table-cell>
        </table:table-row>
        <table:table-row table:style-name="ro7">
          <table:table-cell office:value-type="float" office:value="63399" calcext:value-type="float">
            <text:p>63399</text:p>
          </table:table-cell>
          <table:table-cell office:value-type="string" calcext:value-type="string">
            <text:p>Hunter ошейник для собак Capri 45 (33-39)/2,8 см натуральная кожа коричневый перламутр/черный</text:p>
          </table:table-cell>
          <table:table-cell office:value-type="string" calcext:value-type="string">
            <text:p>Собаки &gt; Ошейники</text:p>
          </table:table-cell>
          <table:table-cell office:value-type="string" calcext:value-type="string">
            <text:p>2495.00</text:p>
          </table:table-cell>
          <table:table-cell office:value-type="string" calcext:value-type="string">
            <text:p>Ошейник для собак средних пород. &lt;br&gt;Натуральная телячья кожа. Ошейник двуслойный с подвернутыми краями, которые вытиранию шерсти во время использования. Между слоями находится специальная прочная сетка, которая делает ошейник еще более крепким и препятствует вытягиванию ошейника при использовании.  &lt;br&gt;Обхват шеи 33-39 см&lt;br&gt;</text:p>
            <text:p>Ширина 2,8 см</text:p>
            <text:p/>
          </table:table-cell>
          <table:table-cell office:value-type="string" calcext:value-type="string">
            <text:p>http://tin29.ru/wp-content/uploads/2018/hunter/878afaf6-2bcb-11e6-80ec-00155d2e8300.jpg</text:p>
          </table:table-cell>
          <table:table-cell office:value-type="string" calcext:value-type="string">
            <text:p>http://valta.ru/catalog/osheinik/hunter_osheinik_dlya_sobak_capri_45_33_39_2_8_sm_naturalnaya_kozha_korichnevyi_perlamutr_chernyi/</text:p>
          </table:table-cell>
        </table:table-row>
        <table:table-row table:style-name="ro5">
          <table:table-cell office:value-type="float" office:value="61841" calcext:value-type="float">
            <text:p>61841</text:p>
          </table:table-cell>
          <table:table-cell office:value-type="string" calcext:value-type="string">
            <text:p>Hunter ошейник для собак Capri 55 (42-48 см) натуральная кожа красный/черный</text:p>
          </table:table-cell>
          <table:table-cell office:value-type="string" calcext:value-type="string">
            <text:p>Собаки &gt; Ошейники</text:p>
          </table:table-cell>
          <table:table-cell office:value-type="string" calcext:value-type="string">
            <text:p>2855.00</text:p>
          </table:table-cell>
          <table:table-cell office:value-type="string" calcext:value-type="string">
            <text:p>Ошейник для собак средних и крупных пород. Выполнен из 2 слоев натуральной кожи с подвернутыми краями, что препятствует вытиранию шерсти в процессе использования. &lt;br&gt;</text:p>
            <text:p>Обхват шеи 42-48 см &lt;br&gt;</text:p>
            <text:p>Ширина 28 мм. &lt;br&gt;</text:p>
            <text:p>Цвет: красный/черный</text:p>
          </table:table-cell>
          <table:table-cell office:value-type="string" calcext:value-type="string">
            <text:p>http://tin29.ru/wp-content/uploads/2018/hunter/0c994cfb-fb79-11e3-8d48-001517e97967.jpg</text:p>
          </table:table-cell>
          <table:table-cell office:value-type="string" calcext:value-type="string">
            <text:p>http://valta.ru/catalog/osheinik/hunter_osheinik_dlya_sobak_capri_55_42_48_sm_kozha_krasnyi_chernyi/</text:p>
          </table:table-cell>
        </table:table-row>
        <table:table-row table:style-name="ro5">
          <table:table-cell office:value-type="float" office:value="61739" calcext:value-type="float">
            <text:p>61739</text:p>
          </table:table-cell>
          <table:table-cell office:value-type="string" calcext:value-type="string">
            <text:p>Hunter ошейник для собак Capri 55 (42-48 см)/3,4 см натуральная кожа бирюзовый/черный</text:p>
          </table:table-cell>
          <table:table-cell office:value-type="string" calcext:value-type="string">
            <text:p>Собаки &gt; Ошейники</text:p>
          </table:table-cell>
          <table:table-cell office:value-type="string" calcext:value-type="string">
            <text:p>2855.00</text:p>
          </table:table-cell>
          <table:table-cell office:value-type="string" calcext:value-type="string">
            <text:p>Ошейник для собак средних и крупных пород. Выполнен из 2 слоев натуральной кожи с подвернутыми краями, что препятствует вытиранию шерсти в процессе использования. &lt;br&gt;</text:p>
            <text:p>Обхват шеи 42-48 см &lt;br&gt;</text:p>
            <text:p>Ширина 34 мм. &lt;br&gt;</text:p>
            <text:p>Цвет: бирюзовый/черный</text:p>
          </table:table-cell>
          <table:table-cell office:value-type="string" calcext:value-type="string">
            <text:p>http://tin29.ru/wp-content/uploads/2018/hunter/1d2b6429-505d-11e4-87a4-001517e97967.jpg</text:p>
          </table:table-cell>
          <table:table-cell office:value-type="string" calcext:value-type="string">
            <text:p>http://valta.ru/catalog/osheinik/hunter_osheinik_dlya_sobak_capri_55_42_48_sm_naturalnaya_kozha_biryuzovyi_chernyi/</text:p>
          </table:table-cell>
        </table:table-row>
        <table:table-row table:style-name="ro5">
          <table:table-cell office:value-type="float" office:value="62455" calcext:value-type="float">
            <text:p>62455</text:p>
          </table:table-cell>
          <table:table-cell office:value-type="string" calcext:value-type="string">
            <text:p>Hunter ошейник для собак Capri 55 (42-48 см)/3,4 см натуральная кожа малиновый/черный</text:p>
          </table:table-cell>
          <table:table-cell office:value-type="string" calcext:value-type="string">
            <text:p>Собаки &gt; Ошейники</text:p>
          </table:table-cell>
          <table:table-cell office:value-type="string" calcext:value-type="string">
            <text:p>2855.00</text:p>
          </table:table-cell>
          <table:table-cell office:value-type="string" calcext:value-type="string">
            <text:p>Ошейник для собак средних и крупных пород. Выполнен из 2 слоев натуральной кожи с подвернутыми краями, что препятствует вытиранию шерсти в процессе использования. &lt;br&gt;</text:p>
            <text:p>Обхват шеи 42-48 см &lt;br&gt;</text:p>
            <text:p>Ширина 34 мм. &lt;br&gt;</text:p>
            <text:p>Цвет: малиновый/черный</text:p>
          </table:table-cell>
          <table:table-cell office:value-type="string" calcext:value-type="string">
            <text:p>http://tin29.ru/wp-content/uploads/2018/hunter/4f3cb287-0b8c-11e5-80c7-00155d298300.jpg, http://tin29.ru/wp-content/uploads/2018/hunter/4f3cb287-0b8c-11e5-80c7-00155d298300_2.jpg</text:p>
          </table:table-cell>
          <table:table-cell office:value-type="string" calcext:value-type="string">
            <text:p>http://valta.ru/catalog/osheinik/hunter_osheinik_dlya_sobak_capri_55_42_48_sm_naturalnaya_kozha_malinovyi_chernyi/</text:p>
          </table:table-cell>
        </table:table-row>
        <table:table-row table:style-name="ro5">
          <table:table-cell office:value-type="float" office:value="61740" calcext:value-type="float">
            <text:p>61740</text:p>
          </table:table-cell>
          <table:table-cell office:value-type="string" calcext:value-type="string">
            <text:p>Hunter ошейник для собак Capri 60 (46-52 см) натуральная кожа бирюзовый/черный</text:p>
          </table:table-cell>
          <table:table-cell office:value-type="string" calcext:value-type="string">
            <text:p>Собаки &gt; Ошейники</text:p>
          </table:table-cell>
          <table:table-cell office:value-type="string" calcext:value-type="string">
            <text:p>2855.00</text:p>
          </table:table-cell>
          <table:table-cell office:value-type="string" calcext:value-type="string">
            <text:p>Ошейник для собак  крупных пород. Выполнен из 2 слоев натуральной кожи с подвернутыми краями, что препятствует вытиранию шерсти в процессе использования. &lt;br&gt;</text:p>
            <text:p>Обхват шеи 42-48 см &lt;br&gt;</text:p>
            <text:p>Ширина 28 мм. &lt;br&gt;</text:p>
            <text:p>Цвет: бирюзовый/черный</text:p>
          </table:table-cell>
          <table:table-cell office:value-type="string" calcext:value-type="string">
            <text:p>http://tin29.ru/wp-content/uploads/2018/hunter/2393f63e-505e-11e4-87a4-001517e97967.jpg</text:p>
          </table:table-cell>
          <table:table-cell office:value-type="string" calcext:value-type="string">
            <text:p>http://valta.ru/catalog/osheinik/hunter_osheinik_dlya_sobak_capri_60_46_52_sm_naturalnaya_kozha_biryuzovyi_chernyi/</text:p>
          </table:table-cell>
        </table:table-row>
        <table:table-row table:style-name="ro2">
          <table:table-cell office:value-type="float" office:value="63864" calcext:value-type="float">
            <text:p>63864</text:p>
          </table:table-cell>
          <table:table-cell office:value-type="string" calcext:value-type="string">
            <text:p>Hunter ошейник для собак Capri Alu-Strong L (45-65)/2,5 см натуральная кожа бирюзовый</text:p>
          </table:table-cell>
          <table:table-cell office:value-type="string" calcext:value-type="string">
            <text:p>Собаки &gt; Ошейники</text:p>
          </table:table-cell>
          <table:table-cell office:value-type="string" calcext:value-type="string">
            <text:p>2869.00</text:p>
          </table:table-cell>
          <table:table-cell office:value-type="string" calcext:value-type="string">
            <text:p>Ошейник для собак крупных пород. &lt;br&gt;Натуральная кожа. Ошейник двуслойный с подвернутыми краями, которые вытиранию шерсти во время использования. Между слоями находится специальная прочная сетка, которая делает ошейник еще более крепким и препятствует вытягиванию ошейника при использовании. Удобная металлическая застежка выполнена из сплава алюминия и кремния и поэтому не окисляется.  Ошейник регулируется по размеру в широких пределах, поэтому подобрать нужный размер ошейника не составит труда.&lt;br&gt;Обхват шеи 45-65 см&lt;br&gt;</text:p>
            <text:p>Ширина 2,5 см</text:p>
          </table:table-cell>
          <table:table-cell office:value-type="string" calcext:value-type="string">
            <text:p>http://tin29.ru/wp-content/uploads/2018/hunter/ce14a79a-2bbe-11e6-80ec-00155d2e8300.jpg</text:p>
          </table:table-cell>
          <table:table-cell office:value-type="string" calcext:value-type="string">
            <text:p>http://valta.ru/catalog/osheinik/hunter_osheinik_dlya_sobak_capri_alu_strong_l_45_65_2_5_sm_naturalnaya_kozha_biryuzovyi/</text:p>
          </table:table-cell>
        </table:table-row>
        <table:table-row table:style-name="ro7">
          <table:table-cell office:value-type="float" office:value="63867" calcext:value-type="float">
            <text:p>63867</text:p>
          </table:table-cell>
          <table:table-cell office:value-type="string" calcext:value-type="string">
            <text:p>Hunter ошейник для собак Capri Alu-Strong L (45-65)/2,5 см натуральная кожа лайм</text:p>
          </table:table-cell>
          <table:table-cell office:value-type="string" calcext:value-type="string">
            <text:p>Собаки &gt; Ошейники</text:p>
          </table:table-cell>
          <table:table-cell office:value-type="string" calcext:value-type="string">
            <text:p>2869.00</text:p>
          </table:table-cell>
          <table:table-cell office:value-type="string" calcext:value-type="string">
            <text:p>Ошейник для собак крупных пород. &lt;br&gt;Натуральная кожа. Ошейник двуслойный с подвернутыми краями, которые вытиранию шерсти во время использования. Между слоями находится специальная прочная сетка, которая делает ошейник еще более крепким и препятствует вытягиванию ошейника при использовании. Удобная металлическая застежка выполнена из сплава алюминия и кремния и поэтому не окисляется.  Ошейник регулируется по размеру в широких пределах, поэтому подобрать нужный размер ошейника не составит труда.&lt;br&gt;Обхват шеи 45-65 см&lt;br&gt;</text:p>
            <text:p>Ширина 2,5 см</text:p>
            <text:p/>
          </table:table-cell>
          <table:table-cell office:value-type="string" calcext:value-type="string">
            <text:p>http://tin29.ru/wp-content/uploads/2018/hunter/17208786-2bc5-11e6-80ec-00155d2e8300.jpg</text:p>
          </table:table-cell>
          <table:table-cell office:value-type="string" calcext:value-type="string">
            <text:p>http://valta.ru/catalog/osheinik/hunter_osheinik_dlya_sobak_capri_alu_strong_l_45_65_2_5_sm_naturalnaya_kozha_laim/</text:p>
          </table:table-cell>
        </table:table-row>
        <table:table-row table:style-name="ro4">
          <table:table-cell office:value-type="float" office:value="65253" calcext:value-type="float">
            <text:p>65253</text:p>
          </table:table-cell>
          <table:table-cell office:value-type="string" calcext:value-type="string">
            <text:p>Hunter ошейник для собак Cody 50 (37-43 см)/2,8 кожа бизона коньячный/темно коричневый</text:p>
          </table:table-cell>
          <table:table-cell office:value-type="string" calcext:value-type="string">
            <text:p>Собаки &gt; Ошейники</text:p>
          </table:table-cell>
          <table:table-cell office:value-type="string" calcext:value-type="string">
            <text:p>5618.00</text:p>
          </table:table-cell>
          <table:table-cell office:value-type="string" calcext:value-type="string">
            <text:p>Ошейник из натуральной кожи бизона для собак. Благодаря уникальной текстуре кожи каждого кусочка кожи - каждое изделие уникально. Выполнен из двух слоев кожи с подвернутыми краями, что препятствует вытиранию шерсти в процессе использования. Между слоями проложена прочная пластиковая сетка, которая придает ошейнику дополнительную прочность и препятствует вытягиванию ошейника. &lt;br&gt;</text:p>
            <text:p>Ошейник украшен стильной фурнитурой и брелоком. &lt;br&gt;</text:p>
            <text:p>Обхват шеи: 42-48 см&lt;br&gt;</text:p>
            <text:p>Ширина: 3,5 см&lt;br&gt;</text:p>
            <text:p/>
          </table:table-cell>
          <table:table-cell office:value-type="string" calcext:value-type="string">
            <text:p>http://tin29.ru/wp-content/uploads/2018/hunter/22356c4f-f6a2-11e7-812a-005056bf23ce.jpg, http://tin29.ru/wp-content/uploads/2018/hunter/22356c4f-f6a2-11e7-812a-005056bf23ce_2.jpg, http://tin29.ru/wp-content/uploads/2018/hunter/22356c4f-f6a2-11e7-812a-005056bf23ce_3.jpg, http://tin29.ru/wp-content/uploads/2018/hunter/22356c4f-f6a2-11e7-812a-005056bf23ce_4.jpg</text:p>
          </table:table-cell>
          <table:table-cell office:value-type="string" calcext:value-type="string">
            <text:p>http://valta.ru/catalog/osheinik/hunter_osheinik_dlya_sobak_cody_50_37_43_sm_2_8_kozha_bizona_konyachnyi_temno_korichnevyi/</text:p>
          </table:table-cell>
        </table:table-row>
        <table:table-row table:style-name="ro4">
          <table:table-cell office:value-type="float" office:value="65222" calcext:value-type="float">
            <text:p>65222</text:p>
          </table:table-cell>
          <table:table-cell office:value-type="string" calcext:value-type="string">
            <text:p>Hunter ошейник для собак Cody 55 (42-48 см)/3,5 кожа бизона коньячный/темно коричневый</text:p>
          </table:table-cell>
          <table:table-cell office:value-type="string" calcext:value-type="string">
            <text:p>Собаки &gt; Ошейники</text:p>
          </table:table-cell>
          <table:table-cell office:value-type="string" calcext:value-type="string">
            <text:p>6022.00</text:p>
          </table:table-cell>
          <table:table-cell office:value-type="string" calcext:value-type="string">
            <text:p>Ошейник из натуральной кожи бизона для собак. Благодаря уникальной текстуре кожи каждого кусочка кожи - каждое изделие уникально. Выполнен из двух слоев кожи с подвернутыми краями, что препятствует вытиранию шерсти в процессе использования. Между слоями проложена прочная пластиковая сетка, которая придает ошейнику дополнительную прочность и препятствует вытягиванию ошейника. &lt;br&gt;</text:p>
            <text:p>Ошейник украшен стильной фурнитурой и брелоком. &lt;br&gt;</text:p>
            <text:p>Обхват шеи: 42-48 см&lt;br&gt;</text:p>
            <text:p>Ширина: 3,5 см&lt;br&gt;</text:p>
            <text:p/>
          </table:table-cell>
          <table:table-cell office:value-type="string" calcext:value-type="string">
            <text:p>http://tin29.ru/wp-content/uploads/2018/hunter/591b4912-f6a2-11e7-812a-005056bf23ce.jpg, http://tin29.ru/wp-content/uploads/2018/hunter/591b4912-f6a2-11e7-812a-005056bf23ce_2.jpg, http://tin29.ru/wp-content/uploads/2018/hunter/591b4912-f6a2-11e7-812a-005056bf23ce_3.jpg, http://tin29.ru/wp-content/uploads/2018/hunter/591b4912-f6a2-11e7-812a-005056bf23ce_4.jpg, http://tin29.ru/wp-content/uploads/2018/hunter/591b4912-f6a2-11e7-812a-005056bf23ce_5.jpg</text:p>
          </table:table-cell>
          <table:table-cell office:value-type="string" calcext:value-type="string">
            <text:p>http://valta.ru/catalog/osheinik/hunter_osheinik_dlya_sobak_cody_45_42_48_sm_3_5_kozha_bizona_konyachnyi_temno_korichnevyi/</text:p>
          </table:table-cell>
        </table:table-row>
        <table:table-row table:style-name="ro7">
          <table:table-cell office:value-type="float" office:value="62075" calcext:value-type="float">
            <text:p>62075</text:p>
          </table:table-cell>
          <table:table-cell office:value-type="string" calcext:value-type="string">
            <text:p>Hunter ошейник для собак Convenience Comfort 35 (22-30 см) 2,4 см мягкая горловина водоотталкивающий материал, желт неон</text:p>
          </table:table-cell>
          <table:table-cell office:value-type="string" calcext:value-type="string">
            <text:p>Собаки &gt; Ошейники</text:p>
          </table:table-cell>
          <table:table-cell office:value-type="string" calcext:value-type="string">
            <text:p>1126.00</text:p>
          </table:table-cell>
          <table:table-cell office:value-type="string" calcext:value-type="string">
            <text:p>Ошейник для собак мелких пород. Выполнен из инновационного пластикового материала. Прочный, нервущийся, простой в уходе, легко моется, водоотталкивающий. &lt;br&gt;Яркие неоновые цвета заметны при любых погодных условиях и на любой поверхности.&lt;br&gt;</text:p>
            <text:p>Обхват шеи 22-30 см&lt;br&gt;</text:p>
            <text:p>Ширина 2,4 см</text:p>
          </table:table-cell>
          <table:table-cell office:value-type="string" calcext:value-type="string">
            <text:p>http://tin29.ru/wp-content/uploads/2018/hunter/f6f435f4-0e46-11e4-bacb-001517e97967.jpg</text:p>
          </table:table-cell>
          <table:table-cell office:value-type="string" calcext:value-type="string">
            <text:p>http://valta.ru/catalog/osheinik/hunter_osheinik_dlya_sobak_convenience_comfort_3522_30_sm_2sm_myagkaya_gorlovina_vodoottalkivayuschii_material__zheltyi_neon/</text:p>
          </table:table-cell>
        </table:table-row>
        <table:table-row table:style-name="ro5">
          <table:table-cell office:value-type="float" office:value="63083" calcext:value-type="float">
            <text:p>63083</text:p>
          </table:table-cell>
          <table:table-cell office:value-type="string" calcext:value-type="string">
            <text:p>Hunter ошейник для собак Convenience Comfort 35 (22-30 см)/2 см биотановый мягкая горловина оранжевый неон</text:p>
          </table:table-cell>
          <table:table-cell office:value-type="string" calcext:value-type="string">
            <text:p>Собаки &gt; Ошейники</text:p>
          </table:table-cell>
          <table:table-cell office:value-type="string" calcext:value-type="string">
            <text:p>1216.00</text:p>
          </table:table-cell>
          <table:table-cell office:value-type="string" calcext:value-type="string">
            <text:p>Ошейник для собак мелких пород. &lt;br&gt;Выполнен из инновационного материала биотан - нейлон запаянный в специальный мягкий пластик. Прочный, нервущийся, простой в уходе, легко моется, водоотталкивающий. &lt;br&gt; </text:p>
            <text:p>Мягкая подложка с внутренней стороны ошейника для большего комфорта.&lt;br&gt;</text:p>
            <text:p>Обхват шеи 22-30 см&lt;br&gt;</text:p>
            <text:p>Ширина 2 см</text:p>
          </table:table-cell>
          <table:table-cell office:value-type="string" calcext:value-type="string">
            <text:p>http://tin29.ru/wp-content/uploads/2018/hunter/4b1ab486-444d-11e6-80f8-00155d29080b.jpg, http://tin29.ru/wp-content/uploads/2018/hunter/4b1ab486-444d-11e6-80f8-00155d29080b_2.jpg</text:p>
          </table:table-cell>
          <table:table-cell office:value-type="string" calcext:value-type="string">
            <text:p>http://valta.ru/catalog/osheinik/hunter_osheinik_dlya_sobak_convenience_comfort_3522_30_sm_2_4_sm_myagkaya_gorlovina_vodoottalkivayuschii_material__zhelt_neon/</text:p>
          </table:table-cell>
        </table:table-row>
        <table:table-row table:style-name="ro7">
          <table:table-cell office:value-type="float" office:value="62082" calcext:value-type="float">
            <text:p>62082</text:p>
          </table:table-cell>
          <table:table-cell office:value-type="string" calcext:value-type="string">
            <text:p>Hunter ошейник для собак Convenience Comfort 35(22-30 см)/2,4 см мягкая горловина водоотталкивающий материал, оранж неон</text:p>
          </table:table-cell>
          <table:table-cell office:value-type="string" calcext:value-type="string">
            <text:p>Собаки &gt; Ошейники</text:p>
          </table:table-cell>
          <table:table-cell office:value-type="string" calcext:value-type="string">
            <text:p>1126.00</text:p>
          </table:table-cell>
          <table:table-cell office:value-type="string" calcext:value-type="string">
            <text:p>Ошейник для собак мелких пород. Выполнен из инновационного пластикового материала. Прочный, нервущийся, простой в уходе, легко моется, водоотталкивающий. &lt;br&gt;Яркие неоновые цвета заметны при любых погодных условиях и на любой поверхности.&lt;br&gt;</text:p>
            <text:p>Обхват шеи 22-30 см&lt;br&gt;</text:p>
            <text:p>Ширина 2,4 см</text:p>
          </table:table-cell>
          <table:table-cell office:value-type="string" calcext:value-type="string">
            <text:p>http://tin29.ru/wp-content/uploads/2018/hunter/79be91c2-0e47-11e4-bacb-001517e97967.jpg</text:p>
          </table:table-cell>
          <table:table-cell office:value-type="string" calcext:value-type="string">
            <text:p>http://valta.ru/catalog/osheinik/hunter_osheinik_dlya_sobak_convenience_comfort_3522_30_sm_2sm_myagkaya_gorlovina_vodoottalkivayuschii_material__oranzh_neon/</text:p>
          </table:table-cell>
        </table:table-row>
        <table:table-row table:style-name="ro5">
          <table:table-cell office:value-type="float" office:value="63088" calcext:value-type="float">
            <text:p>63088</text:p>
          </table:table-cell>
          <table:table-cell office:value-type="string" calcext:value-type="string">
            <text:p>Hunter ошейник для собак Convenience Comfort 40 (27-35 см)/2 см биотановый мягкая горловина <text:s/>желтый неон</text:p>
          </table:table-cell>
          <table:table-cell office:value-type="string" calcext:value-type="string">
            <text:p>Собаки &gt; Ошейники</text:p>
          </table:table-cell>
          <table:table-cell office:value-type="string" calcext:value-type="string">
            <text:p>1302.00</text:p>
          </table:table-cell>
          <table:table-cell office:value-type="string" calcext:value-type="string">
            <text:p>Ошейник для собак средних пород. &lt;br&gt;Выполнен из инновационного материала биотан - нейлон запаянный в специальный мягкий пластик. Прочный, нервущийся, простой в уходе, легко моется, водоотталкивающий. &lt;br&gt; </text:p>
            <text:p>Мягкая подложка с внутренней стороны ошейника для большего комфорта.&lt;br&gt;</text:p>
            <text:p>Обхват шеи 27-35 см&lt;br&gt;</text:p>
            <text:p>Ширина 2 см</text:p>
          </table:table-cell>
          <table:table-cell office:value-type="string" calcext:value-type="string">
            <text:p>http://tin29.ru/wp-content/uploads/2018/hunter/5fbd7d22-49cf-11e6-80fe-00155d29080b.jpg, http://tin29.ru/wp-content/uploads/2018/hunter/5fbd7d22-49cf-11e6-80fe-00155d29080b_2.jpg</text:p>
          </table:table-cell>
          <table:table-cell office:value-type="string" calcext:value-type="string">
            <text:p>http://valta.ru/catalog/osheinik/hunter_osheinik_dlya_sobak_convenience_comfort_40_27_35_sm_2_sm_biotanovyi_myagkaya_gorlovina__zheltyi_neon/</text:p>
          </table:table-cell>
        </table:table-row>
        <table:table-row table:style-name="ro5">
          <table:table-cell office:value-type="float" office:value="63202" calcext:value-type="float">
            <text:p>63202</text:p>
          </table:table-cell>
          <table:table-cell office:value-type="string" calcext:value-type="string">
            <text:p>Hunter ошейник для собак Convenience Comfort 40 (27-35 см)/2 см биотановый мягкая горловина оранжевый неон</text:p>
          </table:table-cell>
          <table:table-cell office:value-type="string" calcext:value-type="string">
            <text:p>Собаки &gt; Ошейники</text:p>
          </table:table-cell>
          <table:table-cell office:value-type="string" calcext:value-type="string">
            <text:p>1302.00</text:p>
          </table:table-cell>
          <table:table-cell office:value-type="string" calcext:value-type="string">
            <text:p>Ошейник для собак средних пород. &lt;br&gt;Выполнен из инновационного материала биотан - нейлон запаянный в специальный мягкий пластик. Прочный, нервущийся, простой в уходе, легко моется, водоотталкивающий. &lt;br&gt; </text:p>
            <text:p>Мягкая подложка с внутренней стороны ошейника для большего комфорта.&lt;br&gt;</text:p>
            <text:p>Обхват шеи 27 - 35 см&lt;br&gt;</text:p>
            <text:p>Ширина 2 см</text:p>
          </table:table-cell>
          <table:table-cell office:value-type="string" calcext:value-type="string">
            <text:p>http://tin29.ru/wp-content/uploads/2018/hunter/33751b34-444d-11e6-80f8-00155d29080b.jpg, http://tin29.ru/wp-content/uploads/2018/hunter/33751b34-444d-11e6-80f8-00155d29080b_2.jpg</text:p>
          </table:table-cell>
          <table:table-cell office:value-type="string" calcext:value-type="string">
            <text:p>http://valta.ru/catalog/osheinik/hunter_osheinik_dlya_sobak_convenience_comfort_3522_30_sm_2_4_sm_myagkaya_gorlovina_vodoottalkivayuschii_material__zhelt_neon_2172741845/</text:p>
          </table:table-cell>
        </table:table-row>
        <table:table-row table:style-name="ro5">
          <table:table-cell office:value-type="float" office:value="63090" calcext:value-type="float">
            <text:p>63090</text:p>
          </table:table-cell>
          <table:table-cell office:value-type="string" calcext:value-type="string">
            <text:p>Hunter ошейник для собак Convenience Comfort 40 (27-35 см)/2 см биотановый мягкая горловина розовый неон</text:p>
          </table:table-cell>
          <table:table-cell office:value-type="string" calcext:value-type="string">
            <text:p>Собаки &gt; Ошейники</text:p>
          </table:table-cell>
          <table:table-cell office:value-type="string" calcext:value-type="string">
            <text:p>1302.00</text:p>
          </table:table-cell>
          <table:table-cell office:value-type="string" calcext:value-type="string">
            <text:p>Ошейник для собак мелких пород. &lt;br&gt;Выполнен из инновационного материала биотан - нейлон запаянный в специальный мягкий пластик. Прочный, нервущийся, простой в уходе, легко моется, водоотталкивающий. &lt;br&gt; </text:p>
            <text:p>Мягкая подложка с внутренней стороны ошейника для большего комфорта.&lt;br&gt;</text:p>
            <text:p>Обхват шеи 27-35 см&lt;br&gt;</text:p>
            <text:p>Ширина 2 см</text:p>
          </table:table-cell>
          <table:table-cell office:value-type="string" calcext:value-type="string">
            <text:p>http://tin29.ru/wp-content/uploads/2018/hunter/db3783fb-49cf-11e6-80fe-00155d29080b.jpg, http://tin29.ru/wp-content/uploads/2018/hunter/db3783fb-49cf-11e6-80fe-00155d29080b_2.jpg</text:p>
          </table:table-cell>
          <table:table-cell office:value-type="string" calcext:value-type="string">
            <text:p>http://valta.ru/catalog/osheinik/hunter_osheinik_dlya_sobak_convenience_comfort_40_27_35_sm_2_sm_biotanovyi_myagkaya_gorlovina_rozovyi_neon/</text:p>
          </table:table-cell>
        </table:table-row>
        <table:table-row table:style-name="ro7">
          <table:table-cell office:value-type="float" office:value="62076" calcext:value-type="float">
            <text:p>62076</text:p>
          </table:table-cell>
          <table:table-cell office:value-type="string" calcext:value-type="string">
            <text:p>Hunter ошейник для собак Convenience Comfort 40(27-35 см)/2,4 см мягкая горловина водоотт. мат, желт неон СКИДКА 25%</text:p>
          </table:table-cell>
          <table:table-cell office:value-type="string" calcext:value-type="string">
            <text:p>Собаки &gt; Ошейники</text:p>
          </table:table-cell>
          <table:table-cell office:value-type="string" calcext:value-type="string">
            <text:p>1192.00</text:p>
          </table:table-cell>
          <table:table-cell office:value-type="string" calcext:value-type="string">
            <text:p>Ошейник для собак средних пород. Выполнен из инновационного пластикового материала. Прочный, нервущийся, простой в уходе, легко моется, водоотталкивающий. &lt;br&gt;Яркие неоновые цвета заметны при любых погодных условиях и на любой поверхности.&lt;br&gt;</text:p>
            <text:p>Обхват шеи 27-35 см&lt;br&gt;</text:p>
            <text:p>Ширина 2,4 см</text:p>
          </table:table-cell>
          <table:table-cell office:value-type="string" calcext:value-type="string">
            <text:p>http://tin29.ru/wp-content/uploads/2018/hunter/18e2333c-0e47-11e4-bacb-001517e97967.jpg</text:p>
          </table:table-cell>
          <table:table-cell office:value-type="string" calcext:value-type="string">
            <text:p>http://valta.ru/catalog/osheinik/hunter_osheinik_dlya_sobak_convenience_comfort_4027_35_sm_2sm_myagkaya_gorlovina_vodoottalkivayuschii_material__zheltyi_neon/</text:p>
          </table:table-cell>
        </table:table-row>
        <table:table-row table:style-name="ro5">
          <table:table-cell office:value-type="float" office:value="63095" calcext:value-type="float">
            <text:p>63095</text:p>
          </table:table-cell>
          <table:table-cell office:value-type="string" calcext:value-type="string">
            <text:p>Hunter ошейник для собак Convenience Comfort 45 (32-40 см)/2 см биотановый мягкая горловина <text:s/>оранжевый неон</text:p>
          </table:table-cell>
          <table:table-cell office:value-type="string" calcext:value-type="string">
            <text:p>Собаки &gt; Ошейники</text:p>
          </table:table-cell>
          <table:table-cell office:value-type="string" calcext:value-type="string">
            <text:p>1449.00</text:p>
          </table:table-cell>
          <table:table-cell office:value-type="string" calcext:value-type="string">
            <text:p>Ошейник для собак средних пород. &lt;br&gt;Выполнен из инновационного материала биотан - нейлон запаянный в специальный мягкий пластик. Прочный, нервущийся, простой в уходе, легко моется, водоотталкивающий. &lt;br&gt; </text:p>
            <text:p>Мягкая подложка с внутренней стороны ошейника для большего комфорта.&lt;br&gt;</text:p>
            <text:p>Обхват шеи 32-40 см&lt;br&gt;</text:p>
            <text:p>Ширина 2 см</text:p>
          </table:table-cell>
          <table:table-cell office:value-type="string" calcext:value-type="string">
            <text:p>http://tin29.ru/wp-content/uploads/2018/hunter/fd24335d-444c-11e6-80f8-00155d29080b.jpg, http://tin29.ru/wp-content/uploads/2018/hunter/fd24335d-444c-11e6-80f8-00155d29080b_2.jpg</text:p>
          </table:table-cell>
          <table:table-cell office:value-type="string" calcext:value-type="string">
            <text:p>http://valta.ru/catalog/osheinik/hunter_osheinik_dlya_sobak_convenience_comfort_3522_30_sm_2_4_sm_myagkaya_gorlovina_vodoottalkivayuschii_material__zhelt_neon_1228023418/</text:p>
          </table:table-cell>
        </table:table-row>
        <table:table-row table:style-name="ro5">
          <table:table-cell office:value-type="float" office:value="63100" calcext:value-type="float">
            <text:p>63100</text:p>
          </table:table-cell>
          <table:table-cell office:value-type="string" calcext:value-type="string">
            <text:p>Hunter ошейник для собак Convenience Comfort 50 (37-45 см)/2,5 см биотановый мягкая горловина <text:s/>желтый неон</text:p>
          </table:table-cell>
          <table:table-cell office:value-type="string" calcext:value-type="string">
            <text:p>Собаки &gt; Ошейники</text:p>
          </table:table-cell>
          <table:table-cell office:value-type="string" calcext:value-type="string">
            <text:p>1449.00</text:p>
          </table:table-cell>
          <table:table-cell office:value-type="string" calcext:value-type="string">
            <text:p>Ошейник для собак средних пород. &lt;br&gt;Выполнен из инновационного материала биотан - нейлон запаянный в специальный мягкий пластик. Прочный, нервущийся, простой в уходе, легко моется, водоотталкивающий. &lt;br&gt; </text:p>
            <text:p>Мягкая подложка с внутренней стороны ошейника для большего комфорта.&lt;br&gt;</text:p>
            <text:p>Обхват шеи 37-45 см&lt;br&gt;</text:p>
            <text:p>Ширина 2,5 см</text:p>
          </table:table-cell>
          <table:table-cell office:value-type="string" calcext:value-type="string">
            <text:p>http://tin29.ru/wp-content/uploads/2018/hunter/bf39ba2d-444c-11e6-80f8-00155d29080b.jpg, http://tin29.ru/wp-content/uploads/2018/hunter/bf39ba2d-444c-11e6-80f8-00155d29080b_2.jpg</text:p>
          </table:table-cell>
          <table:table-cell office:value-type="string" calcext:value-type="string">
            <text:p>http://valta.ru/catalog/osheinik/hunter_osheinik_dlya_sobak_convenience_comfort_3522_30_sm_2_4_sm_myagkaya_gorlovina_vodoottalkivayuschii_material__zhelt_neon_1075661123/</text:p>
          </table:table-cell>
        </table:table-row>
        <table:table-row table:style-name="ro5">
          <table:table-cell office:value-type="float" office:value="63106" calcext:value-type="float">
            <text:p>63106</text:p>
          </table:table-cell>
          <table:table-cell office:value-type="string" calcext:value-type="string">
            <text:p>Hunter ошейник для собак Convenience Comfort 55 (42-50 см)/2,5 см биотановый мягкая горловина желтый неон</text:p>
          </table:table-cell>
          <table:table-cell office:value-type="string" calcext:value-type="string">
            <text:p>Собаки &gt; Ошейники</text:p>
          </table:table-cell>
          <table:table-cell office:value-type="string" calcext:value-type="string">
            <text:p>1449.00</text:p>
          </table:table-cell>
          <table:table-cell office:value-type="string" calcext:value-type="string">
            <text:p>Ошейник для собак средних и крупных пород. &lt;br&gt;Выполнен из инновационного материала биотан - нейлон запаянный в специальный мягкий пластик. Прочный, нервущийся, простой в уходе, легко моется, водоотталкивающий. &lt;br&gt; </text:p>
            <text:p>Мягкая подложка с внутренней стороны ошейника для большего комфорта.&lt;br&gt;</text:p>
            <text:p>Обхват шеи 42-50 см&lt;br&gt;</text:p>
            <text:p>Ширина 2,5 см</text:p>
          </table:table-cell>
          <table:table-cell office:value-type="string" calcext:value-type="string">
            <text:p>http://tin29.ru/wp-content/uploads/2018/hunter/1d673fb0-444d-11e6-80f8-00155d29080b.jpg, http://tin29.ru/wp-content/uploads/2018/hunter/1d673fb0-444d-11e6-80f8-00155d29080b_2.jpg</text:p>
          </table:table-cell>
          <table:table-cell office:value-type="string" calcext:value-type="string">
            <text:p>http://valta.ru/catalog/osheinik/hunter_osheinik_dlya_sobak_convenience_comfort_55_42_50_sm_2_5_sm_biotanovyi_myagkaya_gorlovina_zheltyi_neon/</text:p>
          </table:table-cell>
        </table:table-row>
        <table:table-row table:style-name="ro5">
          <table:table-cell office:value-type="float" office:value="63107" calcext:value-type="float">
            <text:p>63107</text:p>
          </table:table-cell>
          <table:table-cell office:value-type="string" calcext:value-type="string">
            <text:p>Hunter ошейник для собак Convenience Comfort 55 (42-50 см)/2,5 см биотановый с мягкой горловиной оранжевый неон</text:p>
          </table:table-cell>
          <table:table-cell office:value-type="string" calcext:value-type="string">
            <text:p>Собаки &gt; Ошейники</text:p>
          </table:table-cell>
          <table:table-cell office:value-type="string" calcext:value-type="string">
            <text:p>1449.00</text:p>
          </table:table-cell>
          <table:table-cell office:value-type="string" calcext:value-type="string">
            <text:p>Ошейник для собак средних и крупных пород. &lt;br&gt;Выполнен из инновационного материала биотан - нейлон запаянный в специальный мягкий пластик. Прочный, нервущийся, простой в уходе, легко моется, водоотталкивающий. &lt;br&gt; </text:p>
            <text:p>Мягкая подложка с внутренней стороны ошейника для большего комфорта.&lt;br&gt;</text:p>
            <text:p>Обхват шеи 42-50 см&lt;br&gt;</text:p>
            <text:p>Ширина 2,5 см</text:p>
          </table:table-cell>
          <table:table-cell office:value-type="string" calcext:value-type="string">
            <text:p>http://tin29.ru/wp-content/uploads/2018/hunter/15873347-49d0-11e6-80fe-00155d29080b.jpg, http://tin29.ru/wp-content/uploads/2018/hunter/15873347-49d0-11e6-80fe-00155d29080b_2.jpg</text:p>
          </table:table-cell>
          <table:table-cell office:value-type="string" calcext:value-type="string">
            <text:p>http://valta.ru/catalog/osheinik/hunter_osheinik_dlya_sobak_convenience_comfort_55_42_50_sm_2_5_sm_biotanovyi_s_myagkoi_gorlovinoi_oranzhevyi_neon/</text:p>
          </table:table-cell>
        </table:table-row>
        <table:table-row table:style-name="ro1">
          <table:table-cell office:value-type="float" office:value="47718" calcext:value-type="float">
            <text:p>47718</text:p>
          </table:table-cell>
          <table:table-cell office:value-type="string" calcext:value-type="string">
            <text:p>Hunter ошейник для собак Diamond petit 27 (20-24 см) кожа 2 ряда страз красный</text:p>
          </table:table-cell>
          <table:table-cell office:value-type="string" calcext:value-type="string">
            <text:p>Собаки &gt; Ошейники</text:p>
          </table:table-cell>
          <table:table-cell office:value-type="string" calcext:value-type="string">
            <text:p>2282.00</text:p>
          </table:table-cell>
          <table:table-cell office:value-type="string" calcext:value-type="string">
            <text:p>Роскошный ошейник Hunter (Хантер) для собак мелких пород Diamond petit 27 (Даймонд Петит). Выполнен из кожи лося, которая впечатляет своей красотой, естественной структурой и комфортом в носке. Этот ошейник должен быть у любого владельца собаки, который ценит немецкое качество и уникальность! Ошейник оснащен специальным небольшим и легким хромированным D кольцом и карабином, имеет двойной подвернутый край. Украшен 2 рядами кристаллов Swarovski (Сваровски). Подойдет собакам с обхватом шеи 20 - 24 см, ширина ошейника 1,6 см. Цвет красный. Отлично подходит собакам породы Доберман Пинчер, Йоркширский терьер.</text:p>
          </table:table-cell>
          <table:table-cell office:value-type="string" calcext:value-type="string">
            <text:p>http://tin29.ru/wp-content/uploads/2018/hunter/fe63af87-b815-11e0-bed0-003048cfeba6.jpg, http://tin29.ru/wp-content/uploads/2018/hunter/fe63af87-b815-11e0-bed0-003048cfeba6_2.jpg</text:p>
          </table:table-cell>
          <table:table-cell office:value-type="string" calcext:value-type="string">
            <text:p>http://valta.ru/catalog/osheinik/hunter_osheinik_dlya_sobak_diamond_petit_27_20_24_sm_kozha_2_ryada_straz_krasnyi/</text:p>
          </table:table-cell>
        </table:table-row>
        <table:table-row table:style-name="ro1">
          <table:table-cell office:value-type="float" office:value="47736" calcext:value-type="float">
            <text:p>47736</text:p>
          </table:table-cell>
          <table:table-cell office:value-type="string" calcext:value-type="string">
            <text:p>Hunter ошейник для собак Diamond petit 27 (20-24 см) кожа 2 ряда страз розовый</text:p>
          </table:table-cell>
          <table:table-cell office:value-type="string" calcext:value-type="string">
            <text:p>Собаки &gt; Ошейники</text:p>
          </table:table-cell>
          <table:table-cell office:value-type="string" calcext:value-type="string">
            <text:p>2282.00</text:p>
          </table:table-cell>
          <table:table-cell office:value-type="string" calcext:value-type="string">
            <text:p>Роскошный ошейник Hunter (Хантер) для собак мелких пород Diamond petit 27 (Даймонд Петит). Выполнен из кожи лося, которая впечатляет своей красотой, естественной структурой и комфортом в носке. Этот ошейник должен быть у любого владельца собаки, который ценит немецкое качество и уникальность! Ошейник оснащен специальным небольшим и легким хромированным D кольцом и карабином, имеет двойной подвернутый край. Украшен 2 рядами кристаллов Swarovski (Сваровски). Подойдет собакам с обхватом шеи 20 - 24 см, ширина ошейника 1,6 см. Цвет розовый. Отлично подходит собакам породы Доберман Пинчер, мопс.</text:p>
          </table:table-cell>
          <table:table-cell office:value-type="string" calcext:value-type="string">
            <text:p>http://tin29.ru/wp-content/uploads/2018/hunter/fe63af8a-b815-11e0-bed0-003048cfeba6.jpg, http://tin29.ru/wp-content/uploads/2018/hunter/fe63af8a-b815-11e0-bed0-003048cfeba6_2.jpg</text:p>
          </table:table-cell>
          <table:table-cell office:value-type="string" calcext:value-type="string">
            <text:p>http://valta.ru/catalog/osheinik/hunter_osheinik_dlya_sobak_diamond_petit_27_20_24_sm_kozha_2_ryada_straz_rozovyi/</text:p>
          </table:table-cell>
        </table:table-row>
        <table:table-row table:style-name="ro1">
          <table:table-cell office:value-type="float" office:value="92694" calcext:value-type="float">
            <text:p>92694</text:p>
          </table:table-cell>
          <table:table-cell office:value-type="string" calcext:value-type="string">
            <text:p>Hunter ошейник для собак Maui L (42-65 cм)/3,2 см сетчатый текстиль голубой</text:p>
          </table:table-cell>
          <table:table-cell office:value-type="string" calcext:value-type="string">
            <text:p>Собаки &gt; Ошейники</text:p>
          </table:table-cell>
          <table:table-cell office:value-type="string" calcext:value-type="string">
            <text:p>1180.00</text:p>
          </table:table-cell>
          <table:table-cell office:value-type="string" calcext:value-type="string">
            <text:p>Hunter ошейник для собак Maui 42-65 cм сетчатый текстиль голубой &lt;br&gt;&lt;br&gt; Ошейник выполнен из невероятно мягкого и легкого текстильного материала. <text:s/>Регулируется по размеру в широком диапазоне. Обхват шеи 42-65 см.</text:p>
          </table:table-cell>
          <table:table-cell office:value-type="string" calcext:value-type="string">
            <text:p>http://tin29.ru/wp-content/uploads/2018/hunter/fcbf7be4-0b8a-11e5-80c7-00155d298300.jpg, http://tin29.ru/wp-content/uploads/2018/hunter/fcbf7be4-0b8a-11e5-80c7-00155d298300_2.jpg</text:p>
          </table:table-cell>
          <table:table-cell office:value-type="string" calcext:value-type="string">
            <text:p>http://valta.ru/catalog/osheinik/hunter_osheinik_dlya_sobak_maui_42_65_cm_setchatyi_tekstil_goluboi/</text:p>
          </table:table-cell>
        </table:table-row>
        <table:table-row table:style-name="ro1">
          <table:table-cell office:value-type="float" office:value="92698" calcext:value-type="float">
            <text:p>92698</text:p>
          </table:table-cell>
          <table:table-cell office:value-type="string" calcext:value-type="string">
            <text:p>Hunter ошейник для собак Maui L (42-65 cм)/3,2 см сетчатый текстиль красный</text:p>
          </table:table-cell>
          <table:table-cell office:value-type="string" calcext:value-type="string">
            <text:p>Собаки &gt; Ошейники</text:p>
          </table:table-cell>
          <table:table-cell office:value-type="string" calcext:value-type="string">
            <text:p>1180.00</text:p>
          </table:table-cell>
          <table:table-cell office:value-type="string" calcext:value-type="string">
            <text:p>Hunter ошейник для собак Maui 42-65 cм сетчатый текстиль красный &lt;br&gt;&lt;br&gt; Ошейник выполнен из невероятно мягкого и легкого текстильного материала. <text:s/>Регулируется по размеру в широком диапазоне. Обхват шеи 42-65 см.</text:p>
          </table:table-cell>
          <table:table-cell office:value-type="string" calcext:value-type="string">
            <text:p>http://tin29.ru/wp-content/uploads/2018/hunter/676f1193-0b8b-11e5-80c7-00155d298300.jpg, http://tin29.ru/wp-content/uploads/2018/hunter/676f1193-0b8b-11e5-80c7-00155d298300_2.jpg</text:p>
          </table:table-cell>
          <table:table-cell office:value-type="string" calcext:value-type="string">
            <text:p>http://valta.ru/catalog/osheinik/hunter_osheinik_dlya_sobak_maui_42_65_cm_setchatyi_tekstil_krasnyi/</text:p>
          </table:table-cell>
        </table:table-row>
        <table:table-row table:style-name="ro1">
          <table:table-cell office:value-type="float" office:value="92706" calcext:value-type="float">
            <text:p>92706</text:p>
          </table:table-cell>
          <table:table-cell office:value-type="string" calcext:value-type="string">
            <text:p>Hunter ошейник для собак Maui L (42-65 cм)/3,2 см сетчатый текстиль оранжевый</text:p>
          </table:table-cell>
          <table:table-cell office:value-type="string" calcext:value-type="string">
            <text:p>Собаки &gt; Ошейники</text:p>
          </table:table-cell>
          <table:table-cell office:value-type="string" calcext:value-type="string">
            <text:p>1180.00</text:p>
          </table:table-cell>
          <table:table-cell office:value-type="string" calcext:value-type="string">
            <text:p>Hunter ошейник для собак Maui 42-65 cм сетчатый текстиль оранжевый &lt;br&gt;&lt;br&gt; Ошейник выполнен из невероятно мягкого и легкого текстильного материала. <text:s/>Регулируется по размеру в широком диапазоне. Обхват шеи 42-65 см.</text:p>
          </table:table-cell>
          <table:table-cell office:value-type="string" calcext:value-type="string">
            <text:p>http://tin29.ru/wp-content/uploads/2018/hunter/b5fe3a9f-0b8b-11e5-80c7-00155d298300.jpg, http://tin29.ru/wp-content/uploads/2018/hunter/b5fe3a9f-0b8b-11e5-80c7-00155d298300_2.jpg</text:p>
          </table:table-cell>
          <table:table-cell office:value-type="string" calcext:value-type="string">
            <text:p>http://valta.ru/catalog/osheinik/hunter_osheinik_dlya_sobak_maui_42_65_cm_setchatyi_tekstil_oranzhevyi/</text:p>
          </table:table-cell>
        </table:table-row>
        <table:table-row table:style-name="ro1">
          <table:table-cell office:value-type="float" office:value="92690" calcext:value-type="float">
            <text:p>92690</text:p>
          </table:table-cell>
          <table:table-cell office:value-type="string" calcext:value-type="string">
            <text:p>Hunter ошейник для собак Maui L (42-65 cм)/3,2см сетчатый текстиль черный</text:p>
          </table:table-cell>
          <table:table-cell office:value-type="string" calcext:value-type="string">
            <text:p>Собаки &gt; Ошейники</text:p>
          </table:table-cell>
          <table:table-cell office:value-type="string" calcext:value-type="string">
            <text:p>1180.00</text:p>
          </table:table-cell>
          <table:table-cell office:value-type="string" calcext:value-type="string">
            <text:p>Hunter ошейник для собак Maui 42-65 cм сетчатый текстиль черный &lt;br&gt;&lt;br&gt; Ошейник выполнен из невероятно мягкого и легкого текстильного материала. <text:s/>Регулируется по размеру в широком диапазоне. Обхват шеи 42-65 см.</text:p>
          </table:table-cell>
          <table:table-cell office:value-type="string" calcext:value-type="string">
            <text:p>http://tin29.ru/wp-content/uploads/2018/hunter/89ec1052-0b8a-11e5-80c7-00155d298300.jpg, http://tin29.ru/wp-content/uploads/2018/hunter/89ec1052-0b8a-11e5-80c7-00155d298300_2.jpg</text:p>
          </table:table-cell>
          <table:table-cell office:value-type="string" calcext:value-type="string">
            <text:p>http://valta.ru/catalog/osheinik/hunter_osheinik_dlya_sobak_maui_42_65_cm_setchatyi_tekstil_chernyi/</text:p>
          </table:table-cell>
        </table:table-row>
        <table:table-row table:style-name="ro2">
          <table:table-cell office:value-type="float" office:value="92692" calcext:value-type="float">
            <text:p>92692</text:p>
          </table:table-cell>
          <table:table-cell office:value-type="string" calcext:value-type="string">
            <text:p>Hunter ошейник для собак Maui S (32-45 cм)/2,5 см сетчатый текстиль голубой</text:p>
          </table:table-cell>
          <table:table-cell office:value-type="string" calcext:value-type="string">
            <text:p>Собаки &gt; Ошейники</text:p>
          </table:table-cell>
          <table:table-cell office:value-type="string" calcext:value-type="string">
            <text:p>902.00</text:p>
          </table:table-cell>
          <table:table-cell office:value-type="string" calcext:value-type="string">
            <text:p>Hunter ошейник для собак Maui 32-45 cм сетчатый текстиль голубой &lt;br&gt;&lt;br&gt; Ошейник выполнен из невероятно мягкого и легкого текстильного материала.  Регулируется по размеру в широком диапазоне. Обхват шеи 32-45 см.</text:p>
            <text:p/>
          </table:table-cell>
          <table:table-cell office:value-type="string" calcext:value-type="string">
            <text:p>http://tin29.ru/wp-content/uploads/2018/hunter/caf5481c-0b8a-11e5-80c7-00155d298300.jpg, http://tin29.ru/wp-content/uploads/2018/hunter/caf5481c-0b8a-11e5-80c7-00155d298300_2.jpg</text:p>
          </table:table-cell>
          <table:table-cell office:value-type="string" calcext:value-type="string">
            <text:p>http://valta.ru/catalog/osheinik/hunter_osheinik_dlya_sobak_maui_32_45_cm_setchatyi_tekstil_goluboi/</text:p>
          </table:table-cell>
        </table:table-row>
        <table:table-row table:style-name="ro1">
          <table:table-cell office:value-type="float" office:value="92696" calcext:value-type="float">
            <text:p>92696</text:p>
          </table:table-cell>
          <table:table-cell office:value-type="string" calcext:value-type="string">
            <text:p>Hunter ошейник для собак Maui S (32-45 cм)/2,5 см сетчатый текстиль красный</text:p>
          </table:table-cell>
          <table:table-cell office:value-type="string" calcext:value-type="string">
            <text:p>Собаки &gt; Ошейники</text:p>
          </table:table-cell>
          <table:table-cell office:value-type="string" calcext:value-type="string">
            <text:p>902.00</text:p>
          </table:table-cell>
          <table:table-cell office:value-type="string" calcext:value-type="string">
            <text:p>Hunter ошейник для собак Maui 32-45 cм сетчатый текстиль красный &lt;br&gt;&lt;br&gt; Ошейник выполнен из невероятно мягкого и легкого текстильного материала. <text:s/>Регулируется по размеру в широком диапазоне. Обхват шеи 32-45 см.</text:p>
          </table:table-cell>
          <table:table-cell office:value-type="string" calcext:value-type="string">
            <text:p>http://tin29.ru/wp-content/uploads/2018/hunter/0c1d81c9-0b8b-11e5-80c7-00155d298300.jpg, http://tin29.ru/wp-content/uploads/2018/hunter/0c1d81c9-0b8b-11e5-80c7-00155d298300_2.jpg</text:p>
          </table:table-cell>
          <table:table-cell office:value-type="string" calcext:value-type="string">
            <text:p>http://valta.ru/catalog/osheinik/hunter_osheinik_dlya_sobak_maui_32_45_cm_setchatyi_tekstil_krasnyi/</text:p>
          </table:table-cell>
        </table:table-row>
        <table:table-row table:style-name="ro1">
          <table:table-cell office:value-type="float" office:value="92704" calcext:value-type="float">
            <text:p>92704</text:p>
          </table:table-cell>
          <table:table-cell office:value-type="string" calcext:value-type="string">
            <text:p>Hunter ошейник для собак Maui S (32-45 cм)/2,5 см сетчатый текстиль оранжевый</text:p>
          </table:table-cell>
          <table:table-cell office:value-type="string" calcext:value-type="string">
            <text:p>Собаки &gt; Ошейники</text:p>
          </table:table-cell>
          <table:table-cell office:value-type="string" calcext:value-type="string">
            <text:p>902.00</text:p>
          </table:table-cell>
          <table:table-cell office:value-type="string" calcext:value-type="string">
            <text:p>Hunter ошейник для собак Maui 32-45 cм сетчатый текстиль оранжевый &lt;br&gt;&lt;br&gt; Ошейник выполнен из невероятно мягкого и легкого текстильного материала. <text:s/>Регулируется по размеру в широком диапазоне. Обхват шеи 32-45 см.</text:p>
          </table:table-cell>
          <table:table-cell office:value-type="string" calcext:value-type="string">
            <text:p>http://tin29.ru/wp-content/uploads/2018/hunter/90e5c042-0b8b-11e5-80c7-00155d298300.jpg, http://tin29.ru/wp-content/uploads/2018/hunter/90e5c042-0b8b-11e5-80c7-00155d298300_2.jpg</text:p>
          </table:table-cell>
          <table:table-cell office:value-type="string" calcext:value-type="string">
            <text:p>http://valta.ru/catalog/osheinik/hunter_osheinik_dlya_sobak_maui_32_45_cm_setchatyi_tekstil_oranzhevyi/</text:p>
          </table:table-cell>
        </table:table-row>
        <table:table-row table:style-name="ro1">
          <table:table-cell office:value-type="float" office:value="92695" calcext:value-type="float">
            <text:p>92695</text:p>
          </table:table-cell>
          <table:table-cell office:value-type="string" calcext:value-type="string">
            <text:p>Hunter ошейник для собак Maui XL (48-75 cм)/3,5 см сетчатый текстиль голубой</text:p>
          </table:table-cell>
          <table:table-cell office:value-type="string" calcext:value-type="string">
            <text:p>Собаки &gt; Ошейники</text:p>
          </table:table-cell>
          <table:table-cell office:value-type="string" calcext:value-type="string">
            <text:p>1318.00</text:p>
          </table:table-cell>
          <table:table-cell office:value-type="string" calcext:value-type="string">
            <text:p>Hunter ошейник для собак Maui 48-75 cм сетчатый текстиль красный &lt;br&gt;&lt;br&gt; Ошейник выполнен из невероятно мягкого и легкого текстильного материала. <text:s/>Регулируется по размеру в широком диапазоне. Обхват шеи 48-75 см.</text:p>
          </table:table-cell>
          <table:table-cell office:value-type="string" calcext:value-type="string">
            <text:p>http://tin29.ru/wp-content/uploads/2018/hunter/518715e3-170c-11e8-812a-005056bf23ce.jpg</text:p>
          </table:table-cell>
          <table:table-cell office:value-type="string" calcext:value-type="string">
            <text:p>http://valta.ru/catalog/osheinik/hunter_osheinik_dlya_sobak_maui_xl_48_75_cm_3_5_sm_setchatyi_tekstil_goluboi/</text:p>
          </table:table-cell>
        </table:table-row>
        <table:table-row table:style-name="ro1">
          <table:table-cell office:value-type="float" office:value="92699" calcext:value-type="float">
            <text:p>92699</text:p>
          </table:table-cell>
          <table:table-cell office:value-type="string" calcext:value-type="string">
            <text:p>Hunter ошейник для собак Maui XL (48-75 cм)/3,5 см сетчатый текстиль красный</text:p>
          </table:table-cell>
          <table:table-cell office:value-type="string" calcext:value-type="string">
            <text:p>Собаки &gt; Ошейники</text:p>
          </table:table-cell>
          <table:table-cell office:value-type="string" calcext:value-type="string">
            <text:p>1318.00</text:p>
          </table:table-cell>
          <table:table-cell office:value-type="string" calcext:value-type="string">
            <text:p>Hunter ошейник для собак Maui 48-75 cм сетчатый текстиль красный &lt;br&gt;&lt;br&gt; Ошейник выполнен из невероятно мягкого и легкого текстильного материала. <text:s/>Регулируется по размеру в широком диапазоне. Обхват шеи 48-75 см.</text:p>
          </table:table-cell>
          <table:table-cell office:value-type="string" calcext:value-type="string">
            <text:p>http://tin29.ru/wp-content/uploads/2018/hunter/7ad578b7-0b8b-11e5-80c7-00155d298300.jpg, http://tin29.ru/wp-content/uploads/2018/hunter/7ad578b7-0b8b-11e5-80c7-00155d298300_2.jpg</text:p>
          </table:table-cell>
          <table:table-cell office:value-type="string" calcext:value-type="string">
            <text:p>http://valta.ru/catalog/osheinik/hunter_osheinik_dlya_sobak_maui_48_75_cm_setchatyi_tekstil_krasnyi/</text:p>
          </table:table-cell>
        </table:table-row>
        <table:table-row table:style-name="ro1">
          <table:table-cell office:value-type="float" office:value="92691" calcext:value-type="float">
            <text:p>92691</text:p>
          </table:table-cell>
          <table:table-cell office:value-type="string" calcext:value-type="string">
            <text:p>Hunter ошейник для собак Maui XL (48-75 cм)/3,5 см сетчатый текстиль черный</text:p>
          </table:table-cell>
          <table:table-cell office:value-type="string" calcext:value-type="string">
            <text:p>Собаки &gt; Ошейники</text:p>
          </table:table-cell>
          <table:table-cell office:value-type="string" calcext:value-type="string">
            <text:p>1318.00</text:p>
          </table:table-cell>
          <table:table-cell office:value-type="string" calcext:value-type="string">
            <text:p>Hunter ошейник для собак Maui 48-75 cм сетчатый текстиль черный &lt;br&gt;&lt;br&gt; Ошейник выполнен из невероятно мягкого и легкого текстильного материала. <text:s/>Регулируется по размеру в широком диапазоне. Обхват шеи 48-75 см.</text:p>
          </table:table-cell>
          <table:table-cell office:value-type="string" calcext:value-type="string">
            <text:p>http://tin29.ru/wp-content/uploads/2018/hunter/160ace51-0b8e-11e5-80c7-00155d298300.jpg, http://tin29.ru/wp-content/uploads/2018/hunter/160ace51-0b8e-11e5-80c7-00155d298300_2.jpg</text:p>
          </table:table-cell>
          <table:table-cell office:value-type="string" calcext:value-type="string">
            <text:p>http://valta.ru/catalog/osheinik/hunter_osheinik_dlya_sobak_maui_48_75_cm_setchatyi_tekstil_chernyi/</text:p>
          </table:table-cell>
        </table:table-row>
        <table:table-row table:style-name="ro1">
          <table:table-cell office:value-type="float" office:value="92693" calcext:value-type="float">
            <text:p>92693</text:p>
          </table:table-cell>
          <table:table-cell office:value-type="string" calcext:value-type="string">
            <text:p>Hunter ошейник для собак Maui М (36-55 cм)/2,5 см сетчатый текстиль голубой</text:p>
          </table:table-cell>
          <table:table-cell office:value-type="string" calcext:value-type="string">
            <text:p>Собаки &gt; Ошейники</text:p>
          </table:table-cell>
          <table:table-cell office:value-type="string" calcext:value-type="string">
            <text:p>1041.00</text:p>
          </table:table-cell>
          <table:table-cell office:value-type="string" calcext:value-type="string">
            <text:p>Hunter ошейник для собак Maui 36-55 cм сетчатый текстиль голубой &lt;br&gt;&lt;br&gt; Ошейник выполнен из невероятно мягкого и легкого текстильного материала. <text:s/>Регулируется по размеру в широком диапазоне. Обхват шеи 36-55 см.</text:p>
          </table:table-cell>
          <table:table-cell office:value-type="string" calcext:value-type="string">
            <text:p>http://tin29.ru/wp-content/uploads/2018/hunter/df75072b-0b8a-11e5-80c7-00155d298300.jpg, http://tin29.ru/wp-content/uploads/2018/hunter/df75072b-0b8a-11e5-80c7-00155d298300_2.jpg</text:p>
          </table:table-cell>
          <table:table-cell office:value-type="string" calcext:value-type="string">
            <text:p>http://valta.ru/catalog/osheinik/hunter_osheinik_dlya_sobak_maui_36_55_cm_setchatyi_tekstil_goluboi/</text:p>
          </table:table-cell>
        </table:table-row>
        <table:table-row table:style-name="ro1">
          <table:table-cell office:value-type="float" office:value="92697" calcext:value-type="float">
            <text:p>92697</text:p>
          </table:table-cell>
          <table:table-cell office:value-type="string" calcext:value-type="string">
            <text:p>Hunter ошейник для собак Maui М (36-55 cм)/2,5 см сетчатый текстиль красный</text:p>
          </table:table-cell>
          <table:table-cell office:value-type="string" calcext:value-type="string">
            <text:p>Собаки &gt; Ошейники</text:p>
          </table:table-cell>
          <table:table-cell office:value-type="string" calcext:value-type="string">
            <text:p>1041.00</text:p>
          </table:table-cell>
          <table:table-cell office:value-type="string" calcext:value-type="string">
            <text:p>Hunter ошейник для собак Maui 36-55 cм сетчатый текстиль красный &lt;br&gt;&lt;br&gt; Ошейник выполнен из невероятно мягкого и легкого текстильного материала. <text:s/>Регулируется по размеру в широком диапазоне. Обхват шеи 36-55 см.</text:p>
          </table:table-cell>
          <table:table-cell office:value-type="string" calcext:value-type="string">
            <text:p>http://tin29.ru/wp-content/uploads/2018/hunter/54bde1bd-0b8b-11e5-80c7-00155d298300.jpg, http://tin29.ru/wp-content/uploads/2018/hunter/54bde1bd-0b8b-11e5-80c7-00155d298300_2.jpg, http://tin29.ru/wp-content/uploads/2018/hunter/54bde1bd-0b8b-11e5-80c7-00155d298300_3.jpg</text:p>
          </table:table-cell>
          <table:table-cell office:value-type="string" calcext:value-type="string">
            <text:p>http://valta.ru/catalog/osheinik/hunter_osheinik_dlya_sobak_maui_36_55_cm_setchatyi_tekstil_krasnyi/</text:p>
          </table:table-cell>
        </table:table-row>
        <table:table-row table:style-name="ro1">
          <table:table-cell office:value-type="float" office:value="92705" calcext:value-type="float">
            <text:p>92705</text:p>
          </table:table-cell>
          <table:table-cell office:value-type="string" calcext:value-type="string">
            <text:p>Hunter ошейник для собак Maui М (36-55 cм)/2,5 см сетчатый текстиль оранжевый</text:p>
          </table:table-cell>
          <table:table-cell office:value-type="string" calcext:value-type="string">
            <text:p>Собаки &gt; Ошейники</text:p>
          </table:table-cell>
          <table:table-cell office:value-type="string" calcext:value-type="string">
            <text:p>1041.00</text:p>
          </table:table-cell>
          <table:table-cell office:value-type="string" calcext:value-type="string">
            <text:p>Hunter ошейник для собак Maui 36-55 cм сетчатый текстиль оранжевый &lt;br&gt;&lt;br&gt; Ошейник выполнен из невероятно мягкого и легкого текстильного материала. <text:s/>Регулируется по размеру в широком диапазоне. Обхват шеи 36-55 см.</text:p>
          </table:table-cell>
          <table:table-cell office:value-type="string" calcext:value-type="string">
            <text:p>http://tin29.ru/wp-content/uploads/2018/hunter/a03a38f4-0b8b-11e5-80c7-00155d298300.jpg, http://tin29.ru/wp-content/uploads/2018/hunter/a03a38f4-0b8b-11e5-80c7-00155d298300_2.jpg</text:p>
          </table:table-cell>
          <table:table-cell office:value-type="string" calcext:value-type="string">
            <text:p>http://valta.ru/catalog/osheinik/hunter_osheinik_dlya_sobak_maui_36_55_cm_setchatyi_tekstil_oranzhevyi/</text:p>
          </table:table-cell>
        </table:table-row>
        <table:table-row table:style-name="ro1">
          <table:table-cell office:value-type="float" office:value="92689" calcext:value-type="float">
            <text:p>92689</text:p>
          </table:table-cell>
          <table:table-cell office:value-type="string" calcext:value-type="string">
            <text:p>Hunter ошейник для собак Maui М (36-55 cм)/2,5 см сетчатый текстиль черный</text:p>
          </table:table-cell>
          <table:table-cell office:value-type="string" calcext:value-type="string">
            <text:p>Собаки &gt; Ошейники</text:p>
          </table:table-cell>
          <table:table-cell office:value-type="string" calcext:value-type="string">
            <text:p>1041.00</text:p>
          </table:table-cell>
          <table:table-cell office:value-type="string" calcext:value-type="string">
            <text:p>Hunter ошейник для собак Maui 36-55 cм сетчатый текстиль черный &lt;br&gt;&lt;br&gt; Ошейник выполнен из невероятно мягкого и легкого текстильного материала. <text:s/>Регулируется по размеру в широком диапазоне. Обхват шеи 36-55 см.</text:p>
          </table:table-cell>
          <table:table-cell office:value-type="string" calcext:value-type="string">
            <text:p>http://tin29.ru/wp-content/uploads/2018/hunter/6b34c94e-0b8a-11e5-80c7-00155d298300.jpg, http://tin29.ru/wp-content/uploads/2018/hunter/6b34c94e-0b8a-11e5-80c7-00155d298300_2.jpg</text:p>
          </table:table-cell>
          <table:table-cell office:value-type="string" calcext:value-type="string">
            <text:p>http://valta.ru/catalog/osheinik/hunter_osheinik_dlya_sobak_maui_36_55_cm_setchatyi_tekstil_chernyi/</text:p>
          </table:table-cell>
        </table:table-row>
        <table:table-row table:style-name="ro1">
          <table:table-cell office:value-type="float" office:value="91397" calcext:value-type="float">
            <text:p>91397</text:p>
          </table:table-cell>
          <table:table-cell office:value-type="string" calcext:value-type="string">
            <text:p>Hunter ошейник для собак Modern Kroko Luxus 27/11 (20-23,5 см) кожзам лаковый 1 ряд страз красный/черный</text:p>
          </table:table-cell>
          <table:table-cell office:value-type="string" calcext:value-type="string">
            <text:p>Собаки &gt; Ошейники</text:p>
          </table:table-cell>
          <table:table-cell office:value-type="string" calcext:value-type="string">
            <text:p>1440.00</text:p>
          </table:table-cell>
          <table:table-cell office:value-type="string" calcext:value-type="string">
            <text:p>Отличный выбор для модных собак, и их модных хозяек! Ошейник для собак мелких пород Hunter Smart (Хантер смарт) серии Modern Kroko Luxus 27/11 (Модерн Кроко Люксус 27/11) красного цвета с черной подложкой из высококачественной лаковой Smart-кожи с имитацией кожи крокодила, имеет хромированную фурнитуру и украшен стразами Swarovski (Сваровски), что делает его броским и изысканным аксессуаром. В нем ваш любимец не останется незамеченным где бы вы не находились. Ошейник подходит для собачек с обхватом шеи 20 - 23,5 см и имеет ширину 1,4 см.</text:p>
          </table:table-cell>
          <table:table-cell office:value-type="string" calcext:value-type="string">
            <text:p>http://tin29.ru/wp-content/uploads/2018/hunter/a1f741ce-3594-11e0-4488-001517e97967.jpg</text:p>
          </table:table-cell>
          <table:table-cell office:value-type="string" calcext:value-type="string">
            <text:p>http://valta.ru/catalog/osheinik/hunter_smart_osheinik_dlya_sobak_modern_kroko_luxus_27_11_20_23_5_sm_kozhzam_lakovyi_1_ryad_straz_krasnyi_chernyi/</text:p>
          </table:table-cell>
        </table:table-row>
        <table:table-row table:style-name="ro1">
          <table:table-cell office:value-type="float" office:value="91392" calcext:value-type="float">
            <text:p>91392</text:p>
          </table:table-cell>
          <table:table-cell office:value-type="string" calcext:value-type="string">
            <text:p>Hunter ошейник для собак Modern Kroko Luxus 27/11 (20-23,5 см) кожзам лаковый 1 ряд стразы черный</text:p>
          </table:table-cell>
          <table:table-cell office:value-type="string" calcext:value-type="string">
            <text:p>Собаки &gt; Ошейники</text:p>
          </table:table-cell>
          <table:table-cell office:value-type="string" calcext:value-type="string">
            <text:p>1440.00</text:p>
          </table:table-cell>
          <table:table-cell office:value-type="string" calcext:value-type="string">
            <text:p>Черный лаковый шейник для собак мелких пород Hunter Smart (Хантер смарт) серии Modern Kroko Luxus 27/11 (Модерн Кроко Люксус 27/11). Выполнен из высококачественной лаковой Smart-кожи кожи с имитацией кожи крокодила, имеет хромированную фурнитуру и украшен стразами Swarovski (Сваровски), что делает его броским и изысканным аксессуаром. С ним вы и ваш питомец легко выделитесь из толпы! Ошейник подходит для собачек с обхватом шеи 20 - 23,4 см и имеет ширину 1,4 см.</text:p>
          </table:table-cell>
          <table:table-cell office:value-type="string" calcext:value-type="string">
            <text:p>http://tin29.ru/wp-content/uploads/2018/hunter/9f82cb2a-3594-11e0-4488-001517e97967.jpg</text:p>
          </table:table-cell>
          <table:table-cell office:value-type="string" calcext:value-type="string">
            <text:p>http://valta.ru/catalog/osheinik/hunter_smart_osheinik_dlya_sobak_modern_kroko_luxus_27_11_20_23_5_sm_kozhzam_lakovyi_1_ryad_strazy_chernyi/</text:p>
          </table:table-cell>
        </table:table-row>
        <table:table-row table:style-name="ro1">
          <table:table-cell office:value-type="float" office:value="91398" calcext:value-type="float">
            <text:p>91398</text:p>
          </table:table-cell>
          <table:table-cell office:value-type="string" calcext:value-type="string">
            <text:p>Hunter ошейник для собак Modern Kroko Luxus 32/11 (24-28, 5 см) кожзам лаковый 1 ряд страз красный/черный</text:p>
          </table:table-cell>
          <table:table-cell office:value-type="string" calcext:value-type="string">
            <text:p>Собаки &gt; Ошейники</text:p>
          </table:table-cell>
          <table:table-cell office:value-type="string" calcext:value-type="string">
            <text:p>1497.00</text:p>
          </table:table-cell>
          <table:table-cell office:value-type="string" calcext:value-type="string">
            <text:p>Ошейник для самых стильных миниатюрных собачек Hunter Smart (Хантер смарт) серии Modern Kroko Luxus 32/11 (Модерн Кроко Люксус 32/11). Насыщенный красный цвет с черной подложкой, стразы Swarovski (Сваровски) тронут сердце каждой модницы! Ошейник выполнен из высококачественной лаковой Smart-кожи с имитацией кожи крокодила, имеет хромированную фурнитуру. Он будет долго радовать вас и вашего любимца! Ошейник подходит для собачек с обхватом шеи 24 - 29 см и имеет ширину 1,4 см.</text:p>
          </table:table-cell>
          <table:table-cell office:value-type="string" calcext:value-type="string">
            <text:p>http://tin29.ru/wp-content/uploads/2018/hunter/a1f741f6-3594-11e0-4488-001517e97967.jpg</text:p>
          </table:table-cell>
          <table:table-cell office:value-type="string" calcext:value-type="string">
            <text:p>http://valta.ru/catalog/osheinik/hunter_smart_osheinik_dlya_sobak_modern_kroko_luxus_32_11_24_28__5_sm_kozhzam_lakovyi_1_ryad_straz_krasnyi_chernyi/</text:p>
          </table:table-cell>
        </table:table-row>
        <table:table-row table:style-name="ro1">
          <table:table-cell office:value-type="float" office:value="70327" calcext:value-type="float">
            <text:p>70327</text:p>
          </table:table-cell>
          <table:table-cell office:value-type="string" calcext:value-type="string">
            <text:p>Hunter ошейник для собак Modern Luxus 24/11 (17-20,5 см) кожзам 1 ряд страз ярко-розовый</text:p>
          </table:table-cell>
          <table:table-cell office:value-type="string" calcext:value-type="string">
            <text:p>Собаки &gt; Ошейники</text:p>
          </table:table-cell>
          <table:table-cell office:value-type="string" calcext:value-type="string">
            <text:p>1159.00</text:p>
          </table:table-cell>
          <table:table-cell office:value-type="string" calcext:value-type="string">
            <text:p>Двуслойный ошейник Hunter Smart (Хантер смарт) серии Modern Luxus 24/11 (Модерн Люксус 24/11) с подвернутыми краями, ярко-розового цвета с белой подложкой придуман специально для самых стильных миниатюрных собачек. Он выполнен из высококачественной лаковой Smart-кожи, имеет хромированную фурнитуру и украшен стразами Swarovski (Сваровски), что делает его броским и изысканным аксессуаром. В нем ваш любимец не останется незамеченным где бы вы не находились. Ошейник подходит для собак с обхватом шеи 17 - 21 см и имеет ширину 1,4 см.</text:p>
          </table:table-cell>
          <table:table-cell office:value-type="string" calcext:value-type="string">
            <text:p>http://tin29.ru/wp-content/uploads/2018/hunter/95a27fec-3594-11e0-4488-001517e97967.jpg</text:p>
          </table:table-cell>
          <table:table-cell office:value-type="string" calcext:value-type="string">
            <text:p>http://valta.ru/catalog/osheinik/hunter_smart_osheinik_dlya_sobak_modern_luxus_24_11_17_20_5_sm_kozhzam_1_ryad_straz_yarko_rozovyi/</text:p>
          </table:table-cell>
        </table:table-row>
        <table:table-row table:style-name="ro1">
          <table:table-cell office:value-type="float" office:value="97863" calcext:value-type="float">
            <text:p>97863</text:p>
          </table:table-cell>
          <table:table-cell office:value-type="string" calcext:value-type="string">
            <text:p>Hunter ошейник для собак Modern Luxus 32/11 (24-28,5 см) кожзам 1 ряд страз голубой</text:p>
          </table:table-cell>
          <table:table-cell office:value-type="string" calcext:value-type="string">
            <text:p>Собаки &gt; Ошейники</text:p>
          </table:table-cell>
          <table:table-cell office:value-type="string" calcext:value-type="string">
            <text:p>1306.00</text:p>
          </table:table-cell>
          <table:table-cell office:value-type="string" calcext:value-type="string">
            <text:p>Выделяйтесь! Двуслойный ошейник для миниатюрных собак Hunter Smart (Хантер смарт) серии Modern Luxus 32/11 (Модерн Люксус 32/11) с подвернутыми краями, голубого цвета с белой подложкой не сможет остаться незамеченным, где бы вы не находились со своим любимцем! Он выполнен из высококачественной лаковой Smart-кожи, оснащен хромированной фурнитурой и украшен стразами Swarovski (Сваровски), что делает его броским и изысканным аксессуаром. Ошейник подходит для собак с обхватом шеи 24 - 29 см и имеет ширину 1,4 см.</text:p>
          </table:table-cell>
          <table:table-cell office:value-type="string" calcext:value-type="string">
            <text:p>http://tin29.ru/wp-content/uploads/2018/hunter/c09347a5-3594-11e0-4488-001517e97967.jpg</text:p>
          </table:table-cell>
          <table:table-cell office:value-type="string" calcext:value-type="string">
            <text:p>http://valta.ru/catalog/osheinik/hunter_smart_osheinik_dlya_sobak_modern_luxus_32_11_24_28_5_sm_kozhzam_1_ryad_straz_goluboi/</text:p>
          </table:table-cell>
        </table:table-row>
        <table:table-row table:style-name="ro7">
          <table:table-cell office:value-type="float" office:value="62188" calcext:value-type="float">
            <text:p>62188</text:p>
          </table:table-cell>
          <table:table-cell office:value-type="string" calcext:value-type="string">
            <text:p>Hunter ошейник для собак Neopren Vario Plus (40-45)/2 см нейлон/неопрен красный/черный</text:p>
          </table:table-cell>
          <table:table-cell office:value-type="string" calcext:value-type="string">
            <text:p>Собаки &gt; Ошейники</text:p>
          </table:table-cell>
          <table:table-cell office:value-type="string" calcext:value-type="string">
            <text:p>879.00</text:p>
          </table:table-cell>
          <table:table-cell office:value-type="string" calcext:value-type="string">
            <text:p>Ошейник для собак средних пород. Выполнен из практичного нейлона с мягкой подложкой из неопрена. &lt;br&gt;</text:p>
            <text:p>Обхват шеи 35-40 см &lt;br&gt;</text:p>
            <text:p>Ширина 2 см</text:p>
          </table:table-cell>
          <table:table-cell office:value-type="string" calcext:value-type="string">
            <text:p>http://tin29.ru/wp-content/uploads/2018/hunter/e960ed21-71ac-11e5-80d6-00155d298300.jpg, http://tin29.ru/wp-content/uploads/2018/hunter/e960ed21-71ac-11e5-80d6-00155d298300_2.jpg</text:p>
          </table:table-cell>
          <table:table-cell office:value-type="string" calcext:value-type="string">
            <text:p>http://valta.ru/catalog/osheinik/hunter_osheinik_dlya_sobak_neopren_vario_plus_40_45_2_sm_neilon_neopren_krasnyi_chernyi/</text:p>
          </table:table-cell>
        </table:table-row>
        <table:table-row table:style-name="ro7">
          <table:table-cell office:value-type="float" office:value="62198" calcext:value-type="float">
            <text:p>62198</text:p>
          </table:table-cell>
          <table:table-cell office:value-type="string" calcext:value-type="string">
            <text:p>Hunter ошейник для собак Neopren Vario Plus (45-50)/2 см нейлон/неопрен зеленый/голубой</text:p>
          </table:table-cell>
          <table:table-cell office:value-type="string" calcext:value-type="string">
            <text:p>Собаки &gt; Ошейники</text:p>
          </table:table-cell>
          <table:table-cell office:value-type="string" calcext:value-type="string">
            <text:p>948.00</text:p>
          </table:table-cell>
          <table:table-cell office:value-type="string" calcext:value-type="string">
            <text:p>Ошейник для собак средних пород. Выполнен из практичного нейлона с мягкой подложкой из неопрена. &lt;br&gt;</text:p>
            <text:p>Обхват шеи 35-40 см &lt;br&gt;</text:p>
            <text:p>Ширина 2 см</text:p>
          </table:table-cell>
          <table:table-cell office:value-type="string" calcext:value-type="string">
            <text:p>http://tin29.ru/wp-content/uploads/2018/hunter/90e6aca8-71ad-11e5-80d6-00155d298300.jpg, http://tin29.ru/wp-content/uploads/2018/hunter/90e6aca8-71ad-11e5-80d6-00155d298300_2.jpg</text:p>
          </table:table-cell>
          <table:table-cell office:value-type="string" calcext:value-type="string">
            <text:p>http://valta.ru/catalog/osheinik/hunter_osheinik_dlya_sobak_neopren_vario_plus_45_50_2_sm_neilon_neopren_zelenyi_goluboi/</text:p>
          </table:table-cell>
        </table:table-row>
        <table:table-row table:style-name="ro7">
          <table:table-cell office:value-type="float" office:value="62204" calcext:value-type="float">
            <text:p>62204</text:p>
          </table:table-cell>
          <table:table-cell office:value-type="string" calcext:value-type="string">
            <text:p>Hunter ошейник для собак Neopren Vario Plus (50-55)/2,5 см нейлон/неопрен зеленый/голубой</text:p>
          </table:table-cell>
          <table:table-cell office:value-type="string" calcext:value-type="string">
            <text:p>Собаки &gt; Ошейники</text:p>
          </table:table-cell>
          <table:table-cell office:value-type="string" calcext:value-type="string">
            <text:p>1090.00</text:p>
          </table:table-cell>
          <table:table-cell office:value-type="string" calcext:value-type="string">
            <text:p>Ошейник для собак средних и крупных пород. Выполнен из практичного нейлона с мягкой подложкой из неопрена. &lt;br&gt;</text:p>
            <text:p>Обхват шеи 50-55 см &lt;br&gt;</text:p>
            <text:p>Ширина 2,5 см</text:p>
          </table:table-cell>
          <table:table-cell office:value-type="string" calcext:value-type="string">
            <text:p>http://tin29.ru/wp-content/uploads/2018/hunter/d520d41e-71ad-11e5-80d6-00155d298300.jpg, http://tin29.ru/wp-content/uploads/2018/hunter/d520d41e-71ad-11e5-80d6-00155d298300_2.jpg</text:p>
          </table:table-cell>
          <table:table-cell office:value-type="string" calcext:value-type="string">
            <text:p>http://valta.ru/catalog/osheinik/hunter_osheinik_dlya_sobak_neopren_vario_plus_50_55_2_5_sm_neilon_neopren_zelenyi_goluboi/</text:p>
          </table:table-cell>
        </table:table-row>
        <table:table-row table:style-name="ro7">
          <table:table-cell office:value-type="float" office:value="62200" calcext:value-type="float">
            <text:p>62200</text:p>
          </table:table-cell>
          <table:table-cell office:value-type="string" calcext:value-type="string">
            <text:p>Hunter ошейник для собак Neopren Vario Plus (50-55)/2,5 см нейлон/неопрен красный/черный</text:p>
          </table:table-cell>
          <table:table-cell office:value-type="string" calcext:value-type="string">
            <text:p>Собаки &gt; Ошейники</text:p>
          </table:table-cell>
          <table:table-cell office:value-type="string" calcext:value-type="string">
            <text:p>1090.00</text:p>
          </table:table-cell>
          <table:table-cell office:value-type="string" calcext:value-type="string">
            <text:p>Ошейник для собак средних и крупных пород. Выполнен из практичного нейлона с мягкой подложкой из неопрена. &lt;br&gt;</text:p>
            <text:p>Обхват шеи 35-40 см &lt;br&gt;</text:p>
            <text:p>Ширина 2,5 см</text:p>
          </table:table-cell>
          <table:table-cell office:value-type="string" calcext:value-type="string">
            <text:p>http://tin29.ru/wp-content/uploads/2018/hunter/bb5988ea-71ad-11e5-80d6-00155d298300.jpg, http://tin29.ru/wp-content/uploads/2018/hunter/bb5988ea-71ad-11e5-80d6-00155d298300_2.jpg</text:p>
          </table:table-cell>
          <table:table-cell office:value-type="string" calcext:value-type="string">
            <text:p>http://valta.ru/catalog/osheinik/hunter_osheinik_dlya_sobak_neopren_vario_plus_50_55_2_5_sm_neilon_neopren_krasnyi_chernyi/</text:p>
          </table:table-cell>
        </table:table-row>
        <table:table-row table:style-name="ro2">
          <table:table-cell office:value-type="float" office:value="63990" calcext:value-type="float">
            <text:p>63990</text:p>
          </table:table-cell>
          <table:table-cell office:value-type="string" calcext:value-type="string">
            <text:p>Hunter ошейник для собак Neopren Vario Plus 45 (40-45)/2,0 см нейлон/неопрен желтый/бежевый</text:p>
          </table:table-cell>
          <table:table-cell office:value-type="string" calcext:value-type="string">
            <text:p>Собаки &gt; Ошейники</text:p>
          </table:table-cell>
          <table:table-cell office:value-type="string" calcext:value-type="string">
            <text:p>915.00</text:p>
          </table:table-cell>
          <table:table-cell office:value-type="string" calcext:value-type="string">
            <text:p>Ошейник для собак средних пород. Выполнен из нейлона и неопрена. Мягкий неопрен на внутренней части ошейника создает дополнительный комфорт питомцу и препятствует вытиранию шерсти в процессе использования. Обхват шеи 40-45 см, ширина - 2,0 см. &lt;br&gt;</text:p>
            <text:p>Цвет: желтый нейлон/бежевый неопрен.</text:p>
          </table:table-cell>
          <table:table-cell office:value-type="string" calcext:value-type="string">
            <text:p>http://tin29.ru/wp-content/uploads/2018/hunter/af476206-9439-11e6-810e-00155d290810.jpg, http://tin29.ru/wp-content/uploads/2018/hunter/af476206-9439-11e6-810e-00155d290810_2.jpg</text:p>
          </table:table-cell>
          <table:table-cell office:value-type="string" calcext:value-type="string">
            <text:p>http://valta.ru/catalog/osheinik/hunter_osheinik_dlya_sobak_neopren_vario_plus_45_40_45_2_0_sm_neilon_neopren_zheltyi_bezhevyi/</text:p>
          </table:table-cell>
        </table:table-row>
        <table:table-row table:style-name="ro2">
          <table:table-cell office:value-type="float" office:value="63992" calcext:value-type="float">
            <text:p>63992</text:p>
          </table:table-cell>
          <table:table-cell office:value-type="string" calcext:value-type="string">
            <text:p>Hunter ошейник для собак Neopren Vario Plus 55 (50-55)/2,5 см нейлон/неопрен желтый/бежевый</text:p>
          </table:table-cell>
          <table:table-cell office:value-type="string" calcext:value-type="string">
            <text:p>Собаки &gt; Ошейники</text:p>
          </table:table-cell>
          <table:table-cell office:value-type="string" calcext:value-type="string">
            <text:p>1134.00</text:p>
          </table:table-cell>
          <table:table-cell office:value-type="string" calcext:value-type="string">
            <text:p>Ошейник для собак средних и крупных пород. Выполнен из нейлона и неопрена. Мягкий неопрен на внутренней части ошейника создает дополнительный комфорт питомцу и препятствует вытиранию шерсти в процессе использования. Обхват шеи 50-55 см, ширина - 2,5 см. &lt;br&gt;</text:p>
            <text:p>Цвет: желтый нейлон/бежевый неопрен.</text:p>
          </table:table-cell>
          <table:table-cell office:value-type="string" calcext:value-type="string">
            <text:p>http://tin29.ru/wp-content/uploads/2018/hunter/963294c6-9439-11e6-810e-00155d290810.jpg, http://tin29.ru/wp-content/uploads/2018/hunter/963294c6-9439-11e6-810e-00155d290810_2.jpg</text:p>
          </table:table-cell>
          <table:table-cell office:value-type="string" calcext:value-type="string">
            <text:p>http://valta.ru/catalog/osheinik/hunter_osheinik_dlya_sobak_neopren_vario_plus_55_50_55_2_5_sm_neilon_neopren_zheltyi_bezhevyi/</text:p>
          </table:table-cell>
        </table:table-row>
        <table:table-row table:style-name="ro2">
          <table:table-cell office:value-type="float" office:value="64189" calcext:value-type="float">
            <text:p>64189</text:p>
          </table:table-cell>
          <table:table-cell office:value-type="string" calcext:value-type="string">
            <text:p>Hunter ошейник для собак Neopren Vario Plus 65 (60-65)/3,8 см нейлон/неопрен желтый/бежевый</text:p>
          </table:table-cell>
          <table:table-cell office:value-type="string" calcext:value-type="string">
            <text:p>Собаки &gt; Ошейники</text:p>
          </table:table-cell>
          <table:table-cell office:value-type="string" calcext:value-type="string">
            <text:p>1444.00</text:p>
          </table:table-cell>
          <table:table-cell office:value-type="string" calcext:value-type="string">
            <text:p>Ошейник для собак крупных пород. Выполнен из нейлона и неопрена. Мягкий неопрен на внутренней части ошейника создает дополнительный комфорт питомцу и препятствует вытиранию шерсти в процессе использования. Обхват шеи 60-65 см, ширина - 3,8 см. &lt;br&gt;</text:p>
            <text:p>Цвет: желтый нейлон/бежевый неопрен.</text:p>
          </table:table-cell>
          <table:table-cell office:value-type="string" calcext:value-type="string">
            <text:p>http://tin29.ru/wp-content/uploads/2018/hunter/59662ea8-9439-11e6-810e-00155d290810.jpg, http://tin29.ru/wp-content/uploads/2018/hunter/59662ea8-9439-11e6-810e-00155d290810_2.jpg</text:p>
          </table:table-cell>
          <table:table-cell office:value-type="string" calcext:value-type="string">
            <text:p>http://valta.ru/catalog/osheinik/hunter_osheinik_dlya_sobak_neopren_vario_plus_65_60_65_3_8_sm_neilon_neopren_zheltyi_bezhevyi/</text:p>
          </table:table-cell>
        </table:table-row>
        <table:table-row table:style-name="ro4">
          <table:table-cell office:value-type="float" office:value="63731" calcext:value-type="float">
            <text:p>63731</text:p>
          </table:table-cell>
          <table:table-cell office:value-type="string" calcext:value-type="string">
            <text:p>Hunter ошейник для собак Porto 45 (33-39 см)/2,8 натуральная кожа коньячный/темно-коричневый</text:p>
          </table:table-cell>
          <table:table-cell office:value-type="string" calcext:value-type="string">
            <text:p>Собаки &gt; Ошейники</text:p>
          </table:table-cell>
          <table:table-cell office:value-type="string" calcext:value-type="string">
            <text:p>3221.00</text:p>
          </table:table-cell>
          <table:table-cell office:value-type="string" calcext:value-type="string">
            <text:p>Ошейник из натуральной кожи для собак. Выполнен из двух слоев кожи с подвернутыми краями, что препятствует вытиранию шерсти в процессе использования. Между слоями проложена прочная пластиковая сетка, которая придает ошейнику дополнительную прочность и препятствует вытягиванию ошейника. &lt;br&gt;</text:p>
            <text:p>Окраска кожи с использованием растительных красителей. &lt;br&gt;</text:p>
            <text:p>Обхват шеи: 33-39 см&lt;br&gt;</text:p>
            <text:p>Ширина: 2,8 см&lt;br&gt;</text:p>
            <text:p/>
          </table:table-cell>
          <table:table-cell office:value-type="string" calcext:value-type="string">
            <text:p>http://tin29.ru/wp-content/uploads/2018/hunter/160671f6-f6a1-11e7-812a-005056bf23ce.jpg, http://tin29.ru/wp-content/uploads/2018/hunter/160671f6-f6a1-11e7-812a-005056bf23ce_2.jpg, http://tin29.ru/wp-content/uploads/2018/hunter/160671f6-f6a1-11e7-812a-005056bf23ce_3.jpg, http://tin29.ru/wp-content/uploads/2018/hunter/160671f6-f6a1-11e7-812a-005056bf23ce_4.jpg</text:p>
          </table:table-cell>
          <table:table-cell office:value-type="string" calcext:value-type="string">
            <text:p>http://valta.ru/catalog/osheinik/hunter_osheinik_dlya_sobak_porto_45_33_39_sm_2_8_naturalnaya_kozha_konyachnyi_temno_korichnevyi/</text:p>
          </table:table-cell>
        </table:table-row>
        <table:table-row table:style-name="ro4">
          <table:table-cell office:value-type="float" office:value="63733" calcext:value-type="float">
            <text:p>63733</text:p>
          </table:table-cell>
          <table:table-cell office:value-type="string" calcext:value-type="string">
            <text:p>Hunter ошейник для собак Porto 55 (42-48 см)/3,5 натуральная кожа коньячный/темно-коричневый</text:p>
          </table:table-cell>
          <table:table-cell office:value-type="string" calcext:value-type="string">
            <text:p>Собаки &gt; Ошейники</text:p>
          </table:table-cell>
          <table:table-cell office:value-type="string" calcext:value-type="string">
            <text:p>3722.00</text:p>
          </table:table-cell>
          <table:table-cell office:value-type="string" calcext:value-type="string">
            <text:p>Ошейник из натуральной кожи для собак. Выполнен из двух слоев кожи с подвернутыми краями, что препятствует вытиранию шерсти в процессе использования. Между слоями проложена прочная пластиковая сетка, которая придает ошейнику дополнительную прочность и препятствует вытягиванию ошейника. &lt;br&gt;</text:p>
            <text:p>Окраска кожи с использованием растительных красителей. &lt;br&gt;</text:p>
            <text:p>Обхват шеи: 42-48 см&lt;br&gt;</text:p>
            <text:p>Ширина: 3,5 см&lt;br&gt;</text:p>
            <text:p/>
          </table:table-cell>
          <table:table-cell office:value-type="string" calcext:value-type="string">
            <text:p>http://tin29.ru/wp-content/uploads/2018/hunter/66583b9a-f6a1-11e7-812a-005056bf23ce.jpg, http://tin29.ru/wp-content/uploads/2018/hunter/66583b9a-f6a1-11e7-812a-005056bf23ce_2.jpg, http://tin29.ru/wp-content/uploads/2018/hunter/66583b9a-f6a1-11e7-812a-005056bf23ce_3.jpg</text:p>
          </table:table-cell>
          <table:table-cell office:value-type="string" calcext:value-type="string">
            <text:p>http://valta.ru/catalog/osheinik/hunter_osheinik_dlya_sobak_porto_55_42_48_sm_3_5_naturalnaya_kozha_konyachnyi_temno_korichnevyi/</text:p>
          </table:table-cell>
        </table:table-row>
        <table:table-row table:style-name="ro4">
          <table:table-cell office:value-type="float" office:value="63735" calcext:value-type="float">
            <text:p>63735</text:p>
          </table:table-cell>
          <table:table-cell office:value-type="string" calcext:value-type="string">
            <text:p>Hunter ошейник для собак Porto 65 (50-56 см)/3,5 натуральная кожа коньячный/темно-коричневый</text:p>
          </table:table-cell>
          <table:table-cell office:value-type="string" calcext:value-type="string">
            <text:p>Собаки &gt; Ошейники</text:p>
          </table:table-cell>
          <table:table-cell office:value-type="string" calcext:value-type="string">
            <text:p>4061.00</text:p>
          </table:table-cell>
          <table:table-cell office:value-type="string" calcext:value-type="string">
            <text:p>Ошейник из натуральной кожи для собак. Выполнен из двух слоев кожи с подвернутыми краями, что препятствует вытиранию шерсти в процессе использования. Между слоями проложена прочная пластиковая сетка, которая придает ошейнику дополнительную прочность и препятствует вытягиванию ошейника. &lt;br&gt;</text:p>
            <text:p>Окраска кожи с использованием растительных красителей. &lt;br&gt;</text:p>
            <text:p>Обхват шеи: 50-56 см&lt;br&gt;</text:p>
            <text:p>Ширина: 3,5 см&lt;br&gt;</text:p>
            <text:p/>
          </table:table-cell>
          <table:table-cell office:value-type="string" calcext:value-type="string">
            <text:p>http://tin29.ru/wp-content/uploads/2018/hunter/da015618-f6a1-11e7-812a-005056bf23ce.jpg, http://tin29.ru/wp-content/uploads/2018/hunter/da015618-f6a1-11e7-812a-005056bf23ce_2.jpg, http://tin29.ru/wp-content/uploads/2018/hunter/da015618-f6a1-11e7-812a-005056bf23ce_3.jpg</text:p>
          </table:table-cell>
          <table:table-cell office:value-type="string" calcext:value-type="string">
            <text:p>http://valta.ru/catalog/osheinik/hunter_osheinik_dlya_sobak_porto_65_50_56_sm_3_5_naturalnaya_kozha_konyachnyi_temno_korichnevyi/</text:p>
          </table:table-cell>
        </table:table-row>
        <table:table-row table:style-name="ro2">
          <table:table-cell office:value-type="float" office:value="20284" calcext:value-type="float">
            <text:p>20284</text:p>
          </table:table-cell>
          <table:table-cell office:value-type="string" calcext:value-type="string">
            <text:p>Hunter ошейник для собак Rambo 70 <text:s/>(56-63 см) черный кожа</text:p>
          </table:table-cell>
          <table:table-cell office:value-type="string" calcext:value-type="string">
            <text:p>Собаки &gt; Ошейники</text:p>
          </table:table-cell>
          <table:table-cell office:value-type="string" calcext:value-type="string">
            <text:p>6489.00</text:p>
          </table:table-cell>
          <table:table-cell office:value-type="string" calcext:value-type="string">
            <text:p>Hunter ошейник для собак (56-635 см) Rambo 70 черный кожа.&lt;br&gt;&lt;br&gt; </text:p>
            <text:p>Двуслойный ошейник Rambo с подвернутыми краями для собак крупных пород.  &lt;br&gt;Изготовлен из натуральная телячьей кожи, черного цвета с агрессивной стильной хромированной фурнитурой в виде шипов.  &lt;br&gt;Подходит для собак с обхватом шеи 56-63,5 см. Ширина ошейника 3,9 см.</text:p>
          </table:table-cell>
          <table:table-cell office:value-type="string" calcext:value-type="string">
            <text:p>http://tin29.ru/wp-content/uploads/2018/hunter/3b368301-3594-11e0-4488-001517e97967.jpg</text:p>
          </table:table-cell>
          <table:table-cell office:value-type="string" calcext:value-type="string">
            <text:p>http://valta.ru/catalog/osheinik/hunter_osheinik_dlya_sobak_56_635_sm_rambo_70_chernyi_kozha/</text:p>
          </table:table-cell>
        </table:table-row>
        <table:table-row table:style-name="ro1">
          <table:table-cell office:value-type="float" office:value="46483" calcext:value-type="float">
            <text:p>46483</text:p>
          </table:table-cell>
          <table:table-cell office:value-type="string" calcext:value-type="string">
            <text:p>Hunter ошейник для собак Rocky petit 27 (20-24 см) кожа черный</text:p>
          </table:table-cell>
          <table:table-cell office:value-type="string" calcext:value-type="string">
            <text:p>Собаки &gt; Ошейники</text:p>
          </table:table-cell>
          <table:table-cell office:value-type="string" calcext:value-type="string">
            <text:p>1989.00</text:p>
          </table:table-cell>
          <table:table-cell office:value-type="string" calcext:value-type="string">
            <text:p>Ошейник для собак мелких пород. Двуслойный с подвернутыми краями. Натуральная телячья кожа. Украшен хромированными заклепками. Обхват шеи 20 - 24 см, ширина - 1,6 см. Цвет: черный. Отлично подходит собакам породы Доберман Пинчер, Мопс.</text:p>
          </table:table-cell>
          <table:table-cell office:value-type="string" calcext:value-type="string">
            <text:p>http://tin29.ru/wp-content/uploads/2018/hunter/afff0cda-77c4-11e0-0f93-001517e97967.jpg, http://tin29.ru/wp-content/uploads/2018/hunter/afff0cda-77c4-11e0-0f93-001517e97967_2.jpg</text:p>
          </table:table-cell>
          <table:table-cell office:value-type="string" calcext:value-type="string">
            <text:p>http://valta.ru/catalog/osheinik/hunter_osheinik_dlya_sobak_rocky_petit_27_20_24_sm_kozha_chernyi/</text:p>
          </table:table-cell>
        </table:table-row>
        <table:table-row table:style-name="ro1">
          <table:table-cell office:value-type="float" office:value="46475" calcext:value-type="float">
            <text:p>46475</text:p>
          </table:table-cell>
          <table:table-cell office:value-type="string" calcext:value-type="string">
            <text:p>Hunter ошейник для собак Rocky petit 30 (23-27 см) кожа красный</text:p>
          </table:table-cell>
          <table:table-cell office:value-type="string" calcext:value-type="string">
            <text:p>Собаки &gt; Ошейники</text:p>
          </table:table-cell>
          <table:table-cell office:value-type="string" calcext:value-type="string">
            <text:p>2192.00</text:p>
          </table:table-cell>
          <table:table-cell office:value-type="string" calcext:value-type="string">
            <text:p>Ошейник для собак мелких пород. Двуслойный с подвернутыми краями. Натуральная телячья кожа. Украшен хромированными заклепками. Обхват шеи 23 - 27 см, ширина - 1,6 см. Цвет: красный. Отлично подходит собакам породы Доберман Пинчер, мопс.</text:p>
          </table:table-cell>
          <table:table-cell office:value-type="string" calcext:value-type="string">
            <text:p>http://tin29.ru/wp-content/uploads/2018/hunter/afff0ce5-77c4-11e0-0f93-001517e97967.jpg, http://tin29.ru/wp-content/uploads/2018/hunter/afff0ce5-77c4-11e0-0f93-001517e97967_2.jpg</text:p>
          </table:table-cell>
          <table:table-cell office:value-type="string" calcext:value-type="string">
            <text:p>http://valta.ru/catalog/osheinik/hunter_osheinik_dlya_sobak_rocky_petit_30_23_27_sm_kozha_krasnyi/</text:p>
          </table:table-cell>
        </table:table-row>
        <table:table-row table:style-name="ro1">
          <table:table-cell office:value-type="float" office:value="47707" calcext:value-type="float">
            <text:p>47707</text:p>
          </table:table-cell>
          <table:table-cell office:value-type="string" calcext:value-type="string">
            <text:p>Hunter ошейник для собак Rocky petit 30 (23-27 см) кожа оранжевый</text:p>
          </table:table-cell>
          <table:table-cell office:value-type="string" calcext:value-type="string">
            <text:p>Собаки &gt; Ошейники</text:p>
          </table:table-cell>
          <table:table-cell office:value-type="string" calcext:value-type="string">
            <text:p>2192.00</text:p>
          </table:table-cell>
          <table:table-cell office:value-type="string" calcext:value-type="string">
            <text:p>Ошейник для собак мелких пород. Двуслойный с подвернутыми краями. Натуральная телячья кожа. Украшен хромированными заклепками. Обхват шеи 23 - 27 см, ширина - 1,6 см. Цвет: оранжевый. Отлично подходит собакам породы Доберман Пинчер, мопс.</text:p>
          </table:table-cell>
          <table:table-cell office:value-type="string" calcext:value-type="string">
            <text:p>http://tin29.ru/wp-content/uploads/2018/hunter/1bd5b7ae-b818-11e0-bed0-003048cfeba6.jpg, http://tin29.ru/wp-content/uploads/2018/hunter/1bd5b7ae-b818-11e0-bed0-003048cfeba6_2.jpg</text:p>
          </table:table-cell>
          <table:table-cell office:value-type="string" calcext:value-type="string">
            <text:p>http://valta.ru/catalog/osheinik/hunter_osheinik_dlya_sobak_rocky_petit_30_23_27_sm_kozha_oranzhevyi/</text:p>
          </table:table-cell>
        </table:table-row>
        <table:table-row table:style-name="ro1">
          <table:table-cell office:value-type="float" office:value="41610" calcext:value-type="float">
            <text:p>41610</text:p>
          </table:table-cell>
          <table:table-cell office:value-type="string" calcext:value-type="string">
            <text:p>Hunter ошейник для собак Sioux 55 (41-49 см) кожа черный фурнитура с имитацией бирюзы</text:p>
          </table:table-cell>
          <table:table-cell office:value-type="string" calcext:value-type="string">
            <text:p>Собаки &gt; Ошейники</text:p>
          </table:table-cell>
          <table:table-cell office:value-type="string" calcext:value-type="string">
            <text:p>4078.00</text:p>
          </table:table-cell>
          <table:table-cell office:value-type="string" calcext:value-type="string">
            <text:p>Ошейник для собак средних и крупных пород Sioux 55 (Сиокс) выполнен из высококачественной прессованной телячьей кожи, что делает его очень мягким, приятным и прочным, благодаря специальной обработке материала. Ошейник имеет двойной подвернутый край, оснащен удобной хромированной фурнитурой. Украшен фурнитурой с имитацией бирюзы. Обхват шеи 41 - 49 cм, ширина - 3,9 см. Цвет: черный.</text:p>
          </table:table-cell>
          <table:table-cell office:value-type="string" calcext:value-type="string">
            <text:p>http://tin29.ru/wp-content/uploads/2018/hunter/b4996699-e544-11e1-98fe-001517e97967.jpg</text:p>
          </table:table-cell>
          <table:table-cell office:value-type="string" calcext:value-type="string">
            <text:p>http://valta.ru/catalog/osheinik/hunter_osheinik_dlya_sobak_sioux_55_41_49_sm_kozha_chernyi_furnitura_s_imitatsiei_biryuzy/</text:p>
          </table:table-cell>
        </table:table-row>
        <table:table-row table:style-name="ro1">
          <table:table-cell office:value-type="float" office:value="41611" calcext:value-type="float">
            <text:p>41611</text:p>
          </table:table-cell>
          <table:table-cell office:value-type="string" calcext:value-type="string">
            <text:p>Hunter ошейник для собак Sioux 60 (47-54 см) кожа черный фурнитура с имитацией бирюзы</text:p>
          </table:table-cell>
          <table:table-cell office:value-type="string" calcext:value-type="string">
            <text:p>Собаки &gt; Ошейники</text:p>
          </table:table-cell>
          <table:table-cell office:value-type="string" calcext:value-type="string">
            <text:p>4587.00</text:p>
          </table:table-cell>
          <table:table-cell office:value-type="string" calcext:value-type="string">
            <text:p>Ошейник для собак средних и крупных пород Sioux 60 (Сиокс) выполнен из высококачественной прессованной телячьей кожи, что делает его очень мягким, приятным и прочным, благодаря специальной обработке материала. Ошейник имеет двойной подвернутый край, оснащен удобной хромированной фурнитурой. Украшен фурнитурой с имитацией бирюзы. Обхват шеи 47- 54 cм, ширина - 3,9 см. Цвет: черный.</text:p>
          </table:table-cell>
          <table:table-cell office:value-type="string" calcext:value-type="string">
            <text:p>http://tin29.ru/wp-content/uploads/2018/hunter/4ee59bca-3594-11e0-4488-001517e97967.jpg</text:p>
          </table:table-cell>
          <table:table-cell office:value-type="string" calcext:value-type="string">
            <text:p>http://valta.ru/catalog/osheinik/hunter_osheinik_dlya_sobak_sioux_60_47_54_sm_kozha_chernyi_furnitura_s_imitatsiei_biryuzy/</text:p>
          </table:table-cell>
        </table:table-row>
        <table:table-row table:style-name="ro1">
          <table:table-cell office:value-type="float" office:value="42158" calcext:value-type="float">
            <text:p>42158</text:p>
          </table:table-cell>
          <table:table-cell office:value-type="string" calcext:value-type="string">
            <text:p>Hunter ошейник для собак Swiss 32 (24-28 см) кожа красный/черный</text:p>
          </table:table-cell>
          <table:table-cell office:value-type="string" calcext:value-type="string">
            <text:p>Собаки &gt; Ошейники</text:p>
          </table:table-cell>
          <table:table-cell office:value-type="string" calcext:value-type="string">
            <text:p>3123.00</text:p>
          </table:table-cell>
          <table:table-cell office:value-type="string" calcext:value-type="string">
            <text:p>Ошейник для собак средних пород. Два слоя кожи - нижний с <text:s/>подвернутыми краями. Прессованная кожа/телячья кожа, хромированная фурнитура. Обхват шеи 24-28 см. Ширина 2,6 см. Цвет: красный/черный, модный дизайн "швейцарский флаг".</text:p>
          </table:table-cell>
          <table:table-cell office:value-type="string" calcext:value-type="string">
            <text:p>http://tin29.ru/wp-content/uploads/2018/hunter/ff3b9293-7c5b-11e4-b16a-001517e97967.jpg</text:p>
          </table:table-cell>
          <table:table-cell office:value-type="string" calcext:value-type="string">
            <text:p>http://valta.ru/catalog/osheinik/hunter_osheinik_dlya_sobak_swiss_32_24_28_sm_kozha_krasnyi/</text:p>
          </table:table-cell>
        </table:table-row>
        <table:table-row table:style-name="ro1">
          <table:table-cell office:value-type="float" office:value="42049" calcext:value-type="float">
            <text:p>42049</text:p>
          </table:table-cell>
          <table:table-cell office:value-type="string" calcext:value-type="string">
            <text:p>Hunter ошейник для собак Swiss 42 (35-39,5 см) кожа красный/черный</text:p>
          </table:table-cell>
          <table:table-cell office:value-type="string" calcext:value-type="string">
            <text:p>Собаки &gt; Ошейники</text:p>
          </table:table-cell>
          <table:table-cell office:value-type="string" calcext:value-type="string">
            <text:p>3201.00</text:p>
          </table:table-cell>
          <table:table-cell office:value-type="string" calcext:value-type="string">
            <text:p>.Ошейник для собак средних пород. Два слоя кожи - нижний с <text:s/>подвернутыми краями. Прессованная кожа/телячья кожа, хромированная фурнитура. Обхват шеи 35-39,5 см. Ширина 2,6 см. Цвет: красный/черный, модный дизайн "швейцарский флаг". Отлично смотрится на собаке породы Джек Рассел.</text:p>
          </table:table-cell>
          <table:table-cell office:value-type="string" calcext:value-type="string">
            <text:p>http://tin29.ru/wp-content/uploads/2018/hunter/5689b55a-3594-11e0-4488-001517e97967.jpg</text:p>
          </table:table-cell>
          <table:table-cell office:value-type="string" calcext:value-type="string">
            <text:p>http://valta.ru/catalog/osheinik/hunter_osheinik_dlya_sobak_swiss_42_35_39_5_sm_kozha_krasnyi_chernyi/</text:p>
          </table:table-cell>
        </table:table-row>
        <table:table-row table:style-name="ro1">
          <table:table-cell office:value-type="float" office:value="42050" calcext:value-type="float">
            <text:p>42050</text:p>
          </table:table-cell>
          <table:table-cell office:value-type="string" calcext:value-type="string">
            <text:p>Hunter ошейник для собак Swiss 47 (38-43,5 см) кожа красный/черный</text:p>
          </table:table-cell>
          <table:table-cell office:value-type="string" calcext:value-type="string">
            <text:p>Собаки &gt; Ошейники</text:p>
          </table:table-cell>
          <table:table-cell office:value-type="string" calcext:value-type="string">
            <text:p>3409.00</text:p>
          </table:table-cell>
          <table:table-cell office:value-type="string" calcext:value-type="string">
            <text:p>Ошейник для собак средних пород. Два слоя кожи - нижний с <text:s/>подвернутыми краями. Прессованная кожа/телячья кожа, хромированная фурнитура. Обхват шеи 38 -43,5 см. Цвет: красный/черный, модный дизайн "швейцарский флаг.</text:p>
          </table:table-cell>
          <table:table-cell office:value-type="string" calcext:value-type="string">
            <text:p>http://tin29.ru/wp-content/uploads/2018/hunter/6ac44cb1-6f58-11e2-8fc6-001517e97967.jpg</text:p>
          </table:table-cell>
          <table:table-cell office:value-type="string" calcext:value-type="string">
            <text:p>http://valta.ru/catalog/osheinik/hunter_osheinik_dlya_sobak_swiss_47_38_43_5_sm_kozha_krasnyi_chernyi/</text:p>
          </table:table-cell>
        </table:table-row>
        <table:table-row table:style-name="ro1">
          <table:table-cell office:value-type="float" office:value="41868" calcext:value-type="float">
            <text:p>41868</text:p>
          </table:table-cell>
          <table:table-cell office:value-type="string" calcext:value-type="string">
            <text:p>Hunter ошейник для собак Swiss 60 (47-54 см) кожа красный/черный</text:p>
          </table:table-cell>
          <table:table-cell office:value-type="string" calcext:value-type="string">
            <text:p>Собаки &gt; Ошейники</text:p>
          </table:table-cell>
          <table:table-cell office:value-type="string" calcext:value-type="string">
            <text:p>3760.00</text:p>
          </table:table-cell>
          <table:table-cell office:value-type="string" calcext:value-type="string">
            <text:p>Swiss 60 (Свисс) – это ошейник для собак средних и крупных пород из экологической, мягкой и эластичной кожи, изготовленный немецким производителем Hunter. Он регулируется в диапазоне от 47 до 54 см. Ширина ошейника составляет 3,9 см. Металлические части покрыты никелем. Цвет: красный/черный, модный дизайн "швейцарский флаг". Отлично подходит собакам пород Лабрадор, Бернский зененхунд и пр.</text:p>
          </table:table-cell>
          <table:table-cell office:value-type="string" calcext:value-type="string">
            <text:p>http://tin29.ru/wp-content/uploads/2018/hunter/5143d92c-3594-11e0-4488-001517e97967.jpg, http://tin29.ru/wp-content/uploads/2018/hunter/5143d92c-3594-11e0-4488-001517e97967_2.jpg</text:p>
          </table:table-cell>
          <table:table-cell office:value-type="string" calcext:value-type="string">
            <text:p>http://valta.ru/catalog/osheinik/hunter_osheinik_dlya_sobak_swiss_60_47_54_sm_kozha_krasnyi_chernyi/</text:p>
          </table:table-cell>
        </table:table-row>
        <table:table-row table:style-name="ro1">
          <table:table-cell office:value-type="float" office:value="41869" calcext:value-type="float">
            <text:p>41869</text:p>
          </table:table-cell>
          <table:table-cell office:value-type="string" calcext:value-type="string">
            <text:p>Hunter ошейник для собак Swiss 65 (51-58,5 см) кожа красный/черный</text:p>
          </table:table-cell>
          <table:table-cell office:value-type="string" calcext:value-type="string">
            <text:p>Собаки &gt; Ошейники</text:p>
          </table:table-cell>
          <table:table-cell office:value-type="string" calcext:value-type="string">
            <text:p>3965.00</text:p>
          </table:table-cell>
          <table:table-cell office:value-type="string" calcext:value-type="string">
            <text:p>Swiss 65 (Свисс) – это ошейник для собак крупных пород из экологической, мягкой и эластичной кожи, изготовленный немецким производителем Hunter. Он регулируется в диапазоне от 51 до 58,5 см. Ширина ошейника составляет 3,9 см. Металлические части покрыты никелем. Цвет: красный/черный, модный дизайн "швейцарский флаг". Хорошо смотрится на собаках светлых мастей, подходит породам: Лабрадор, Аргентинский дог и т.д.</text:p>
          </table:table-cell>
          <table:table-cell office:value-type="string" calcext:value-type="string">
            <text:p>http://tin29.ru/wp-content/uploads/2018/hunter/53d7f358-3594-11e0-4488-001517e97967.jpg, http://tin29.ru/wp-content/uploads/2018/hunter/53d7f358-3594-11e0-4488-001517e97967_2.jpg</text:p>
          </table:table-cell>
          <table:table-cell office:value-type="string" calcext:value-type="string">
            <text:p>http://valta.ru/catalog/osheinik/hunter_osheinik_dlya_sobak_swiss_65_51_58_5_sm_kozha_krasnyi_chernyi/</text:p>
          </table:table-cell>
        </table:table-row>
        <table:table-row table:style-name="ro1">
          <table:table-cell office:value-type="float" office:value="46415" calcext:value-type="float">
            <text:p>46415</text:p>
          </table:table-cell>
          <table:table-cell office:value-type="string" calcext:value-type="string">
            <text:p>Hunter ошейник для собак Tiny petit 24 (16,5-20,5 см) кожа красный</text:p>
          </table:table-cell>
          <table:table-cell office:value-type="string" calcext:value-type="string">
            <text:p>Собаки &gt; Ошейники</text:p>
          </table:table-cell>
          <table:table-cell office:value-type="string" calcext:value-type="string">
            <text:p>1087.00</text:p>
          </table:table-cell>
          <table:table-cell office:value-type="string" calcext:value-type="string">
            <text:p>Tiny petit 24 (Тини Петит) – это ошейник для собак мелких пород из экологичной, мягкой и эластичной натуральной кожи, изготовленный немецким производителем Hunter. Он регулируется в диапазоне от 16,5 до 20,5 см. Ширина 8 мм. Цвет: красный.</text:p>
          </table:table-cell>
          <table:table-cell office:value-type="string" calcext:value-type="string">
            <text:p>http://tin29.ru/wp-content/uploads/2018/hunter/80be85e4-3594-11e0-4488-001517e97967.jpg, http://tin29.ru/wp-content/uploads/2018/hunter/80be85e4-3594-11e0-4488-001517e97967_2.jpg</text:p>
          </table:table-cell>
          <table:table-cell office:value-type="string" calcext:value-type="string">
            <text:p>http://valta.ru/catalog/osheinik/hunter_osheinik_dlya_sobak_tiny_petit_24_16_5_20_5_sm_kozha_krasnyi/</text:p>
          </table:table-cell>
        </table:table-row>
        <table:table-row table:style-name="ro7">
          <table:table-cell office:value-type="float" office:value="63665" calcext:value-type="float">
            <text:p>63665</text:p>
          </table:table-cell>
          <table:table-cell office:value-type="string" calcext:value-type="string">
            <text:p>Hunter ошейник для собак VEGA 55 (42-50)/2,8 см заменитель кожи малиновый</text:p>
          </table:table-cell>
          <table:table-cell office:value-type="string" calcext:value-type="string">
            <text:p>Собаки &gt; Ошейники</text:p>
          </table:table-cell>
          <table:table-cell office:value-type="string" calcext:value-type="string">
            <text:p>2076.00</text:p>
          </table:table-cell>
          <table:table-cell office:value-type="string" calcext:value-type="string">
            <text:p>Ошейник для собак средних пород. &lt;br&gt;Ошейник двуслойный с подвернутыми краями, которые вытиранию шерсти во время использования. Между слоями находится специальная прочная сетка, которая делает ошейник еще более крепким и препятствует вытягиванию ошейника при использовании.  &lt;br&gt;Обхват шеи 42-50 см&lt;br&gt;</text:p>
            <text:p>Ширина 2,8 см</text:p>
            <text:p/>
          </table:table-cell>
          <table:table-cell office:value-type="string" calcext:value-type="string">
            <text:p>http://tin29.ru/wp-content/uploads/2018/hunter/0b879f9d-2bbb-11e6-80ec-00155d2e8300.jpg</text:p>
          </table:table-cell>
          <table:table-cell office:value-type="string" calcext:value-type="string">
            <text:p>http://valta.ru/catalog/osheinik/hunter_osheinik_dlya_sobak_vega_55_42_50_2_8_sm_zamenitel_kozhi_malinovyi/</text:p>
          </table:table-cell>
        </table:table-row>
        <table:table-row table:style-name="ro1">
          <table:table-cell office:value-type="float" office:value="62610" calcext:value-type="float">
            <text:p>62610</text:p>
          </table:table-cell>
          <table:table-cell office:value-type="string" calcext:value-type="string">
            <text:p>Hunter ошейник-удавка для собак Freestyle 35/8 круглый нейлон красный</text:p>
          </table:table-cell>
          <table:table-cell office:value-type="string" calcext:value-type="string">
            <text:p>Собаки &gt; Ошейники</text:p>
          </table:table-cell>
          <table:table-cell office:value-type="string" calcext:value-type="string">
            <text:p>869.00</text:p>
          </table:table-cell>
          <table:table-cell office:value-type="string" calcext:value-type="string">
            <text:p>Ошейник-удавка с фиксатором для собак мелких пород. &lt;br&gt; Качественный и надежный аксессуар для тренировки вашего четвероногого друга. Ошейник оборудован стопорным кольцом и фиксатором. Максимальный размер - 35 см.&lt;br&gt; Цвет: красный.</text:p>
          </table:table-cell>
          <table:table-cell office:value-type="string" calcext:value-type="string">
            <text:p>http://tin29.ru/wp-content/uploads/2018/hunter/b24b4434-2bc5-11e6-80ec-00155d2e8300.jpg</text:p>
          </table:table-cell>
          <table:table-cell office:value-type="string" calcext:value-type="string">
            <text:p>http://valta.ru/catalog/osheinik/hunter_osheinik_udavka_dlya_sobak_freestyle_35_8_kruglyi_neilon_krasnyi/</text:p>
          </table:table-cell>
        </table:table-row>
        <table:table-row table:style-name="ro1">
          <table:table-cell office:value-type="float" office:value="62634" calcext:value-type="float">
            <text:p>62634</text:p>
          </table:table-cell>
          <table:table-cell office:value-type="string" calcext:value-type="string">
            <text:p>Hunter ошейник-удавка для собак Freestyle 35/8 круглый нейлон черный</text:p>
          </table:table-cell>
          <table:table-cell office:value-type="string" calcext:value-type="string">
            <text:p>Собаки &gt; Ошейники</text:p>
          </table:table-cell>
          <table:table-cell office:value-type="string" calcext:value-type="string">
            <text:p>869.00</text:p>
          </table:table-cell>
          <table:table-cell office:value-type="string" calcext:value-type="string">
            <text:p>Ошейник-удавка с фиксатором для собак мелких пород. &lt;br&gt; Качественный и надежный аксессуар для тренировки вашего четвероногого друга. Ошейник оборудован стопорным кольцом и фиксатором. Максимальный размер - 35 см.&lt;br&gt; Цвет: черный.</text:p>
          </table:table-cell>
          <table:table-cell office:value-type="string" calcext:value-type="string">
            <text:p>http://tin29.ru/wp-content/uploads/2018/hunter/d8ff97f7-2bc5-11e6-80ec-00155d2e8300.jpg</text:p>
          </table:table-cell>
          <table:table-cell office:value-type="string" calcext:value-type="string">
            <text:p>http://valta.ru/catalog/osheinik/hunter_osheinik_udavka_dlya_sobak_freestyle_35_8_kruglyi_neilon_chernyi/</text:p>
          </table:table-cell>
        </table:table-row>
        <table:table-row table:style-name="ro1">
          <table:table-cell office:value-type="float" office:value="62611" calcext:value-type="float">
            <text:p>62611</text:p>
          </table:table-cell>
          <table:table-cell office:value-type="string" calcext:value-type="string">
            <text:p>Hunter ошейник-удавка для собак Freestyle 40/8 круглый нейлон красный</text:p>
          </table:table-cell>
          <table:table-cell office:value-type="string" calcext:value-type="string">
            <text:p>Собаки &gt; Ошейники</text:p>
          </table:table-cell>
          <table:table-cell office:value-type="string" calcext:value-type="string">
            <text:p>902.00</text:p>
          </table:table-cell>
          <table:table-cell office:value-type="string" calcext:value-type="string">
            <text:p>Ошейник-удавка с фиксатором для собак мелких пород. &lt;br&gt; Качественный и надежный аксессуар для тренировки вашего четвероногого друга. Ошейник оборудован стопорным кольцом и фиксатором. Максимальный размер - 40 см.&lt;br&gt; Цвет: красный.</text:p>
          </table:table-cell>
          <table:table-cell office:value-type="string" calcext:value-type="string">
            <text:p>http://tin29.ru/wp-content/uploads/2018/hunter/c4a40c93-2bc5-11e6-80ec-00155d2e8300.jpg</text:p>
          </table:table-cell>
          <table:table-cell office:value-type="string" calcext:value-type="string">
            <text:p>http://valta.ru/catalog/osheinik/hunter_osheinik_udavka_dlya_sobak_freestyle_40_8_kruglyi_neilon_krasnyi/</text:p>
          </table:table-cell>
        </table:table-row>
        <table:table-row table:style-name="ro1">
          <table:table-cell office:value-type="float" office:value="62635" calcext:value-type="float">
            <text:p>62635</text:p>
          </table:table-cell>
          <table:table-cell office:value-type="string" calcext:value-type="string">
            <text:p>Hunter ошейник-удавка для собак Freestyle 40/8 круглый нейлон черный</text:p>
          </table:table-cell>
          <table:table-cell office:value-type="string" calcext:value-type="string">
            <text:p>Собаки &gt; Ошейники</text:p>
          </table:table-cell>
          <table:table-cell office:value-type="string" calcext:value-type="string">
            <text:p>902.00</text:p>
          </table:table-cell>
          <table:table-cell office:value-type="string" calcext:value-type="string">
            <text:p>Ошейник-удавка с фиксатором для собак мелких пород. &lt;br&gt; Качественный и надежный аксессуар для тренировки вашего четвероногого друга. Ошейник оборудован стопорным кольцом и фиксатором. Максимальный размер - 40 см.&lt;br&gt; Цвет: черный.</text:p>
          </table:table-cell>
          <table:table-cell office:value-type="string" calcext:value-type="string">
            <text:p>http://tin29.ru/wp-content/uploads/2018/hunter/f2676e6e-2bc5-11e6-80ec-00155d2e8300.jpg</text:p>
          </table:table-cell>
          <table:table-cell office:value-type="string" calcext:value-type="string">
            <text:p>http://valta.ru/catalog/osheinik/hunter_osheinik_udavka_dlya_sobak_freestyle_40_8_kruglyi_neilon_chernyi/</text:p>
          </table:table-cell>
        </table:table-row>
        <table:table-row table:style-name="ro1">
          <table:table-cell office:value-type="float" office:value="39111" calcext:value-type="float">
            <text:p>39111</text:p>
          </table:table-cell>
          <table:table-cell office:value-type="string" calcext:value-type="string">
            <text:p>Hunter ошейник-удавка для собак Freestyle 55/10 круглый нейлон черный</text:p>
          </table:table-cell>
          <table:table-cell office:value-type="string" calcext:value-type="string">
            <text:p>Собаки &gt; Ошейники</text:p>
          </table:table-cell>
          <table:table-cell office:value-type="string" calcext:value-type="string">
            <text:p>1340.00</text:p>
          </table:table-cell>
          <table:table-cell office:value-type="string" calcext:value-type="string">
            <text:p>Нейлоновый ошейник - удавка Freestyle 55/10 (Фристайл) - максимально качественный и надежный аксессуар для тренировки вашего четвероногого друга. Ошейник оборудован стопорным кольцом и фиксатором. Цвет: черный. Максимальный размер - 55 см.</text:p>
          </table:table-cell>
          <table:table-cell office:value-type="string" calcext:value-type="string">
            <text:p>http://tin29.ru/wp-content/uploads/2018/hunter/f7bcd7d7-943a-11e6-810e-00155d290810.jpg</text:p>
          </table:table-cell>
          <table:table-cell office:value-type="string" calcext:value-type="string">
            <text:p>http://valta.ru/catalog/osheinik/hunter_osheinik_udavka_dlya_sobak_freestyle_55_10_kruglyi_neilon_chernyi/</text:p>
          </table:table-cell>
        </table:table-row>
        <table:table-row table:style-name="ro1">
          <table:table-cell office:value-type="float" office:value="39101" calcext:value-type="float">
            <text:p>39101</text:p>
          </table:table-cell>
          <table:table-cell office:value-type="string" calcext:value-type="string">
            <text:p>Hunter ошейник-удавка для собак Freestyle 55/10 нейлоновая стропа красный</text:p>
          </table:table-cell>
          <table:table-cell office:value-type="string" calcext:value-type="string">
            <text:p>Собаки &gt; Ошейники</text:p>
          </table:table-cell>
          <table:table-cell office:value-type="string" calcext:value-type="string">
            <text:p>1340.00</text:p>
          </table:table-cell>
          <table:table-cell office:value-type="string" calcext:value-type="string">
            <text:p>Нейлоновый ошейник - удавка Freestyle 55/10 (Фристайл) - максимально качественный и надежный аксессуар для тренировки вашего четвероногого друга. Ошейник оборудован стопорным кольцом и фиксатором. Цвет: красный. Максимальный размер - 55 см.</text:p>
          </table:table-cell>
          <table:table-cell office:value-type="string" calcext:value-type="string">
            <text:p>http://tin29.ru/wp-content/uploads/2018/hunter/43884ac0-3594-11e0-4488-001517e97967.jpg</text:p>
          </table:table-cell>
          <table:table-cell office:value-type="string" calcext:value-type="string">
            <text:p>http://valta.ru/catalog/osheinik/hunter_osheinik_udavka_dlya_sobak_freestyle_55_10_neilonovaya_stropa_krasnyi/</text:p>
          </table:table-cell>
        </table:table-row>
        <table:table-row table:style-name="ro1">
          <table:table-cell office:value-type="float" office:value="46489" calcext:value-type="float">
            <text:p>46489</text:p>
          </table:table-cell>
          <table:table-cell office:value-type="string" calcext:value-type="string">
            <text:p>Hunter ошейник-удавка для собак Freestyle 60/10 нейлоновая стропа бежевый</text:p>
          </table:table-cell>
          <table:table-cell office:value-type="string" calcext:value-type="string">
            <text:p>Собаки &gt; Ошейники</text:p>
          </table:table-cell>
          <table:table-cell office:value-type="string" calcext:value-type="string">
            <text:p>1313.00</text:p>
          </table:table-cell>
          <table:table-cell office:value-type="string" calcext:value-type="string">
            <text:p>Нейлоновый ошейник - удавка Ereestyle 60/10 (Фристайл) - максимально качественный и надежный аксессуар для тренировки вашего четвероногого друга. Ошейник оборудован стопорным кольцом и фиксатором. Цвет: бежевый. Максимальный размер - 60 см.</text:p>
          </table:table-cell>
          <table:table-cell office:value-type="string" calcext:value-type="string">
            <text:p>http://tin29.ru/wp-content/uploads/2018/hunter/8623f5f0-3594-11e0-4488-001517e97967.jpg</text:p>
          </table:table-cell>
          <table:table-cell office:value-type="string" calcext:value-type="string">
            <text:p>http://valta.ru/catalog/osheinik/hunter_osheinik_udavka_dlya_sobak_freestyle_60_10_neilonovaya_stropa_bezhevyi/</text:p>
          </table:table-cell>
        </table:table-row>
        <table:table-row table:style-name="ro1">
          <table:table-cell office:value-type="float" office:value="39102" calcext:value-type="float">
            <text:p>39102</text:p>
          </table:table-cell>
          <table:table-cell office:value-type="string" calcext:value-type="string">
            <text:p>Hunter ошейник-удавка для собак Freestyle 60/10 нейлоновая стропа красный</text:p>
          </table:table-cell>
          <table:table-cell office:value-type="string" calcext:value-type="string">
            <text:p>Собаки &gt; Ошейники</text:p>
          </table:table-cell>
          <table:table-cell office:value-type="string" calcext:value-type="string">
            <text:p>1313.00</text:p>
          </table:table-cell>
          <table:table-cell office:value-type="string" calcext:value-type="string">
            <text:p>Нейлоновый ошейник - удавка Ereestyle 60/10 (Фристайл) - максимально качественный и надежный аксессуар для тренировки вашего четвероногого друга. Ошейник оборудован стопорным кольцом и фиксатором. Цвет: красный. Максимальный размер - 60 см.</text:p>
          </table:table-cell>
          <table:table-cell office:value-type="string" calcext:value-type="string">
            <text:p>http://tin29.ru/wp-content/uploads/2018/hunter/43884ae8-3594-11e0-4488-001517e97967.jpg</text:p>
          </table:table-cell>
          <table:table-cell office:value-type="string" calcext:value-type="string">
            <text:p>http://valta.ru/catalog/osheinik/hunter_osheinik_udavka_dlya_sobak_freestyle_60_10_neilonovaya_stropa_krasnyi/</text:p>
          </table:table-cell>
        </table:table-row>
        <table:table-row table:style-name="ro1">
          <table:table-cell office:value-type="float" office:value="39112" calcext:value-type="float">
            <text:p>39112</text:p>
          </table:table-cell>
          <table:table-cell office:value-type="string" calcext:value-type="string">
            <text:p>Hunter ошейник-удавка для собак Freestyle 60/10 нейлоновая стропа черная</text:p>
          </table:table-cell>
          <table:table-cell office:value-type="string" calcext:value-type="string">
            <text:p>Собаки &gt; Ошейники</text:p>
          </table:table-cell>
          <table:table-cell office:value-type="string" calcext:value-type="string">
            <text:p>1313.00</text:p>
          </table:table-cell>
          <table:table-cell office:value-type="string" calcext:value-type="string">
            <text:p>Если вы подбираете ошейник для дрессировки вашего четвероногого друга, обратите ваше внимание на Hunter Freestyle 60/10 (Фристайл). В этом немецком нейлоновом ошейнике-удавке хорошо продумана система работы удавки, а также использована надежная и стильная фурнитура.</text:p>
          </table:table-cell>
          <table:table-cell office:value-type="string" calcext:value-type="string">
            <text:p>http://tin29.ru/wp-content/uploads/2018/hunter/2ad22f41-642f-11e0-5694-001517e97967.jpg</text:p>
          </table:table-cell>
          <table:table-cell office:value-type="string" calcext:value-type="string">
            <text:p>http://valta.ru/catalog/osheinik/hunter_osheinik_udavka_freestyle_60_10_neilonovaya_stropa_chernaya/</text:p>
          </table:table-cell>
        </table:table-row>
        <table:table-row table:style-name="ro1">
          <table:table-cell office:value-type="float" office:value="61701" calcext:value-type="float">
            <text:p>61701</text:p>
          </table:table-cell>
          <table:table-cell office:value-type="string" calcext:value-type="string">
            <text:p>Hunter ошейник-удавка для собак Freestyle Neon 50/10 нейлоновая желтый неон</text:p>
          </table:table-cell>
          <table:table-cell office:value-type="string" calcext:value-type="string">
            <text:p>Собаки &gt; Ошейники</text:p>
          </table:table-cell>
          <table:table-cell office:value-type="string" calcext:value-type="string">
            <text:p>1344.00</text:p>
          </table:table-cell>
          <table:table-cell office:value-type="string" calcext:value-type="string">
            <text:p>Hunter ошейник-удавка для собак Freestyle Neon 50/10. &lt;br&gt;Максимальный размер 50 см. &lt;br&gt;Нейлоновая. Цвет: желтый неон.</text:p>
          </table:table-cell>
          <table:table-cell office:value-type="string" calcext:value-type="string">
            <text:p>http://tin29.ru/wp-content/uploads/2018/hunter/5f7bf745-fb79-11e3-8d48-001517e97967.jpg</text:p>
          </table:table-cell>
          <table:table-cell office:value-type="string" calcext:value-type="string">
            <text:p>http://valta.ru/catalog/osheinik/hunter_osheinik_udavka_dlya_sobak_freestyle_neon_50_10_neilonovaya_zheltyi_neon/</text:p>
          </table:table-cell>
        </table:table-row>
        <table:table-row table:style-name="ro1">
          <table:table-cell office:value-type="float" office:value="61702" calcext:value-type="float">
            <text:p>61702</text:p>
          </table:table-cell>
          <table:table-cell office:value-type="string" calcext:value-type="string">
            <text:p>Hunter ошейник-удавка для собак Freestyle Neon 55/10 нейлоновая желтый неон</text:p>
          </table:table-cell>
          <table:table-cell office:value-type="string" calcext:value-type="string">
            <text:p>Собаки &gt; Ошейники</text:p>
          </table:table-cell>
          <table:table-cell office:value-type="string" calcext:value-type="string">
            <text:p>1383.00</text:p>
          </table:table-cell>
          <table:table-cell office:value-type="string" calcext:value-type="string">
            <text:p>Hunter ошейник-удавка для собак Freestyle Neon 55/10. Максимальный размер 55 см. Нейлоновая. Цвет: желтый неон.</text:p>
          </table:table-cell>
          <table:table-cell office:value-type="string" calcext:value-type="string">
            <text:p>http://tin29.ru/wp-content/uploads/2018/hunter/6dffbb51-fb79-11e3-8d48-001517e97967.jpg</text:p>
          </table:table-cell>
          <table:table-cell office:value-type="string" calcext:value-type="string">
            <text:p>http://valta.ru/catalog/osheinik/hunter_osheinik_udavka_dlya_sobak_freestyle_neon_55_10_neilonovaya_zheltyi_neon/</text:p>
          </table:table-cell>
        </table:table-row>
        <table:table-row table:style-name="ro1">
          <table:table-cell office:value-type="float" office:value="61703" calcext:value-type="float">
            <text:p>61703</text:p>
          </table:table-cell>
          <table:table-cell office:value-type="string" calcext:value-type="string">
            <text:p>Hunter ошейник-удавка для собак Freestyle Neon 60/10 нейлоновая желтый неон</text:p>
          </table:table-cell>
          <table:table-cell office:value-type="string" calcext:value-type="string">
            <text:p>Собаки &gt; Ошейники</text:p>
          </table:table-cell>
          <table:table-cell office:value-type="string" calcext:value-type="string">
            <text:p>1413.00</text:p>
          </table:table-cell>
          <table:table-cell office:value-type="string" calcext:value-type="string">
            <text:p>Hunter ошейник-удавка для собак Freestyle Neon 60/10.&lt;br&gt;&lt;br&gt; Максимальный размер 60 см. &lt;br&gt;Нейлоновая. &lt;br&gt;Цвет: желтый неон.</text:p>
          </table:table-cell>
          <table:table-cell office:value-type="string" calcext:value-type="string">
            <text:p>http://tin29.ru/wp-content/uploads/2018/hunter/7b6378db-fb79-11e3-8d48-001517e97967.jpg</text:p>
          </table:table-cell>
          <table:table-cell office:value-type="string" calcext:value-type="string">
            <text:p>http://valta.ru/catalog/osheinik/hunter_osheinik_udavka_dlya_sobak_freestyle_neon_60_10_neilonovaya_zheltyi_neon/</text:p>
          </table:table-cell>
        </table:table-row>
        <table:table-row table:style-name="ro1">
          <table:table-cell office:value-type="float" office:value="47889" calcext:value-type="float">
            <text:p>47889</text:p>
          </table:table-cell>
          <table:table-cell office:value-type="string" calcext:value-type="string">
            <text:p>Hunter поводок для собак 15/110 нейлон бирюзовый</text:p>
          </table:table-cell>
          <table:table-cell office:value-type="string" calcext:value-type="string">
            <text:p>Категория: Поводок</text:p>
          </table:table-cell>
          <table:table-cell office:value-type="string" calcext:value-type="string">
            <text:p>703.00</text:p>
          </table:table-cell>
          <table:table-cell office:value-type="string" calcext:value-type="string">
            <text:p>Поводок для собак Hunter. Выполнен из нейлона, имеет удобную петлю для руки, а также надежный карабин для сцепления с ошейником. Он легко присоединяется и отсоединяется от ошейника. Сочетается с ошейниками Hunter серии Alu-Strong (нейлоновые ошейники с металлическими застежками). Ширина 15 мм, длина 1 м. Цвет: бирюзовый.</text:p>
          </table:table-cell>
          <table:table-cell office:value-type="string" calcext:value-type="string">
            <text:p>http://tin29.ru/wp-content/uploads/2018/hunter/b8135818-1573-11e8-812a-005056bf23ce.jpg</text:p>
          </table:table-cell>
          <table:table-cell office:value-type="string" calcext:value-type="string">
            <text:p>http://valta.ru/catalog/povodok/hunter_povodok_dlya_sobak_15_110_neilon_biryuzovyi/</text:p>
          </table:table-cell>
        </table:table-row>
        <table:table-row table:style-name="ro1">
          <table:table-cell office:value-type="float" office:value="42599" calcext:value-type="float">
            <text:p>42599</text:p>
          </table:table-cell>
          <table:table-cell office:value-type="string" calcext:value-type="string">
            <text:p>Hunter поводок для собак 15/110 нейлон оранжевый</text:p>
          </table:table-cell>
          <table:table-cell office:value-type="string" calcext:value-type="string">
            <text:p>Категория: Поводок</text:p>
          </table:table-cell>
          <table:table-cell office:value-type="string" calcext:value-type="string">
            <text:p>703.00</text:p>
          </table:table-cell>
          <table:table-cell office:value-type="string" calcext:value-type="string">
            <text:p>.Поводок для собак Hunter. Выполнен из нейлона, имеет удобную петлю для руки, а также надежный карабин для сцепления с ошейником. Он легко присоединяется и отсоединяется от ошейника. Сочетается с ошейниками Hunter серии Alu-Strong (нейлоновые ошейники с металлическими застежками). Ширина 15 мм, длина 1,1 м.</text:p>
          </table:table-cell>
          <table:table-cell office:value-type="string" calcext:value-type="string">
            <text:p>http://tin29.ru/wp-content/uploads/2018/hunter/595f62e9-3594-11e0-4488-001517e97967.jpg</text:p>
          </table:table-cell>
          <table:table-cell office:value-type="string" calcext:value-type="string">
            <text:p>http://valta.ru/catalog/povodok/hunter_povodok_dlya_sobak_15_110_neilon_oranzhevyi/</text:p>
          </table:table-cell>
        </table:table-row>
        <table:table-row table:style-name="ro1">
          <table:table-cell office:value-type="float" office:value="47890" calcext:value-type="float">
            <text:p>47890</text:p>
          </table:table-cell>
          <table:table-cell office:value-type="string" calcext:value-type="string">
            <text:p>Hunter поводок для собак 20/100 нейлон бирюзовый</text:p>
          </table:table-cell>
          <table:table-cell office:value-type="string" calcext:value-type="string">
            <text:p>Категория: Поводки</text:p>
          </table:table-cell>
          <table:table-cell office:value-type="string" calcext:value-type="string">
            <text:p>794.00</text:p>
          </table:table-cell>
          <table:table-cell office:value-type="string" calcext:value-type="string">
            <text:p>Поводок для собак Hunter. Выполнен из нейлона, имеет удобную петлю для руки, а также надежный карабин для сцепления с ошейником. Он легко присоединяется и отсоединяется от ошейника. Сочетается с ошейниками Hunter серии Alu-Strong (нейлоновые ошейники с металлическими застежками). Ширина 20 мм, длина 1 м. Цвет: бирюзовый.</text:p>
          </table:table-cell>
          <table:table-cell office:value-type="string" calcext:value-type="string">
            <text:p>http://tin29.ru/wp-content/uploads/2018/hunter/70dd6513-7fbf-11e1-9100-001517e97967.jpg</text:p>
          </table:table-cell>
          <table:table-cell office:value-type="string" calcext:value-type="string">
            <text:p>http://valta.ru/catalog/povodki/hunter_povodok_dlya_sobak_20_100_neilon_biryuzovyi/</text:p>
          </table:table-cell>
        </table:table-row>
        <table:table-row table:style-name="ro1">
          <table:table-cell office:value-type="float" office:value="42600" calcext:value-type="float">
            <text:p>42600</text:p>
          </table:table-cell>
          <table:table-cell office:value-type="string" calcext:value-type="string">
            <text:p>Hunter поводок для собак 20/100 нейлон оранжевый</text:p>
          </table:table-cell>
          <table:table-cell office:value-type="string" calcext:value-type="string">
            <text:p>Категория: Поводок</text:p>
          </table:table-cell>
          <table:table-cell office:value-type="string" calcext:value-type="string">
            <text:p>794.00</text:p>
          </table:table-cell>
          <table:table-cell office:value-type="string" calcext:value-type="string">
            <text:p>Поводок для собак Hunter. Выполнен из нейлона, имеет удобную петлю для руки, а также надежный карабин для сцепления с ошейником. Он легко присоединяется и отсоединяется от ошейника. Сочетается с ошейниками Hunter серии Alu-Strong (нейлоновые ошейники с металлическими застежками). Ширина 20 мм, длина 1 м.</text:p>
          </table:table-cell>
          <table:table-cell office:value-type="string" calcext:value-type="string">
            <text:p>http://tin29.ru/wp-content/uploads/2018/hunter/5c9137d4-3594-11e0-4488-001517e97967.jpg</text:p>
          </table:table-cell>
          <table:table-cell office:value-type="string" calcext:value-type="string">
            <text:p>http://valta.ru/catalog/povodok/hunter_povodok_dlya_sobak_20_100_neilon_oranzhevyi/</text:p>
          </table:table-cell>
        </table:table-row>
        <table:table-row table:style-name="ro1">
          <table:table-cell office:value-type="float" office:value="35590" calcext:value-type="float">
            <text:p>35590</text:p>
          </table:table-cell>
          <table:table-cell office:value-type="string" calcext:value-type="string">
            <text:p>Hunter поводок для собак 25/100 нейлон красный</text:p>
          </table:table-cell>
          <table:table-cell office:value-type="string" calcext:value-type="string">
            <text:p>Категория: Поводки</text:p>
          </table:table-cell>
          <table:table-cell office:value-type="string" calcext:value-type="string">
            <text:p>835.00</text:p>
          </table:table-cell>
          <table:table-cell office:value-type="string" calcext:value-type="string">
            <text:p>Поводок для собак Hunter. Выполнен из нейлона, имеет удобную петлю для руки, а также надежный карабин для сцепления с ошейником. Он легко присоединяется и отсоединяется от ошейника. Сочетается с ошейниками Hunter серии Alu-Strong (нейлоновые ошейники с металлическими застежками). Ширина 25 мм, длина 1 м. Цвет: красный.</text:p>
          </table:table-cell>
          <table:table-cell office:value-type="string" calcext:value-type="string">
            <text:p>http://tin29.ru/wp-content/uploads/2018/hunter/40d15cd6-3594-11e0-4488-001517e97967.jpg</text:p>
          </table:table-cell>
          <table:table-cell office:value-type="string" calcext:value-type="string">
            <text:p>http://valta.ru/catalog/povodki/hunter_povodok_dlya_sobak_25_100_neilon_krasnyi/</text:p>
          </table:table-cell>
        </table:table-row>
        <table:table-row table:style-name="ro1">
          <table:table-cell office:value-type="float" office:value="42601" calcext:value-type="float">
            <text:p>42601</text:p>
          </table:table-cell>
          <table:table-cell office:value-type="string" calcext:value-type="string">
            <text:p>Hunter поводок для собак 25/100 нейлон оранжевый</text:p>
          </table:table-cell>
          <table:table-cell office:value-type="string" calcext:value-type="string">
            <text:p>Категория: Поводок</text:p>
          </table:table-cell>
          <table:table-cell office:value-type="string" calcext:value-type="string">
            <text:p>835.00</text:p>
          </table:table-cell>
          <table:table-cell office:value-type="string" calcext:value-type="string">
            <text:p>Поводок для собак Hunter. Выполнен из нейлона, имеет удобную петлю для руки, а также надежный карабин для сцепления с ошейником. Он легко присоединяется и отсоединяется от ошейника. Сочетается с ошейниками Hunter серии Alu-Strong (нейлоновые ошейники с металлическими застежками). Ширина 25 мм, длина 1 м.</text:p>
          </table:table-cell>
          <table:table-cell office:value-type="string" calcext:value-type="string">
            <text:p>http://tin29.ru/wp-content/uploads/2018/hunter/f7e6bfac-afa8-11e1-b0c3-001517e97967.jpg</text:p>
          </table:table-cell>
          <table:table-cell office:value-type="string" calcext:value-type="string">
            <text:p>http://valta.ru/catalog/povodok/hunter_povodok_dlya_sobak_25_100_neilon_oranzhevyi/</text:p>
          </table:table-cell>
        </table:table-row>
        <table:table-row table:style-name="ro1">
          <table:table-cell office:value-type="float" office:value="35594" calcext:value-type="float">
            <text:p>35594</text:p>
          </table:table-cell>
          <table:table-cell office:value-type="string" calcext:value-type="string">
            <text:p>Hunter поводок для собак 25/100 нейлон черный</text:p>
          </table:table-cell>
          <table:table-cell office:value-type="string" calcext:value-type="string">
            <text:p>Категория: Поводки</text:p>
          </table:table-cell>
          <table:table-cell office:value-type="string" calcext:value-type="string">
            <text:p>835.00</text:p>
          </table:table-cell>
          <table:table-cell office:value-type="string" calcext:value-type="string">
            <text:p>Поводок для собак Hunter. Выполнен из нейлона, имеет удобную петлю для руки, а также надежный карабин для сцепления с ошейником. Он легко присоединяется и отсоединяется от ошейника. Сочетается с ошейниками Hunter серии Alu-Strong (нейлоновые ошейники с металлическими застежками). Ширина 25 мм, длина 1 м. Цвет: черный.</text:p>
          </table:table-cell>
          <table:table-cell office:value-type="string" calcext:value-type="string">
            <text:p>http://tin29.ru/wp-content/uploads/2018/hunter/40d15d08-3594-11e0-4488-001517e97967.jpg</text:p>
          </table:table-cell>
          <table:table-cell office:value-type="string" calcext:value-type="string">
            <text:p>http://valta.ru/catalog/povodki/hunter_povodok_dlya_sobak_25_100_neilon_chernyi/</text:p>
          </table:table-cell>
        </table:table-row>
        <table:table-row table:style-name="ro7">
          <table:table-cell office:value-type="float" office:value="63070" calcext:value-type="float">
            <text:p>63070</text:p>
          </table:table-cell>
          <table:table-cell office:value-type="string" calcext:value-type="string">
            <text:p>Hunter поводок для собак Convienience 15/120 биотановый желтый неон</text:p>
          </table:table-cell>
          <table:table-cell office:value-type="string" calcext:value-type="string">
            <text:p>Категория: Поводок</text:p>
          </table:table-cell>
          <table:table-cell office:value-type="string" calcext:value-type="string">
            <text:p>1083.00</text:p>
          </table:table-cell>
          <table:table-cell office:value-type="string" calcext:value-type="string">
            <text:p>Поводок для собак средних и крупных пород. Выполнен из практичного биотана. Биотан это специальный мягкий пластик с нейлоновой стропой внутри. Нейлон придает дополнительную прочность. Материал поводка не впитывает влагу, легко моется и не трескается на морозе. Практичный поводок для межсезонья. &lt;br&gt;</text:p>
            <text:p>Длина поводка 120 см, ширина - 15 мм.</text:p>
            <text:p>Цвет: желтый неон.</text:p>
          </table:table-cell>
          <table:table-cell office:value-type="string" calcext:value-type="string">
            <text:p>http://tin29.ru/wp-content/uploads/2018/hunter/be21eabd-9446-11e6-810e-00155d290810.jpg</text:p>
          </table:table-cell>
          <table:table-cell office:value-type="string" calcext:value-type="string">
            <text:p>http://valta.ru/catalog/povodok/hunter_povodok_dlya_sobak_convienience_15_120_biotanovyi_zheltyi_neon/</text:p>
          </table:table-cell>
        </table:table-row>
        <table:table-row table:style-name="ro7">
          <table:table-cell office:value-type="float" office:value="63071" calcext:value-type="float">
            <text:p>63071</text:p>
          </table:table-cell>
          <table:table-cell office:value-type="string" calcext:value-type="string">
            <text:p>Hunter поводок для собак Convienience 15/120 биотановый оранжевый неон</text:p>
          </table:table-cell>
          <table:table-cell office:value-type="string" calcext:value-type="string">
            <text:p>Категория: Поводок</text:p>
          </table:table-cell>
          <table:table-cell office:value-type="string" calcext:value-type="string">
            <text:p>1083.00</text:p>
          </table:table-cell>
          <table:table-cell office:value-type="string" calcext:value-type="string">
            <text:p>Поводок для собак средних и крупных пород. Выполнен из практичного биотана. Биотан это специальный мягкий пластик с нейлоновой стропой внутри. Нейлон придает дополнительную прочность. Материал поводка не впитывает влагу, легко моется и не трескается на морозе. Практичный поводок для межсезонья. &lt;br&gt;</text:p>
            <text:p>Длина поводка 120 см, ширина - 15 мм.</text:p>
            <text:p>Цвет: оранжевый неон.</text:p>
          </table:table-cell>
          <table:table-cell office:value-type="string" calcext:value-type="string">
            <text:p>http://tin29.ru/wp-content/uploads/2018/hunter/ed576935-9446-11e6-810e-00155d290810.jpg</text:p>
          </table:table-cell>
          <table:table-cell office:value-type="string" calcext:value-type="string">
            <text:p>http://valta.ru/catalog/povodok/hunter_povodok_dlya_sobak_convienience_15_120_biotanovyi_oranzhevyi_neon/</text:p>
          </table:table-cell>
        </table:table-row>
        <table:table-row table:style-name="ro2">
          <table:table-cell office:value-type="float" office:value="39115" calcext:value-type="float">
            <text:p>39115</text:p>
          </table:table-cell>
          <table:table-cell office:value-type="string" calcext:value-type="string">
            <text:p>Hunter поводок для собак Freestyle 10/110 круглый нейлон черный</text:p>
          </table:table-cell>
          <table:table-cell office:value-type="string" calcext:value-type="string">
            <text:p>Категория: Поводки</text:p>
          </table:table-cell>
          <table:table-cell office:value-type="string" calcext:value-type="string">
            <text:p>1545.00</text:p>
          </table:table-cell>
          <table:table-cell office:value-type="string" calcext:value-type="string">
            <text:p>Поводок для собак крупных пород. Выполнен из круглой нейлоновой стропы. Круглая стропа это дополнительный комфорт для рук владельца, так как не режет руки, если питомец сильно тянет поводок. Длина поводка 110 см, диаметр поперечного сечения - 10 мм. Подходит для ошейников-удавок серии Freestyle. &lt;br&gt; </text:p>
            <text:p>Цвет: черный.</text:p>
          </table:table-cell>
          <table:table-cell office:value-type="string" calcext:value-type="string">
            <text:p>http://tin29.ru/wp-content/uploads/2018/hunter/469c61b1-3594-11e0-4488-001517e97967.jpg</text:p>
          </table:table-cell>
          <table:table-cell office:value-type="string" calcext:value-type="string">
            <text:p>http://valta.ru/catalog/povodki/hunter_povodok_dlya_sobak_freestyle_10_110_kruglyi_neilon_chernyi/</text:p>
          </table:table-cell>
        </table:table-row>
        <table:table-row table:style-name="ro2">
          <table:table-cell office:value-type="float" office:value="39105" calcext:value-type="float">
            <text:p>39105</text:p>
          </table:table-cell>
          <table:table-cell office:value-type="string" calcext:value-type="string">
            <text:p>Hunter поводок для собак Freestyle 10/110 нейлоновая стропа красный</text:p>
          </table:table-cell>
          <table:table-cell office:value-type="string" calcext:value-type="string">
            <text:p>Категория: Поводок</text:p>
          </table:table-cell>
          <table:table-cell office:value-type="string" calcext:value-type="string">
            <text:p>1607.00</text:p>
          </table:table-cell>
          <table:table-cell office:value-type="string" calcext:value-type="string">
            <text:p>Поводок для собак крупных пород. Выполнен из круглой нейлоновой стропы. Круглая стропа это дополнительный комфорт для рук владельца, так как не режет руки, если питомец сильно тянет поводок. Длина поводка 110 см, диаметр поперечного сечения - 10 мм. Подходит для ошейников-удавок серии Freestyle. &lt;br&gt; </text:p>
            <text:p>Цвет: красный.</text:p>
          </table:table-cell>
          <table:table-cell office:value-type="string" calcext:value-type="string">
            <text:p>http://tin29.ru/wp-content/uploads/2018/hunter/469c6142-3594-11e0-4488-001517e97967.jpg</text:p>
          </table:table-cell>
          <table:table-cell office:value-type="string" calcext:value-type="string">
            <text:p>http://valta.ru/catalog/povodok/hunter_povodok_dlya_sobak_freestyle_10_110_neilonovaya_stropa_krasnyi/</text:p>
          </table:table-cell>
        </table:table-row>
        <table:table-row table:style-name="ro2">
          <table:table-cell office:value-type="float" office:value="92748" calcext:value-type="float">
            <text:p>92748</text:p>
          </table:table-cell>
          <table:table-cell office:value-type="string" calcext:value-type="string">
            <text:p>Hunter поводок для собак Maui 20/140 сетчатый текстиль красный</text:p>
          </table:table-cell>
          <table:table-cell office:value-type="string" calcext:value-type="string">
            <text:p>Категория: Поводок</text:p>
          </table:table-cell>
          <table:table-cell office:value-type="string" calcext:value-type="string">
            <text:p>1444.00</text:p>
          </table:table-cell>
          <table:table-cell office:value-type="string" calcext:value-type="string">
            <text:p>Поводок для собак средних пород. Выполнен из легкого и прочного сетчатого текстиля. По краям поводка контрастные светоотражающие полосы. Длина поводка 140 см, ширина - 20 мм. Подходит для ошейников серии Maui. &lt;br&gt; </text:p>
            <text:p>Цвет: красный.</text:p>
          </table:table-cell>
          <table:table-cell office:value-type="string" calcext:value-type="string">
            <text:p>http://tin29.ru/wp-content/uploads/2018/hunter/cf14785c-9448-11e6-810e-00155d290810.jpg</text:p>
          </table:table-cell>
          <table:table-cell office:value-type="string" calcext:value-type="string">
            <text:p>http://valta.ru/catalog/povodok/hunter_povodok_dlya_sobak_maui_20_140_setchatyi_tekstil_krasnyi/</text:p>
          </table:table-cell>
        </table:table-row>
        <table:table-row table:style-name="ro2">
          <table:table-cell office:value-type="float" office:value="92746" calcext:value-type="float">
            <text:p>92746</text:p>
          </table:table-cell>
          <table:table-cell office:value-type="string" calcext:value-type="string">
            <text:p>Hunter поводок для собак Maui 20/140 сетчатый текстиль черный</text:p>
          </table:table-cell>
          <table:table-cell office:value-type="string" calcext:value-type="string">
            <text:p>Категория: Поводок</text:p>
          </table:table-cell>
          <table:table-cell office:value-type="string" calcext:value-type="string">
            <text:p>1444.00</text:p>
          </table:table-cell>
          <table:table-cell office:value-type="string" calcext:value-type="string">
            <text:p>Поводок для собак средних пород. Выполнен из легкого и прочного сетчатого текстиля. По краям поводка контрастные светоотражающие полосы. Длина поводка 140 см, ширина - 20 мм. Подходит для ошейников серии Maui. &lt;br&gt; </text:p>
            <text:p>Цвет: черный.</text:p>
          </table:table-cell>
          <table:table-cell office:value-type="string" calcext:value-type="string">
            <text:p>http://tin29.ru/wp-content/uploads/2018/hunter/fc2cfc6d-9448-11e6-810e-00155d290810.jpg</text:p>
          </table:table-cell>
          <table:table-cell office:value-type="string" calcext:value-type="string">
            <text:p>http://valta.ru/catalog/povodok/hunter_povodok_dlya_sobak_maui_20_140_setchatyi_tekstil_chernyi/</text:p>
          </table:table-cell>
        </table:table-row>
        <table:table-row table:style-name="ro1">
          <table:table-cell office:value-type="float" office:value="92709" calcext:value-type="float">
            <text:p>92709</text:p>
          </table:table-cell>
          <table:table-cell office:value-type="string" calcext:value-type="string">
            <text:p>Hunter поводок для собак Maui 25/120 сетчатый текстиль голубой</text:p>
          </table:table-cell>
          <table:table-cell office:value-type="string" calcext:value-type="string">
            <text:p>Категория: Поводок</text:p>
          </table:table-cell>
          <table:table-cell office:value-type="string" calcext:value-type="string">
            <text:p>1444.00</text:p>
          </table:table-cell>
          <table:table-cell office:value-type="string" calcext:value-type="string">
            <text:p>Hunter Поводок для собак Maui 25/120 сетчатый текстиль голубой &lt;br&gt;&lt;br&gt; Поводок выполнен из невероятно мягкого и легкого текстильного материала. <text:s/>Длина 120 см, ширина 2,5 см.</text:p>
          </table:table-cell>
          <table:table-cell office:value-type="string" calcext:value-type="string">
            <text:p>http://tin29.ru/wp-content/uploads/2018/hunter/f2582d9f-0b8b-11e5-80c7-00155d298300.jpg, http://tin29.ru/wp-content/uploads/2018/hunter/f2582d9f-0b8b-11e5-80c7-00155d298300_2.jpg</text:p>
          </table:table-cell>
          <table:table-cell office:value-type="string" calcext:value-type="string">
            <text:p>http://valta.ru/catalog/povodok/hunter_povodok_dlya_sobak_maui_25_120_setchatyi_tekstil_goluboi/</text:p>
          </table:table-cell>
        </table:table-row>
        <table:table-row table:style-name="ro1">
          <table:table-cell office:value-type="float" office:value="92710" calcext:value-type="float">
            <text:p>92710</text:p>
          </table:table-cell>
          <table:table-cell office:value-type="string" calcext:value-type="string">
            <text:p>Hunter поводок для собак Maui 25/120 сетчатый текстиль красный</text:p>
          </table:table-cell>
          <table:table-cell office:value-type="string" calcext:value-type="string">
            <text:p>Категория: Поводок</text:p>
          </table:table-cell>
          <table:table-cell office:value-type="string" calcext:value-type="string">
            <text:p>1444.00</text:p>
          </table:table-cell>
          <table:table-cell office:value-type="string" calcext:value-type="string">
            <text:p>Hunter Поводок для собак Maui 25/120 сетчатый текстиль красный &lt;br&gt;&lt;br&gt; Поводок выполнен из невероятно мягкого и легкого текстильного материала. <text:s/>Длина 120 см, ширина 2,5 см.</text:p>
          </table:table-cell>
          <table:table-cell office:value-type="string" calcext:value-type="string">
            <text:p>http://tin29.ru/wp-content/uploads/2018/hunter/00829f4c-0b8c-11e5-80c7-00155d298300.jpg</text:p>
          </table:table-cell>
          <table:table-cell office:value-type="string" calcext:value-type="string">
            <text:p>http://valta.ru/catalog/povodok/hunter_povodok_dlya_sobak_maui_25_120_setchatyi_tekstil_krasnyi/</text:p>
          </table:table-cell>
        </table:table-row>
        <table:table-row table:style-name="ro1">
          <table:table-cell office:value-type="float" office:value="92708" calcext:value-type="float">
            <text:p>92708</text:p>
          </table:table-cell>
          <table:table-cell office:value-type="string" calcext:value-type="string">
            <text:p>Hunter поводок для собак Maui 25/120 сетчатый текстиль черный</text:p>
          </table:table-cell>
          <table:table-cell office:value-type="string" calcext:value-type="string">
            <text:p>Категория: Поводок</text:p>
          </table:table-cell>
          <table:table-cell office:value-type="string" calcext:value-type="string">
            <text:p>1444.00</text:p>
          </table:table-cell>
          <table:table-cell office:value-type="string" calcext:value-type="string">
            <text:p>Hunter Поводок для собак Maui 25/120 сетчатый текстиль черный &lt;br&gt;&lt;br&gt; Поводок выполнен из невероятно мягкого и легкого текстильного материала. <text:s/>Длина 120 см, ширина 2,5 см.</text:p>
          </table:table-cell>
          <table:table-cell office:value-type="string" calcext:value-type="string">
            <text:p>http://tin29.ru/wp-content/uploads/2018/hunter/e47c65b7-0b8b-11e5-80c7-00155d298300.jpg</text:p>
          </table:table-cell>
          <table:table-cell office:value-type="string" calcext:value-type="string">
            <text:p>http://valta.ru/catalog/povodok/hunter_povodok_dlya_sobak_maui_25_120_setchatyi_tekstil_chernyi/</text:p>
          </table:table-cell>
        </table:table-row>
        <table:table-row table:style-name="ro1">
          <table:table-cell office:value-type="float" office:value="64062" calcext:value-type="float">
            <text:p>64062</text:p>
          </table:table-cell>
          <table:table-cell office:value-type="string" calcext:value-type="string">
            <text:p>Hunter поводок для собак Neopren 25/100 нейлон/неопрен желтый/бежевый</text:p>
          </table:table-cell>
          <table:table-cell office:value-type="string" calcext:value-type="string">
            <text:p>Категория: Поводок</text:p>
          </table:table-cell>
          <table:table-cell office:value-type="string" calcext:value-type="string">
            <text:p>1626.00</text:p>
          </table:table-cell>
          <table:table-cell office:value-type="string" calcext:value-type="string">
            <text:p>Поводок для собак крупных пород. Выполнен из прочного нейлона и мягкого неопрена. Длина поводка 100 см. Ширина 2,5 см. &lt;br&gt; Цвет: желтый нейлон/бежевый неопрен.</text:p>
          </table:table-cell>
          <table:table-cell office:value-type="string" calcext:value-type="string">
            <text:p>http://tin29.ru/wp-content/uploads/2018/hunter/99d5964f-9448-11e6-810e-00155d290810.jpg</text:p>
          </table:table-cell>
          <table:table-cell office:value-type="string" calcext:value-type="string">
            <text:p>http://valta.ru/catalog/povodok/hunter_povodok_dlya_sobak_neopren_25_100_neilon_neopren_zheltyi_bezhevyi/</text:p>
          </table:table-cell>
        </table:table-row>
        <table:table-row table:style-name="ro1">
          <table:table-cell office:value-type="float" office:value="65541" calcext:value-type="float">
            <text:p>65541</text:p>
          </table:table-cell>
          <table:table-cell office:value-type="string" calcext:value-type="string">
            <text:p>Hunter поводок для собак Tripoli 10/100, нейлон желтый, светоотражающий</text:p>
          </table:table-cell>
          <table:table-cell office:value-type="string" calcext:value-type="string">
            <text:p>Категория: Поводок</text:p>
          </table:table-cell>
          <table:table-cell office:value-type="string" calcext:value-type="string">
            <text:p>447.00</text:p>
          </table:table-cell>
          <table:table-cell office:value-type="string" calcext:value-type="string">
            <text:p>Поводок для собак Tripoli выполнен из высококачественного нейлона со светоотражающей полоской,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0 мм. Максимальная длина 1,7 м.</text:p>
          </table:table-cell>
          <table:table-cell office:value-type="string" calcext:value-type="string">
            <text:p>http://tin29.ru/wp-content/uploads/2018/hunter/94425419-64ab-11e8-812f-005056bf23ce.jpg</text:p>
          </table:table-cell>
          <table:table-cell office:value-type="string" calcext:value-type="string">
            <text:p>http://valta.ru/catalog/povodok/hunter_povodok_dlya_sobak_tripoli_10_100__neilon_zheltyi__svetootrazhayuschii/</text:p>
          </table:table-cell>
        </table:table-row>
        <table:table-row table:style-name="ro1">
          <table:table-cell office:value-type="float" office:value="65521" calcext:value-type="float">
            <text:p>65521</text:p>
          </table:table-cell>
          <table:table-cell office:value-type="string" calcext:value-type="string">
            <text:p>Hunter поводок для собак Tripoli 10/100, нейлон св. голубая, светоотражающий</text:p>
          </table:table-cell>
          <table:table-cell office:value-type="string" calcext:value-type="string">
            <text:p>Категория: Поводок</text:p>
          </table:table-cell>
          <table:table-cell office:value-type="string" calcext:value-type="string">
            <text:p>447.00</text:p>
          </table:table-cell>
          <table:table-cell office:value-type="string" calcext:value-type="string">
            <text:p>Поводок для собак Tripoli выполнен из высококачественного нейлона со светоотражающей полоской,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0 мм. Максимальная длина 1,7 м.</text:p>
          </table:table-cell>
          <table:table-cell office:value-type="string" calcext:value-type="string">
            <text:p>http://tin29.ru/wp-content/uploads/2018/hunter/a72c8f81-64ab-11e8-812f-005056bf23ce.jpg</text:p>
          </table:table-cell>
          <table:table-cell office:value-type="string" calcext:value-type="string">
            <text:p>http://valta.ru/catalog/povodok/hunter_povodok_dlya_sobak_tripoli_10_100__neilon_svgolubaya__svetootrazhayuschii/</text:p>
          </table:table-cell>
        </table:table-row>
        <table:table-row table:style-name="ro1">
          <table:table-cell office:value-type="float" office:value="65531" calcext:value-type="float">
            <text:p>65531</text:p>
          </table:table-cell>
          <table:table-cell office:value-type="string" calcext:value-type="string">
            <text:p>Hunter поводок для собак Tripoli 10/100, нейлон св. розовая, светоотражающий</text:p>
          </table:table-cell>
          <table:table-cell office:value-type="string" calcext:value-type="string">
            <text:p>Категория: Поводок</text:p>
          </table:table-cell>
          <table:table-cell office:value-type="string" calcext:value-type="string">
            <text:p>447.00</text:p>
          </table:table-cell>
          <table:table-cell office:value-type="string" calcext:value-type="string">
            <text:p>Поводок для собак Tripoli выполнен из высококачественного нейлона со светоотражающей полоской,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0 мм. Максимальная длина 1,7 м.</text:p>
          </table:table-cell>
          <table:table-cell office:value-type="string" calcext:value-type="string">
            <text:p>http://tin29.ru/wp-content/uploads/2018/hunter/b2cbfe2d-64ab-11e8-812f-005056bf23ce.jpg</text:p>
          </table:table-cell>
          <table:table-cell office:value-type="string" calcext:value-type="string">
            <text:p>http://valta.ru/catalog/povodok/hunter_povodok_dlya_sobak_tripoli_10_100__neilon_svrozovaya__svetootrazhayuschii/</text:p>
          </table:table-cell>
        </table:table-row>
        <table:table-row table:style-name="ro1">
          <table:table-cell office:value-type="float" office:value="65542" calcext:value-type="float">
            <text:p>65542</text:p>
          </table:table-cell>
          <table:table-cell office:value-type="string" calcext:value-type="string">
            <text:p>Hunter поводок для собак Tripoli 15/100, нейлон желтый, светоотражающий</text:p>
          </table:table-cell>
          <table:table-cell office:value-type="string" calcext:value-type="string">
            <text:p>Категория: Поводок</text:p>
          </table:table-cell>
          <table:table-cell office:value-type="string" calcext:value-type="string">
            <text:p>595.00</text:p>
          </table:table-cell>
          <table:table-cell office:value-type="string" calcext:value-type="string">
            <text:p>Поводок для собак Tripoli выполнен из высококачественного нейлона со светоотражающей полоской,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5 мм. Максимальная длина 1,7 м.</text:p>
          </table:table-cell>
          <table:table-cell office:value-type="string" calcext:value-type="string">
            <text:p>http://tin29.ru/wp-content/uploads/2018/hunter/bda58a63-64ab-11e8-812f-005056bf23ce.jpg</text:p>
          </table:table-cell>
          <table:table-cell office:value-type="string" calcext:value-type="string">
            <text:p>http://valta.ru/catalog/povodok/hunter_povodok_dlya_sobak_tripoli_15_100__neilon_zheltyi__svetootrazhayuschii/</text:p>
          </table:table-cell>
        </table:table-row>
        <table:table-row table:style-name="ro1">
          <table:table-cell office:value-type="float" office:value="65522" calcext:value-type="float">
            <text:p>65522</text:p>
          </table:table-cell>
          <table:table-cell office:value-type="string" calcext:value-type="string">
            <text:p>Hunter поводок для собак Tripoli 15/100, нейлон св. голубая, светоотражающий</text:p>
          </table:table-cell>
          <table:table-cell office:value-type="string" calcext:value-type="string">
            <text:p>Категория: Поводок</text:p>
          </table:table-cell>
          <table:table-cell office:value-type="string" calcext:value-type="string">
            <text:p>595.00</text:p>
          </table:table-cell>
          <table:table-cell office:value-type="string" calcext:value-type="string">
            <text:p>Поводок для собак Tripoli выполнен из высококачественного нейлона со светоотражающей полоской,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5 мм. Максимальная длина 1,7 м.</text:p>
          </table:table-cell>
          <table:table-cell office:value-type="string" calcext:value-type="string">
            <text:p>http://tin29.ru/wp-content/uploads/2018/hunter/c636f876-64ab-11e8-812f-005056bf23ce.jpg</text:p>
          </table:table-cell>
          <table:table-cell office:value-type="string" calcext:value-type="string">
            <text:p>http://valta.ru/catalog/povodok/hunter_povodok_dlya_sobak_tripoli_15_100__neilon_svgolubaya__svetootrazhayuschii/</text:p>
          </table:table-cell>
        </table:table-row>
        <table:table-row table:style-name="ro1">
          <table:table-cell office:value-type="float" office:value="65532" calcext:value-type="float">
            <text:p>65532</text:p>
          </table:table-cell>
          <table:table-cell office:value-type="string" calcext:value-type="string">
            <text:p>Hunter поводок для собак Tripoli 15/100, нейлон св. розовая, светоотражающий</text:p>
          </table:table-cell>
          <table:table-cell office:value-type="string" calcext:value-type="string">
            <text:p>Категория: Поводок</text:p>
          </table:table-cell>
          <table:table-cell office:value-type="string" calcext:value-type="string">
            <text:p>595.00</text:p>
          </table:table-cell>
          <table:table-cell office:value-type="string" calcext:value-type="string">
            <text:p>Поводок для собак Tripoli выполнен из высококачественного нейлона со светоотражающей полоской,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5 мм. Максимальная длина 1,7 м.</text:p>
          </table:table-cell>
          <table:table-cell office:value-type="string" calcext:value-type="string">
            <text:p>http://tin29.ru/wp-content/uploads/2018/hunter/cf7b3792-64ab-11e8-812f-005056bf23ce.jpg</text:p>
          </table:table-cell>
          <table:table-cell office:value-type="string" calcext:value-type="string">
            <text:p>http://valta.ru/catalog/povodok/hunter_povodok_dlya_sobak_tripoli_15_100__neilon_svrozovaya__svetootrazhayuschii/</text:p>
          </table:table-cell>
        </table:table-row>
        <table:table-row table:style-name="ro1">
          <table:table-cell office:value-type="float" office:value="47893" calcext:value-type="float">
            <text:p>47893</text:p>
          </table:table-cell>
          <table:table-cell office:value-type="string" calcext:value-type="string">
            <text:p>Hunter поводок-перестежка для собак 15/200 нейлон бирюзовый</text:p>
          </table:table-cell>
          <table:table-cell office:value-type="string" calcext:value-type="string">
            <text:p>Категория: Перестежка</text:p>
          </table:table-cell>
          <table:table-cell office:value-type="string" calcext:value-type="string">
            <text:p>1139.00</text:p>
          </table:table-cell>
          <table:table-cell office:value-type="string" calcext:value-type="string">
            <text:p>Поводок для собак Tripoli выполнен из высококачественного нейлона со светоотражающей полоской,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5 мм. Максимальная длина 1,7 м.</text:p>
          </table:table-cell>
          <table:table-cell office:value-type="string" calcext:value-type="string">
            <text:p>http://tin29.ru/wp-content/uploads/2018/hunter/no_photo_big.png</text:p>
          </table:table-cell>
          <table:table-cell office:value-type="string" calcext:value-type="string">
            <text:p>http://valta.ru/catalog/povodok/hunter_povodok_perestezhka_dlya_sobak_15_200_neilon_biryuzovyi/</text:p>
          </table:table-cell>
        </table:table-row>
        <table:table-row table:style-name="ro1">
          <table:table-cell office:value-type="float" office:value="40361" calcext:value-type="float">
            <text:p>40361</text:p>
          </table:table-cell>
          <table:table-cell office:value-type="string" calcext:value-type="string">
            <text:p>Hunter поводок-перестежка для собак 20/200 нейлон черный</text:p>
          </table:table-cell>
          <table:table-cell office:value-type="string" calcext:value-type="string">
            <text:p>Категория: Перестежка</text:p>
          </table:table-cell>
          <table:table-cell office:value-type="string" calcext:value-type="string">
            <text:p>1288.00</text:p>
          </table:table-cell>
          <table:table-cell office:value-type="string" calcext:value-type="string">
            <text:p>Поводок-перестежка для собак Hunter выполнен из высококачественного нейлона,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20 мм. Максимальная длина 1,7 м. Цвет: черный.</text:p>
          </table:table-cell>
          <table:table-cell office:value-type="string" calcext:value-type="string">
            <text:p>http://tin29.ru/wp-content/uploads/2018/hunter/4983ec22-3594-11e0-4488-001517e97967.jpg</text:p>
          </table:table-cell>
          <table:table-cell office:value-type="string" calcext:value-type="string">
            <text:p>http://valta.ru/catalog/povodki/hunter_povodok_perestezhka_dlya_sobak_20_200_neilon_chernyi/</text:p>
          </table:table-cell>
        </table:table-row>
        <table:table-row table:style-name="ro2">
          <table:table-cell office:value-type="float" office:value="64962" calcext:value-type="float">
            <text:p>64962</text:p>
          </table:table-cell>
          <table:table-cell office:value-type="string" calcext:value-type="string">
            <text:p>Hunter поводок-перестежка для собак Extra Long 25/300 нейлон черный</text:p>
          </table:table-cell>
          <table:table-cell office:value-type="string" calcext:value-type="string">
            <text:p>Категория: Перестежка</text:p>
          </table:table-cell>
          <table:table-cell office:value-type="string" calcext:value-type="string">
            <text:p>2161.00</text:p>
          </table:table-cell>
          <table:table-cell office:value-type="string" calcext:value-type="string">
            <text:p>Очень длинный поводок-перестежка для собак крупных пород. Выполнен из нейлона.  Благодаря трем кольцам на поводке и дополнительному карабину,  длина поводка регулируется в пределах от 120 до 280 см. Ширина поводка - 25 мм. Подходит для нейлоновых ошейников серии Alu-Strong. &lt;br&gt; </text:p>
            <text:p>Цвет: черный.</text:p>
          </table:table-cell>
          <table:table-cell office:value-type="string" calcext:value-type="string">
            <text:p>http://tin29.ru/wp-content/uploads/2018/hunter/3937de9b-9447-11e6-810e-00155d290810.jpg</text:p>
          </table:table-cell>
          <table:table-cell office:value-type="string" calcext:value-type="string">
            <text:p>http://valta.ru/catalog/povodok/hunter_povodok_perestezhka_dlya_sobak_extra_long_25_300_neilon_chernyi/</text:p>
          </table:table-cell>
        </table:table-row>
        <table:table-row table:style-name="ro2">
          <table:table-cell office:value-type="float" office:value="33069" calcext:value-type="float">
            <text:p>33069</text:p>
          </table:table-cell>
          <table:table-cell office:value-type="string" calcext:value-type="string">
            <text:p>Hunter поводок-перестежка для собак Freestyle 8/200 круглый нейлон черный</text:p>
          </table:table-cell>
          <table:table-cell office:value-type="string" calcext:value-type="string">
            <text:p>Категория: Поводок</text:p>
          </table:table-cell>
          <table:table-cell office:value-type="string" calcext:value-type="string">
            <text:p>2500.00</text:p>
          </table:table-cell>
          <table:table-cell office:value-type="string" calcext:value-type="string">
            <text:p>Поводок-перестежка для собак средних и крупных пород. Выполнен из круглой нейлоновой стропы. Круглая стропа это дополнительный комфорт для рук владельца, так как не режет руки, если питомец сильно тянет поводок. Благодаря специальной фурнитуре длина поводка регулируется в пределах от 100 до 180 см. Диаметр поперечного сечения - 8 мм. Подходит для ошейников-удавок серии Freestyle. &lt;br&gt; </text:p>
            <text:p>Цвет: черный.</text:p>
          </table:table-cell>
          <table:table-cell office:value-type="string" calcext:value-type="string">
            <text:p>http://tin29.ru/wp-content/uploads/2018/hunter/6d56aabe-9446-11e6-810e-00155d290810.jpg</text:p>
          </table:table-cell>
          <table:table-cell office:value-type="string" calcext:value-type="string">
            <text:p>http://valta.ru/catalog/povodok/hunter_povodok_perestezhka_dlya_sobak_freestyle_8_200_kruglyi_neilon_chernyi/</text:p>
          </table:table-cell>
        </table:table-row>
        <table:table-row table:style-name="ro1">
          <table:table-cell office:value-type="float" office:value="65543" calcext:value-type="float">
            <text:p>65543</text:p>
          </table:table-cell>
          <table:table-cell office:value-type="string" calcext:value-type="string">
            <text:p>Hunter поводок-перестежка для собак Tripoli 10/200 нейлон желтый, светоотражающий</text:p>
          </table:table-cell>
          <table:table-cell office:value-type="string" calcext:value-type="string">
            <text:p>Категория: Перестежка</text:p>
          </table:table-cell>
          <table:table-cell office:value-type="string" calcext:value-type="string">
            <text:p>893.00</text:p>
          </table:table-cell>
          <table:table-cell office:value-type="string" calcext:value-type="string">
            <text:p>Поводок-перестежка для собак Tripoli выполнен из высококачественного нейлона,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0 мм. Максимальная длина 1,7 м.</text:p>
          </table:table-cell>
          <table:table-cell office:value-type="string" calcext:value-type="string">
            <text:p>http://tin29.ru/wp-content/uploads/2018/hunter/39cd249f-64b0-11e8-812f-005056bf23ce.jpg</text:p>
          </table:table-cell>
          <table:table-cell office:value-type="string" calcext:value-type="string">
            <text:p>http://valta.ru/catalog/perestezhka/hunter_povodok_perestezhka_dlya_sobak_tripoli_10_200_neilon_zheltyi__svetootrazhayuschii/</text:p>
          </table:table-cell>
        </table:table-row>
        <table:table-row table:style-name="ro1">
          <table:table-cell office:value-type="float" office:value="65523" calcext:value-type="float">
            <text:p>65523</text:p>
          </table:table-cell>
          <table:table-cell office:value-type="string" calcext:value-type="string">
            <text:p>Hunter поводок-перестежка для собак Tripoli 10/200 нейлон св. голубой, светоотражающий</text:p>
          </table:table-cell>
          <table:table-cell office:value-type="string" calcext:value-type="string">
            <text:p>Категория: Перестежка</text:p>
          </table:table-cell>
          <table:table-cell office:value-type="string" calcext:value-type="string">
            <text:p>893.00</text:p>
          </table:table-cell>
          <table:table-cell office:value-type="string" calcext:value-type="string">
            <text:p>Поводок-перестежка для собак Tripoli выполнен из высококачественного нейлона,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0 мм. Максимальная длина 1,7 м.</text:p>
          </table:table-cell>
          <table:table-cell office:value-type="string" calcext:value-type="string">
            <text:p>http://tin29.ru/wp-content/uploads/2018/hunter/432b9c0a-64b0-11e8-812f-005056bf23ce.jpg</text:p>
          </table:table-cell>
          <table:table-cell office:value-type="string" calcext:value-type="string">
            <text:p>http://valta.ru/catalog/perestezhka/hunter_povodok_perestezhka_dlya_sobak_tripoli_10_200_neilon_svgoluboi__svetootrazhayuschii/</text:p>
          </table:table-cell>
        </table:table-row>
        <table:table-row table:style-name="ro1">
          <table:table-cell office:value-type="float" office:value="65533" calcext:value-type="float">
            <text:p>65533</text:p>
          </table:table-cell>
          <table:table-cell office:value-type="string" calcext:value-type="string">
            <text:p>Hunter поводок-перестежка для собак Tripoli 10/200 нейлон св. розовый, светоотражающий</text:p>
          </table:table-cell>
          <table:table-cell office:value-type="string" calcext:value-type="string">
            <text:p>Категория: Перестежка</text:p>
          </table:table-cell>
          <table:table-cell office:value-type="string" calcext:value-type="string">
            <text:p>893.00</text:p>
          </table:table-cell>
          <table:table-cell office:value-type="string" calcext:value-type="string">
            <text:p>Поводок-перестежка для собак Tripoli выполнен из высококачественного нейлона,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0 мм. Максимальная длина 1,7 м.</text:p>
          </table:table-cell>
          <table:table-cell office:value-type="string" calcext:value-type="string">
            <text:p>http://tin29.ru/wp-content/uploads/2018/hunter/4f7ddb2c-64b0-11e8-812f-005056bf23ce.jpg</text:p>
          </table:table-cell>
          <table:table-cell office:value-type="string" calcext:value-type="string">
            <text:p>http://valta.ru/catalog/perestezhka/hunter_povodok_perestezhka_dlya_sobak_tripoli_10_200_neilon_svrozovyi__svetootrazhayuschii/</text:p>
          </table:table-cell>
        </table:table-row>
        <table:table-row table:style-name="ro1">
          <table:table-cell office:value-type="float" office:value="65544" calcext:value-type="float">
            <text:p>65544</text:p>
          </table:table-cell>
          <table:table-cell office:value-type="string" calcext:value-type="string">
            <text:p>Hunter поводок-перестежка для собак Tripoli 15/200 нейлон желтый, светоотражающий</text:p>
          </table:table-cell>
          <table:table-cell office:value-type="string" calcext:value-type="string">
            <text:p>Категория: Перестежка</text:p>
          </table:table-cell>
          <table:table-cell office:value-type="string" calcext:value-type="string">
            <text:p>1116.00</text:p>
          </table:table-cell>
          <table:table-cell office:value-type="string" calcext:value-type="string">
            <text:p>Поводок-перестежка для собак Tripoli выполнен из высококачественного нейлона,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5 мм. Максимальная длина 1,7 м.</text:p>
          </table:table-cell>
          <table:table-cell office:value-type="string" calcext:value-type="string">
            <text:p>http://tin29.ru/wp-content/uploads/2018/hunter/5996492b-64b0-11e8-812f-005056bf23ce.jpg</text:p>
          </table:table-cell>
          <table:table-cell office:value-type="string" calcext:value-type="string">
            <text:p>http://valta.ru/catalog/perestezhka/hunter_povodok_perestezhka_dlya_sobak_tripoli_15_200_neilon_zheltyi__svetootrazhayuschii/</text:p>
          </table:table-cell>
        </table:table-row>
        <table:table-row table:style-name="ro1">
          <table:table-cell office:value-type="float" office:value="65524" calcext:value-type="float">
            <text:p>65524</text:p>
          </table:table-cell>
          <table:table-cell office:value-type="string" calcext:value-type="string">
            <text:p>Hunter поводок-перестежка для собак Tripoli 15/200 нейлон св. голубой, светоотражающий</text:p>
          </table:table-cell>
          <table:table-cell office:value-type="string" calcext:value-type="string">
            <text:p>Категория: Перестежка</text:p>
          </table:table-cell>
          <table:table-cell office:value-type="string" calcext:value-type="string">
            <text:p>1116.00</text:p>
          </table:table-cell>
          <table:table-cell office:value-type="string" calcext:value-type="string">
            <text:p>Поводок-перестежка для собак Tripoli выполнен из высококачественного нейлона,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5 мм. Максимальная длина 1,7 м.</text:p>
          </table:table-cell>
          <table:table-cell office:value-type="string" calcext:value-type="string">
            <text:p>http://tin29.ru/wp-content/uploads/2018/hunter/62fbe75e-64b0-11e8-812f-005056bf23ce.jpg</text:p>
          </table:table-cell>
          <table:table-cell office:value-type="string" calcext:value-type="string">
            <text:p>http://valta.ru/catalog/perestezhka/hunter_povodok_perestezhka_dlya_sobak_tripoli_15_200_neilon_svgoluboi__svetootrazhayuschii/</text:p>
          </table:table-cell>
        </table:table-row>
        <table:table-row table:style-name="ro1">
          <table:table-cell office:value-type="float" office:value="65534" calcext:value-type="float">
            <text:p>65534</text:p>
          </table:table-cell>
          <table:table-cell office:value-type="string" calcext:value-type="string">
            <text:p>Hunter поводок-перестежка для собак Tripoli 15/200 нейлон св. розовый, светоотражающий</text:p>
          </table:table-cell>
          <table:table-cell office:value-type="string" calcext:value-type="string">
            <text:p>Категория: Перестежка</text:p>
          </table:table-cell>
          <table:table-cell office:value-type="string" calcext:value-type="string">
            <text:p>1116.00</text:p>
          </table:table-cell>
          <table:table-cell office:value-type="string" calcext:value-type="string">
            <text:p>Поводок-перестежка для собак Tripoli выполнен из высококачественного нейлона, легко стирается и быстро сохнет, долго сохраняет яркие цвета и не красит шерсть даже во время водных процедур. Все швы аккуратно обработаны. Благодаря второму карабину (вместо ручки) и 3 кольцам поводок можно по разному комбинировать и изменять длину поводка. Ширина 15 мм. Максимальная длина 1,7 м.</text:p>
          </table:table-cell>
          <table:table-cell office:value-type="string" calcext:value-type="string">
            <text:p>http://tin29.ru/wp-content/uploads/2018/hunter/6f8e85a3-64b0-11e8-812f-005056bf23ce.jpg</text:p>
          </table:table-cell>
          <table:table-cell office:value-type="string" calcext:value-type="string">
            <text:p>http://valta.ru/catalog/perestezhka/hunter_povodok_perestezhka_dlya_sobak_tripoli_15_200_neilon_svrozovyi__svetootrazhayuschii/</text:p>
          </table:table-cell>
        </table:table-row>
        <table:table-row table:style-name="ro1">
          <table:table-cell office:value-type="float" office:value="63030" calcext:value-type="float">
            <text:p>63030</text:p>
          </table:table-cell>
          <table:table-cell office:value-type="string" calcext:value-type="string">
            <text:p>Hunter пояс с поводком 120 см для бега с собакой Tacoma Active черный/бежевый</text:p>
          </table:table-cell>
          <table:table-cell office:value-type="string" calcext:value-type="string">
            <text:p>Категория: Амуниция</text:p>
          </table:table-cell>
          <table:table-cell office:value-type="string" calcext:value-type="string">
            <text:p>2814.00</text:p>
          </table:table-cell>
          <table:table-cell office:value-type="string" calcext:value-type="string">
            <text:p>Сумка-ремень в спортивном стиле в регулируемым размером до 120 см. Регулируемый и светоотражающий поводок с амортизатором. Безопасная застежка для того, чтобы пристегнуть или отстегнуть ремень. С помощью застежки ремень трансформируется с поводок с петлей для руки. В комплекте с ремнем 3 отдельных кармана: для смартфона, лакомств или других аксессуаров и бутылки 0,5 л для воды. Все отделения съемные и светоотражающие.</text:p>
          </table:table-cell>
          <table:table-cell office:value-type="string" calcext:value-type="string">
            <text:p>http://tin29.ru/wp-content/uploads/2018/hunter/f3a4615a-2bc6-11e6-80ec-00155d2e8300.jpg, http://tin29.ru/wp-content/uploads/2018/hunter/f3a4615a-2bc6-11e6-80ec-00155d2e8300_2.jpg, http://tin29.ru/wp-content/uploads/2018/hunter/f3a4615a-2bc6-11e6-80ec-00155d2e8300_3.jpg</text:p>
          </table:table-cell>
          <table:table-cell office:value-type="string" calcext:value-type="string">
            <text:p>http://valta.ru/catalog/amunitsiya/hunter_poyas_s_povodkom_120_sm_dlya_bega_s_sobakoi_tacoma_active_chernyi_bezhevyi/</text:p>
          </table:table-cell>
        </table:table-row>
        <table:table-row table:style-name="ro1">
          <table:table-cell office:value-type="float" office:value="19750" calcext:value-type="float">
            <text:p>19750</text:p>
          </table:table-cell>
          <table:table-cell office:value-type="string" calcext:value-type="string">
            <text:p>Hunter ринговка для собак 6 мм кожа натуральная</text:p>
          </table:table-cell>
          <table:table-cell office:value-type="string" calcext:value-type="string">
            <text:p>Категория: Ринговка</text:p>
          </table:table-cell>
          <table:table-cell office:value-type="string" calcext:value-type="string">
            <text:p>1551.00</text:p>
          </table:table-cell>
          <table:table-cell office:value-type="string" calcext:value-type="string">
            <text:p>Прочная, надежная ринговка Hunter из натуральной цельной сыромятной кожи - оптимальный выбор для идеального представления вашего четвероногого любимца. Круглой формы, с диаметром поперечного сечения 6 мм, длина 140 см, максимальный обхват шеи - 60 см. Ринговка прослужит вам долгие годы и принесет много побед! Цвет - бежевый. Удобно лежит в руке.</text:p>
          </table:table-cell>
          <table:table-cell office:value-type="string" calcext:value-type="string">
            <text:p>http://tin29.ru/wp-content/uploads/2018/hunter/3b3682e2-3594-11e0-4488-001517e97967.jpg</text:p>
          </table:table-cell>
          <table:table-cell office:value-type="string" calcext:value-type="string">
            <text:p>http://valta.ru/catalog/ringovka/hunter_ringovka_dlya_sobak_6_mm_kozha_naturalnaya/</text:p>
          </table:table-cell>
        </table:table-row>
        <table:table-row table:style-name="ro1">
          <table:table-cell office:value-type="float" office:value="19745" calcext:value-type="float">
            <text:p>19745</text:p>
          </table:table-cell>
          <table:table-cell office:value-type="string" calcext:value-type="string">
            <text:p>Hunter ринговка для собак 6 мм кожа черная</text:p>
          </table:table-cell>
          <table:table-cell office:value-type="string" calcext:value-type="string">
            <text:p>Категория: Ринговка</text:p>
          </table:table-cell>
          <table:table-cell office:value-type="string" calcext:value-type="string">
            <text:p>2120.00</text:p>
          </table:table-cell>
          <table:table-cell office:value-type="string" calcext:value-type="string">
            <text:p>Прочная, надежная ринговка Hunter из натуральной цельной сыромятной кожи - оптимальный выбор для идеального представления вашего четвероногого любимца. Круглой формы, с диаметром поперечного сечения 6 мм, длина 140 см, максимальный обхват шеи - 60 см. Ринговка прослужит вам долгие годы и принесет много побед! Цвет - черный. Удобно лежит в руке.</text:p>
          </table:table-cell>
          <table:table-cell office:value-type="string" calcext:value-type="string">
            <text:p>http://tin29.ru/wp-content/uploads/2018/hunter/3b3682bb-3594-11e0-4488-001517e97967.jpg</text:p>
          </table:table-cell>
          <table:table-cell office:value-type="string" calcext:value-type="string">
            <text:p>http://valta.ru/catalog/ringovka/hunter_ringovka_dlya_sobak_6_mm_kozha_chernaya/</text:p>
          </table:table-cell>
        </table:table-row>
        <table:table-row table:style-name="ro1">
          <table:table-cell office:value-type="float" office:value="42266" calcext:value-type="float">
            <text:p>42266</text:p>
          </table:table-cell>
          <table:table-cell office:value-type="string" calcext:value-type="string">
            <text:p>Hunter ринговка для собак Freestyle 10/170 нейлоновая стропа терракотовая</text:p>
          </table:table-cell>
          <table:table-cell office:value-type="string" calcext:value-type="string">
            <text:p>Категория: Ринговка</text:p>
          </table:table-cell>
          <table:table-cell office:value-type="string" calcext:value-type="string">
            <text:p>1802.00</text:p>
          </table:table-cell>
          <table:table-cell office:value-type="string" calcext:value-type="string">
            <text:p>Прочная, надежная нейлоновая ринговка Hunter Freestyle 10/170 (Фристайл) - оптимальный выбор для представления вашего четвероногого друга. Круглой формы, с диаметром поперечного сечения 10 мм, она прослужит вам долгие годы и принесет много побед! Цвет - терракот. Удобно лежит в руке, длина 1,7 м.</text:p>
          </table:table-cell>
          <table:table-cell office:value-type="string" calcext:value-type="string">
            <text:p>http://tin29.ru/wp-content/uploads/2018/hunter/5689b6a4-3594-11e0-4488-001517e97967.jpg</text:p>
          </table:table-cell>
          <table:table-cell office:value-type="string" calcext:value-type="string">
            <text:p>http://valta.ru/catalog/ringovka/hunter_ringovka_dlya_sobak_freestyle_10_170_neilonovaya_stropa_terrakotovaya/</text:p>
          </table:table-cell>
        </table:table-row>
        <table:table-row table:style-name="ro1">
          <table:table-cell office:value-type="float" office:value="40768" calcext:value-type="float">
            <text:p>40768</text:p>
          </table:table-cell>
          <table:table-cell office:value-type="string" calcext:value-type="string">
            <text:p>Hunter ринговка для собак Freestyle 8/120 нейлоновая стропа красная</text:p>
          </table:table-cell>
          <table:table-cell office:value-type="string" calcext:value-type="string">
            <text:p>Категория: Ринговка</text:p>
          </table:table-cell>
          <table:table-cell office:value-type="string" calcext:value-type="string">
            <text:p>1493.00</text:p>
          </table:table-cell>
          <table:table-cell office:value-type="string" calcext:value-type="string">
            <text:p>Прочная, надежная нейлоновая ринговка Hunter Freestyle 8/120 (Фристайл) - оптимальный выбор для представления вашего четвероногого друга. Круглой формы, с диаметром поперечного сечения 8 мм, она прослужит вам долгие годы и принесет много побед! Цвет - красный. Удобно лежит в руке, длина 1,2 м.</text:p>
          </table:table-cell>
          <table:table-cell office:value-type="string" calcext:value-type="string">
            <text:p>http://tin29.ru/wp-content/uploads/2018/hunter/4c4b7b8c-3594-11e0-4488-001517e97967.jpg</text:p>
          </table:table-cell>
          <table:table-cell office:value-type="string" calcext:value-type="string">
            <text:p>http://valta.ru/catalog/ringovka/hunter_ringovka_dlya_sobak_freestyle_8_120_neilonovaya_stropa_krasnaya/</text:p>
          </table:table-cell>
        </table:table-row>
        <table:table-row table:style-name="ro1">
          <table:table-cell office:value-type="float" office:value="40770" calcext:value-type="float">
            <text:p>40770</text:p>
          </table:table-cell>
          <table:table-cell office:value-type="string" calcext:value-type="string">
            <text:p>Hunter ринговка для собак Freestyle 8/120 нейлоновая стропа черная</text:p>
          </table:table-cell>
          <table:table-cell office:value-type="string" calcext:value-type="string">
            <text:p>Категория: Ринговка</text:p>
          </table:table-cell>
          <table:table-cell office:value-type="string" calcext:value-type="string">
            <text:p>1493.00</text:p>
          </table:table-cell>
          <table:table-cell office:value-type="string" calcext:value-type="string">
            <text:p>Прочная, надежная нейлоновая ринговка Hunter Freestyle 8/120 (Фристайл) - оптимальный выбор для представления вашего четвероногого друга. Круглой формы, с диаметром поперечного сечения 8 мм, она прослужит вам долгие годы и принесет много побед! Цвет - черный. Удобно лежит в руке, длина 1,2 м.</text:p>
          </table:table-cell>
          <table:table-cell office:value-type="string" calcext:value-type="string">
            <text:p>http://tin29.ru/wp-content/uploads/2018/hunter/4c4b7bb5-3594-11e0-4488-001517e97967.jpg</text:p>
          </table:table-cell>
          <table:table-cell office:value-type="string" calcext:value-type="string">
            <text:p>http://valta.ru/catalog/ringovka/hunter_ringovka_dlya_sobak_freestyle_8_120_neilonovaya_stropa_chernaya/</text:p>
          </table:table-cell>
        </table:table-row>
        <table:table-row table:style-name="ro1">
          <table:table-cell office:value-type="float" office:value="92397" calcext:value-type="float">
            <text:p>92397</text:p>
          </table:table-cell>
          <table:table-cell office:value-type="string" calcext:value-type="string">
            <text:p>Hunter свисток для тренинга для собак</text:p>
          </table:table-cell>
          <table:table-cell office:value-type="string" calcext:value-type="string">
            <text:p>Категория: Средства коррекции поведения</text:p>
          </table:table-cell>
          <table:table-cell office:value-type="string" calcext:value-type="string">
            <text:p>229.00</text:p>
          </table:table-cell>
          <table:table-cell office:value-type="string" calcext:value-type="string">
            <text:p>Hunter Свисток для тренинга для собак</text:p>
          </table:table-cell>
          <table:table-cell office:value-type="string" calcext:value-type="string">
            <text:p>http://tin29.ru/wp-content/uploads/2018/hunter/a763e664-fb7a-11e3-8d48-001517e97967.jpg</text:p>
          </table:table-cell>
          <table:table-cell office:value-type="string" calcext:value-type="string">
            <text:p>http://valta.ru/catalog/sredstva_korrektsii_povedeniya/hunter_svistok_dlya_trenninga_dlya_sobak/</text:p>
          </table:table-cell>
        </table:table-row>
        <table:table-row table:style-name="ro2">
          <table:table-cell office:value-type="float" office:value="44734" calcext:value-type="float">
            <text:p>44734</text:p>
          </table:table-cell>
          <table:table-cell office:value-type="string" calcext:value-type="string">
            <text:p>Hunter софа для собак и кошек White Dots 40x40 см коричневая</text:p>
          </table:table-cell>
          <table:table-cell office:value-type="string" calcext:value-type="string">
            <text:p>Категория: Лежанки</text:p>
          </table:table-cell>
          <table:table-cell office:value-type="string" calcext:value-type="string">
            <text:p>2555.00</text:p>
          </table:table-cell>
          <table:table-cell office:value-type="string" calcext:value-type="string">
            <text:p>Hunter софа для собак и кошек White Dots 40x40 см коричневая.&lt;br&gt;&lt;br&gt;</text:p>
            <text:p>Софа White Dots - прекрасное место для отдыха кошек и собак мелких пород. &lt;br&gt;Наполнитель из 100% полиэстера, внутри отделана 100% хлопком. &lt;br&gt;Защитит вашего любимца от холода и сквозняков, обеспечив ему комфорт и уют во время сна.&lt;br&gt; Цвет - коричневый, машинная стирка при 30 С. Размер 40х40 см</text:p>
          </table:table-cell>
          <table:table-cell office:value-type="string" calcext:value-type="string">
            <text:p>http://tin29.ru/wp-content/uploads/2018/hunter/78efea74-3594-11e0-4488-001517e97967.jpg</text:p>
          </table:table-cell>
          <table:table-cell office:value-type="string" calcext:value-type="string">
            <text:p>http://valta.ru/catalog/lezhanka/hunter_sofa_dlya_sobak_i_koshek_white_dots_40x40_sm_korichnevaya/</text:p>
          </table:table-cell>
        </table:table-row>
        <table:table-row table:style-name="ro2">
          <table:table-cell office:value-type="float" office:value="42369" calcext:value-type="float">
            <text:p>42369</text:p>
          </table:table-cell>
          <table:table-cell office:value-type="string" calcext:value-type="string">
            <text:p>Hunter сумочка для лакомств Standard малая бежевая</text:p>
          </table:table-cell>
          <table:table-cell office:value-type="string" calcext:value-type="string">
            <text:p>Категория: Сумочка для лакомств</text:p>
          </table:table-cell>
          <table:table-cell office:value-type="string" calcext:value-type="string">
            <text:p>999.00</text:p>
          </table:table-cell>
          <table:table-cell office:value-type="string" calcext:value-type="string">
            <text:p>Hunter сумочка для лакомств &lt;br&gt;&lt;br&gt;</text:p>
            <text:p>На поясная сумочка для лакомств. Снабжена петлей для крепления к ремню и клипсой для крепления сумочки на поясе. Сделана из полиэстера. Всегда берите на прогулку лакомство для поощрения Вашего питомца при ежедневных тренировках, а сумочка Hunter убережет Ваши карманы от крошек. Цвет - черный/бежевый</text:p>
          </table:table-cell>
          <table:table-cell office:value-type="string" calcext:value-type="string">
            <text:p>http://tin29.ru/wp-content/uploads/2018/hunter/595f618a-3594-11e0-4488-001517e97967.jpg</text:p>
          </table:table-cell>
          <table:table-cell office:value-type="string" calcext:value-type="string">
            <text:p>http://valta.ru/catalog/sumochka_dlya_lakomstv/hunter_sumochka_dlya_lakomstv_malaya/</text:p>
          </table:table-cell>
        </table:table-row>
        <table:table-row table:style-name="ro2">
          <table:table-cell office:value-type="float" office:value="41890" calcext:value-type="float">
            <text:p>41890</text:p>
          </table:table-cell>
          <table:table-cell office:value-type="string" calcext:value-type="string">
            <text:p>Hunter сумочка для лакомств Standard средняя бежевая</text:p>
          </table:table-cell>
          <table:table-cell office:value-type="string" calcext:value-type="string">
            <text:p>Категория: Сумочка для лакомств</text:p>
          </table:table-cell>
          <table:table-cell office:value-type="string" calcext:value-type="string">
            <text:p>1077.00</text:p>
          </table:table-cell>
          <table:table-cell office:value-type="string" calcext:value-type="string">
            <text:p>Hunter сумочка для лакомств средняя.&lt;br&gt;&lt;br&gt;</text:p>
            <text:p>На поясная сумочка для для лакомств снабжена петлей для крепления к ремню и клипсой для крепления сумочки на поясе. Сделана из полиэстера. &lt;br&gt;&lt;br&gt;Всегда берите на прогулку лакомство для поощрения Вашего питомца при ежедневных тренировках, а сумочка Hunter убережет Ваши карманы от крошек.&lt;br&gt; Цвет - черный/бежевый.</text:p>
          </table:table-cell>
          <table:table-cell office:value-type="string" calcext:value-type="string">
            <text:p>http://tin29.ru/wp-content/uploads/2018/hunter/53d7f42b-3594-11e0-4488-001517e97967.jpg</text:p>
          </table:table-cell>
          <table:table-cell office:value-type="string" calcext:value-type="string">
            <text:p>http://valta.ru/catalog/sumochka_dlya_lakomstv/hunter_sumochka_dlya_lakomstv_srednyaya/</text:p>
          </table:table-cell>
        </table:table-row>
        <table:table-row table:style-name="ro2">
          <table:table-cell office:value-type="float" office:value="46578" calcext:value-type="float">
            <text:p>46578</text:p>
          </table:table-cell>
          <table:table-cell office:value-type="string" calcext:value-type="string">
            <text:p>Hunter сумочка для лакомств малая простая (без кармана для кликера и клипсы для ремня)</text:p>
          </table:table-cell>
          <table:table-cell office:value-type="string" calcext:value-type="string">
            <text:p>Категория: Сумочка для лакомств</text:p>
          </table:table-cell>
          <table:table-cell office:value-type="string" calcext:value-type="string">
            <text:p>802.00</text:p>
          </table:table-cell>
          <table:table-cell office:value-type="string" calcext:value-type="string">
            <text:p>Hunter сумочка для лакомств малая простая (без кармана для кликера и клипсы для ремня)&lt;br&gt;&lt;br&gt;</text:p>
            <text:p>На поясная сумочка для лакомств. Снабжена петлей для крепления к ремню. Сделана из полиэстера. &lt;br&gt;&lt;br&gt;Всегда берите на прогулку лакомство для поощрения Вашего питомца при ежедневных тренировках, а сумочка Hunter убережет Ваши карманы от крошек. &lt;br&gt;Цвет - черный/бежевый. Размер - 14*8*8 см</text:p>
          </table:table-cell>
          <table:table-cell office:value-type="string" calcext:value-type="string">
            <text:p>http://tin29.ru/wp-content/uploads/2018/hunter/88f8ea42-3594-11e0-4488-001517e97967.jpg</text:p>
          </table:table-cell>
          <table:table-cell office:value-type="string" calcext:value-type="string">
            <text:p>http://valta.ru/catalog/sumochka_dlya_lakomstv/hunter_sumochka_dlya_lakomstv_malaya_prostaya_bez_karmana_dlya_klikera_i_klipsy_dlya_remnya/</text:p>
          </table:table-cell>
        </table:table-row>
        <table:table-row table:style-name="ro7">
          <table:table-cell office:value-type="float" office:value="92726" calcext:value-type="float">
            <text:p>92726</text:p>
          </table:table-cell>
          <table:table-cell office:value-type="string" calcext:value-type="string">
            <text:p>Hunter шлейка для собак Manoa M (44-55 см) <text:s/>нейлон/сетчатый текстиль красный</text:p>
          </table:table-cell>
          <table:table-cell office:value-type="string" calcext:value-type="string">
            <text:p>Категория: Шлейки</text:p>
          </table:table-cell>
          <table:table-cell office:value-type="string" calcext:value-type="string">
            <text:p>1626.00</text:p>
          </table:table-cell>
          <table:table-cell office:value-type="string" calcext:value-type="string">
            <text:p>Шлейка для средних пород собак. Выполнена из легкого дышащего сетчатого текстиля. </text:p>
            <text:p>Мягкие и широкие шлицы равномерно распределяют давление на шею и грудь, таким образом шлейка идеально подходит для чувствительных к давлению собак (молодых и активных, а также для собак страдающих заболеваниями костей и суставов).&lt;br&gt;</text:p>
            <text:p>Обхват груди 44-55 см. &lt;br&gt; Цвет: красный.</text:p>
          </table:table-cell>
          <table:table-cell office:value-type="string" calcext:value-type="string">
            <text:p>http://tin29.ru/wp-content/uploads/2018/hunter/d5416c5c-9449-11e6-810e-00155d290810.jpg</text:p>
          </table:table-cell>
          <table:table-cell office:value-type="string" calcext:value-type="string">
            <text:p>http://valta.ru/catalog/shleiki/hunter_shleika_dlya_sobak_manoa_m_44_55_sm__neilon_setchatyi_tekstil_krasnyi/</text:p>
          </table:table-cell>
        </table:table-row>
        <table:table-row table:style-name="ro2">
          <table:table-cell office:value-type="float" office:value="92720" calcext:value-type="float">
            <text:p>92720</text:p>
          </table:table-cell>
          <table:table-cell office:value-type="string" calcext:value-type="string">
            <text:p>Hunter шлейка для собак Manoa M (44-55 см) <text:s/>нейлон/сетчатый текстиль черный</text:p>
          </table:table-cell>
          <table:table-cell office:value-type="string" calcext:value-type="string">
            <text:p>Категория: Шлейки</text:p>
          </table:table-cell>
          <table:table-cell office:value-type="string" calcext:value-type="string">
            <text:p>1626.00</text:p>
          </table:table-cell>
          <table:table-cell office:value-type="string" calcext:value-type="string">
            <text:p>Шлейка для средних пород собак. Выполнена из легкого дышащего сетчатого текстиля. </text:p>
            <text:p>Мягкие и широкие шлицы равномерно распределяют давление на шею и грудь, таким образом шлейка идеально подходит для чувствительных к давлению собак (молодых и активных, а также для собак страдающих заболеваниями костей и суставов).&lt;br&gt;Обхват груди 44-55 см. &lt;br&gt; Цвет: черный.</text:p>
          </table:table-cell>
          <table:table-cell office:value-type="string" calcext:value-type="string">
            <text:p>http://tin29.ru/wp-content/uploads/2018/hunter/20121a04-944a-11e6-810e-00155d290810.jpg</text:p>
          </table:table-cell>
          <table:table-cell office:value-type="string" calcext:value-type="string">
            <text:p>http://valta.ru/catalog/shleiki/hunter_shleika_dlya_sobak_manoa_m_44_55_sm__neilon_setchatyi_tekstil_chernyi/</text:p>
          </table:table-cell>
        </table:table-row>
        <table:table-row table:style-name="ro7">
          <table:table-cell office:value-type="float" office:value="92723" calcext:value-type="float">
            <text:p>92723</text:p>
          </table:table-cell>
          <table:table-cell office:value-type="string" calcext:value-type="string">
            <text:p>Hunter шлейка для собак Manoa M (44-55 см) нейлон/сетчатый текстиль голубой</text:p>
          </table:table-cell>
          <table:table-cell office:value-type="string" calcext:value-type="string">
            <text:p>Категория: Шлейки</text:p>
          </table:table-cell>
          <table:table-cell office:value-type="string" calcext:value-type="string">
            <text:p>1626.00</text:p>
          </table:table-cell>
          <table:table-cell office:value-type="string" calcext:value-type="string">
            <text:p>Шлейка для средних пород собак. Выполнена из легкого дышащего сетчатого текстиля. </text:p>
            <text:p>Мягкие и широкие шлицы равномерно распределяют давление на шею и грудь, таким образом шлейка идеально подходит для чувствительных к давлению собак (молодых и активных, а также для собак страдающих заболеваниями костей и суставов).&lt;br&gt;Обхват груди 44-55 см. &lt;br&gt;</text:p>
            <text:p/>
          </table:table-cell>
          <table:table-cell office:value-type="string" calcext:value-type="string">
            <text:p>http://tin29.ru/wp-content/uploads/2018/hunter/b170a4a1-1581-11e8-812a-005056bf23ce.jpg</text:p>
          </table:table-cell>
          <table:table-cell office:value-type="string" calcext:value-type="string">
            <text:p>http://valta.ru/catalog/shleiki/hunter_shleika_dlya_sobak_manoa_m_44_55_sm_neilon_setchatyi_tekstil_goluboi/</text:p>
          </table:table-cell>
        </table:table-row>
        <table:table-row table:style-name="ro2">
          <table:table-cell office:value-type="float" office:value="92722" calcext:value-type="float">
            <text:p>92722</text:p>
          </table:table-cell>
          <table:table-cell office:value-type="string" calcext:value-type="string">
            <text:p>Hunter шлейка для собак Manoa S (38-47 см) нейлон/сетчатый текстиль голубой</text:p>
          </table:table-cell>
          <table:table-cell office:value-type="string" calcext:value-type="string">
            <text:p>Категория: Шлейки</text:p>
          </table:table-cell>
          <table:table-cell office:value-type="string" calcext:value-type="string">
            <text:p>1409.00</text:p>
          </table:table-cell>
          <table:table-cell office:value-type="string" calcext:value-type="string">
            <text:p>Шлейка для миниатюрных собак. Выполнена из легкого дышащего сетчатого текстиля. </text:p>
            <text:p>Мягкие и широкие шлицы равномерно распределяют давление на шею и грудь, таким образом шлейка идеально подходит для чувствительных к давлению собак (молодых и активных, а также для собак страдающих заболеваниями костей и суставов).&lt;br&gt;Обхват груди 38-47 см. &lt;br&gt; Цвет: голубой.</text:p>
          </table:table-cell>
          <table:table-cell office:value-type="string" calcext:value-type="string">
            <text:p>http://tin29.ru/wp-content/uploads/2018/hunter/04e7356c-944a-11e6-810e-00155d290810.jpg</text:p>
          </table:table-cell>
          <table:table-cell office:value-type="string" calcext:value-type="string">
            <text:p>http://valta.ru/catalog/shleiki/hunter_shleika_dlya_sobak_manoa_s_38_47_sm_neilon_setchatyi_tekstil_goluboi/</text:p>
          </table:table-cell>
        </table:table-row>
        <table:table-row table:style-name="ro2">
          <table:table-cell office:value-type="float" office:value="92725" calcext:value-type="float">
            <text:p>92725</text:p>
          </table:table-cell>
          <table:table-cell office:value-type="string" calcext:value-type="string">
            <text:p>Hunter шлейка для собак Manoa S (38-47 см) нейлон/сетчатый текстиль красный</text:p>
          </table:table-cell>
          <table:table-cell office:value-type="string" calcext:value-type="string">
            <text:p>Категория: Шлейки</text:p>
          </table:table-cell>
          <table:table-cell office:value-type="string" calcext:value-type="string">
            <text:p>1409.00</text:p>
          </table:table-cell>
          <table:table-cell office:value-type="string" calcext:value-type="string">
            <text:p>Шлейка для миниатюрных собак. Выполнена из легкого дышащего сетчатого текстиля. </text:p>
            <text:p>Мягкие и широкие шлицы равномерно распределяют давление на шею и грудь, таким образом шлейка идеально подходит для чувствительных к давлению собак (молодых и активных, а также для собак страдающих заболеваниями костей и суставов).&lt;br&gt;Обхват груди 38-47 см. &lt;br&gt; Цвет: красный.</text:p>
          </table:table-cell>
          <table:table-cell office:value-type="string" calcext:value-type="string">
            <text:p>http://tin29.ru/wp-content/uploads/2018/hunter/b73f5ac9-9449-11e6-810e-00155d290810.jpg</text:p>
          </table:table-cell>
          <table:table-cell office:value-type="string" calcext:value-type="string">
            <text:p>http://valta.ru/catalog/shleiki/hunter_shleika_dlya_sobak_manoa_s_38_47_sm_neilon_setchatyi_tekstil_krasnyi/</text:p>
          </table:table-cell>
        </table:table-row>
        <table:table-row table:style-name="ro7">
          <table:table-cell office:value-type="float" office:value="92719" calcext:value-type="float">
            <text:p>92719</text:p>
          </table:table-cell>
          <table:table-cell office:value-type="string" calcext:value-type="string">
            <text:p>Hunter шлейка для собак Manoa S (38-47 см) нейлон/сетчатый текстиль черная</text:p>
          </table:table-cell>
          <table:table-cell office:value-type="string" calcext:value-type="string">
            <text:p>Категория: Шлейки</text:p>
          </table:table-cell>
          <table:table-cell office:value-type="string" calcext:value-type="string">
            <text:p>1409.00</text:p>
          </table:table-cell>
          <table:table-cell office:value-type="string" calcext:value-type="string">
            <text:p>Шлейка для миниатюрных собак. Выполнена из легкого дышащего сетчатого текстиля. </text:p>
            <text:p>Мягкие и широкие шлицы равномерно распределяют давление на шею и грудь, таким образом шлейка идеально подходит для чувствительных к давлению собак (молодых и активных, а также для собак страдающих заболеваниями костей и суставов).&lt;br&gt;Обхват груди 38-47 см. &lt;br&gt;</text:p>
            <text:p/>
          </table:table-cell>
          <table:table-cell office:value-type="string" calcext:value-type="string">
            <text:p>http://tin29.ru/wp-content/uploads/2018/hunter/db0cf623-16fa-11e8-812a-005056bf23ce.jpg</text:p>
          </table:table-cell>
          <table:table-cell office:value-type="string" calcext:value-type="string">
            <text:p>http://valta.ru/catalog/shleiki/hunter_shleika_dlya_sobak_manoa_s_38_47_sm_neilon_setchatyi_tekstil_chernaya/</text:p>
          </table:table-cell>
        </table:table-row>
        <table:table-row table:style-name="ro2">
          <table:table-cell office:value-type="float" office:value="92721" calcext:value-type="float">
            <text:p>92721</text:p>
          </table:table-cell>
          <table:table-cell office:value-type="string" calcext:value-type="string">
            <text:p>Hunter шлейка для собак Manoa XS (35-41 см) нейлон/сетчатый текстиль голубой</text:p>
          </table:table-cell>
          <table:table-cell office:value-type="string" calcext:value-type="string">
            <text:p>Категория: Шлейки</text:p>
          </table:table-cell>
          <table:table-cell office:value-type="string" calcext:value-type="string">
            <text:p>1337.00</text:p>
          </table:table-cell>
          <table:table-cell office:value-type="string" calcext:value-type="string">
            <text:p>Шлейка для миниатюрных собак. Выполнена из легкого дышащего сетчатого текстиля. </text:p>
            <text:p>Мягкие и широкие шлицы равномерно распределяют давление на шею и грудь, таким образом шлейка идеально подходит для чувствительных к давлению собак (молодых и активных, а также для собак страдающих заболеваниями костей и суставов).&lt;br&gt;Обхват груди 35-41 см. &lt;br&gt; Цвет: голубой.</text:p>
          </table:table-cell>
          <table:table-cell office:value-type="string" calcext:value-type="string">
            <text:p>http://tin29.ru/wp-content/uploads/2018/hunter/eadf43d5-9449-11e6-810e-00155d290810.jpg</text:p>
          </table:table-cell>
          <table:table-cell office:value-type="string" calcext:value-type="string">
            <text:p>http://valta.ru/catalog/shleiki/hunter_shleika_dlya_sobak_manoa_xs_35_41_sm_neilon_setchatyi_tekstil_goluboi/</text:p>
          </table:table-cell>
        </table:table-row>
        <table:table-row table:style-name="ro2">
          <table:table-cell office:value-type="float" office:value="92724" calcext:value-type="float">
            <text:p>92724</text:p>
          </table:table-cell>
          <table:table-cell office:value-type="string" calcext:value-type="string">
            <text:p>Hunter шлейка для собак Manoa XS (35-41 см) нейлон/сетчатый текстиль красный</text:p>
          </table:table-cell>
          <table:table-cell office:value-type="string" calcext:value-type="string">
            <text:p>Категория: Шлейки</text:p>
          </table:table-cell>
          <table:table-cell office:value-type="string" calcext:value-type="string">
            <text:p>1337.00</text:p>
          </table:table-cell>
          <table:table-cell office:value-type="string" calcext:value-type="string">
            <text:p>Шлейка для миниатюрных собак. Выполнена из легкого дышащего сетчатого текстиля. </text:p>
            <text:p>Мягкие и широкие шлицы равномерно распределяют давление на шею и грудь, таким образом шлейка идеально подходит для чувствительных к давлению собак (молодых и активных, а также для собак страдающих заболеваниями костей и суставов).&lt;br&gt;Обхват груди 35-41 см. &lt;br&gt; Цвет: красный.</text:p>
          </table:table-cell>
          <table:table-cell office:value-type="string" calcext:value-type="string">
            <text:p>http://tin29.ru/wp-content/uploads/2018/hunter/9a7f0a63-9449-11e6-810e-00155d290810.jpg</text:p>
          </table:table-cell>
          <table:table-cell office:value-type="string" calcext:value-type="string">
            <text:p>http://valta.ru/catalog/shleiki/hunter_shleika_dlya_sobak_manoa_xs_35_41_sm_neilon_setchatyi_tekstil_krasnyi/</text:p>
          </table:table-cell>
        </table:table-row>
        <table:table-row table:style-name="ro2">
          <table:table-cell office:value-type="float" office:value="92718" calcext:value-type="float">
            <text:p>92718</text:p>
          </table:table-cell>
          <table:table-cell office:value-type="string" calcext:value-type="string">
            <text:p>Hunter шлейка для собак Manoa XS (35-41 см) нейлон/сетчатый текстиль черная</text:p>
          </table:table-cell>
          <table:table-cell office:value-type="string" calcext:value-type="string">
            <text:p>Категория: Шлейки</text:p>
          </table:table-cell>
          <table:table-cell office:value-type="string" calcext:value-type="string">
            <text:p>1337.00</text:p>
          </table:table-cell>
          <table:table-cell office:value-type="string" calcext:value-type="string">
            <text:p>Шлейка для миниатюрных собак. Выполнена из легкого дышащего сетчатого текстиля. </text:p>
            <text:p>Мягкие и широкие шлицы равномерно распределяют давление на шею и грудь, таким образом шлейка идеально подходит для чувствительных к давлению собак (молодых и активных, а также для собак страдающих заболеваниями костей и суставов).&lt;br&gt;Обхват груди 35-41 см. &lt;br&gt; Цвет: черный.</text:p>
          </table:table-cell>
          <table:table-cell office:value-type="string" calcext:value-type="string">
            <text:p>http://tin29.ru/wp-content/uploads/2018/hunter/f955b4fb-1715-11e8-812a-005056bf23ce.jpg</text:p>
          </table:table-cell>
          <table:table-cell office:value-type="string" calcext:value-type="string">
            <text:p>http://valta.ru/catalog/shleiki/hunter_shleika_dlya_sobak_manoa_xs_35_41_sm_neilon_setchatyi_tekstil_chernaya/</text:p>
          </table:table-cell>
        </table:table-row>
        <table:table-row table:style-name="ro1">
          <table:table-cell office:value-type="float" office:value="65538" calcext:value-type="float">
            <text:p>65538</text:p>
          </table:table-cell>
          <table:table-cell office:value-type="string" calcext:value-type="string">
            <text:p>Hunter шлейка для собак Tripoli 32-44 см, нейлон желтая, светоотражающая</text:p>
          </table:table-cell>
          <table:table-cell office:value-type="string" calcext:value-type="string">
            <text:p>Категория: Шлейки</text:p>
          </table:table-cell>
          <table:table-cell office:value-type="string" calcext:value-type="string">
            <text:p>670.00</text:p>
          </table:table-cell>
          <table:table-cell office:value-type="string" calcext:value-type="string">
            <text:p>Шлейка для собак . Выполнена из прочного нейлона со светоотражающей полоской. Обхват груди 32-44 см.</text:p>
          </table:table-cell>
          <table:table-cell office:value-type="string" calcext:value-type="string">
            <text:p>http://tin29.ru/wp-content/uploads/2018/hunter/f8ffaae6-64bc-11e8-812f-005056bf23ce.jpg</text:p>
          </table:table-cell>
          <table:table-cell office:value-type="string" calcext:value-type="string">
            <text:p>http://valta.ru/catalog/shleiki/hunter_shleika_dlya_sobak_tripoli_32_44_sm__neilon_zheltaya__svetootrazhayuschaya/</text:p>
          </table:table-cell>
        </table:table-row>
        <table:table-row table:style-name="ro1">
          <table:table-cell office:value-type="float" office:value="65518" calcext:value-type="float">
            <text:p>65518</text:p>
          </table:table-cell>
          <table:table-cell office:value-type="string" calcext:value-type="string">
            <text:p>Hunter шлейка для собак Tripoli 32-44 см, нейлон св. голубая, светоотражающая</text:p>
          </table:table-cell>
          <table:table-cell office:value-type="string" calcext:value-type="string">
            <text:p>Категория: Шлейки</text:p>
          </table:table-cell>
          <table:table-cell office:value-type="string" calcext:value-type="string">
            <text:p>670.00</text:p>
          </table:table-cell>
          <table:table-cell office:value-type="string" calcext:value-type="string">
            <text:p>Шлейка для собак . Выполнена из прочного нейлона со светоотражающей полоской. Обхват груди 32-44 см.</text:p>
          </table:table-cell>
          <table:table-cell office:value-type="string" calcext:value-type="string">
            <text:p>http://tin29.ru/wp-content/uploads/2018/hunter/02595e0e-64bd-11e8-812f-005056bf23ce.jpg</text:p>
          </table:table-cell>
          <table:table-cell office:value-type="string" calcext:value-type="string">
            <text:p>http://valta.ru/catalog/shleiki/hunter_shleika_dlya_sobak_tripoli_32_44_sm__neilon_svgolubaya__svetootrazhayuschaya/</text:p>
          </table:table-cell>
        </table:table-row>
        <table:table-row table:style-name="ro1">
          <table:table-cell office:value-type="float" office:value="65528" calcext:value-type="float">
            <text:p>65528</text:p>
          </table:table-cell>
          <table:table-cell office:value-type="string" calcext:value-type="string">
            <text:p>Hunter шлейка для собак Tripoli 32-44 см, нейлон св. розовая, светоотражающая</text:p>
          </table:table-cell>
          <table:table-cell office:value-type="string" calcext:value-type="string">
            <text:p>Категория: Шлейки</text:p>
          </table:table-cell>
          <table:table-cell office:value-type="string" calcext:value-type="string">
            <text:p>670.00</text:p>
          </table:table-cell>
          <table:table-cell office:value-type="string" calcext:value-type="string">
            <text:p>Шлейка для собак . Выполнена из прочного нейлона со светоотражающей полоской. Обхват груди 32-44 см.</text:p>
          </table:table-cell>
          <table:table-cell office:value-type="string" calcext:value-type="string">
            <text:p>http://tin29.ru/wp-content/uploads/2018/hunter/0b751340-64bd-11e8-812f-005056bf23ce.jpg</text:p>
          </table:table-cell>
          <table:table-cell office:value-type="string" calcext:value-type="string">
            <text:p>http://valta.ru/catalog/shleiki/hunter_shleika_dlya_sobak_tripoli_32_44_sm__neilon_svrozovaya__svetootrazhayuschaya/</text:p>
          </table:table-cell>
        </table:table-row>
        <table:table-row table:style-name="ro1">
          <table:table-cell office:value-type="float" office:value="65539" calcext:value-type="float">
            <text:p>65539</text:p>
          </table:table-cell>
          <table:table-cell office:value-type="string" calcext:value-type="string">
            <text:p>Hunter шлейка для собак Tripoli 37-52 см, нейлон желтая, светоотражающая</text:p>
          </table:table-cell>
          <table:table-cell office:value-type="string" calcext:value-type="string">
            <text:p>Категория: Шлейки</text:p>
          </table:table-cell>
          <table:table-cell office:value-type="string" calcext:value-type="string">
            <text:p>744.00</text:p>
          </table:table-cell>
          <table:table-cell office:value-type="string" calcext:value-type="string">
            <text:p>Шлейка для собак . Выполнена из прочного нейлона со светоотражающей полоской. Обхват груди 37-52 см.</text:p>
          </table:table-cell>
          <table:table-cell office:value-type="string" calcext:value-type="string">
            <text:p>http://tin29.ru/wp-content/uploads/2018/hunter/13fac128-64bd-11e8-812f-005056bf23ce.jpg</text:p>
          </table:table-cell>
          <table:table-cell office:value-type="string" calcext:value-type="string">
            <text:p>http://valta.ru/catalog/shleiki/hunter_shleika_dlya_sobak_tripoli_37_52_sm__neilon_zheltaya__svetootrazhayuschaya/</text:p>
          </table:table-cell>
        </table:table-row>
        <table:table-row table:style-name="ro1">
          <table:table-cell office:value-type="float" office:value="65519" calcext:value-type="float">
            <text:p>65519</text:p>
          </table:table-cell>
          <table:table-cell office:value-type="string" calcext:value-type="string">
            <text:p>Hunter шлейка для собак Tripoli 37-52 см, нейлон св. голубая, светоотражающая</text:p>
          </table:table-cell>
          <table:table-cell office:value-type="string" calcext:value-type="string">
            <text:p>Категория: Шлейки</text:p>
          </table:table-cell>
          <table:table-cell office:value-type="string" calcext:value-type="string">
            <text:p>744.00</text:p>
          </table:table-cell>
          <table:table-cell office:value-type="string" calcext:value-type="string">
            <text:p>Шлейка для собак . Выполнена из прочного нейлона со светоотражающей полоской. Обхват груди 37-52 см.</text:p>
          </table:table-cell>
          <table:table-cell office:value-type="string" calcext:value-type="string">
            <text:p>http://tin29.ru/wp-content/uploads/2018/hunter/1e4e9e34-64bd-11e8-812f-005056bf23ce.jpg</text:p>
          </table:table-cell>
          <table:table-cell office:value-type="string" calcext:value-type="string">
            <text:p>http://valta.ru/catalog/shleiki/hunter_shleika_dlya_sobak_tripoli_37_52_sm__neilon_svgolubaya__svetootrazhayuschaya/</text:p>
          </table:table-cell>
        </table:table-row>
        <table:table-row table:style-name="ro1">
          <table:table-cell office:value-type="float" office:value="65529" calcext:value-type="float">
            <text:p>65529</text:p>
          </table:table-cell>
          <table:table-cell office:value-type="string" calcext:value-type="string">
            <text:p>Hunter шлейка для собак Tripoli 37-52 см, нейлон св. розовая, светоотражающая</text:p>
          </table:table-cell>
          <table:table-cell office:value-type="string" calcext:value-type="string">
            <text:p>Категория: Шлейки</text:p>
          </table:table-cell>
          <table:table-cell office:value-type="string" calcext:value-type="string">
            <text:p>744.00</text:p>
          </table:table-cell>
          <table:table-cell office:value-type="string" calcext:value-type="string">
            <text:p>Шлейка для собак . Выполнена из прочного нейлона со светоотражающей полоской. Обхват груди 37-52 см.</text:p>
          </table:table-cell>
          <table:table-cell office:value-type="string" calcext:value-type="string">
            <text:p>http://tin29.ru/wp-content/uploads/2018/hunter/2925c7fb-64bd-11e8-812f-005056bf23ce.jpg</text:p>
          </table:table-cell>
          <table:table-cell office:value-type="string" calcext:value-type="string">
            <text:p>http://valta.ru/catalog/shleiki/hunter_shleika_dlya_sobak_tripoli_37_52_sm__neilon_svrozovaya__svetootrazhayuschaya/</text:p>
          </table:table-cell>
        </table:table-row>
        <table:table-row table:style-name="ro1">
          <table:table-cell office:value-type="float" office:value="65540" calcext:value-type="float">
            <text:p>65540</text:p>
          </table:table-cell>
          <table:table-cell office:value-type="string" calcext:value-type="string">
            <text:p>Hunter шлейка для собак Tripoli 41-55 см, нейлон желтая, светоотражающая</text:p>
          </table:table-cell>
          <table:table-cell office:value-type="string" calcext:value-type="string">
            <text:p>Категория: Шлейки</text:p>
          </table:table-cell>
          <table:table-cell office:value-type="string" calcext:value-type="string">
            <text:p>819.00</text:p>
          </table:table-cell>
          <table:table-cell office:value-type="string" calcext:value-type="string">
            <text:p>Шлейка для собак . Выполнена из прочного нейлона со светоотражающей полоской. Обхват груди 41-55 см.</text:p>
          </table:table-cell>
          <table:table-cell office:value-type="string" calcext:value-type="string">
            <text:p>http://tin29.ru/wp-content/uploads/2018/hunter/6aa1343f-64d0-11e8-812f-005056bf23ce.jpg</text:p>
          </table:table-cell>
          <table:table-cell office:value-type="string" calcext:value-type="string">
            <text:p>http://valta.ru/catalog/shleiki/hunter_shleika_dlya_sobak_tripoli_41_55_sm__neilon_zheltaya__svetootrazhayuschaya/</text:p>
          </table:table-cell>
        </table:table-row>
        <table:table-row table:style-name="ro1">
          <table:table-cell office:value-type="float" office:value="65520" calcext:value-type="float">
            <text:p>65520</text:p>
          </table:table-cell>
          <table:table-cell office:value-type="string" calcext:value-type="string">
            <text:p>Hunter шлейка для собак Tripoli 41-55 см, нейлон св. голубая, светоотражающая</text:p>
          </table:table-cell>
          <table:table-cell office:value-type="string" calcext:value-type="string">
            <text:p>Категория: Шлейки</text:p>
          </table:table-cell>
          <table:table-cell office:value-type="string" calcext:value-type="string">
            <text:p>819.00</text:p>
          </table:table-cell>
          <table:table-cell office:value-type="string" calcext:value-type="string">
            <text:p>Шлейка для собак . Выполнена из прочного нейлона со светоотражающей полоской. Обхват груди 41-55 см.</text:p>
          </table:table-cell>
          <table:table-cell office:value-type="string" calcext:value-type="string">
            <text:p>http://tin29.ru/wp-content/uploads/2018/hunter/56d920d1-64d1-11e8-812f-005056bf23ce.jpg</text:p>
          </table:table-cell>
          <table:table-cell office:value-type="string" calcext:value-type="string">
            <text:p>http://valta.ru/catalog/shleiki/hunter_shleika_dlya_sobak_tripoli_41_55_sm__neilon_svgolubaya__svetootrazhayuschaya/</text:p>
          </table:table-cell>
        </table:table-row>
        <table:table-row table:style-name="ro1">
          <table:table-cell office:value-type="float" office:value="65530" calcext:value-type="float">
            <text:p>65530</text:p>
          </table:table-cell>
          <table:table-cell office:value-type="string" calcext:value-type="string">
            <text:p>Hunter шлейка для собак Tripoli 41-55 см, нейлон св. розовая, светоотражающая</text:p>
          </table:table-cell>
          <table:table-cell office:value-type="string" calcext:value-type="string">
            <text:p>Категория: Шлейки</text:p>
          </table:table-cell>
          <table:table-cell office:value-type="string" calcext:value-type="string">
            <text:p>819.00</text:p>
          </table:table-cell>
          <table:table-cell office:value-type="string" calcext:value-type="string">
            <text:p>Шлейка для собак . Выполнена из прочного нейлона со светоотражающей полоской. Обхват груди 41-55 см.</text:p>
          </table:table-cell>
          <table:table-cell office:value-type="string" calcext:value-type="string">
            <text:p>http://tin29.ru/wp-content/uploads/2018/hunter/61429e9b-64d1-11e8-812f-005056bf23ce.jpg</text:p>
          </table:table-cell>
          <table:table-cell office:value-type="string" calcext:value-type="string">
            <text:p>http://valta.ru/catalog/shleiki/hunter_shleika_dlya_sobak_tripoli_41_55_sm__neilon_svrozovaya__svetootrazhayuschaya/</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9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18">00.00.0000</text:date>, <text:time style:data-style-name="N2" text:time-value="23:36:36.832879454">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date>2018-08-18T23:44:16.516812352</dc:date>
    <meta:editing-duration>PT7M39S</meta:editing-duration>
    <meta:editing-cycles>1</meta:editing-cycles>
    <meta:document-statistic meta:table-count="1" meta:cell-count="2275" meta:object-count="0"/>
  </office:meta>
</office:document-meta>
</file>